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B00000007FC3A3C2EF99FE1046.png" manifest:media-type="image/png"/>
  <manifest:file-entry manifest:full-path="Pictures/100002010000030F000000C10B971B8F129AF4A1.png" manifest:media-type="image/png"/>
  <manifest:file-entry manifest:full-path="Pictures/1000000000000B720000009B428C9716555D8079.png" manifest:media-type="image/png"/>
  <manifest:file-entry manifest:full-path="Pictures/10000201000000390000001E89DDC89C2F1EAD69.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889in" table:align="left" style:writing-mode="lr-tb"/>
    </style:style>
    <style:style style:name="Table1.A" style:family="table-column">
      <style:table-column-properties style:column-width="1.341in"/>
    </style:style>
    <style:style style:name="Table1.B" style:family="table-column">
      <style:table-column-properties style:column-width="4.5479in"/>
    </style:style>
    <style:style style:name="Table1.A1" style:family="table-cell">
      <style:table-cell-properties style:vertical-align="middle" fo:padding="0.0194in" fo:border="none"/>
    </style:style>
    <style:style style:name="Table2" style:family="table">
      <style:table-properties style:width="6.925in" table:align="margins" style:writing-mode="lr-tb"/>
    </style:style>
    <style:style style:name="Table2.A" style:family="table-column">
      <style:table-column-properties style:column-width="4.934in" style:rel-column-width="46693*"/>
    </style:style>
    <style:style style:name="Table2.B" style:family="table-column">
      <style:table-column-properties style:column-width="1.991in" style:rel-column-width="18842*"/>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paragraph-properties fo:text-align="center" style:justify-single-word="false"/>
      <style:text-properties officeooo:paragraph-rsid="056965b4"/>
    </style:style>
    <style:style style:name="P21" style:family="paragraph" style:parent-style-name="Text_20_body">
      <style:text-properties officeooo:paragraph-rsid="006c8658"/>
    </style:style>
    <style:style style:name="P22" style:family="paragraph" style:parent-style-name="Text_20_body">
      <style:text-properties officeooo:paragraph-rsid="006de052"/>
    </style:style>
    <style:style style:name="P23" style:family="paragraph" style:parent-style-name="Text_20_body">
      <style:text-properties officeooo:paragraph-rsid="006e2449"/>
    </style:style>
    <style:style style:name="P24" style:family="paragraph" style:parent-style-name="Text_20_body">
      <style:text-properties officeooo:paragraph-rsid="00766915"/>
    </style:style>
    <style:style style:name="P25" style:family="paragraph" style:parent-style-name="Text_20_body">
      <style:text-properties officeooo:paragraph-rsid="007d5639"/>
    </style:style>
    <style:style style:name="P26" style:family="paragraph" style:parent-style-name="Text_20_body">
      <style:text-properties officeooo:paragraph-rsid="008bc171"/>
    </style:style>
    <style:style style:name="P27" style:family="paragraph" style:parent-style-name="Text_20_body">
      <style:text-properties officeooo:paragraph-rsid="009494b1"/>
    </style:style>
    <style:style style:name="P28" style:family="paragraph" style:parent-style-name="Text_20_body">
      <style:text-properties officeooo:paragraph-rsid="0094d8d9"/>
    </style:style>
    <style:style style:name="P29" style:family="paragraph" style:parent-style-name="Text_20_body">
      <style:text-properties officeooo:paragraph-rsid="009a5a2a"/>
    </style:style>
    <style:style style:name="P30" style:family="paragraph" style:parent-style-name="Text_20_body">
      <style:text-properties officeooo:paragraph-rsid="009c4c4d"/>
    </style:style>
    <style:style style:name="P31" style:family="paragraph" style:parent-style-name="Text_20_body">
      <style:text-properties officeooo:paragraph-rsid="00a1ace6"/>
    </style:style>
    <style:style style:name="P32" style:family="paragraph" style:parent-style-name="Text_20_body">
      <style:text-properties officeooo:paragraph-rsid="00aaac02"/>
    </style:style>
    <style:style style:name="P33" style:family="paragraph" style:parent-style-name="Text_20_body">
      <style:text-properties officeooo:paragraph-rsid="00b09de6"/>
    </style:style>
    <style:style style:name="P34" style:family="paragraph" style:parent-style-name="Text_20_body">
      <style:text-properties officeooo:paragraph-rsid="00b39899"/>
    </style:style>
    <style:style style:name="P35" style:family="paragraph" style:parent-style-name="Text_20_body">
      <style:text-properties officeooo:paragraph-rsid="00c38124"/>
    </style:style>
    <style:style style:name="P36" style:family="paragraph" style:parent-style-name="Text_20_body">
      <style:text-properties officeooo:paragraph-rsid="00c4ad28"/>
    </style:style>
    <style:style style:name="P37" style:family="paragraph" style:parent-style-name="Text_20_body">
      <style:text-properties officeooo:paragraph-rsid="00c595a4"/>
    </style:style>
    <style:style style:name="P38" style:family="paragraph" style:parent-style-name="Text_20_body">
      <style:text-properties officeooo:paragraph-rsid="00c5a1c7"/>
    </style:style>
    <style:style style:name="P39" style:family="paragraph" style:parent-style-name="Text_20_body">
      <style:text-properties officeooo:paragraph-rsid="00c96220"/>
    </style:style>
    <style:style style:name="P40" style:family="paragraph" style:parent-style-name="Text_20_body">
      <style:text-properties officeooo:paragraph-rsid="00ca7c42"/>
    </style:style>
    <style:style style:name="P41" style:family="paragraph" style:parent-style-name="Text_20_body">
      <style:text-properties officeooo:paragraph-rsid="00cab2b0"/>
    </style:style>
    <style:style style:name="P42" style:family="paragraph" style:parent-style-name="Text_20_body">
      <style:text-properties officeooo:paragraph-rsid="00cca6b6"/>
    </style:style>
    <style:style style:name="P43" style:family="paragraph" style:parent-style-name="Text_20_body">
      <style:text-properties officeooo:paragraph-rsid="00d25253"/>
    </style:style>
    <style:style style:name="P44" style:family="paragraph" style:parent-style-name="Text_20_body">
      <style:text-properties fo:font-weight="normal" style:font-weight-asian="normal" style:font-weight-complex="normal"/>
    </style:style>
    <style:style style:name="P45" style:family="paragraph" style:parent-style-name="Text_20_body">
      <style:text-properties officeooo:paragraph-rsid="00df6893"/>
    </style:style>
    <style:style style:name="P46" style:family="paragraph" style:parent-style-name="Text_20_body">
      <style:text-properties officeooo:paragraph-rsid="00e1ce3c"/>
    </style:style>
    <style:style style:name="P47" style:family="paragraph" style:parent-style-name="Text_20_body">
      <style:text-properties officeooo:paragraph-rsid="00e1ea05"/>
    </style:style>
    <style:style style:name="P48" style:family="paragraph" style:parent-style-name="Text_20_body">
      <style:text-properties officeooo:paragraph-rsid="00e3c689"/>
    </style:style>
    <style:style style:name="P49" style:family="paragraph" style:parent-style-name="Text_20_body">
      <style:text-properties officeooo:paragraph-rsid="00e4628b"/>
    </style:style>
    <style:style style:name="P50" style:family="paragraph" style:parent-style-name="Text_20_body">
      <style:text-properties officeooo:paragraph-rsid="00e4bb68"/>
    </style:style>
    <style:style style:name="P51" style:family="paragraph" style:parent-style-name="Text_20_body">
      <style:text-properties officeooo:paragraph-rsid="00e84d94"/>
    </style:style>
    <style:style style:name="P52" style:family="paragraph" style:parent-style-name="Text_20_body">
      <style:text-properties officeooo:paragraph-rsid="00eb0ed1"/>
    </style:style>
    <style:style style:name="P53" style:family="paragraph" style:parent-style-name="Text_20_body">
      <style:text-properties officeooo:paragraph-rsid="00eef302"/>
    </style:style>
    <style:style style:name="P54" style:family="paragraph" style:parent-style-name="Text_20_body">
      <style:text-properties officeooo:paragraph-rsid="00f5e236"/>
    </style:style>
    <style:style style:name="P55" style:family="paragraph" style:parent-style-name="Text_20_body">
      <style:text-properties officeooo:paragraph-rsid="00ff0722"/>
    </style:style>
    <style:style style:name="P56" style:family="paragraph" style:parent-style-name="Text_20_body">
      <style:text-properties officeooo:paragraph-rsid="00ffff48"/>
    </style:style>
    <style:style style:name="P57" style:family="paragraph" style:parent-style-name="Text_20_body">
      <style:text-properties officeooo:paragraph-rsid="01005844"/>
    </style:style>
    <style:style style:name="P58" style:family="paragraph" style:parent-style-name="Text_20_body">
      <style:text-properties officeooo:paragraph-rsid="0104d3ca"/>
    </style:style>
    <style:style style:name="P59" style:family="paragraph" style:parent-style-name="Text_20_body">
      <style:text-properties officeooo:paragraph-rsid="0107a7aa"/>
    </style:style>
    <style:style style:name="P60" style:family="paragraph" style:parent-style-name="Text_20_body">
      <style:text-properties officeooo:paragraph-rsid="0108452d"/>
    </style:style>
    <style:style style:name="P61" style:family="paragraph" style:parent-style-name="Text_20_body">
      <style:text-properties officeooo:paragraph-rsid="01094b0c"/>
    </style:style>
    <style:style style:name="P62" style:family="paragraph" style:parent-style-name="Text_20_body">
      <style:text-properties officeooo:paragraph-rsid="010c652a"/>
    </style:style>
    <style:style style:name="P63" style:family="paragraph" style:parent-style-name="Text_20_body">
      <style:text-properties officeooo:paragraph-rsid="011500f1"/>
    </style:style>
    <style:style style:name="P64" style:family="paragraph" style:parent-style-name="Text_20_body">
      <style:text-properties officeooo:paragraph-rsid="01166568"/>
    </style:style>
    <style:style style:name="P65" style:family="paragraph" style:parent-style-name="Text_20_body">
      <style:text-properties officeooo:paragraph-rsid="011d5069"/>
    </style:style>
    <style:style style:name="P66" style:family="paragraph" style:parent-style-name="Text_20_body">
      <style:text-properties officeooo:paragraph-rsid="01251aa1"/>
    </style:style>
    <style:style style:name="P67" style:family="paragraph" style:parent-style-name="Text_20_body">
      <style:text-properties officeooo:paragraph-rsid="01527df1"/>
    </style:style>
    <style:style style:name="P68" style:family="paragraph" style:parent-style-name="Text_20_body">
      <style:text-properties officeooo:paragraph-rsid="015d3688"/>
    </style:style>
    <style:style style:name="P69" style:family="paragraph" style:parent-style-name="Text_20_body">
      <style:text-properties officeooo:paragraph-rsid="015edee9"/>
    </style:style>
    <style:style style:name="P70" style:family="paragraph" style:parent-style-name="Text_20_body">
      <style:text-properties officeooo:paragraph-rsid="01677ecb"/>
    </style:style>
    <style:style style:name="P71" style:family="paragraph" style:parent-style-name="Text_20_body">
      <style:text-properties officeooo:paragraph-rsid="016ff846"/>
    </style:style>
    <style:style style:name="P72" style:family="paragraph" style:parent-style-name="Text_20_body">
      <style:text-properties officeooo:paragraph-rsid="017312b3"/>
    </style:style>
    <style:style style:name="P73" style:family="paragraph" style:parent-style-name="Text_20_body">
      <style:text-properties officeooo:paragraph-rsid="0178ee11"/>
    </style:style>
    <style:style style:name="P74" style:family="paragraph" style:parent-style-name="Text_20_body">
      <style:text-properties officeooo:paragraph-rsid="01797ab2"/>
    </style:style>
    <style:style style:name="P75" style:family="paragraph" style:parent-style-name="Text_20_body">
      <style:text-properties officeooo:paragraph-rsid="017c430a"/>
    </style:style>
    <style:style style:name="P76" style:family="paragraph" style:parent-style-name="Text_20_body">
      <style:text-properties officeooo:paragraph-rsid="017e9c95"/>
    </style:style>
    <style:style style:name="P77" style:family="paragraph" style:parent-style-name="Text_20_body">
      <style:text-properties fo:font-variant="small-caps"/>
    </style:style>
    <style:style style:name="P78" style:family="paragraph" style:parent-style-name="Text_20_body">
      <style:paragraph-properties fo:text-align="center" style:justify-single-word="false"/>
      <style:text-properties fo:font-variant="small-caps"/>
    </style:style>
    <style:style style:name="P79" style:family="paragraph" style:parent-style-name="Text_20_body">
      <style:text-properties officeooo:paragraph-rsid="017ef327"/>
    </style:style>
    <style:style style:name="P80" style:family="paragraph" style:parent-style-name="Text_20_body">
      <style:text-properties officeooo:paragraph-rsid="0185ad99"/>
    </style:style>
    <style:style style:name="P81" style:family="paragraph" style:parent-style-name="Text_20_body">
      <style:text-properties officeooo:paragraph-rsid="0185fa49"/>
    </style:style>
    <style:style style:name="P82" style:family="paragraph" style:parent-style-name="Text_20_body">
      <style:text-properties officeooo:paragraph-rsid="018718ae"/>
    </style:style>
    <style:style style:name="P83" style:family="paragraph" style:parent-style-name="Text_20_body">
      <style:text-properties officeooo:paragraph-rsid="01939a98"/>
    </style:style>
    <style:style style:name="P84" style:family="paragraph" style:parent-style-name="Text_20_body">
      <style:text-properties officeooo:paragraph-rsid="01977d1a"/>
    </style:style>
    <style:style style:name="P85" style:family="paragraph" style:parent-style-name="Text_20_body">
      <style:text-properties officeooo:paragraph-rsid="0198f1e1"/>
    </style:style>
    <style:style style:name="P86" style:family="paragraph" style:parent-style-name="Text_20_body">
      <style:text-properties officeooo:paragraph-rsid="01a2eb26"/>
    </style:style>
    <style:style style:name="P87" style:family="paragraph" style:parent-style-name="Text_20_body">
      <style:text-properties officeooo:paragraph-rsid="01a66abe"/>
    </style:style>
    <style:style style:name="P88" style:family="paragraph" style:parent-style-name="Text_20_body">
      <style:text-properties officeooo:paragraph-rsid="01ac3a71"/>
    </style:style>
    <style:style style:name="P89" style:family="paragraph" style:parent-style-name="Text_20_body">
      <style:text-properties officeooo:paragraph-rsid="01acd23e"/>
    </style:style>
    <style:style style:name="P90" style:family="paragraph" style:parent-style-name="Text_20_body">
      <style:text-properties officeooo:paragraph-rsid="01ad53a0"/>
    </style:style>
    <style:style style:name="P91" style:family="paragraph" style:parent-style-name="Text_20_body">
      <style:text-properties officeooo:paragraph-rsid="01ae3d70"/>
    </style:style>
    <style:style style:name="P92" style:family="paragraph" style:parent-style-name="Text_20_body">
      <style:text-properties officeooo:paragraph-rsid="01b2acc7"/>
    </style:style>
    <style:style style:name="P93" style:family="paragraph" style:parent-style-name="Text_20_body">
      <style:text-properties officeooo:paragraph-rsid="01b356ba"/>
    </style:style>
    <style:style style:name="P94" style:family="paragraph" style:parent-style-name="Text_20_body">
      <style:text-properties officeooo:paragraph-rsid="01bf02df"/>
    </style:style>
    <style:style style:name="P95" style:family="paragraph" style:parent-style-name="Text_20_body">
      <style:text-properties officeooo:paragraph-rsid="01c18c2e"/>
    </style:style>
    <style:style style:name="P96" style:family="paragraph" style:parent-style-name="Text_20_body">
      <style:text-properties officeooo:paragraph-rsid="01c32744"/>
    </style:style>
    <style:style style:name="P97" style:family="paragraph" style:parent-style-name="Text_20_body">
      <style:text-properties officeooo:paragraph-rsid="01c3eb3b"/>
    </style:style>
    <style:style style:name="P98" style:family="paragraph" style:parent-style-name="Text_20_body">
      <style:text-properties officeooo:paragraph-rsid="01c812e4"/>
    </style:style>
    <style:style style:name="P99" style:family="paragraph" style:parent-style-name="Text_20_body">
      <style:text-properties officeooo:paragraph-rsid="01d2a21a"/>
    </style:style>
    <style:style style:name="P100" style:family="paragraph" style:parent-style-name="Text_20_body">
      <style:text-properties officeooo:paragraph-rsid="01d348e9"/>
    </style:style>
    <style:style style:name="P101" style:family="paragraph" style:parent-style-name="Text_20_body">
      <style:text-properties officeooo:paragraph-rsid="01d3589f"/>
    </style:style>
    <style:style style:name="P102" style:family="paragraph" style:parent-style-name="Text_20_body">
      <style:text-properties officeooo:paragraph-rsid="01d3a0a6"/>
    </style:style>
    <style:style style:name="P103" style:family="paragraph" style:parent-style-name="Text_20_body">
      <style:text-properties officeooo:paragraph-rsid="01d94813"/>
    </style:style>
    <style:style style:name="P104" style:family="paragraph" style:parent-style-name="Text_20_body">
      <style:text-properties officeooo:paragraph-rsid="01da9d64"/>
    </style:style>
    <style:style style:name="P105" style:family="paragraph" style:parent-style-name="Text_20_body">
      <style:text-properties officeooo:paragraph-rsid="01ddfede"/>
    </style:style>
    <style:style style:name="P106" style:family="paragraph" style:parent-style-name="Text_20_body">
      <style:text-properties officeooo:paragraph-rsid="01ec2012"/>
    </style:style>
    <style:style style:name="P107" style:family="paragraph" style:parent-style-name="Text_20_body">
      <style:text-properties officeooo:paragraph-rsid="0219a410"/>
    </style:style>
    <style:style style:name="P108" style:family="paragraph" style:parent-style-name="Text_20_body">
      <style:text-properties officeooo:paragraph-rsid="021b0a70"/>
    </style:style>
    <style:style style:name="P109" style:family="paragraph" style:parent-style-name="Text_20_body">
      <style:text-properties officeooo:paragraph-rsid="021c6a33"/>
    </style:style>
    <style:style style:name="P110" style:family="paragraph" style:parent-style-name="Text_20_body">
      <style:text-properties officeooo:paragraph-rsid="022423ee"/>
    </style:style>
    <style:style style:name="P111" style:family="paragraph" style:parent-style-name="Text_20_body">
      <style:text-properties officeooo:paragraph-rsid="02252185"/>
    </style:style>
    <style:style style:name="P112" style:family="paragraph" style:parent-style-name="Text_20_body">
      <style:text-properties officeooo:paragraph-rsid="02254542"/>
    </style:style>
    <style:style style:name="P113" style:family="paragraph" style:parent-style-name="Text_20_body">
      <style:text-properties officeooo:paragraph-rsid="022b3cd2"/>
    </style:style>
    <style:style style:name="P114" style:family="paragraph" style:parent-style-name="Text_20_body">
      <style:text-properties officeooo:paragraph-rsid="0236caa0"/>
    </style:style>
    <style:style style:name="P115" style:family="paragraph" style:parent-style-name="Text_20_body">
      <style:text-properties officeooo:paragraph-rsid="02488961"/>
    </style:style>
    <style:style style:name="P116" style:family="paragraph" style:parent-style-name="Text_20_body">
      <style:text-properties officeooo:paragraph-rsid="024f2f8b"/>
    </style:style>
    <style:style style:name="P117" style:family="paragraph" style:parent-style-name="Text_20_body">
      <style:text-properties officeooo:paragraph-rsid="024fab84"/>
    </style:style>
    <style:style style:name="P118" style:family="paragraph" style:parent-style-name="Text_20_body">
      <style:text-properties officeooo:paragraph-rsid="025263b0"/>
    </style:style>
    <style:style style:name="P119" style:family="paragraph" style:parent-style-name="Text_20_body">
      <style:text-properties officeooo:paragraph-rsid="0260251c"/>
    </style:style>
    <style:style style:name="P120" style:family="paragraph" style:parent-style-name="Text_20_body">
      <style:text-properties officeooo:paragraph-rsid="02627cb6"/>
    </style:style>
    <style:style style:name="P121" style:family="paragraph" style:parent-style-name="Text_20_body">
      <style:text-properties officeooo:paragraph-rsid="026bc93d"/>
    </style:style>
    <style:style style:name="P122" style:family="paragraph" style:parent-style-name="Text_20_body">
      <style:text-properties officeooo:paragraph-rsid="026c4e56"/>
    </style:style>
    <style:style style:name="P123" style:family="paragraph" style:parent-style-name="Text_20_body">
      <style:text-properties officeooo:paragraph-rsid="026d18bd"/>
    </style:style>
    <style:style style:name="P124" style:family="paragraph" style:parent-style-name="Text_20_body">
      <style:text-properties officeooo:paragraph-rsid="026f1c88"/>
    </style:style>
    <style:style style:name="P125" style:family="paragraph" style:parent-style-name="Text_20_body">
      <style:text-properties officeooo:paragraph-rsid="0270252b"/>
    </style:style>
    <style:style style:name="P126" style:family="paragraph" style:parent-style-name="Text_20_body">
      <style:text-properties officeooo:paragraph-rsid="027768aa"/>
    </style:style>
    <style:style style:name="P127" style:family="paragraph" style:parent-style-name="Text_20_body">
      <style:text-properties officeooo:paragraph-rsid="02795e1e"/>
    </style:style>
    <style:style style:name="P128" style:family="paragraph" style:parent-style-name="Text_20_body">
      <style:text-properties officeooo:paragraph-rsid="027b0a31"/>
    </style:style>
    <style:style style:name="P129" style:family="paragraph" style:parent-style-name="Text_20_body">
      <style:text-properties officeooo:rsid="028f84fc" officeooo:paragraph-rsid="028f84fc"/>
    </style:style>
    <style:style style:name="P130" style:family="paragraph" style:parent-style-name="Text_20_body">
      <style:text-properties officeooo:paragraph-rsid="0297e1a1"/>
    </style:style>
    <style:style style:name="P131" style:family="paragraph" style:parent-style-name="Text_20_body">
      <style:text-properties officeooo:paragraph-rsid="02980c5f"/>
    </style:style>
    <style:style style:name="P132" style:family="paragraph" style:parent-style-name="Text_20_body">
      <style:text-properties officeooo:paragraph-rsid="029dda70"/>
    </style:style>
    <style:style style:name="P133" style:family="paragraph" style:parent-style-name="Text_20_body">
      <style:text-properties officeooo:paragraph-rsid="02a566ce"/>
    </style:style>
    <style:style style:name="P134" style:family="paragraph" style:parent-style-name="Text_20_body">
      <style:text-properties officeooo:paragraph-rsid="02a7053f"/>
    </style:style>
    <style:style style:name="P135" style:family="paragraph" style:parent-style-name="Text_20_body">
      <style:text-properties officeooo:paragraph-rsid="02a76a98"/>
    </style:style>
    <style:style style:name="P136" style:family="paragraph" style:parent-style-name="Text_20_body">
      <style:text-properties officeooo:paragraph-rsid="02b0f4c7"/>
    </style:style>
    <style:style style:name="P137" style:family="paragraph" style:parent-style-name="Text_20_body">
      <style:text-properties officeooo:paragraph-rsid="02b4bfc4"/>
    </style:style>
    <style:style style:name="P138" style:family="paragraph" style:parent-style-name="Text_20_body">
      <style:text-properties officeooo:paragraph-rsid="02bd533b"/>
    </style:style>
    <style:style style:name="P139" style:family="paragraph" style:parent-style-name="Text_20_body">
      <style:text-properties officeooo:paragraph-rsid="02be9e1c"/>
    </style:style>
    <style:style style:name="P140" style:family="paragraph" style:parent-style-name="Text_20_body">
      <style:text-properties officeooo:paragraph-rsid="02c14b90"/>
    </style:style>
    <style:style style:name="P141" style:family="paragraph" style:parent-style-name="Text_20_body">
      <style:text-properties officeooo:paragraph-rsid="02d07c1f"/>
    </style:style>
    <style:style style:name="P142" style:family="paragraph" style:parent-style-name="Text_20_body">
      <style:text-properties officeooo:paragraph-rsid="02d26332"/>
    </style:style>
    <style:style style:name="P143" style:family="paragraph" style:parent-style-name="Text_20_body">
      <style:text-properties officeooo:paragraph-rsid="02d4463d"/>
    </style:style>
    <style:style style:name="P144" style:family="paragraph" style:parent-style-name="Text_20_body">
      <style:text-properties officeooo:paragraph-rsid="02e3fa67"/>
    </style:style>
    <style:style style:name="P145" style:family="paragraph" style:parent-style-name="Text_20_body">
      <style:text-properties officeooo:paragraph-rsid="02eb4a28"/>
    </style:style>
    <style:style style:name="P146" style:family="paragraph" style:parent-style-name="Text_20_body">
      <style:text-properties officeooo:paragraph-rsid="02ecbdc5"/>
    </style:style>
    <style:style style:name="P147" style:family="paragraph" style:parent-style-name="Text_20_body">
      <style:text-properties officeooo:paragraph-rsid="02f01ecf"/>
    </style:style>
    <style:style style:name="P148" style:family="paragraph" style:parent-style-name="Text_20_body">
      <style:text-properties officeooo:paragraph-rsid="02f2102f"/>
    </style:style>
    <style:style style:name="P149" style:family="paragraph" style:parent-style-name="Text_20_body">
      <style:text-properties officeooo:paragraph-rsid="02f36e6e"/>
    </style:style>
    <style:style style:name="P150" style:family="paragraph" style:parent-style-name="Text_20_body">
      <style:text-properties officeooo:paragraph-rsid="02f3c198"/>
    </style:style>
    <style:style style:name="P151" style:family="paragraph" style:parent-style-name="Text_20_body">
      <style:text-properties officeooo:paragraph-rsid="02ffce7e"/>
    </style:style>
    <style:style style:name="P152" style:family="paragraph" style:parent-style-name="Text_20_body">
      <style:text-properties officeooo:paragraph-rsid="0300dd56"/>
    </style:style>
    <style:style style:name="P153" style:family="paragraph" style:parent-style-name="Text_20_body">
      <style:text-properties officeooo:paragraph-rsid="0302533d"/>
    </style:style>
    <style:style style:name="P154" style:family="paragraph" style:parent-style-name="Text_20_body">
      <style:text-properties officeooo:paragraph-rsid="030cdbe3"/>
    </style:style>
    <style:style style:name="P155" style:family="paragraph" style:parent-style-name="Text_20_body">
      <style:text-properties officeooo:paragraph-rsid="0310095a"/>
    </style:style>
    <style:style style:name="P156" style:family="paragraph" style:parent-style-name="Text_20_body">
      <style:text-properties officeooo:paragraph-rsid="031d78b7"/>
    </style:style>
    <style:style style:name="P157" style:family="paragraph" style:parent-style-name="Text_20_body">
      <style:text-properties officeooo:paragraph-rsid="0325f835"/>
    </style:style>
    <style:style style:name="P158" style:family="paragraph" style:parent-style-name="Text_20_body">
      <style:text-properties officeooo:paragraph-rsid="03261121"/>
    </style:style>
    <style:style style:name="P159" style:family="paragraph" style:parent-style-name="Text_20_body">
      <style:text-properties officeooo:paragraph-rsid="0331bebe"/>
    </style:style>
    <style:style style:name="P160" style:family="paragraph" style:parent-style-name="Text_20_body">
      <style:text-properties officeooo:paragraph-rsid="0334d0f0"/>
    </style:style>
    <style:style style:name="P161" style:family="paragraph" style:parent-style-name="Text_20_body">
      <style:text-properties officeooo:paragraph-rsid="033b027d"/>
    </style:style>
    <style:style style:name="P162" style:family="paragraph" style:parent-style-name="Text_20_body">
      <style:text-properties officeooo:paragraph-rsid="03413eef"/>
    </style:style>
    <style:style style:name="P163" style:family="paragraph" style:parent-style-name="Text_20_body">
      <style:text-properties officeooo:paragraph-rsid="03425550"/>
    </style:style>
    <style:style style:name="P164" style:family="paragraph" style:parent-style-name="Text_20_body">
      <style:text-properties officeooo:paragraph-rsid="0346fc20"/>
    </style:style>
    <style:style style:name="P165" style:family="paragraph" style:parent-style-name="Text_20_body">
      <style:text-properties officeooo:paragraph-rsid="03522ac9"/>
    </style:style>
    <style:style style:name="P166" style:family="paragraph" style:parent-style-name="Text_20_body">
      <style:text-properties officeooo:paragraph-rsid="035742a2"/>
    </style:style>
    <style:style style:name="P167" style:family="paragraph" style:parent-style-name="Text_20_body">
      <style:text-properties officeooo:paragraph-rsid="0359c5b7"/>
    </style:style>
    <style:style style:name="P168" style:family="paragraph" style:parent-style-name="Text_20_body">
      <style:text-properties officeooo:paragraph-rsid="035fd704"/>
    </style:style>
    <style:style style:name="P169" style:family="paragraph" style:parent-style-name="Text_20_body">
      <style:text-properties officeooo:paragraph-rsid="0363d2e3"/>
    </style:style>
    <style:style style:name="P170" style:family="paragraph" style:parent-style-name="Text_20_body">
      <style:text-properties officeooo:paragraph-rsid="0370429c"/>
    </style:style>
    <style:style style:name="P171" style:family="paragraph" style:parent-style-name="Text_20_body">
      <style:text-properties officeooo:paragraph-rsid="037b95f9"/>
    </style:style>
    <style:style style:name="P172" style:family="paragraph" style:parent-style-name="Text_20_body">
      <style:text-properties officeooo:paragraph-rsid="037e0b9d"/>
    </style:style>
    <style:style style:name="P173" style:family="paragraph" style:parent-style-name="Text_20_body">
      <style:text-properties officeooo:paragraph-rsid="037ee911"/>
    </style:style>
    <style:style style:name="P174" style:family="paragraph" style:parent-style-name="Text_20_body">
      <style:text-properties officeooo:paragraph-rsid="0382470e"/>
    </style:style>
    <style:style style:name="P175" style:family="paragraph" style:parent-style-name="Text_20_body">
      <style:text-properties officeooo:paragraph-rsid="03828b9e"/>
    </style:style>
    <style:style style:name="P176" style:family="paragraph" style:parent-style-name="Text_20_body">
      <style:text-properties officeooo:paragraph-rsid="039598d9"/>
    </style:style>
    <style:style style:name="P177" style:family="paragraph" style:parent-style-name="Text_20_body">
      <style:text-properties officeooo:paragraph-rsid="03a85969"/>
    </style:style>
    <style:style style:name="P178" style:family="paragraph" style:parent-style-name="Text_20_body">
      <style:text-properties officeooo:rsid="03a9a1c1" officeooo:paragraph-rsid="03a9a1c1"/>
    </style:style>
    <style:style style:name="P179" style:family="paragraph" style:parent-style-name="Text_20_body">
      <style:text-properties officeooo:rsid="03a9a1c1" officeooo:paragraph-rsid="03b3a850"/>
    </style:style>
    <style:style style:name="P180" style:family="paragraph" style:parent-style-name="Text_20_body">
      <style:text-properties officeooo:rsid="03a9a1c1" officeooo:paragraph-rsid="03be3b4b"/>
    </style:style>
    <style:style style:name="P181" style:family="paragraph" style:parent-style-name="Text_20_body">
      <style:text-properties officeooo:rsid="03a9a1c1" officeooo:paragraph-rsid="03c9211e"/>
    </style:style>
    <style:style style:name="P182" style:family="paragraph" style:parent-style-name="Text_20_body">
      <style:text-properties officeooo:paragraph-rsid="03b01460"/>
    </style:style>
    <style:style style:name="P183" style:family="paragraph" style:parent-style-name="Text_20_body">
      <style:text-properties officeooo:paragraph-rsid="03c1b35d"/>
    </style:style>
    <style:style style:name="P184" style:family="paragraph" style:parent-style-name="Text_20_body">
      <style:text-properties officeooo:paragraph-rsid="03c3a60b"/>
    </style:style>
    <style:style style:name="P185" style:family="paragraph" style:parent-style-name="Text_20_body">
      <style:text-properties officeooo:paragraph-rsid="03ce18af"/>
    </style:style>
    <style:style style:name="P186" style:family="paragraph" style:parent-style-name="Text_20_body">
      <style:text-properties officeooo:paragraph-rsid="03cf43ae"/>
    </style:style>
    <style:style style:name="P187" style:family="paragraph" style:parent-style-name="Text_20_body">
      <style:text-properties officeooo:paragraph-rsid="03d98814"/>
    </style:style>
    <style:style style:name="P188" style:family="paragraph" style:parent-style-name="Text_20_body">
      <style:text-properties officeooo:paragraph-rsid="03da51e7"/>
    </style:style>
    <style:style style:name="P189" style:family="paragraph" style:parent-style-name="Text_20_body">
      <style:text-properties officeooo:paragraph-rsid="03dcd7a5"/>
    </style:style>
    <style:style style:name="P190" style:family="paragraph" style:parent-style-name="Text_20_body">
      <style:text-properties officeooo:paragraph-rsid="03e32e1f"/>
    </style:style>
    <style:style style:name="P191" style:family="paragraph" style:parent-style-name="Text_20_body">
      <style:text-properties officeooo:paragraph-rsid="03e46b66"/>
    </style:style>
    <style:style style:name="P192" style:family="paragraph" style:parent-style-name="Text_20_body">
      <style:text-properties officeooo:paragraph-rsid="03f18848"/>
    </style:style>
    <style:style style:name="P193" style:family="paragraph" style:parent-style-name="Text_20_body">
      <style:text-properties officeooo:paragraph-rsid="03f5332c"/>
    </style:style>
    <style:style style:name="P194" style:family="paragraph" style:parent-style-name="Text_20_body">
      <style:text-properties officeooo:paragraph-rsid="03fa711e"/>
    </style:style>
    <style:style style:name="P195" style:family="paragraph" style:parent-style-name="Text_20_body">
      <style:text-properties officeooo:paragraph-rsid="0407084d"/>
    </style:style>
    <style:style style:name="P196" style:family="paragraph" style:parent-style-name="Text_20_body">
      <style:text-properties officeooo:paragraph-rsid="040c9c69"/>
    </style:style>
    <style:style style:name="P197" style:family="paragraph" style:parent-style-name="Text_20_body">
      <style:text-properties officeooo:paragraph-rsid="040eb043"/>
    </style:style>
    <style:style style:name="P198" style:family="paragraph" style:parent-style-name="Text_20_body">
      <style:text-properties officeooo:paragraph-rsid="042587c8"/>
    </style:style>
    <style:style style:name="P199" style:family="paragraph" style:parent-style-name="Text_20_body">
      <style:text-properties officeooo:paragraph-rsid="0427b137"/>
    </style:style>
    <style:style style:name="P200" style:family="paragraph" style:parent-style-name="Text_20_body">
      <style:text-properties officeooo:paragraph-rsid="0432a9c3"/>
    </style:style>
    <style:style style:name="P201" style:family="paragraph" style:parent-style-name="Text_20_body">
      <style:text-properties officeooo:paragraph-rsid="0432ad10"/>
    </style:style>
    <style:style style:name="P202" style:family="paragraph" style:parent-style-name="Text_20_body">
      <style:text-properties fo:background-color="#ffb66c"/>
    </style:style>
    <style:style style:name="P203" style:family="paragraph" style:parent-style-name="Text_20_body">
      <style:text-properties officeooo:paragraph-rsid="03382b95" fo:background-color="#ffb66c"/>
    </style:style>
    <style:style style:name="P204" style:family="paragraph" style:parent-style-name="Text_20_body">
      <style:text-properties officeooo:paragraph-rsid="04468259"/>
    </style:style>
    <style:style style:name="P205" style:family="paragraph" style:parent-style-name="Text_20_body">
      <style:text-properties officeooo:paragraph-rsid="044df289"/>
    </style:style>
    <style:style style:name="P206" style:family="paragraph" style:parent-style-name="Text_20_body">
      <style:text-properties officeooo:paragraph-rsid="045c45d3"/>
    </style:style>
    <style:style style:name="P207" style:family="paragraph" style:parent-style-name="Text_20_body">
      <style:text-properties officeooo:paragraph-rsid="045d385a"/>
    </style:style>
    <style:style style:name="P208" style:family="paragraph" style:parent-style-name="Text_20_body">
      <style:text-properties officeooo:paragraph-rsid="04657f66"/>
    </style:style>
    <style:style style:name="P209" style:family="paragraph" style:parent-style-name="Text_20_body">
      <style:text-properties officeooo:paragraph-rsid="04674336"/>
    </style:style>
    <style:style style:name="P210" style:family="paragraph" style:parent-style-name="Text_20_body">
      <style:text-properties officeooo:paragraph-rsid="0467f0ec"/>
    </style:style>
    <style:style style:name="P211" style:family="paragraph" style:parent-style-name="Text_20_body">
      <style:text-properties officeooo:paragraph-rsid="047437bc"/>
    </style:style>
    <style:style style:name="P212" style:family="paragraph" style:parent-style-name="Text_20_body">
      <style:text-properties officeooo:paragraph-rsid="047cb44f"/>
    </style:style>
    <style:style style:name="P213" style:family="paragraph" style:parent-style-name="Text_20_body">
      <style:text-properties officeooo:paragraph-rsid="0494c563"/>
    </style:style>
    <style:style style:name="P214" style:family="paragraph" style:parent-style-name="Text_20_body">
      <style:text-properties officeooo:paragraph-rsid="049653be"/>
    </style:style>
    <style:style style:name="P215" style:family="paragraph" style:parent-style-name="Text_20_body">
      <style:text-properties officeooo:paragraph-rsid="049ceafd"/>
    </style:style>
    <style:style style:name="P216" style:family="paragraph" style:parent-style-name="Text_20_body">
      <style:text-properties officeooo:paragraph-rsid="04a4fc42"/>
    </style:style>
    <style:style style:name="P217" style:family="paragraph" style:parent-style-name="Text_20_body">
      <style:text-properties officeooo:paragraph-rsid="04b012de"/>
    </style:style>
    <style:style style:name="P218" style:family="paragraph" style:parent-style-name="Text_20_body">
      <style:text-properties officeooo:paragraph-rsid="04b17243"/>
    </style:style>
    <style:style style:name="P219" style:family="paragraph" style:parent-style-name="Text_20_body">
      <style:text-properties officeooo:paragraph-rsid="04b21d0e"/>
    </style:style>
    <style:style style:name="P220" style:family="paragraph" style:parent-style-name="Text_20_body">
      <style:text-properties officeooo:paragraph-rsid="04b50005"/>
    </style:style>
    <style:style style:name="P221" style:family="paragraph" style:parent-style-name="Text_20_body">
      <style:text-properties officeooo:paragraph-rsid="04b77109"/>
    </style:style>
    <style:style style:name="P222" style:family="paragraph" style:parent-style-name="Text_20_body">
      <style:text-properties officeooo:paragraph-rsid="04c0d357"/>
    </style:style>
    <style:style style:name="P223" style:family="paragraph" style:parent-style-name="Text_20_body">
      <style:text-properties officeooo:paragraph-rsid="04c701da"/>
    </style:style>
    <style:style style:name="P224" style:family="paragraph" style:parent-style-name="Text_20_body">
      <style:text-properties officeooo:paragraph-rsid="04c87109"/>
    </style:style>
    <style:style style:name="P225" style:family="paragraph" style:parent-style-name="Text_20_body">
      <style:text-properties officeooo:paragraph-rsid="04c8b3ba"/>
    </style:style>
    <style:style style:name="P226" style:family="paragraph" style:parent-style-name="Text_20_body">
      <style:text-properties officeooo:paragraph-rsid="04d3d7fe"/>
    </style:style>
    <style:style style:name="P227" style:family="paragraph" style:parent-style-name="Text_20_body">
      <style:text-properties officeooo:paragraph-rsid="04d7e0b5"/>
    </style:style>
    <style:style style:name="P228" style:family="paragraph" style:parent-style-name="Text_20_body">
      <style:text-properties officeooo:paragraph-rsid="04dc3a3e"/>
    </style:style>
    <style:style style:name="P229" style:family="paragraph" style:parent-style-name="Text_20_body">
      <style:text-properties officeooo:paragraph-rsid="04e443a1"/>
    </style:style>
    <style:style style:name="P230" style:family="paragraph" style:parent-style-name="Text_20_body">
      <style:text-properties officeooo:paragraph-rsid="04f10637"/>
    </style:style>
    <style:style style:name="P231" style:family="paragraph" style:parent-style-name="Text_20_body">
      <style:text-properties officeooo:paragraph-rsid="04fa95b8"/>
    </style:style>
    <style:style style:name="P232" style:family="paragraph" style:parent-style-name="Text_20_body">
      <style:text-properties officeooo:paragraph-rsid="04fa9d01"/>
    </style:style>
    <style:style style:name="P233" style:family="paragraph" style:parent-style-name="Text_20_body">
      <style:text-properties officeooo:paragraph-rsid="05027f5b"/>
    </style:style>
    <style:style style:name="P234" style:family="paragraph" style:parent-style-name="Text_20_body">
      <style:text-properties officeooo:paragraph-rsid="0502e208"/>
    </style:style>
    <style:style style:name="P235" style:family="paragraph" style:parent-style-name="Text_20_body">
      <style:text-properties officeooo:paragraph-rsid="0505f4d4"/>
    </style:style>
    <style:style style:name="P236" style:family="paragraph" style:parent-style-name="Text_20_body">
      <style:text-properties officeooo:paragraph-rsid="0513c61e"/>
    </style:style>
    <style:style style:name="P237" style:family="paragraph" style:parent-style-name="Text_20_body">
      <style:text-properties officeooo:paragraph-rsid="051cc70a"/>
    </style:style>
    <style:style style:name="P238" style:family="paragraph" style:parent-style-name="Text_20_body">
      <style:text-properties officeooo:paragraph-rsid="05213205"/>
    </style:style>
    <style:style style:name="P239" style:family="paragraph" style:parent-style-name="Text_20_body">
      <style:text-properties officeooo:paragraph-rsid="05230312"/>
    </style:style>
    <style:style style:name="P240" style:family="paragraph" style:parent-style-name="Text_20_body">
      <style:text-properties officeooo:paragraph-rsid="05249d9a"/>
    </style:style>
    <style:style style:name="P241" style:family="paragraph" style:parent-style-name="Text_20_body">
      <style:text-properties officeooo:paragraph-rsid="05250e27"/>
    </style:style>
    <style:style style:name="P242" style:family="paragraph" style:parent-style-name="Text_20_body">
      <style:text-properties officeooo:paragraph-rsid="0530cd19"/>
    </style:style>
    <style:style style:name="P243" style:family="paragraph" style:parent-style-name="Text_20_body">
      <style:text-properties officeooo:paragraph-rsid="0538a626"/>
    </style:style>
    <style:style style:name="P244" style:family="paragraph" style:parent-style-name="Text_20_body">
      <style:text-properties officeooo:paragraph-rsid="053c7240"/>
    </style:style>
    <style:style style:name="P245" style:family="paragraph" style:parent-style-name="Text_20_body">
      <style:text-properties officeooo:paragraph-rsid="05471fe2"/>
    </style:style>
    <style:style style:name="P246" style:family="paragraph" style:parent-style-name="Text_20_body">
      <style:text-properties officeooo:paragraph-rsid="05488d65"/>
    </style:style>
    <style:style style:name="P247" style:family="paragraph" style:parent-style-name="Text_20_body">
      <style:text-properties officeooo:paragraph-rsid="0552ba6e"/>
    </style:style>
    <style:style style:name="P248" style:family="paragraph" style:parent-style-name="Text_20_body">
      <style:text-properties officeooo:paragraph-rsid="055702f2"/>
    </style:style>
    <style:style style:name="P249" style:family="paragraph" style:parent-style-name="Text_20_body">
      <style:text-properties officeooo:paragraph-rsid="0557063a"/>
    </style:style>
    <style:style style:name="P250" style:family="paragraph" style:parent-style-name="Text_20_body">
      <style:text-properties officeooo:paragraph-rsid="0557be57"/>
    </style:style>
    <style:style style:name="P251" style:family="paragraph" style:parent-style-name="Text_20_body">
      <style:text-properties officeooo:paragraph-rsid="055dfe08"/>
    </style:style>
    <style:style style:name="P252" style:family="paragraph" style:parent-style-name="Text_20_body">
      <style:text-properties officeooo:paragraph-rsid="055ff25b"/>
    </style:style>
    <style:style style:name="P253" style:family="paragraph" style:parent-style-name="Text_20_body">
      <style:text-properties officeooo:paragraph-rsid="05606217"/>
    </style:style>
    <style:style style:name="P254" style:family="paragraph" style:parent-style-name="Text_20_body">
      <style:text-properties officeooo:paragraph-rsid="056bf9fe"/>
    </style:style>
    <style:style style:name="P255" style:family="paragraph" style:parent-style-name="Text_20_body">
      <style:text-properties officeooo:paragraph-rsid="056e61a2"/>
    </style:style>
    <style:style style:name="P256" style:family="paragraph" style:parent-style-name="Text_20_body">
      <style:text-properties officeooo:paragraph-rsid="057780c0"/>
    </style:style>
    <style:style style:name="P257" style:family="paragraph" style:parent-style-name="Text_20_body">
      <style:text-properties officeooo:paragraph-rsid="057bf6c1"/>
    </style:style>
    <style:style style:name="P258" style:family="paragraph" style:parent-style-name="Text_20_body">
      <style:text-properties officeooo:paragraph-rsid="058abb13"/>
    </style:style>
    <style:style style:name="P259" style:family="paragraph" style:parent-style-name="Text_20_body">
      <style:text-properties officeooo:paragraph-rsid="058fa5a6"/>
    </style:style>
    <style:style style:name="P260" style:family="paragraph" style:parent-style-name="Text_20_body">
      <style:text-properties officeooo:paragraph-rsid="0593966e"/>
    </style:style>
    <style:style style:name="P261" style:family="paragraph" style:parent-style-name="Text_20_body">
      <style:text-properties officeooo:paragraph-rsid="05959d37"/>
    </style:style>
    <style:style style:name="P262" style:family="paragraph" style:parent-style-name="Text_20_body">
      <style:text-properties officeooo:paragraph-rsid="05972c7d"/>
    </style:style>
    <style:style style:name="P263" style:family="paragraph" style:parent-style-name="Text_20_body">
      <style:text-properties officeooo:paragraph-rsid="05974b18"/>
    </style:style>
    <style:style style:name="P264" style:family="paragraph" style:parent-style-name="Heading_20_3">
      <style:text-properties officeooo:paragraph-rsid="000f50f9"/>
    </style:style>
    <style:style style:name="P265" style:family="paragraph" style:parent-style-name="Heading_20_3">
      <style:paragraph-properties fo:text-align="center" style:justify-single-word="false"/>
      <style:text-properties officeooo:paragraph-rsid="000f50f9"/>
    </style:style>
    <style:style style:name="P266" style:family="paragraph" style:parent-style-name="Heading_20_3">
      <style:text-properties officeooo:paragraph-rsid="03d39197"/>
    </style:style>
    <style:style style:name="P267" style:family="paragraph" style:parent-style-name="Text_20_body">
      <style:paragraph-properties fo:margin-left="0in" fo:margin-right="0in" fo:text-indent="0in" style:auto-text-indent="false"/>
    </style:style>
    <style:style style:name="P268"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69"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70"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71"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7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27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7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7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7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77"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78"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27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28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8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8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8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8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28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28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28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8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8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9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9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9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9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9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29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9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29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29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29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0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30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30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0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30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0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30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30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30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0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1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1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31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31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31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1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1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317" style:family="paragraph" style:parent-style-name="Text_20_body">
      <style:paragraph-properties fo:margin-left="0in" fo:margin-right="0in" fo:text-indent="0in" style:auto-text-indent="false"/>
      <style:text-properties fo:language="ru" fo:country="RU" fo:font-style="normal" officeooo:rsid="03de5d87" officeooo:paragraph-rsid="05027f5b" style:language-asian="zh" style:country-asian="CN" style:font-style-asian="normal" style:language-complex="hi" style:country-complex="IN" style:font-style-complex="normal"/>
    </style:style>
    <style:style style:name="P318" style:family="paragraph" style:parent-style-name="Text_20_body">
      <style:paragraph-properties fo:margin-left="0in" fo:margin-right="0in" fo:text-indent="0in" style:auto-text-indent="false"/>
      <style:text-properties fo:language="ru" fo:country="RU" fo:font-style="normal" officeooo:rsid="03de5d87" officeooo:paragraph-rsid="051165fe" style:language-asian="zh" style:country-asian="CN" style:font-style-asian="normal" style:language-complex="hi" style:country-complex="IN" style:font-style-complex="normal"/>
    </style:style>
    <style:style style:name="P319" style:family="paragraph" style:parent-style-name="Text_20_body">
      <style:paragraph-properties fo:margin-left="0in" fo:margin-right="0in" fo:text-indent="0in" style:auto-text-indent="false"/>
      <style:text-properties fo:language="ru" fo:country="RU" fo:font-style="normal" officeooo:rsid="03de5d87" officeooo:paragraph-rsid="0517edd4" style:language-asian="zh" style:country-asian="CN" style:font-style-asian="normal" style:language-complex="hi" style:country-complex="IN" style:font-style-complex="normal"/>
    </style:style>
    <style:style style:name="P320" style:family="paragraph" style:parent-style-name="Text_20_body">
      <style:paragraph-properties fo:margin-left="0in" fo:margin-right="0in" fo:text-indent="0in" style:auto-text-indent="false"/>
      <style:text-properties fo:language="ru" fo:country="RU" fo:font-style="normal" officeooo:rsid="03de5d87" officeooo:paragraph-rsid="05213205" style:language-asian="zh" style:country-asian="CN" style:font-style-asian="normal" style:language-complex="hi" style:country-complex="IN" style:font-style-complex="normal"/>
    </style:style>
    <style:style style:name="P321" style:family="paragraph" style:parent-style-name="Text_20_body">
      <style:paragraph-properties fo:margin-left="0in" fo:margin-right="0in" fo:text-indent="0in" style:auto-text-indent="false"/>
      <style:text-properties fo:language="ru" fo:country="RU" fo:font-style="normal" officeooo:rsid="03de5d87" officeooo:paragraph-rsid="052cf573" style:language-asian="zh" style:country-asian="CN" style:font-style-asian="normal" style:language-complex="hi" style:country-complex="IN" style:font-style-complex="normal"/>
    </style:style>
    <style:style style:name="P322" style:family="paragraph" style:parent-style-name="Text_20_body">
      <style:paragraph-properties fo:margin-left="0in" fo:margin-right="0in" fo:text-indent="0in" style:auto-text-indent="false"/>
      <style:text-properties fo:language="ru" fo:country="RU" fo:font-style="normal" officeooo:rsid="03de5d87" officeooo:paragraph-rsid="053616be" style:language-asian="zh" style:country-asian="CN" style:font-style-asian="normal" style:language-complex="hi" style:country-complex="IN" style:font-style-complex="normal"/>
    </style:style>
    <style:style style:name="P323" style:family="paragraph" style:parent-style-name="Text_20_body">
      <style:paragraph-properties fo:margin-left="0in" fo:margin-right="0in" fo:text-indent="0in" style:auto-text-indent="false"/>
      <style:text-properties fo:language="ru" fo:country="RU" fo:font-style="normal" officeooo:rsid="03de5d87" officeooo:paragraph-rsid="0536b90b" style:language-asian="zh" style:country-asian="CN" style:font-style-asian="normal" style:language-complex="hi" style:country-complex="IN" style:font-style-complex="normal"/>
    </style:style>
    <style:style style:name="P324" style:family="paragraph" style:parent-style-name="Text_20_body">
      <style:paragraph-properties fo:margin-left="0in" fo:margin-right="0in" fo:text-indent="0in" style:auto-text-indent="false"/>
      <style:text-properties fo:language="ru" fo:country="RU" fo:font-style="normal" officeooo:rsid="03de5d87" officeooo:paragraph-rsid="053e9554" style:language-asian="zh" style:country-asian="CN" style:font-style-asian="normal" style:language-complex="hi" style:country-complex="IN" style:font-style-complex="normal"/>
    </style:style>
    <style:style style:name="P325" style:family="paragraph" style:parent-style-name="Text_20_body">
      <style:paragraph-properties fo:margin-left="0in" fo:margin-right="0in" fo:text-indent="0in" style:auto-text-indent="false"/>
      <style:text-properties fo:language="ru" fo:country="RU" fo:font-style="normal" officeooo:rsid="03de5d87" officeooo:paragraph-rsid="0543744a" style:language-asian="zh" style:country-asian="CN" style:font-style-asian="normal" style:language-complex="hi" style:country-complex="IN" style:font-style-complex="normal"/>
    </style:style>
    <style:style style:name="P326"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327"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328" style:family="paragraph" style:parent-style-name="Text_20_body">
      <style:paragraph-properties fo:margin-left="0in" fo:margin-right="0in" fo:text-indent="0in" style:auto-text-indent="false"/>
      <style:text-properties fo:language="ru" fo:country="RU" officeooo:rsid="03de5d87" officeooo:paragraph-rsid="04f97b5e" style:language-asian="zh" style:country-asian="CN" style:language-complex="hi" style:country-complex="IN"/>
    </style:style>
    <style:style style:name="P329" style:family="paragraph" style:parent-style-name="Text_20_body">
      <style:paragraph-properties fo:margin-left="0in" fo:margin-right="0in" fo:text-indent="0in" style:auto-text-indent="false"/>
      <style:text-properties officeooo:rsid="02b99b7d" officeooo:paragraph-rsid="02b99b7d"/>
    </style:style>
    <style:style style:name="P330" style:family="paragraph" style:parent-style-name="Text_20_body">
      <style:paragraph-properties fo:margin-left="0in" fo:margin-right="0in" fo:text-indent="0in" style:auto-text-indent="false"/>
      <style:text-properties officeooo:rsid="02b99b7d" officeooo:paragraph-rsid="02cbd521"/>
    </style:style>
    <style:style style:name="P331" style:family="paragraph" style:parent-style-name="Text_20_body">
      <style:paragraph-properties fo:margin-left="0in" fo:margin-right="0in" fo:text-indent="0in" style:auto-text-indent="false"/>
      <style:text-properties officeooo:rsid="02b99b7d" officeooo:paragraph-rsid="02cf3693"/>
    </style:style>
    <style:style style:name="P332" style:family="paragraph" style:parent-style-name="Text_20_body">
      <style:paragraph-properties fo:margin-left="0in" fo:margin-right="0in" fo:text-indent="0in" style:auto-text-indent="false"/>
      <style:text-properties officeooo:rsid="02b99b7d" officeooo:paragraph-rsid="02dd66fe"/>
    </style:style>
    <style:style style:name="P333" style:family="paragraph" style:parent-style-name="Text_20_body">
      <style:paragraph-properties fo:margin-left="0in" fo:margin-right="0in" fo:text-indent="0in" style:auto-text-indent="false"/>
      <style:text-properties officeooo:rsid="02b99b7d" officeooo:paragraph-rsid="02e3fa67"/>
    </style:style>
    <style:style style:name="P334" style:family="paragraph" style:parent-style-name="Text_20_body">
      <style:paragraph-properties fo:margin-left="0in" fo:margin-right="0in" fo:text-indent="0in" style:auto-text-indent="false"/>
      <style:text-properties officeooo:rsid="02b99b7d" officeooo:paragraph-rsid="02e7989a"/>
    </style:style>
    <style:style style:name="P335" style:family="paragraph" style:parent-style-name="Text_20_body">
      <style:paragraph-properties fo:margin-left="0in" fo:margin-right="0in" fo:text-indent="0in" style:auto-text-indent="false"/>
      <style:text-properties officeooo:rsid="02b99b7d" officeooo:paragraph-rsid="02f68a34"/>
    </style:style>
    <style:style style:name="P336" style:family="paragraph" style:parent-style-name="Text_20_body">
      <style:paragraph-properties fo:margin-left="0in" fo:margin-right="0in" fo:text-indent="0in" style:auto-text-indent="false"/>
      <style:text-properties officeooo:rsid="02b99b7d" officeooo:paragraph-rsid="0309b411"/>
    </style:style>
    <style:style style:name="P337" style:family="paragraph" style:parent-style-name="Text_20_body">
      <style:paragraph-properties fo:margin-left="0in" fo:margin-right="0in" fo:text-indent="0in" style:auto-text-indent="false"/>
      <style:text-properties officeooo:rsid="02b99b7d" officeooo:paragraph-rsid="0315e8f8"/>
    </style:style>
    <style:style style:name="P338" style:family="paragraph" style:parent-style-name="Text_20_body">
      <style:paragraph-properties fo:margin-left="0in" fo:margin-right="0in" fo:text-indent="0in" style:auto-text-indent="false"/>
      <style:text-properties officeooo:rsid="02b99b7d" officeooo:paragraph-rsid="03220803"/>
    </style:style>
    <style:style style:name="P339" style:family="paragraph" style:parent-style-name="Text_20_body">
      <style:paragraph-properties fo:margin-left="0in" fo:margin-right="0in" fo:text-indent="0in" style:auto-text-indent="false"/>
      <style:text-properties officeooo:rsid="02b99b7d" officeooo:paragraph-rsid="032cd4e8"/>
    </style:style>
    <style:style style:name="P340" style:family="paragraph" style:parent-style-name="Text_20_body">
      <style:paragraph-properties fo:margin-left="0in" fo:margin-right="0in" fo:text-indent="0in" style:auto-text-indent="false"/>
      <style:text-properties officeooo:rsid="02b99b7d" officeooo:paragraph-rsid="03358152"/>
    </style:style>
    <style:style style:name="P341" style:family="paragraph" style:parent-style-name="Text_20_body">
      <style:paragraph-properties fo:margin-left="0in" fo:margin-right="0in" fo:text-indent="0in" style:auto-text-indent="false"/>
      <style:text-properties officeooo:rsid="02b99b7d" officeooo:paragraph-rsid="0343714a"/>
    </style:style>
    <style:style style:name="P342" style:family="paragraph" style:parent-style-name="Text_20_body">
      <style:paragraph-properties fo:margin-left="0in" fo:margin-right="0in" fo:text-indent="0in" style:auto-text-indent="false"/>
      <style:text-properties officeooo:rsid="02b99b7d" officeooo:paragraph-rsid="034d33d2"/>
    </style:style>
    <style:style style:name="P343" style:family="paragraph" style:parent-style-name="Text_20_body">
      <style:paragraph-properties fo:margin-left="0in" fo:margin-right="0in" fo:text-indent="0in" style:auto-text-indent="false"/>
      <style:text-properties officeooo:rsid="02b99b7d" officeooo:paragraph-rsid="0354462a"/>
    </style:style>
    <style:style style:name="P344" style:family="paragraph" style:parent-style-name="Text_20_body">
      <style:paragraph-properties fo:margin-left="0in" fo:margin-right="0in" fo:text-indent="0in" style:auto-text-indent="false"/>
      <style:text-properties officeooo:rsid="02b99b7d" officeooo:paragraph-rsid="035e151f"/>
    </style:style>
    <style:style style:name="P345" style:family="paragraph" style:parent-style-name="Text_20_body">
      <style:paragraph-properties fo:margin-left="0in" fo:margin-right="0in" fo:text-indent="0in" style:auto-text-indent="false"/>
      <style:text-properties officeooo:rsid="02b99b7d" officeooo:paragraph-rsid="0366ace4"/>
    </style:style>
    <style:style style:name="P346" style:family="paragraph" style:parent-style-name="Text_20_body">
      <style:paragraph-properties fo:margin-left="0in" fo:margin-right="0in" fo:text-indent="0in" style:auto-text-indent="false"/>
      <style:text-properties officeooo:rsid="03709bb9" officeooo:paragraph-rsid="03709bb9"/>
    </style:style>
    <style:style style:name="P347" style:family="paragraph" style:parent-style-name="Text_20_body">
      <style:paragraph-properties fo:margin-left="0in" fo:margin-right="0in" fo:text-indent="0in" style:auto-text-indent="false"/>
      <style:text-properties officeooo:rsid="03709bb9" officeooo:paragraph-rsid="037478fd"/>
    </style:style>
    <style:style style:name="P348" style:family="paragraph" style:parent-style-name="Text_20_body">
      <style:paragraph-properties fo:margin-left="0in" fo:margin-right="0in" fo:text-indent="0in" style:auto-text-indent="false"/>
      <style:text-properties officeooo:rsid="03709bb9" officeooo:paragraph-rsid="0381a510"/>
    </style:style>
    <style:style style:name="P349" style:family="paragraph" style:parent-style-name="Text_20_body">
      <style:paragraph-properties fo:margin-left="0in" fo:margin-right="0in" fo:text-indent="0in" style:auto-text-indent="false"/>
      <style:text-properties officeooo:rsid="03709bb9" officeooo:paragraph-rsid="038539c8"/>
    </style:style>
    <style:style style:name="P350" style:family="paragraph" style:parent-style-name="Text_20_body">
      <style:paragraph-properties fo:margin-left="0in" fo:margin-right="0in" fo:text-indent="0in" style:auto-text-indent="false"/>
      <style:text-properties officeooo:rsid="038f9a3a" officeooo:paragraph-rsid="038f9a3a"/>
    </style:style>
    <style:style style:name="P351" style:family="paragraph" style:parent-style-name="Text_20_body">
      <style:paragraph-properties fo:margin-left="0in" fo:margin-right="0in" fo:text-indent="0in" style:auto-text-indent="false"/>
      <style:text-properties officeooo:rsid="039afc08" officeooo:paragraph-rsid="039afc08"/>
    </style:style>
    <style:style style:name="P352" style:family="paragraph" style:parent-style-name="Text_20_body">
      <style:paragraph-properties fo:margin-left="0in" fo:margin-right="0in" fo:text-indent="0in" style:auto-text-indent="false"/>
      <style:text-properties officeooo:rsid="03de5d87" officeooo:paragraph-rsid="03de5d87"/>
    </style:style>
    <style:style style:name="P353" style:family="paragraph" style:parent-style-name="Text_20_body">
      <style:paragraph-properties fo:margin-left="0in" fo:margin-right="0in" fo:text-indent="0in" style:auto-text-indent="false"/>
      <style:text-properties officeooo:rsid="03de5d87" officeooo:paragraph-rsid="03ec6d8f"/>
    </style:style>
    <style:style style:name="P354" style:family="paragraph" style:parent-style-name="Text_20_body">
      <style:paragraph-properties fo:margin-left="0in" fo:margin-right="0in" fo:text-indent="0in" style:auto-text-indent="false"/>
      <style:text-properties officeooo:rsid="03de5d87" officeooo:paragraph-rsid="03edab8c"/>
    </style:style>
    <style:style style:name="P355" style:family="paragraph" style:parent-style-name="Text_20_body">
      <style:paragraph-properties fo:margin-left="0in" fo:margin-right="0in" fo:text-indent="0in" style:auto-text-indent="false"/>
      <style:text-properties officeooo:rsid="03de5d87" officeooo:paragraph-rsid="03f887d7"/>
    </style:style>
    <style:style style:name="P356" style:family="paragraph" style:parent-style-name="Text_20_body">
      <style:paragraph-properties fo:margin-left="0in" fo:margin-right="0in" fo:text-indent="0in" style:auto-text-indent="false"/>
      <style:text-properties officeooo:rsid="03de5d87" officeooo:paragraph-rsid="04030b7d"/>
    </style:style>
    <style:style style:name="P357" style:family="paragraph" style:parent-style-name="Text_20_body">
      <style:paragraph-properties fo:margin-left="0in" fo:margin-right="0in" fo:text-indent="0in" style:auto-text-indent="false"/>
      <style:text-properties officeooo:rsid="03de5d87" officeooo:paragraph-rsid="040a39cb"/>
    </style:style>
    <style:style style:name="P358" style:family="paragraph" style:parent-style-name="Text_20_body">
      <style:paragraph-properties fo:margin-left="0in" fo:margin-right="0in" fo:text-indent="0in" style:auto-text-indent="false"/>
      <style:text-properties officeooo:rsid="03de5d87" officeooo:paragraph-rsid="04149f5e"/>
    </style:style>
    <style:style style:name="P359" style:family="paragraph" style:parent-style-name="Text_20_body">
      <style:paragraph-properties fo:margin-left="0in" fo:margin-right="0in" fo:text-indent="0in" style:auto-text-indent="false"/>
      <style:text-properties officeooo:rsid="03de5d87" officeooo:paragraph-rsid="0427563f"/>
    </style:style>
    <style:style style:name="P360" style:family="paragraph" style:parent-style-name="Text_20_body">
      <style:paragraph-properties fo:margin-left="0in" fo:margin-right="0in" fo:text-indent="0in" style:auto-text-indent="false"/>
      <style:text-properties officeooo:rsid="03de5d87" officeooo:paragraph-rsid="0430a8a6"/>
    </style:style>
    <style:style style:name="P361" style:family="paragraph" style:parent-style-name="Text_20_body">
      <style:paragraph-properties fo:margin-left="0in" fo:margin-right="0in" fo:text-indent="0in" style:auto-text-indent="false"/>
      <style:text-properties officeooo:rsid="03de5d87" officeooo:paragraph-rsid="043b61b8"/>
    </style:style>
    <style:style style:name="P362" style:family="paragraph" style:parent-style-name="Text_20_body">
      <style:paragraph-properties fo:margin-left="0in" fo:margin-right="0in" fo:text-indent="0in" style:auto-text-indent="false"/>
      <style:text-properties officeooo:rsid="03de5d87" officeooo:paragraph-rsid="04468259"/>
    </style:style>
    <style:style style:name="P363" style:family="paragraph" style:parent-style-name="Text_20_body">
      <style:paragraph-properties fo:margin-left="0in" fo:margin-right="0in" fo:text-indent="0in" style:auto-text-indent="false"/>
      <style:text-properties officeooo:rsid="03de5d87" officeooo:paragraph-rsid="04509127"/>
    </style:style>
    <style:style style:name="P364" style:family="paragraph" style:parent-style-name="Text_20_body">
      <style:paragraph-properties fo:margin-left="0in" fo:margin-right="0in" fo:text-indent="0in" style:auto-text-indent="false"/>
      <style:text-properties officeooo:rsid="03de5d87" officeooo:paragraph-rsid="0464d82e"/>
    </style:style>
    <style:style style:name="P365" style:family="paragraph" style:parent-style-name="Text_20_body">
      <style:paragraph-properties fo:margin-left="0in" fo:margin-right="0in" fo:text-indent="0in" style:auto-text-indent="false"/>
      <style:text-properties officeooo:rsid="03de5d87" officeooo:paragraph-rsid="04725d6a"/>
    </style:style>
    <style:style style:name="P366" style:family="paragraph" style:parent-style-name="Text_20_body">
      <style:paragraph-properties fo:margin-left="0in" fo:margin-right="0in" fo:text-indent="0in" style:auto-text-indent="false"/>
      <style:text-properties officeooo:rsid="03de5d87" officeooo:paragraph-rsid="0475ecdf"/>
    </style:style>
    <style:style style:name="P367" style:family="paragraph" style:parent-style-name="Text_20_body">
      <style:paragraph-properties fo:margin-left="0in" fo:margin-right="0in" fo:text-indent="0in" style:auto-text-indent="false"/>
      <style:text-properties officeooo:rsid="03de5d87" officeooo:paragraph-rsid="04883311"/>
    </style:style>
    <style:style style:name="P368" style:family="paragraph" style:parent-style-name="Text_20_body">
      <style:paragraph-properties fo:margin-left="0in" fo:margin-right="0in" fo:text-indent="0in" style:auto-text-indent="false"/>
      <style:text-properties officeooo:rsid="03de5d87" officeooo:paragraph-rsid="048ec6f9"/>
    </style:style>
    <style:style style:name="P369" style:family="paragraph" style:parent-style-name="Text_20_body">
      <style:paragraph-properties fo:margin-left="0in" fo:margin-right="0in" fo:text-indent="0in" style:auto-text-indent="false"/>
      <style:text-properties officeooo:rsid="03de5d87" officeooo:paragraph-rsid="049982c5"/>
    </style:style>
    <style:style style:name="P370" style:family="paragraph" style:parent-style-name="Text_20_body">
      <style:paragraph-properties fo:margin-left="0in" fo:margin-right="0in" fo:text-indent="0in" style:auto-text-indent="false"/>
      <style:text-properties officeooo:rsid="03de5d87" officeooo:paragraph-rsid="04ad880a"/>
    </style:style>
    <style:style style:name="P371"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372"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373"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374"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375"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0d8ed" style:language-asian="zh" style:country-asian="CN" style:font-style-asian="normal" style:language-complex="hi" style:country-complex="IN" style:font-style-complex="normal"/>
    </style:style>
    <style:style style:name="P376"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4caf4" style:language-asian="zh" style:country-asian="CN" style:font-style-asian="normal" style:language-complex="hi" style:country-complex="IN" style:font-style-complex="normal"/>
    </style:style>
    <style:style style:name="P377"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378"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6965b4" style:language-asian="zh" style:country-asian="CN" style:font-style-asian="normal" style:language-complex="hi" style:country-complex="IN" style:font-style-complex="normal"/>
    </style:style>
    <style:style style:name="P379"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78cc8b" style:language-asian="zh" style:country-asian="CN" style:font-style-asian="normal" style:language-complex="hi" style:country-complex="IN" style:font-style-complex="normal"/>
    </style:style>
    <style:style style:name="P380"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85c7f9" style:language-asian="zh" style:country-asian="CN" style:font-style-asian="normal" style:language-complex="hi" style:country-complex="IN" style:font-style-complex="normal"/>
    </style:style>
    <style:style style:name="P381" style:family="paragraph" style:parent-style-name="Text_20_body">
      <style:paragraph-properties fo:margin-left="0in" fo:margin-right="0in" fo:text-align="center" style:justify-single-word="false" fo:text-indent="0in" style:auto-text-indent="false"/>
      <style:text-properties style:text-position="0% 100%" fo:language="ru" fo:country="RU" fo:font-style="normal" officeooo:rsid="0585c7f9" officeooo:paragraph-rsid="058f133a" style:language-asian="zh" style:country-asian="CN" style:font-style-asian="normal" style:language-complex="hi" style:country-complex="IN" style:font-style-complex="normal"/>
    </style:style>
    <style:style style:name="P382"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18b96" style:language-asian="zh" style:country-asian="CN" style:font-style-asian="normal" style:language-complex="hi" style:country-complex="IN" style:font-style-complex="normal"/>
    </style:style>
    <style:style style:name="P383"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9dc55" style:language-asian="zh" style:country-asian="CN" style:font-style-asian="normal" style:language-complex="hi" style:country-complex="IN" style:font-style-complex="normal"/>
    </style:style>
    <style:style style:name="P384" style:family="paragraph" style:parent-style-name="Text_20_body">
      <style:paragraph-properties fo:margin-left="0in" fo:margin-right="0in" fo:text-indent="0in" style:auto-text-indent="false"/>
      <style:text-properties style:text-position="sub 58%" officeooo:paragraph-rsid="05665a0d"/>
    </style:style>
    <style:style style:name="P385"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8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8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8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39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9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9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9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9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39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9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9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9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9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40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40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40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40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40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405"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406"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07"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08" style:family="paragraph" style:parent-style-name="Heading_20_3">
      <style:paragraph-properties fo:margin-left="0in" fo:margin-right="0in" fo:text-indent="0in" style:auto-text-indent="false"/>
      <style:text-properties style:text-position="0% 100%" fo:font-size="12pt" fo:language="ru" fo:country="RU" fo:font-style="normal" fo:font-weight="normal" officeooo:rsid="0585c7f9" officeooo:paragraph-rsid="05918b96" style:font-size-asian="12pt" style:language-asian="zh" style:country-asian="CN" style:font-style-asian="normal" style:font-weight-asian="normal" style:font-size-complex="12pt" style:language-complex="hi" style:country-complex="IN" style:font-style-complex="normal" style:font-weight-complex="normal"/>
    </style:style>
    <style:style style:name="P409" style:family="paragraph" style:parent-style-name="Standard">
      <style:paragraph-properties fo:margin-left="0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410" style:family="paragraph" style:parent-style-name="Text_20_body">
      <style:paragraph-properties fo:margin-left="0.9846in" fo:margin-right="0in" fo:text-indent="0in" style:auto-text-indent="false"/>
    </style:style>
    <style:style style:name="P411" style:family="paragraph" style:parent-style-name="Text_20_body">
      <style:paragraph-properties fo:margin-left="0.9846in" fo:margin-right="0in" fo:text-indent="0in" style:auto-text-indent="false"/>
      <style:text-properties officeooo:paragraph-rsid="0029820e"/>
    </style:style>
    <style:style style:name="P412" style:family="paragraph" style:parent-style-name="Text_20_body">
      <style:paragraph-properties fo:margin-left="0.9846in" fo:margin-right="0in" fo:text-indent="0in" style:auto-text-indent="false"/>
      <style:text-properties officeooo:paragraph-rsid="002eadc6"/>
    </style:style>
    <style:style style:name="P413" style:family="paragraph" style:parent-style-name="Text_20_body">
      <style:paragraph-properties fo:margin-left="0.9846in" fo:margin-right="0in" fo:text-indent="0in" style:auto-text-indent="false"/>
      <style:text-properties officeooo:paragraph-rsid="00388490"/>
    </style:style>
    <style:style style:name="P414" style:family="paragraph" style:parent-style-name="Text_20_body">
      <style:paragraph-properties fo:margin-left="0.9846in" fo:margin-right="0in" fo:text-indent="0in" style:auto-text-indent="false"/>
      <style:text-properties officeooo:paragraph-rsid="003b455e"/>
    </style:style>
    <style:style style:name="P415" style:family="paragraph" style:parent-style-name="Text_20_body">
      <style:paragraph-properties fo:margin-left="0.9846in" fo:margin-right="0in" fo:text-indent="0in" style:auto-text-indent="false"/>
      <style:text-properties officeooo:paragraph-rsid="0052143e"/>
    </style:style>
    <style:style style:name="P416" style:family="paragraph" style:parent-style-name="Text_20_body">
      <style:paragraph-properties fo:margin-left="0.9846in" fo:margin-right="0in" fo:text-indent="0in" style:auto-text-indent="false"/>
      <style:text-properties officeooo:paragraph-rsid="006de052"/>
    </style:style>
    <style:style style:name="P417" style:family="paragraph" style:parent-style-name="Text_20_body">
      <style:paragraph-properties fo:margin-left="0.9846in" fo:margin-right="0in" fo:text-indent="0in" style:auto-text-indent="false"/>
      <style:text-properties officeooo:paragraph-rsid="00c595a4"/>
    </style:style>
    <style:style style:name="P418" style:family="paragraph" style:parent-style-name="Text_20_body">
      <style:paragraph-properties fo:margin-left="0.9846in" fo:margin-right="0in" fo:text-indent="0in" style:auto-text-indent="false"/>
      <style:text-properties officeooo:paragraph-rsid="00c5a1c7"/>
    </style:style>
    <style:style style:name="P419" style:family="paragraph" style:parent-style-name="Text_20_body">
      <style:paragraph-properties fo:margin-left="0.9846in" fo:margin-right="0in" fo:text-indent="0in" style:auto-text-indent="false"/>
      <style:text-properties officeooo:paragraph-rsid="00c96220"/>
    </style:style>
    <style:style style:name="P420" style:family="paragraph" style:parent-style-name="Text_20_body">
      <style:paragraph-properties fo:margin-left="0.9846in" fo:margin-right="0in" fo:text-indent="0in" style:auto-text-indent="false"/>
      <style:text-properties officeooo:paragraph-rsid="00ca7c42"/>
    </style:style>
    <style:style style:name="P421" style:family="paragraph" style:parent-style-name="Text_20_body">
      <style:paragraph-properties fo:margin-left="0.9846in" fo:margin-right="0in" fo:text-indent="0in" style:auto-text-indent="false"/>
      <style:text-properties officeooo:paragraph-rsid="00cab2b0"/>
    </style:style>
    <style:style style:name="P422" style:family="paragraph" style:parent-style-name="Text_20_body">
      <style:paragraph-properties fo:margin-left="0.9846in" fo:margin-right="0in" fo:text-indent="0in" style:auto-text-indent="false"/>
      <style:text-properties officeooo:rsid="00cab2b0" officeooo:paragraph-rsid="00cab2b0"/>
    </style:style>
    <style:style style:name="P423" style:family="paragraph" style:parent-style-name="Text_20_body">
      <style:paragraph-properties fo:margin-left="0.9846in" fo:margin-right="0in" fo:text-indent="0in" style:auto-text-indent="false"/>
      <style:text-properties officeooo:paragraph-rsid="00ce3615"/>
    </style:style>
    <style:style style:name="P424" style:family="paragraph" style:parent-style-name="Text_20_body">
      <style:paragraph-properties fo:margin-left="0.9846in" fo:margin-right="0in" fo:text-indent="0in" style:auto-text-indent="false"/>
      <style:text-properties officeooo:paragraph-rsid="00ff0722"/>
    </style:style>
    <style:style style:name="P425" style:family="paragraph" style:parent-style-name="Text_20_body">
      <style:paragraph-properties fo:margin-left="0.9846in" fo:margin-right="0in" fo:text-indent="0in" style:auto-text-indent="false"/>
      <style:text-properties officeooo:paragraph-rsid="0104d3ca"/>
    </style:style>
    <style:style style:name="P426"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427"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428" style:family="paragraph" style:parent-style-name="Text_20_body">
      <style:paragraph-properties fo:margin-left="0.9846in" fo:margin-right="0in" fo:text-indent="0in" style:auto-text-indent="false"/>
      <style:text-properties officeooo:paragraph-rsid="0132a619"/>
    </style:style>
    <style:style style:name="P429" style:family="paragraph" style:parent-style-name="Text_20_body">
      <style:paragraph-properties fo:margin-left="0.9846in" fo:margin-right="0in" fo:text-indent="0in" style:auto-text-indent="false"/>
      <style:text-properties officeooo:paragraph-rsid="014395c0"/>
    </style:style>
    <style:style style:name="P430" style:family="paragraph" style:parent-style-name="Text_20_body">
      <style:paragraph-properties fo:margin-left="0.9846in" fo:margin-right="0in" fo:text-indent="0in" style:auto-text-indent="false"/>
      <style:text-properties officeooo:paragraph-rsid="019d6dd9"/>
    </style:style>
    <style:style style:name="P431" style:family="paragraph" style:parent-style-name="Text_20_body">
      <style:paragraph-properties fo:margin-left="0.9846in" fo:margin-right="0in" fo:text-indent="0in" style:auto-text-indent="false"/>
      <style:text-properties officeooo:paragraph-rsid="01a04ac2"/>
    </style:style>
    <style:style style:name="P432" style:family="paragraph" style:parent-style-name="Text_20_body">
      <style:paragraph-properties fo:margin-left="0.9846in" fo:margin-right="0in" fo:text-indent="0in" style:auto-text-indent="false"/>
      <style:text-properties officeooo:paragraph-rsid="01a71f79"/>
    </style:style>
    <style:style style:name="P433" style:family="paragraph" style:parent-style-name="Text_20_body">
      <style:paragraph-properties fo:margin-left="0.9846in" fo:margin-right="0in" fo:text-indent="0in" style:auto-text-indent="false"/>
      <style:text-properties officeooo:paragraph-rsid="01b2acc7"/>
    </style:style>
    <style:style style:name="P434" style:family="paragraph" style:parent-style-name="Text_20_body">
      <style:paragraph-properties fo:margin-left="0.9846in" fo:margin-right="0in" fo:text-indent="0in" style:auto-text-indent="false"/>
      <style:text-properties officeooo:paragraph-rsid="01b5294d"/>
    </style:style>
    <style:style style:name="P435" style:family="paragraph" style:parent-style-name="Text_20_body">
      <style:paragraph-properties fo:margin-left="0.9846in" fo:margin-right="0in" fo:text-indent="0in" style:auto-text-indent="false"/>
      <style:text-properties officeooo:paragraph-rsid="01b94988"/>
    </style:style>
    <style:style style:name="P436" style:family="paragraph" style:parent-style-name="Text_20_body">
      <style:paragraph-properties fo:margin-left="0.9846in" fo:margin-right="0in" fo:text-indent="0in" style:auto-text-indent="false"/>
      <style:text-properties officeooo:paragraph-rsid="01c812e4"/>
    </style:style>
    <style:style style:name="P437" style:family="paragraph" style:parent-style-name="Text_20_body">
      <style:paragraph-properties fo:margin-left="0.9846in" fo:margin-right="0in" fo:text-indent="0in" style:auto-text-indent="false"/>
      <style:text-properties officeooo:paragraph-rsid="01dbe000"/>
    </style:style>
    <style:style style:name="P438" style:family="paragraph" style:parent-style-name="Text_20_body">
      <style:paragraph-properties fo:margin-left="0.9846in" fo:margin-right="0in" fo:text-indent="0in" style:auto-text-indent="false"/>
      <style:text-properties officeooo:paragraph-rsid="01e73a42"/>
    </style:style>
    <style:style style:name="P439" style:family="paragraph" style:parent-style-name="Text_20_body">
      <style:paragraph-properties fo:margin-left="0.9846in" fo:margin-right="0in" fo:text-indent="0in" style:auto-text-indent="false"/>
      <style:text-properties officeooo:paragraph-rsid="020278ec"/>
    </style:style>
    <style:style style:name="P440" style:family="paragraph" style:parent-style-name="Text_20_body">
      <style:paragraph-properties fo:margin-left="0.9846in" fo:margin-right="0in" fo:text-indent="0in" style:auto-text-indent="false"/>
      <style:text-properties officeooo:paragraph-rsid="0203ca1b"/>
    </style:style>
    <style:style style:name="P441" style:family="paragraph" style:parent-style-name="Text_20_body">
      <style:paragraph-properties fo:margin-left="0.9846in" fo:margin-right="0in" fo:text-indent="0in" style:auto-text-indent="false"/>
      <style:text-properties officeooo:paragraph-rsid="0204069f"/>
    </style:style>
    <style:style style:name="P442" style:family="paragraph" style:parent-style-name="Text_20_body">
      <style:paragraph-properties fo:margin-left="0.9846in" fo:margin-right="0in" fo:text-indent="0in" style:auto-text-indent="false"/>
      <style:text-properties officeooo:paragraph-rsid="02045356"/>
    </style:style>
    <style:style style:name="P443" style:family="paragraph" style:parent-style-name="Text_20_body">
      <style:paragraph-properties fo:margin-left="0.9846in" fo:margin-right="0in" fo:text-indent="0in" style:auto-text-indent="false"/>
      <style:text-properties officeooo:paragraph-rsid="020bc6b0"/>
    </style:style>
    <style:style style:name="P444" style:family="paragraph" style:parent-style-name="Text_20_body">
      <style:paragraph-properties fo:margin-left="0.9846in" fo:margin-right="0in" fo:text-indent="0in" style:auto-text-indent="false"/>
      <style:text-properties officeooo:paragraph-rsid="020d5c6a"/>
    </style:style>
    <style:style style:name="P445" style:family="paragraph" style:parent-style-name="Text_20_body">
      <style:paragraph-properties fo:margin-left="0.9846in" fo:margin-right="0in" fo:text-indent="0in" style:auto-text-indent="false"/>
      <style:text-properties officeooo:paragraph-rsid="02123bb9"/>
    </style:style>
    <style:style style:name="P446" style:family="paragraph" style:parent-style-name="Text_20_body">
      <style:paragraph-properties fo:margin-left="0.9846in" fo:margin-right="0in" fo:text-indent="0in" style:auto-text-indent="false"/>
      <style:text-properties officeooo:paragraph-rsid="022423ee"/>
    </style:style>
    <style:style style:name="P447" style:family="paragraph" style:parent-style-name="Text_20_body">
      <style:paragraph-properties fo:margin-left="0.9846in" fo:margin-right="0in" fo:text-indent="0in" style:auto-text-indent="false"/>
      <style:text-properties officeooo:paragraph-rsid="0238a0c1"/>
    </style:style>
    <style:style style:name="P448" style:family="paragraph" style:parent-style-name="Text_20_body">
      <style:paragraph-properties fo:margin-left="0.9846in" fo:margin-right="0in" fo:text-indent="0in" style:auto-text-indent="false"/>
      <style:text-properties officeooo:paragraph-rsid="024fab84"/>
    </style:style>
    <style:style style:name="P449" style:family="paragraph" style:parent-style-name="Text_20_body">
      <style:paragraph-properties fo:margin-left="0.9846in" fo:margin-right="0in" fo:text-indent="0in" style:auto-text-indent="false"/>
      <style:text-properties officeooo:paragraph-rsid="0270252b"/>
    </style:style>
    <style:style style:name="P450" style:family="paragraph" style:parent-style-name="Text_20_body">
      <style:paragraph-properties fo:margin-left="0.9846in" fo:margin-right="0in" fo:text-indent="0in" style:auto-text-indent="false"/>
      <style:text-properties officeooo:paragraph-rsid="02afd014"/>
    </style:style>
    <style:style style:name="P451" style:family="paragraph" style:parent-style-name="Text_20_body">
      <style:paragraph-properties fo:margin-left="0.9846in" fo:margin-right="0in" fo:text-indent="0in" style:auto-text-indent="false"/>
      <style:text-properties officeooo:paragraph-rsid="02b4d5ec"/>
    </style:style>
    <style:style style:name="P452" style:family="paragraph" style:parent-style-name="Text_20_body">
      <style:paragraph-properties fo:margin-left="0.9846in" fo:margin-right="0in" fo:text-indent="0in" style:auto-text-indent="false"/>
      <style:text-properties officeooo:paragraph-rsid="02b664f3"/>
    </style:style>
    <style:style style:name="P453" style:family="paragraph" style:parent-style-name="Text_20_body">
      <style:paragraph-properties fo:margin-left="0.9846in" fo:margin-right="0in" fo:text-indent="0in" style:auto-text-indent="false"/>
      <style:text-properties officeooo:paragraph-rsid="02cba12e"/>
    </style:style>
    <style:style style:name="P454" style:family="paragraph" style:parent-style-name="Text_20_body">
      <style:paragraph-properties fo:margin-left="0.9846in" fo:margin-right="0in" fo:text-indent="0in" style:auto-text-indent="false"/>
      <style:text-properties officeooo:paragraph-rsid="02cbd521"/>
    </style:style>
    <style:style style:name="P455" style:family="paragraph" style:parent-style-name="Text_20_body">
      <style:paragraph-properties fo:margin-left="0.9846in" fo:margin-right="0in" fo:text-indent="0in" style:auto-text-indent="false"/>
      <style:text-properties officeooo:paragraph-rsid="0300dd56"/>
    </style:style>
    <style:style style:name="P456" style:family="paragraph" style:parent-style-name="Text_20_body">
      <style:paragraph-properties fo:margin-left="0.9846in" fo:margin-right="0in" fo:text-indent="0in" style:auto-text-indent="false"/>
      <style:text-properties officeooo:paragraph-rsid="0300b065"/>
    </style:style>
    <style:style style:name="P457" style:family="paragraph" style:parent-style-name="Text_20_body">
      <style:paragraph-properties fo:margin-left="0.9846in" fo:margin-right="0in" fo:text-indent="0in" style:auto-text-indent="false"/>
      <style:text-properties officeooo:paragraph-rsid="030634d9"/>
    </style:style>
    <style:style style:name="P458" style:family="paragraph" style:parent-style-name="Text_20_body">
      <style:paragraph-properties fo:margin-left="0.9846in" fo:margin-right="0in" fo:text-indent="0in" style:auto-text-indent="false"/>
      <style:text-properties officeooo:paragraph-rsid="030821fe"/>
    </style:style>
    <style:style style:name="P459" style:family="paragraph" style:parent-style-name="Text_20_body">
      <style:paragraph-properties fo:margin-left="0.9846in" fo:margin-right="0in" fo:text-indent="0in" style:auto-text-indent="false"/>
      <style:text-properties officeooo:paragraph-rsid="031b9c14"/>
    </style:style>
    <style:style style:name="P460" style:family="paragraph" style:parent-style-name="Text_20_body">
      <style:paragraph-properties fo:margin-left="0.9846in" fo:margin-right="0in" fo:text-indent="0in" style:auto-text-indent="false"/>
      <style:text-properties officeooo:paragraph-rsid="031d78b7"/>
    </style:style>
    <style:style style:name="P461" style:family="paragraph" style:parent-style-name="Text_20_body">
      <style:paragraph-properties fo:margin-left="0.9846in" fo:margin-right="0in" fo:text-indent="0in" style:auto-text-indent="false"/>
      <style:text-properties officeooo:paragraph-rsid="0322c4af"/>
    </style:style>
    <style:style style:name="P462" style:family="paragraph" style:parent-style-name="Text_20_body">
      <style:paragraph-properties fo:margin-left="0.9846in" fo:margin-right="0in" fo:text-indent="0in" style:auto-text-indent="false"/>
      <style:text-properties officeooo:paragraph-rsid="033b027d"/>
    </style:style>
    <style:style style:name="P463" style:family="paragraph" style:parent-style-name="Text_20_body">
      <style:paragraph-properties fo:margin-left="0.9846in" fo:margin-right="0in" fo:text-indent="0in" style:auto-text-indent="false"/>
      <style:text-properties officeooo:paragraph-rsid="035742a2"/>
    </style:style>
    <style:style style:name="P464" style:family="paragraph" style:parent-style-name="Text_20_body">
      <style:paragraph-properties fo:margin-left="0.9846in" fo:margin-right="0in" fo:text-indent="0in" style:auto-text-indent="false"/>
      <style:text-properties officeooo:paragraph-rsid="03606def"/>
    </style:style>
    <style:style style:name="P465" style:family="paragraph" style:parent-style-name="Text_20_body">
      <style:paragraph-properties fo:margin-left="0.9846in" fo:margin-right="0in" fo:text-indent="0in" style:auto-text-indent="false"/>
      <style:text-properties officeooo:paragraph-rsid="03627098"/>
    </style:style>
    <style:style style:name="P466" style:family="paragraph" style:parent-style-name="Text_20_body">
      <style:paragraph-properties fo:margin-left="0.9846in" fo:margin-right="0in" fo:text-indent="0in" style:auto-text-indent="false"/>
      <style:text-properties officeooo:paragraph-rsid="0389d56e"/>
    </style:style>
    <style:style style:name="P467" style:family="paragraph" style:parent-style-name="Text_20_body">
      <style:paragraph-properties fo:margin-left="0.9846in" fo:margin-right="0in" fo:text-indent="0in" style:auto-text-indent="false"/>
      <style:text-properties officeooo:paragraph-rsid="038b81d6"/>
    </style:style>
    <style:style style:name="P468" style:family="paragraph" style:parent-style-name="Text_20_body">
      <style:paragraph-properties fo:margin-left="0.9846in" fo:margin-right="0in" fo:text-indent="0in" style:auto-text-indent="false"/>
      <style:text-properties officeooo:paragraph-rsid="03aa1513"/>
    </style:style>
    <style:style style:name="P469" style:family="paragraph" style:parent-style-name="Text_20_body">
      <style:paragraph-properties fo:margin-left="0.9846in" fo:margin-right="0in" fo:text-indent="0in" style:auto-text-indent="false"/>
      <style:text-properties officeooo:paragraph-rsid="03c4eae3"/>
    </style:style>
    <style:style style:name="P470" style:family="paragraph" style:parent-style-name="Text_20_body">
      <style:paragraph-properties fo:margin-left="0.9846in" fo:margin-right="0in" fo:text-indent="0in" style:auto-text-indent="false"/>
      <style:text-properties officeooo:paragraph-rsid="03d6c012"/>
    </style:style>
    <style:style style:name="P471" style:family="paragraph" style:parent-style-name="Text_20_body">
      <style:paragraph-properties fo:margin-left="0.9846in" fo:margin-right="0in" fo:text-indent="0in" style:auto-text-indent="false"/>
      <style:text-properties officeooo:rsid="03de5d87" officeooo:paragraph-rsid="03ec6d8f"/>
    </style:style>
    <style:style style:name="P472" style:family="paragraph" style:parent-style-name="Text_20_body">
      <style:paragraph-properties fo:margin-left="0.9846in" fo:margin-right="0in" fo:text-indent="0in" style:auto-text-indent="false"/>
      <style:text-properties officeooo:rsid="03de5d87" officeooo:paragraph-rsid="03edab8c"/>
    </style:style>
    <style:style style:name="P473" style:family="paragraph" style:parent-style-name="Text_20_body">
      <style:paragraph-properties fo:margin-left="0.9846in" fo:margin-right="0in" fo:text-indent="0in" style:auto-text-indent="false"/>
      <style:text-properties officeooo:rsid="03de5d87" officeooo:paragraph-rsid="03f887d7"/>
    </style:style>
    <style:style style:name="P474" style:family="paragraph" style:parent-style-name="Text_20_body">
      <style:paragraph-properties fo:margin-left="0.9846in" fo:margin-right="0in" fo:text-indent="0in" style:auto-text-indent="false"/>
      <style:text-properties officeooo:rsid="03de5d87" officeooo:paragraph-rsid="0420f176"/>
    </style:style>
    <style:style style:name="P475" style:family="paragraph" style:parent-style-name="Text_20_body">
      <style:paragraph-properties fo:margin-left="0.9846in" fo:margin-right="0in" fo:text-indent="0in" style:auto-text-indent="false"/>
      <style:text-properties officeooo:rsid="03de5d87" officeooo:paragraph-rsid="04468259"/>
    </style:style>
    <style:style style:name="P476" style:family="paragraph" style:parent-style-name="Text_20_body">
      <style:paragraph-properties fo:margin-left="0.9846in" fo:margin-right="0in" fo:text-indent="0in" style:auto-text-indent="false"/>
      <style:text-properties officeooo:rsid="03de5d87" officeooo:paragraph-rsid="04509127"/>
    </style:style>
    <style:style style:name="P477" style:family="paragraph" style:parent-style-name="Text_20_body">
      <style:paragraph-properties fo:margin-left="0.9846in" fo:margin-right="0in" fo:text-indent="0in" style:auto-text-indent="false"/>
      <style:text-properties officeooo:paragraph-rsid="04149f5e"/>
    </style:style>
    <style:style style:name="P478" style:family="paragraph" style:parent-style-name="Text_20_body">
      <style:paragraph-properties fo:margin-left="0.9846in" fo:margin-right="0in" fo:text-indent="0in" style:auto-text-indent="false"/>
      <style:text-properties officeooo:paragraph-rsid="0427563f"/>
    </style:style>
    <style:style style:name="P479" style:family="paragraph" style:parent-style-name="Text_20_body">
      <style:paragraph-properties fo:margin-left="0.9846in" fo:margin-right="0in" fo:text-indent="0in" style:auto-text-indent="false"/>
      <style:text-properties officeooo:paragraph-rsid="0446d2c7"/>
    </style:style>
    <style:style style:name="P480" style:family="paragraph" style:parent-style-name="Text_20_body">
      <style:paragraph-properties fo:margin-left="0.9846in" fo:margin-right="0in" fo:text-indent="0in" style:auto-text-indent="false"/>
      <style:text-properties officeooo:paragraph-rsid="047b26d7"/>
    </style:style>
    <style:style style:name="P481" style:family="paragraph" style:parent-style-name="Text_20_body">
      <style:paragraph-properties fo:margin-left="0.9846in" fo:margin-right="0in" fo:text-indent="0in" style:auto-text-indent="false"/>
      <style:text-properties officeooo:paragraph-rsid="047cb44f"/>
    </style:style>
    <style:style style:name="P482" style:family="paragraph" style:parent-style-name="Text_20_body">
      <style:paragraph-properties fo:margin-left="0.9846in" fo:margin-right="0in" fo:text-indent="0in" style:auto-text-indent="false"/>
      <style:text-properties officeooo:paragraph-rsid="04912825"/>
    </style:style>
    <style:style style:name="P483" style:family="paragraph" style:parent-style-name="Text_20_body">
      <style:paragraph-properties fo:margin-left="0.9846in" fo:margin-right="0in" fo:text-indent="0in" style:auto-text-indent="false"/>
      <style:text-properties officeooo:paragraph-rsid="04972ff1"/>
    </style:style>
    <style:style style:name="P484" style:family="paragraph" style:parent-style-name="Text_20_body">
      <style:paragraph-properties fo:margin-left="0.9846in" fo:margin-right="0in" fo:text-indent="0in" style:auto-text-indent="false"/>
      <style:text-properties officeooo:paragraph-rsid="04fa9d01"/>
    </style:style>
    <style:style style:name="P485" style:family="paragraph" style:parent-style-name="Text_20_body">
      <style:paragraph-properties fo:margin-left="0.9846in" fo:margin-right="0in" fo:text-indent="0in" style:auto-text-indent="false"/>
      <style:text-properties officeooo:paragraph-rsid="055702f2"/>
    </style:style>
    <style:style style:name="P486" style:family="paragraph" style:parent-style-name="Text_20_body">
      <style:paragraph-properties fo:margin-left="0.9846in" fo:margin-right="0in" fo:text-indent="0in" style:auto-text-indent="false"/>
      <style:text-properties officeooo:paragraph-rsid="0557063a"/>
    </style:style>
    <style:style style:name="P487" style:family="paragraph" style:parent-style-name="Text_20_body">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488" style:family="paragraph" style:parent-style-name="Text_20_body">
      <style:paragraph-properties fo:margin-left="0.9846in" fo:margin-right="0in" fo:text-indent="0in" style:auto-text-indent="false"/>
      <style:text-properties officeooo:paragraph-rsid="05665a0d"/>
    </style:style>
    <style:style style:name="P489" style:family="paragraph" style:parent-style-name="Text_20_body">
      <style:paragraph-properties fo:margin-left="0.9846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490" style:family="paragraph" style:parent-style-name="Text_20_body">
      <style:paragraph-properties fo:margin-left="0.9846in" fo:margin-right="0in" fo:text-indent="0in" style:auto-text-indent="false"/>
      <style:text-properties officeooo:paragraph-rsid="056bf9fe"/>
    </style:style>
    <style:style style:name="P491" style:family="paragraph" style:parent-style-name="Text_20_body">
      <style:paragraph-properties fo:margin-left="0.9846in" fo:margin-right="0in" fo:text-indent="0in" style:auto-text-indent="false"/>
      <style:text-properties officeooo:paragraph-rsid="057bf6c1"/>
    </style:style>
    <style:style style:name="P492" style:family="paragraph" style:parent-style-name="Standard">
      <style:paragraph-properties fo:margin-left="0.9846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493" style:family="paragraph" style:parent-style-name="indent-big">
      <style:paragraph-properties fo:text-align="start" style:justify-single-word="false"/>
      <style:text-properties fo:language="none" fo:country="none" style:language-asian="none" style:country-asian="none"/>
    </style:style>
    <style:style style:name="P494"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495"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49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497"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49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499"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500"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501"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502"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503"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504" style:family="paragraph" style:parent-style-name="Text_20_body">
      <style:paragraph-properties fo:margin-left="0.4925in" fo:margin-right="0in" fo:text-indent="0in" style:auto-text-indent="false"/>
    </style:style>
    <style:style style:name="P505" style:family="paragraph" style:parent-style-name="Text_20_body">
      <style:paragraph-properties fo:margin-left="0.4925in" fo:margin-right="0in" fo:text-indent="0in" style:auto-text-indent="false"/>
      <style:text-properties officeooo:paragraph-rsid="00388490"/>
    </style:style>
    <style:style style:name="P506" style:family="paragraph" style:parent-style-name="Text_20_body">
      <style:paragraph-properties fo:margin-left="0.4925in" fo:margin-right="0in" fo:text-indent="0in" style:auto-text-indent="false"/>
      <style:text-properties officeooo:paragraph-rsid="00c4ad28"/>
    </style:style>
    <style:style style:name="P507"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508"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509" style:family="paragraph" style:parent-style-name="Text_20_body">
      <style:paragraph-properties fo:margin-left="0.4925in" fo:margin-right="0in" fo:text-indent="0in" style:auto-text-indent="false"/>
      <style:text-properties officeooo:paragraph-rsid="019d6dd9"/>
    </style:style>
    <style:style style:name="P510" style:family="paragraph" style:parent-style-name="Text_20_body">
      <style:paragraph-properties fo:margin-left="0.4925in" fo:margin-right="0in" fo:text-indent="0in" style:auto-text-indent="false"/>
      <style:text-properties officeooo:paragraph-rsid="0270252b"/>
    </style:style>
    <style:style style:name="P511" style:family="paragraph" style:parent-style-name="Text_20_body">
      <style:paragraph-properties fo:margin-left="0.4925in" fo:margin-right="0in" fo:text-indent="0in" style:auto-text-indent="false"/>
      <style:text-properties officeooo:paragraph-rsid="02718bbd"/>
    </style:style>
    <style:style style:name="P512" style:family="paragraph" style:parent-style-name="Text_20_body">
      <style:paragraph-properties fo:margin-left="0.4925in" fo:margin-right="0in" fo:text-indent="0in" style:auto-text-indent="false"/>
      <style:text-properties officeooo:rsid="02b99b7d" officeooo:paragraph-rsid="032e99c1"/>
    </style:style>
    <style:style style:name="P513" style:family="paragraph" style:parent-style-name="Text_20_body">
      <style:paragraph-properties fo:margin-left="0.4925in" fo:margin-right="0in" fo:text-indent="0in" style:auto-text-indent="false"/>
      <style:text-properties officeooo:paragraph-rsid="0502e208"/>
    </style:style>
    <style:style style:name="P514"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515" style:family="paragraph" style:parent-style-name="Text_20_body">
      <style:paragraph-properties fo:margin-left="1.4772in" fo:margin-right="0in" fo:text-indent="0in" style:auto-text-indent="false"/>
    </style:style>
    <style:style style:name="P516" style:family="paragraph" style:parent-style-name="Text_20_body">
      <style:paragraph-properties fo:margin-left="1.4772in" fo:margin-right="0in" fo:text-indent="0in" style:auto-text-indent="false"/>
      <style:text-properties officeooo:paragraph-rsid="006c8658"/>
    </style:style>
    <style:style style:name="P517" style:family="paragraph" style:parent-style-name="Text_20_body">
      <style:paragraph-properties fo:margin-left="1.4772in" fo:margin-right="0in" fo:text-indent="0in" style:auto-text-indent="false"/>
      <style:text-properties officeooo:paragraph-rsid="00dfc7d6"/>
    </style:style>
    <style:style style:name="P518" style:family="paragraph" style:parent-style-name="Text_20_body">
      <style:paragraph-properties fo:margin-left="1.4772in" fo:margin-right="0in" fo:text-align="center" style:justify-single-word="false" fo:text-indent="0in" style:auto-text-indent="false"/>
      <style:text-properties officeooo:paragraph-rsid="056965b4"/>
    </style:style>
    <style:style style:name="P519" style:family="paragraph" style:parent-style-name="Text_20_body">
      <style:paragraph-properties fo:margin-left="2.4618in" fo:margin-right="0in" fo:text-indent="0in" style:auto-text-indent="false"/>
    </style:style>
    <style:style style:name="P520" style:family="paragraph" style:parent-style-name="Text_20_body">
      <style:paragraph-properties fo:margin-left="2.4618in" fo:margin-right="0in" fo:text-indent="0in" style:auto-text-indent="false"/>
      <style:text-properties officeooo:paragraph-rsid="006c2c40"/>
    </style:style>
    <style:style style:name="P521" style:family="paragraph" style:parent-style-name="Text_20_body_20__28_user_29_">
      <style:paragraph-properties fo:text-align="start" style:justify-single-word="false"/>
      <style:text-properties fo:language="none" fo:country="none" style:language-asian="none" style:country-asian="none"/>
    </style:style>
    <style:style style:name="P522" style:family="paragraph" style:parent-style-name="Text_20_body">
      <style:paragraph-properties fo:margin-left="1.9693in" fo:margin-right="0in" fo:text-indent="0in" style:auto-text-indent="false"/>
    </style:style>
    <style:style style:name="P523" style:family="paragraph" style:parent-style-name="Text_20_body">
      <style:paragraph-properties fo:margin-left="3.4465in" fo:margin-right="0in" fo:text-indent="0in" style:auto-text-indent="false"/>
      <style:text-properties officeooo:paragraph-rsid="00c4ad28"/>
    </style:style>
    <style:style style:name="P524" style:family="paragraph" style:parent-style-name="Table_20_Contents">
      <style:text-properties style:text-position="33% 80%"/>
    </style:style>
    <style:style style:name="P525" style:family="paragraph" style:parent-style-name="Table_20_Contents">
      <style:text-properties officeooo:paragraph-rsid="0538a626"/>
    </style:style>
    <style:style style:name="P526"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9dc55" style:language-asian="zh" style:country-asian="CN" style:font-style-asian="normal" style:language-complex="hi" style:country-complex="IN" style:font-style-complex="normal"/>
    </style:style>
    <style:style style:name="P527"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b4fec" style:language-asian="zh" style:country-asian="CN" style:font-style-asian="normal" style:language-complex="hi" style:country-complex="IN" style:font-style-complex="normal"/>
    </style:style>
    <style:style style:name="P528" style:family="paragraph" style:parent-style-name="Text_20_body">
      <style:paragraph-properties fo:margin-left="0.9846in" fo:margin-right="0in" fo:text-indent="0in" style:auto-text-indent="false"/>
    </style:style>
    <style:style style:name="P529" style:family="paragraph" style:parent-style-name="Text_20_body">
      <style:paragraph-properties fo:margin-left="0.9846in" fo:margin-right="0in" fo:text-indent="0in" style:auto-text-indent="false"/>
      <style:text-properties officeooo:paragraph-rsid="059a993a"/>
    </style:style>
    <style:style style:name="P530"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5090a06" style:font-style-asian="italic" style:font-style-complex="italic"/>
    </style:style>
    <style:style style:name="T63" style:family="text">
      <style:text-properties fo:font-style="italic" officeooo:rsid="0513c61e" style:font-style-asian="italic" style:font-style-complex="italic"/>
    </style:style>
    <style:style style:name="T64" style:family="text">
      <style:text-properties fo:font-style="italic" officeooo:rsid="051cc70a" style:font-style-asian="italic" style:font-style-complex="italic"/>
    </style:style>
    <style:style style:name="T65" style:family="text">
      <style:text-properties fo:font-style="italic" officeooo:rsid="05422842" style:font-style-asian="italic" style:font-style-complex="italic"/>
    </style:style>
    <style:style style:name="T66" style:family="text">
      <style:text-properties fo:font-style="italic" officeooo:rsid="05471fe2" style:font-style-asian="italic" style:font-style-complex="italic"/>
    </style:style>
    <style:style style:name="T67" style:family="text">
      <style:text-properties fo:font-style="italic" officeooo:rsid="05531d48" style:font-style-asian="italic" style:font-style-complex="italic"/>
    </style:style>
    <style:style style:name="T68" style:family="text">
      <style:text-properties fo:font-style="italic" officeooo:rsid="0557063a" style:font-style-asian="italic" style:font-style-complex="italic"/>
    </style:style>
    <style:style style:name="T69" style:family="text">
      <style:text-properties fo:font-style="italic" officeooo:rsid="05606217" style:font-style-asian="italic" style:font-style-complex="italic"/>
    </style:style>
    <style:style style:name="T70" style:family="text">
      <style:text-properties fo:font-style="italic" officeooo:rsid="0574dacb" style:font-style-asian="italic" style:font-style-complex="italic"/>
    </style:style>
    <style:style style:name="T71" style:family="text">
      <style:text-properties fo:font-style="italic" officeooo:rsid="057f6760" style:font-style-asian="italic" style:font-style-complex="italic"/>
    </style:style>
    <style:style style:name="T72" style:family="text">
      <style:text-properties fo:font-style="italic" officeooo:rsid="0581497c" style:font-style-asian="italic" style:font-style-complex="italic"/>
    </style:style>
    <style:style style:name="T73" style:family="text">
      <style:text-properties fo:font-style="italic" officeooo:rsid="058dcfa7" style:font-style-asian="italic" style:font-style-complex="italic"/>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style="italic" style:text-underline-style="none" style:font-style-asian="italic" style:font-style-complex="italic"/>
    </style:style>
    <style:style style:name="T76" style:family="text">
      <style:text-properties officeooo:rsid="00105bb5"/>
    </style:style>
    <style:style style:name="T77" style:family="text">
      <style:text-properties officeooo:rsid="0010c590"/>
    </style:style>
    <style:style style:name="T78" style:family="text">
      <style:text-properties officeooo:rsid="001160b9"/>
    </style:style>
    <style:style style:name="T79" style:family="text">
      <style:text-properties officeooo:rsid="00131786"/>
    </style:style>
    <style:style style:name="T80" style:family="text">
      <style:text-properties officeooo:rsid="00132abb"/>
    </style:style>
    <style:style style:name="T81" style:family="text">
      <style:text-properties officeooo:rsid="0015451c"/>
    </style:style>
    <style:style style:name="T82" style:family="text">
      <style:text-properties officeooo:rsid="0015fe1b"/>
    </style:style>
    <style:style style:name="T83" style:family="text">
      <style:text-properties officeooo:rsid="0016ac27"/>
    </style:style>
    <style:style style:name="T84" style:family="text">
      <style:text-properties officeooo:rsid="0016d9c1"/>
    </style:style>
    <style:style style:name="T85" style:family="text">
      <style:text-properties officeooo:rsid="00177ea2"/>
    </style:style>
    <style:style style:name="T86" style:family="text">
      <style:text-properties officeooo:rsid="001a0ff3"/>
    </style:style>
    <style:style style:name="T87" style:family="text">
      <style:text-properties officeooo:rsid="001b1cea"/>
    </style:style>
    <style:style style:name="T88" style:family="text">
      <style:text-properties officeooo:rsid="001d3f43"/>
    </style:style>
    <style:style style:name="T89" style:family="text">
      <style:text-properties officeooo:rsid="001ee9d7"/>
    </style:style>
    <style:style style:name="T90" style:family="text">
      <style:text-properties officeooo:rsid="001f2dae"/>
    </style:style>
    <style:style style:name="T91" style:family="text">
      <style:text-properties officeooo:rsid="002029b4"/>
    </style:style>
    <style:style style:name="T92" style:family="text">
      <style:text-properties officeooo:rsid="0021d915"/>
    </style:style>
    <style:style style:name="T93" style:family="text">
      <style:text-properties officeooo:rsid="00235e0f"/>
    </style:style>
    <style:style style:name="T94"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95"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96" style:family="text">
      <style:text-properties officeooo:rsid="002455f2"/>
    </style:style>
    <style:style style:name="T97" style:family="text">
      <style:text-properties officeooo:rsid="00262c81"/>
    </style:style>
    <style:style style:name="T98" style:family="text">
      <style:text-properties officeooo:rsid="0027090f"/>
    </style:style>
    <style:style style:name="T99" style:family="text">
      <style:text-properties officeooo:rsid="0027336b"/>
    </style:style>
    <style:style style:name="T100" style:family="text">
      <style:text-properties officeooo:rsid="002763ad"/>
    </style:style>
    <style:style style:name="T101" style:family="text">
      <style:text-properties officeooo:rsid="0028656c"/>
    </style:style>
    <style:style style:name="T102" style:family="text">
      <style:text-properties officeooo:rsid="0029820e"/>
    </style:style>
    <style:style style:name="T103" style:family="text">
      <style:text-properties officeooo:rsid="002a234a"/>
    </style:style>
    <style:style style:name="T104" style:family="text">
      <style:text-properties officeooo:rsid="002b575d"/>
    </style:style>
    <style:style style:name="T105" style:family="text">
      <style:text-properties officeooo:rsid="002cb16c"/>
    </style:style>
    <style:style style:name="T106" style:family="text">
      <style:text-properties officeooo:rsid="0031db1b"/>
    </style:style>
    <style:style style:name="T107" style:family="text">
      <style:text-properties officeooo:rsid="00327653"/>
    </style:style>
    <style:style style:name="T108" style:family="text">
      <style:text-properties officeooo:rsid="0033af24"/>
    </style:style>
    <style:style style:name="T109" style:family="text">
      <style:text-properties officeooo:rsid="0034424c"/>
    </style:style>
    <style:style style:name="T110" style:family="text">
      <style:text-properties officeooo:rsid="00363834"/>
    </style:style>
    <style:style style:name="T111" style:family="text">
      <style:text-properties officeooo:rsid="00375486"/>
    </style:style>
    <style:style style:name="T112" style:family="text">
      <style:text-properties officeooo:rsid="00388490"/>
    </style:style>
    <style:style style:name="T113" style:family="text">
      <style:text-properties officeooo:rsid="0039575f"/>
    </style:style>
    <style:style style:name="T114" style:family="text">
      <style:text-properties officeooo:rsid="003b455e"/>
    </style:style>
    <style:style style:name="T115" style:family="text">
      <style:text-properties officeooo:rsid="003d14fa"/>
    </style:style>
    <style:style style:name="T116" style:family="text">
      <style:text-properties officeooo:rsid="003d24c7"/>
    </style:style>
    <style:style style:name="T117" style:family="text">
      <style:text-properties officeooo:rsid="003d51bc"/>
    </style:style>
    <style:style style:name="T118" style:family="text">
      <style:text-properties officeooo:rsid="003e0318"/>
    </style:style>
    <style:style style:name="T119" style:family="text">
      <style:text-properties officeooo:rsid="00422cde"/>
    </style:style>
    <style:style style:name="T120" style:family="text">
      <style:text-properties officeooo:rsid="00461c1f"/>
    </style:style>
    <style:style style:name="T121" style:family="text">
      <style:text-properties officeooo:rsid="004b4e28"/>
    </style:style>
    <style:style style:name="T122" style:family="text">
      <style:text-properties officeooo:rsid="004b75cf"/>
    </style:style>
    <style:style style:name="T123" style:family="text">
      <style:text-properties officeooo:rsid="004cee7b"/>
    </style:style>
    <style:style style:name="T124" style:family="text">
      <style:text-properties officeooo:rsid="004eae8b"/>
    </style:style>
    <style:style style:name="T125" style:family="text">
      <style:text-properties officeooo:rsid="004f539d"/>
    </style:style>
    <style:style style:name="T126" style:family="text">
      <style:text-properties officeooo:rsid="005017ba"/>
    </style:style>
    <style:style style:name="T127" style:family="text">
      <style:text-properties officeooo:rsid="0050933c"/>
    </style:style>
    <style:style style:name="T128" style:family="text">
      <style:text-properties officeooo:rsid="0051b2c8"/>
    </style:style>
    <style:style style:name="T129" style:family="text">
      <style:text-properties officeooo:rsid="0052143e"/>
    </style:style>
    <style:style style:name="T130" style:family="text">
      <style:text-properties officeooo:rsid="00562877"/>
    </style:style>
    <style:style style:name="T131" style:family="text">
      <style:text-properties officeooo:rsid="0058dead"/>
    </style:style>
    <style:style style:name="T132" style:family="text">
      <style:text-properties officeooo:rsid="005aae29"/>
    </style:style>
    <style:style style:name="T133" style:family="text">
      <style:text-properties officeooo:rsid="005bc1cc"/>
    </style:style>
    <style:style style:name="T134" style:family="text">
      <style:text-properties officeooo:rsid="005c8e1b"/>
    </style:style>
    <style:style style:name="T135" style:family="text">
      <style:text-properties officeooo:rsid="005e6eb9"/>
    </style:style>
    <style:style style:name="T136" style:family="text">
      <style:text-properties officeooo:rsid="005fc8a6"/>
    </style:style>
    <style:style style:name="T137" style:family="text">
      <style:text-properties officeooo:rsid="0060822e"/>
    </style:style>
    <style:style style:name="T138" style:family="text">
      <style:text-properties officeooo:rsid="006236be"/>
    </style:style>
    <style:style style:name="T139" style:family="text">
      <style:text-properties officeooo:rsid="00633e55"/>
    </style:style>
    <style:style style:name="T140" style:family="text">
      <style:text-properties officeooo:rsid="0064a75b"/>
    </style:style>
    <style:style style:name="T141" style:family="text">
      <style:text-properties fo:font-variant="small-caps"/>
    </style:style>
    <style:style style:name="T142" style:family="text">
      <style:text-properties fo:font-variant="small-caps" officeooo:rsid="0304504d"/>
    </style:style>
    <style:style style:name="T143" style:family="text">
      <style:text-properties fo:font-variant="small-caps" officeooo:rsid="0342c9f3"/>
    </style:style>
    <style:style style:name="T144" style:family="text">
      <style:text-properties fo:font-variant="small-caps" officeooo:rsid="03cf43ae"/>
    </style:style>
    <style:style style:name="T145" style:family="text">
      <style:text-properties fo:font-variant="small-caps" fo:font-style="normal" style:font-style-asian="normal" style:font-style-complex="normal"/>
    </style:style>
    <style:style style:name="T146" style:family="text">
      <style:text-properties fo:font-style="normal" style:font-style-asian="normal" style:font-style-complex="normal"/>
    </style:style>
    <style:style style:name="T147" style:family="text">
      <style:text-properties fo:font-style="normal" officeooo:rsid="006b82cb" style:font-style-asian="normal" style:font-style-complex="normal"/>
    </style:style>
    <style:style style:name="T148" style:family="text">
      <style:text-properties fo:font-style="normal" officeooo:rsid="014395c0" style:font-style-asian="normal" style:font-style-complex="normal"/>
    </style:style>
    <style:style style:name="T149" style:family="text">
      <style:text-properties fo:font-style="normal" officeooo:rsid="01ec2012" style:font-style-asian="normal" style:font-style-complex="normal"/>
    </style:style>
    <style:style style:name="T150" style:family="text">
      <style:text-properties fo:font-style="normal" officeooo:rsid="03f56f8e" style:font-style-asian="normal" style:font-style-complex="normal"/>
    </style:style>
    <style:style style:name="T151" style:family="text">
      <style:text-properties fo:font-style="normal" officeooo:rsid="03f8fe3a" style:font-style-asian="normal" style:font-style-complex="normal"/>
    </style:style>
    <style:style style:name="T152" style:family="text">
      <style:text-properties fo:font-style="normal" officeooo:rsid="042587c8" style:font-style-asian="normal" style:font-style-complex="normal"/>
    </style:style>
    <style:style style:name="T153" style:family="text">
      <style:text-properties fo:font-style="normal" officeooo:rsid="04dc3a3e" style:font-style-asian="normal" style:font-style-complex="normal"/>
    </style:style>
    <style:style style:name="T154" style:family="text">
      <style:text-properties fo:font-style="normal" officeooo:rsid="04fa9d01" style:font-style-asian="normal" style:font-style-complex="normal"/>
    </style:style>
    <style:style style:name="T155" style:family="text">
      <style:text-properties fo:font-style="normal" officeooo:rsid="0574dacb" style:font-style-asian="normal" style:font-style-complex="normal"/>
    </style:style>
    <style:style style:name="T156" style:family="text">
      <style:text-properties officeooo:rsid="006b82cb"/>
    </style:style>
    <style:style style:name="T157" style:family="text">
      <style:text-properties officeooo:rsid="006c2c40"/>
    </style:style>
    <style:style style:name="T158" style:family="text">
      <style:text-properties officeooo:rsid="006c8658"/>
    </style:style>
    <style:style style:name="T159" style:family="text">
      <style:text-properties officeooo:rsid="006de052"/>
    </style:style>
    <style:style style:name="T160" style:family="text">
      <style:text-properties officeooo:rsid="006e2449"/>
    </style:style>
    <style:style style:name="T161" style:family="text">
      <style:text-properties officeooo:rsid="006edeb4"/>
    </style:style>
    <style:style style:name="T162" style:family="text">
      <style:text-properties officeooo:rsid="0070ba87"/>
    </style:style>
    <style:style style:name="T163" style:family="text">
      <style:text-properties officeooo:rsid="0072333c"/>
    </style:style>
    <style:style style:name="T164" style:family="text">
      <style:text-properties officeooo:rsid="00733e8f"/>
    </style:style>
    <style:style style:name="T165" style:family="text">
      <style:text-properties officeooo:rsid="0074d84e"/>
    </style:style>
    <style:style style:name="T166" style:family="text">
      <style:text-properties officeooo:rsid="00761e8f"/>
    </style:style>
    <style:style style:name="T167" style:family="text">
      <style:text-properties officeooo:rsid="0076508e"/>
    </style:style>
    <style:style style:name="T168" style:family="text">
      <style:text-properties officeooo:rsid="00766915"/>
    </style:style>
    <style:style style:name="T169" style:family="text">
      <style:text-properties officeooo:rsid="007864d2"/>
    </style:style>
    <style:style style:name="T170" style:family="text">
      <style:text-properties officeooo:rsid="0079dab0"/>
    </style:style>
    <style:style style:name="T171" style:family="text">
      <style:text-properties officeooo:rsid="007b7f8f"/>
    </style:style>
    <style:style style:name="T172" style:family="text">
      <style:text-properties officeooo:rsid="007d5639"/>
    </style:style>
    <style:style style:name="T173" style:family="text">
      <style:text-properties officeooo:rsid="007e01df"/>
    </style:style>
    <style:style style:name="T174" style:family="text">
      <style:text-properties officeooo:rsid="007fbcf0"/>
    </style:style>
    <style:style style:name="T175" style:family="text">
      <style:text-properties officeooo:rsid="00804d34"/>
    </style:style>
    <style:style style:name="T176" style:family="text">
      <style:text-properties officeooo:rsid="00823165"/>
    </style:style>
    <style:style style:name="T177" style:family="text">
      <style:text-properties officeooo:rsid="00835f10"/>
    </style:style>
    <style:style style:name="T178" style:family="text">
      <style:text-properties officeooo:rsid="00854601"/>
    </style:style>
    <style:style style:name="T179" style:family="text">
      <style:text-properties fo:language="ru" fo:country="RU"/>
    </style:style>
    <style:style style:name="T180" style:family="text">
      <style:text-properties fo:language="ru" fo:country="RU" style:language-complex="hi" style:country-complex="IN"/>
    </style:style>
    <style:style style:name="T181" style:family="text">
      <style:text-properties fo:language="ru" fo:country="RU" officeooo:rsid="00854601" style:language-complex="hi" style:country-complex="IN"/>
    </style:style>
    <style:style style:name="T182" style:family="text">
      <style:text-properties fo:language="ru" fo:country="RU" officeooo:rsid="00866f75" style:language-complex="hi" style:country-complex="IN"/>
    </style:style>
    <style:style style:name="T183" style:family="text">
      <style:text-properties fo:language="ru" fo:country="RU" officeooo:rsid="00aef8dd" style:language-complex="hi" style:country-complex="IN"/>
    </style:style>
    <style:style style:name="T184"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85"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86"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87"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88"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89"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90" style:family="text">
      <style:text-properties officeooo:rsid="00866f75"/>
    </style:style>
    <style:style style:name="T191" style:family="text">
      <style:text-properties officeooo:rsid="00878ebd"/>
    </style:style>
    <style:style style:name="T192" style:family="text">
      <style:text-properties officeooo:rsid="00885efa"/>
    </style:style>
    <style:style style:name="T193" style:family="text">
      <style:text-properties officeooo:rsid="0089d02b"/>
    </style:style>
    <style:style style:name="T194" style:family="text">
      <style:text-properties officeooo:rsid="008bc171"/>
    </style:style>
    <style:style style:name="T195" style:family="text">
      <style:text-properties officeooo:rsid="008d4797"/>
    </style:style>
    <style:style style:name="T196" style:family="text">
      <style:text-properties officeooo:rsid="008e3cf3"/>
    </style:style>
    <style:style style:name="T197" style:family="text">
      <style:text-properties officeooo:rsid="00937454"/>
    </style:style>
    <style:style style:name="T198" style:family="text">
      <style:text-properties officeooo:rsid="009494b1"/>
    </style:style>
    <style:style style:name="T199" style:family="text">
      <style:text-properties officeooo:rsid="0094d8d9"/>
    </style:style>
    <style:style style:name="T200" style:family="text">
      <style:text-properties officeooo:rsid="009604e0"/>
    </style:style>
    <style:style style:name="T201" style:family="text">
      <style:text-properties officeooo:rsid="0099b814"/>
    </style:style>
    <style:style style:name="T202" style:family="text">
      <style:text-properties officeooo:rsid="009a5a2a"/>
    </style:style>
    <style:style style:name="T203" style:family="text">
      <style:text-properties officeooo:rsid="009baae0"/>
    </style:style>
    <style:style style:name="T204" style:family="text">
      <style:text-properties officeooo:rsid="009c4c4d"/>
    </style:style>
    <style:style style:name="T205" style:family="text">
      <style:text-properties officeooo:rsid="009d4d29"/>
    </style:style>
    <style:style style:name="T206" style:family="text">
      <style:text-properties officeooo:rsid="009e1fea"/>
    </style:style>
    <style:style style:name="T207" style:family="text">
      <style:text-properties officeooo:rsid="009e3ce2"/>
    </style:style>
    <style:style style:name="T208" style:family="text">
      <style:text-properties officeooo:rsid="009e873f"/>
    </style:style>
    <style:style style:name="T209" style:family="text">
      <style:text-properties officeooo:rsid="00a07f85"/>
    </style:style>
    <style:style style:name="T210" style:family="text">
      <style:text-properties officeooo:rsid="00a0ca12"/>
    </style:style>
    <style:style style:name="T211" style:family="text">
      <style:text-properties officeooo:rsid="00a1ace6"/>
    </style:style>
    <style:style style:name="T212" style:family="text">
      <style:text-properties officeooo:rsid="00a37572"/>
    </style:style>
    <style:style style:name="T213" style:family="text">
      <style:text-properties officeooo:rsid="00a49d98"/>
    </style:style>
    <style:style style:name="T214" style:family="text">
      <style:text-properties officeooo:rsid="00a8b305"/>
    </style:style>
    <style:style style:name="T215" style:family="text">
      <style:text-properties officeooo:rsid="00aa4ee9"/>
    </style:style>
    <style:style style:name="T216" style:family="text">
      <style:text-properties officeooo:rsid="00aaf337"/>
    </style:style>
    <style:style style:name="T217" style:family="text">
      <style:text-properties officeooo:rsid="00aef8dd"/>
    </style:style>
    <style:style style:name="T218" style:family="text">
      <style:text-properties officeooo:rsid="00b09de6"/>
    </style:style>
    <style:style style:name="T219" style:family="text">
      <style:text-properties officeooo:rsid="00b2e0fa"/>
    </style:style>
    <style:style style:name="T220" style:family="text">
      <style:text-properties officeooo:rsid="00b39899"/>
    </style:style>
    <style:style style:name="T221" style:family="text">
      <style:text-properties officeooo:rsid="00b472ed"/>
    </style:style>
    <style:style style:name="T222" style:family="text">
      <style:text-properties officeooo:rsid="00b56284"/>
    </style:style>
    <style:style style:name="T223" style:family="text">
      <style:text-properties officeooo:rsid="00b5f240"/>
    </style:style>
    <style:style style:name="T224" style:family="text">
      <style:text-properties officeooo:rsid="00bfcf9e"/>
    </style:style>
    <style:style style:name="T225" style:family="text">
      <style:text-properties officeooo:rsid="00c0a824"/>
    </style:style>
    <style:style style:name="T226" style:family="text">
      <style:text-properties officeooo:rsid="00c12e4b"/>
    </style:style>
    <style:style style:name="T227" style:family="text">
      <style:text-properties officeooo:rsid="00c2d48f"/>
    </style:style>
    <style:style style:name="T228" style:family="text">
      <style:text-properties officeooo:rsid="00c38124"/>
    </style:style>
    <style:style style:name="T229" style:family="text">
      <style:text-properties officeooo:rsid="00c4ad28"/>
    </style:style>
    <style:style style:name="T230" style:family="text">
      <style:text-properties officeooo:rsid="00c595a4"/>
    </style:style>
    <style:style style:name="T231" style:family="text">
      <style:text-properties officeooo:rsid="00c5a1c7"/>
    </style:style>
    <style:style style:name="T232" style:family="text">
      <style:text-properties officeooo:rsid="00c6a6fc"/>
    </style:style>
    <style:style style:name="T233" style:family="text">
      <style:text-properties officeooo:rsid="00c96220"/>
    </style:style>
    <style:style style:name="T234" style:family="text">
      <style:text-properties officeooo:rsid="00ca7c42"/>
    </style:style>
    <style:style style:name="T235" style:family="text">
      <style:text-properties officeooo:rsid="00cab2b0"/>
    </style:style>
    <style:style style:name="T236" style:family="text">
      <style:text-properties fo:font-weight="normal" style:font-weight-asian="normal" style:font-weight-complex="normal"/>
    </style:style>
    <style:style style:name="T237" style:family="text">
      <style:text-properties fo:font-weight="normal" officeooo:rsid="00d7d536" style:font-weight-asian="normal" style:font-weight-complex="normal"/>
    </style:style>
    <style:style style:name="T238" style:family="text">
      <style:text-properties fo:font-weight="normal" officeooo:rsid="00d9b0d8" style:font-weight-asian="normal" style:font-weight-complex="normal"/>
    </style:style>
    <style:style style:name="T239" style:family="text">
      <style:text-properties officeooo:rsid="00cca6b6"/>
    </style:style>
    <style:style style:name="T240" style:family="text">
      <style:text-properties officeooo:rsid="00ce3615"/>
    </style:style>
    <style:style style:name="T241" style:family="text">
      <style:text-properties officeooo:rsid="00d03fc5"/>
    </style:style>
    <style:style style:name="T242" style:family="text">
      <style:text-properties officeooo:rsid="00d23023"/>
    </style:style>
    <style:style style:name="T243" style:family="text">
      <style:text-properties officeooo:rsid="00d25253"/>
    </style:style>
    <style:style style:name="T244" style:family="text">
      <style:text-properties officeooo:rsid="00d30f16"/>
    </style:style>
    <style:style style:name="T245" style:family="text">
      <style:text-properties officeooo:rsid="00d31bf1"/>
    </style:style>
    <style:style style:name="T246" style:family="text">
      <style:text-properties officeooo:rsid="00d4f64c"/>
    </style:style>
    <style:style style:name="T247" style:family="text">
      <style:text-properties fo:font-weight="bold" style:font-weight-asian="bold" style:font-weight-complex="bold"/>
    </style:style>
    <style:style style:name="T248" style:family="text">
      <style:text-properties officeooo:rsid="00d70aab"/>
    </style:style>
    <style:style style:name="T249" style:family="text">
      <style:text-properties officeooo:rsid="00d7aa22"/>
    </style:style>
    <style:style style:name="T250" style:family="text">
      <style:text-properties officeooo:rsid="00d7d536"/>
    </style:style>
    <style:style style:name="T251" style:family="text">
      <style:text-properties officeooo:rsid="00d9b0d8"/>
    </style:style>
    <style:style style:name="T252" style:family="text">
      <style:text-properties officeooo:rsid="00dde28f"/>
    </style:style>
    <style:style style:name="T253" style:family="text">
      <style:text-properties officeooo:rsid="00dfc7d6"/>
    </style:style>
    <style:style style:name="T254" style:family="text">
      <style:text-properties officeooo:rsid="00e07a21"/>
    </style:style>
    <style:style style:name="T255" style:family="text">
      <style:text-properties officeooo:rsid="00e1ce3c"/>
    </style:style>
    <style:style style:name="T256" style:family="text">
      <style:text-properties officeooo:rsid="00e1ea05"/>
    </style:style>
    <style:style style:name="T257" style:family="text">
      <style:text-properties officeooo:rsid="00e3c689"/>
    </style:style>
    <style:style style:name="T258" style:family="text">
      <style:text-properties officeooo:rsid="00e4628b"/>
    </style:style>
    <style:style style:name="T259" style:family="text">
      <style:text-properties officeooo:rsid="00e4bb68"/>
    </style:style>
    <style:style style:name="T260" style:family="text">
      <style:text-properties officeooo:rsid="00e54357"/>
    </style:style>
    <style:style style:name="T261" style:family="text">
      <style:text-properties officeooo:rsid="00e78eef"/>
    </style:style>
    <style:style style:name="T262" style:family="text">
      <style:text-properties officeooo:rsid="00e84d94"/>
    </style:style>
    <style:style style:name="T263" style:family="text">
      <style:text-properties officeooo:rsid="00e9e5c5"/>
    </style:style>
    <style:style style:name="T264" style:family="text">
      <style:text-properties officeooo:rsid="00eb0ed1"/>
    </style:style>
    <style:style style:name="T265" style:family="text">
      <style:text-properties officeooo:rsid="00ebfa12"/>
    </style:style>
    <style:style style:name="T266" style:family="text">
      <style:text-properties officeooo:rsid="00ee147e"/>
    </style:style>
    <style:style style:name="T267" style:family="text">
      <style:text-properties officeooo:rsid="00eef302"/>
    </style:style>
    <style:style style:name="T268" style:family="text">
      <style:text-properties officeooo:rsid="00f03964"/>
    </style:style>
    <style:style style:name="T269" style:family="text">
      <style:text-properties officeooo:rsid="00f04056"/>
    </style:style>
    <style:style style:name="T270" style:family="text">
      <style:text-properties officeooo:rsid="00f23baa"/>
    </style:style>
    <style:style style:name="T271" style:family="text">
      <style:text-properties officeooo:rsid="00f2dab7"/>
    </style:style>
    <style:style style:name="T272" style:family="text">
      <style:text-properties officeooo:rsid="00f4635a"/>
    </style:style>
    <style:style style:name="T273" style:family="text">
      <style:text-properties officeooo:rsid="00f5e236"/>
    </style:style>
    <style:style style:name="T274" style:family="text">
      <style:text-properties officeooo:rsid="00f7aee9"/>
    </style:style>
    <style:style style:name="T275" style:family="text">
      <style:text-properties officeooo:rsid="00f92d47"/>
    </style:style>
    <style:style style:name="T276" style:family="text">
      <style:text-properties officeooo:rsid="00fbe8a5"/>
    </style:style>
    <style:style style:name="T277" style:family="text">
      <style:text-properties officeooo:rsid="00fd4ae5"/>
    </style:style>
    <style:style style:name="T278" style:family="text">
      <style:text-properties officeooo:rsid="00ff0722"/>
    </style:style>
    <style:style style:name="T279" style:family="text">
      <style:text-properties officeooo:rsid="00ffff48"/>
    </style:style>
    <style:style style:name="T280" style:family="text">
      <style:text-properties officeooo:rsid="01005844"/>
    </style:style>
    <style:style style:name="T281" style:family="text">
      <style:text-properties officeooo:rsid="0100c33a"/>
    </style:style>
    <style:style style:name="T282" style:family="text">
      <style:text-properties officeooo:rsid="01027d2b"/>
    </style:style>
    <style:style style:name="T283" style:family="text">
      <style:text-properties officeooo:rsid="01063295"/>
    </style:style>
    <style:style style:name="T284" style:family="text">
      <style:text-properties officeooo:rsid="01076227"/>
    </style:style>
    <style:style style:name="T285" style:family="text">
      <style:text-properties officeooo:rsid="0107a7aa"/>
    </style:style>
    <style:style style:name="T286" style:family="text">
      <style:text-properties officeooo:rsid="0108452d"/>
    </style:style>
    <style:style style:name="T287" style:family="text">
      <style:text-properties officeooo:rsid="01094b0c"/>
    </style:style>
    <style:style style:name="T288" style:family="text">
      <style:text-properties officeooo:rsid="010b7f65"/>
    </style:style>
    <style:style style:name="T289" style:family="text">
      <style:text-properties officeooo:rsid="01135272"/>
    </style:style>
    <style:style style:name="T290" style:family="text">
      <style:text-properties officeooo:rsid="011435f7"/>
    </style:style>
    <style:style style:name="T291" style:family="text">
      <style:text-properties officeooo:rsid="011500f1"/>
    </style:style>
    <style:style style:name="T292" style:family="text">
      <style:text-properties officeooo:rsid="01166568"/>
    </style:style>
    <style:style style:name="T293" style:family="text">
      <style:text-properties officeooo:rsid="01168cae"/>
    </style:style>
    <style:style style:name="T294" style:family="text">
      <style:text-properties officeooo:rsid="0120bef9"/>
    </style:style>
    <style:style style:name="T295" style:family="text">
      <style:text-properties officeooo:rsid="01287784"/>
    </style:style>
    <style:style style:name="T296" style:family="text">
      <style:text-properties officeooo:rsid="012a4a15"/>
    </style:style>
    <style:style style:name="T297" style:family="text">
      <style:text-properties officeooo:rsid="012bbd8e"/>
    </style:style>
    <style:style style:name="T298" style:family="text">
      <style:text-properties officeooo:rsid="012d6a00"/>
    </style:style>
    <style:style style:name="T299" style:family="text">
      <style:text-properties officeooo:rsid="012f5252"/>
    </style:style>
    <style:style style:name="T300" style:family="text">
      <style:text-properties officeooo:rsid="01363ebc"/>
    </style:style>
    <style:style style:name="T301" style:family="text">
      <style:text-properties officeooo:rsid="01365ea0"/>
    </style:style>
    <style:style style:name="T302" style:family="text">
      <style:text-properties officeooo:rsid="013779fb"/>
    </style:style>
    <style:style style:name="T303" style:family="text">
      <style:text-properties officeooo:rsid="0137f14c"/>
    </style:style>
    <style:style style:name="T304" style:family="text">
      <style:text-properties officeooo:rsid="0138cccd"/>
    </style:style>
    <style:style style:name="T305" style:family="text">
      <style:text-properties officeooo:rsid="0138d5e3"/>
    </style:style>
    <style:style style:name="T306" style:family="text">
      <style:text-properties officeooo:rsid="01396c70"/>
    </style:style>
    <style:style style:name="T307" style:family="text">
      <style:text-properties officeooo:rsid="0139e95a"/>
    </style:style>
    <style:style style:name="T308" style:family="text">
      <style:text-properties officeooo:rsid="0139f028"/>
    </style:style>
    <style:style style:name="T309" style:family="text">
      <style:text-properties officeooo:rsid="013ac95f"/>
    </style:style>
    <style:style style:name="T310" style:family="text">
      <style:text-properties officeooo:rsid="013c37f2"/>
    </style:style>
    <style:style style:name="T311" style:family="text">
      <style:text-properties officeooo:rsid="013d0ec1"/>
    </style:style>
    <style:style style:name="T312" style:family="text">
      <style:text-properties officeooo:rsid="013ee1b3"/>
    </style:style>
    <style:style style:name="T313" style:family="text">
      <style:text-properties officeooo:rsid="013f5edb"/>
    </style:style>
    <style:style style:name="T314" style:family="text">
      <style:text-properties officeooo:rsid="01415628"/>
    </style:style>
    <style:style style:name="T315" style:family="text">
      <style:text-properties officeooo:rsid="01435163"/>
    </style:style>
    <style:style style:name="T316" style:family="text">
      <style:text-properties officeooo:rsid="014395c0"/>
    </style:style>
    <style:style style:name="T317" style:family="text">
      <style:text-properties officeooo:rsid="0143dea5"/>
    </style:style>
    <style:style style:name="T318" style:family="text">
      <style:text-properties officeooo:rsid="0146d7a3"/>
    </style:style>
    <style:style style:name="T319" style:family="text">
      <style:text-properties officeooo:rsid="0149f91c"/>
    </style:style>
    <style:style style:name="T320" style:family="text">
      <style:text-properties officeooo:rsid="014a159e"/>
    </style:style>
    <style:style style:name="T321" style:family="text">
      <style:text-properties officeooo:rsid="014c06bd"/>
    </style:style>
    <style:style style:name="T322" style:family="text">
      <style:text-properties officeooo:rsid="014d9d43"/>
    </style:style>
    <style:style style:name="T323" style:family="text">
      <style:text-properties officeooo:rsid="014f5a46"/>
    </style:style>
    <style:style style:name="T324" style:family="text">
      <style:text-properties officeooo:rsid="014f8f50"/>
    </style:style>
    <style:style style:name="T325" style:family="text">
      <style:text-properties officeooo:rsid="01501f6a"/>
    </style:style>
    <style:style style:name="T326" style:family="text">
      <style:text-properties officeooo:rsid="015100b4"/>
    </style:style>
    <style:style style:name="T327" style:family="text">
      <style:text-properties officeooo:rsid="015155d9"/>
    </style:style>
    <style:style style:name="T328" style:family="text">
      <style:text-properties officeooo:rsid="0151b53c"/>
    </style:style>
    <style:style style:name="T329" style:family="text">
      <style:text-properties officeooo:rsid="0151ed51"/>
    </style:style>
    <style:style style:name="T330" style:family="text">
      <style:text-properties officeooo:rsid="01525f43"/>
    </style:style>
    <style:style style:name="T331" style:family="text">
      <style:text-properties officeooo:rsid="01527df1"/>
    </style:style>
    <style:style style:name="T332" style:family="text">
      <style:text-properties officeooo:rsid="0154182a"/>
    </style:style>
    <style:style style:name="T333" style:family="text">
      <style:text-properties officeooo:rsid="015463b2"/>
    </style:style>
    <style:style style:name="T334" style:family="text">
      <style:text-properties officeooo:rsid="01549ed5"/>
    </style:style>
    <style:style style:name="T335" style:family="text">
      <style:text-properties officeooo:rsid="015641fb"/>
    </style:style>
    <style:style style:name="T336" style:family="text">
      <style:text-properties officeooo:rsid="0156f873"/>
    </style:style>
    <style:style style:name="T337" style:family="text">
      <style:text-properties officeooo:rsid="01577a47"/>
    </style:style>
    <style:style style:name="T338" style:family="text">
      <style:text-properties officeooo:rsid="01589e1d"/>
    </style:style>
    <style:style style:name="T339" style:family="text">
      <style:text-properties officeooo:rsid="015d3688"/>
    </style:style>
    <style:style style:name="T340" style:family="text">
      <style:text-properties officeooo:rsid="015edee9"/>
    </style:style>
    <style:style style:name="T341" style:family="text">
      <style:text-properties officeooo:rsid="015ee7fe"/>
    </style:style>
    <style:style style:name="T342" style:family="text">
      <style:text-properties officeooo:rsid="0160b910"/>
    </style:style>
    <style:style style:name="T343" style:family="text">
      <style:text-properties officeooo:rsid="01629334"/>
    </style:style>
    <style:style style:name="T344" style:family="text">
      <style:text-properties officeooo:rsid="0163a991"/>
    </style:style>
    <style:style style:name="T345" style:family="text">
      <style:text-properties officeooo:rsid="01647f33"/>
    </style:style>
    <style:style style:name="T346" style:family="text">
      <style:text-properties officeooo:rsid="0164f6d8"/>
    </style:style>
    <style:style style:name="T347" style:family="text">
      <style:text-properties officeooo:rsid="01668274"/>
    </style:style>
    <style:style style:name="T348" style:family="text">
      <style:text-properties officeooo:rsid="01677ecb"/>
    </style:style>
    <style:style style:name="T349" style:family="text">
      <style:text-properties officeooo:rsid="01688552"/>
    </style:style>
    <style:style style:name="T350" style:family="text">
      <style:text-properties officeooo:rsid="0168addb"/>
    </style:style>
    <style:style style:name="T351" style:family="text">
      <style:text-properties officeooo:rsid="016964a8"/>
    </style:style>
    <style:style style:name="T352" style:family="text">
      <style:text-properties officeooo:rsid="016daab9"/>
    </style:style>
    <style:style style:name="T353" style:family="text">
      <style:text-properties officeooo:rsid="016f5c01"/>
    </style:style>
    <style:style style:name="T354" style:family="text">
      <style:text-properties officeooo:rsid="016ff846"/>
    </style:style>
    <style:style style:name="T355" style:family="text">
      <style:text-properties officeooo:rsid="017015b2"/>
    </style:style>
    <style:style style:name="T356" style:family="text">
      <style:text-properties officeooo:rsid="0171a9d9"/>
    </style:style>
    <style:style style:name="T357" style:family="text">
      <style:text-properties officeooo:rsid="0172432e"/>
    </style:style>
    <style:style style:name="T358" style:family="text">
      <style:text-properties officeooo:rsid="017312b3"/>
    </style:style>
    <style:style style:name="T359" style:family="text">
      <style:text-properties officeooo:rsid="0178ee11"/>
    </style:style>
    <style:style style:name="T360" style:family="text">
      <style:text-properties officeooo:rsid="01797ab2"/>
    </style:style>
    <style:style style:name="T361" style:family="text">
      <style:text-properties officeooo:rsid="017b3f07"/>
    </style:style>
    <style:style style:name="T362" style:family="text">
      <style:text-properties officeooo:rsid="017c430a"/>
    </style:style>
    <style:style style:name="T363" style:family="text">
      <style:text-properties officeooo:rsid="017d4213"/>
    </style:style>
    <style:style style:name="T364" style:family="text">
      <style:text-properties officeooo:rsid="017e9c95"/>
    </style:style>
    <style:style style:name="T365" style:family="text">
      <style:text-properties officeooo:rsid="017ef327"/>
    </style:style>
    <style:style style:name="T366" style:family="text">
      <style:text-properties officeooo:rsid="017f5b1e"/>
    </style:style>
    <style:style style:name="T367" style:family="text">
      <style:text-properties officeooo:rsid="0180ef31"/>
    </style:style>
    <style:style style:name="T368" style:family="text">
      <style:text-properties officeooo:rsid="01814858"/>
    </style:style>
    <style:style style:name="T369" style:family="text">
      <style:text-properties officeooo:rsid="018281e5"/>
    </style:style>
    <style:style style:name="T370" style:family="text">
      <style:text-properties officeooo:rsid="01841855"/>
    </style:style>
    <style:style style:name="T371" style:family="text">
      <style:text-properties officeooo:rsid="0185ad99"/>
    </style:style>
    <style:style style:name="T372" style:family="text">
      <style:text-properties officeooo:rsid="0185fa49"/>
    </style:style>
    <style:style style:name="T373" style:family="text">
      <style:text-properties officeooo:rsid="018718ae"/>
    </style:style>
    <style:style style:name="T374" style:family="text">
      <style:text-properties officeooo:rsid="018fad9a"/>
    </style:style>
    <style:style style:name="T375" style:family="text">
      <style:text-properties officeooo:rsid="019027f5"/>
    </style:style>
    <style:style style:name="T376" style:family="text">
      <style:text-properties officeooo:rsid="0191d6f9"/>
    </style:style>
    <style:style style:name="T377" style:family="text">
      <style:text-properties officeooo:rsid="0194f112"/>
    </style:style>
    <style:style style:name="T378" style:family="text">
      <style:text-properties officeooo:rsid="019613bd"/>
    </style:style>
    <style:style style:name="T379" style:family="text">
      <style:text-properties officeooo:rsid="01977d1a"/>
    </style:style>
    <style:style style:name="T380" style:family="text">
      <style:text-properties officeooo:rsid="0197acdc"/>
    </style:style>
    <style:style style:name="T381" style:family="text">
      <style:text-properties officeooo:rsid="0198221e"/>
    </style:style>
    <style:style style:name="T382" style:family="text">
      <style:text-properties officeooo:rsid="019852b6"/>
    </style:style>
    <style:style style:name="T383" style:family="text">
      <style:text-properties officeooo:rsid="0198f1e1"/>
    </style:style>
    <style:style style:name="T384" style:family="text">
      <style:text-properties officeooo:rsid="019ac404"/>
    </style:style>
    <style:style style:name="T385" style:family="text">
      <style:text-properties officeooo:rsid="019c6fe5"/>
    </style:style>
    <style:style style:name="T386" style:family="text">
      <style:text-properties officeooo:rsid="019d6dd9"/>
    </style:style>
    <style:style style:name="T387" style:family="text">
      <style:text-properties officeooo:rsid="01a04ac2"/>
    </style:style>
    <style:style style:name="T388" style:family="text">
      <style:text-properties officeooo:rsid="01a21e8b"/>
    </style:style>
    <style:style style:name="T389" style:family="text">
      <style:text-properties officeooo:rsid="01a2eb26"/>
    </style:style>
    <style:style style:name="T390" style:family="text">
      <style:text-properties officeooo:rsid="01a4dd48"/>
    </style:style>
    <style:style style:name="T391" style:family="text">
      <style:text-properties officeooo:rsid="01a66abe"/>
    </style:style>
    <style:style style:name="T392" style:family="text">
      <style:text-properties officeooo:rsid="01a71f79"/>
    </style:style>
    <style:style style:name="T393" style:family="text">
      <style:text-properties officeooo:rsid="01a786ea"/>
    </style:style>
    <style:style style:name="T394" style:family="text">
      <style:text-properties officeooo:rsid="01ac3a71"/>
    </style:style>
    <style:style style:name="T395" style:family="text">
      <style:text-properties officeooo:rsid="01acd23e"/>
    </style:style>
    <style:style style:name="T396" style:family="text">
      <style:text-properties officeooo:rsid="01ad53a0"/>
    </style:style>
    <style:style style:name="T397" style:family="text">
      <style:text-properties officeooo:rsid="01ae3d70"/>
    </style:style>
    <style:style style:name="T398" style:family="text">
      <style:text-properties officeooo:rsid="01af913c"/>
    </style:style>
    <style:style style:name="T399" style:family="text">
      <style:text-properties officeooo:rsid="01b1c942"/>
    </style:style>
    <style:style style:name="T400" style:family="text">
      <style:text-properties officeooo:rsid="01b21631"/>
    </style:style>
    <style:style style:name="T401" style:family="text">
      <style:text-properties officeooo:rsid="01b2acc7"/>
    </style:style>
    <style:style style:name="T402" style:family="text">
      <style:text-properties officeooo:rsid="01b356ba"/>
    </style:style>
    <style:style style:name="T403" style:family="text">
      <style:text-properties officeooo:rsid="01b5294d"/>
    </style:style>
    <style:style style:name="T404" style:family="text">
      <style:text-properties officeooo:rsid="01b74a10"/>
    </style:style>
    <style:style style:name="T405" style:family="text">
      <style:text-properties officeooo:rsid="01b94988"/>
    </style:style>
    <style:style style:name="T406" style:family="text">
      <style:text-properties officeooo:rsid="01ba7684"/>
    </style:style>
    <style:style style:name="T407" style:family="text">
      <style:text-properties officeooo:rsid="01bedf14"/>
    </style:style>
    <style:style style:name="T408" style:family="text">
      <style:text-properties officeooo:rsid="01bf02df"/>
    </style:style>
    <style:style style:name="T409" style:family="text">
      <style:text-properties officeooo:rsid="01bf8e5f"/>
    </style:style>
    <style:style style:name="T410" style:family="text">
      <style:text-properties officeooo:rsid="01c18c2e"/>
    </style:style>
    <style:style style:name="T411" style:family="text">
      <style:text-properties officeooo:rsid="01c32744"/>
    </style:style>
    <style:style style:name="T412" style:family="text">
      <style:text-properties officeooo:rsid="01c3eb3b"/>
    </style:style>
    <style:style style:name="T413" style:family="text">
      <style:text-properties officeooo:rsid="01c3fa59"/>
    </style:style>
    <style:style style:name="T414" style:family="text">
      <style:text-properties officeooo:rsid="01c43f07"/>
    </style:style>
    <style:style style:name="T415" style:family="text">
      <style:text-properties officeooo:rsid="01c56928"/>
    </style:style>
    <style:style style:name="T416" style:family="text">
      <style:text-properties officeooo:rsid="01c71729"/>
    </style:style>
    <style:style style:name="T417" style:family="text">
      <style:text-properties officeooo:rsid="01c7cc54"/>
    </style:style>
    <style:style style:name="T418" style:family="text">
      <style:text-properties officeooo:rsid="01c812e4"/>
    </style:style>
    <style:style style:name="T419" style:family="text">
      <style:text-properties officeooo:rsid="01c9eff2"/>
    </style:style>
    <style:style style:name="T420" style:family="text">
      <style:text-properties officeooo:rsid="01cf3a25"/>
    </style:style>
    <style:style style:name="T421" style:family="text">
      <style:text-properties officeooo:rsid="01d0a681"/>
    </style:style>
    <style:style style:name="T422" style:family="text">
      <style:text-properties officeooo:rsid="01d0fd8a"/>
    </style:style>
    <style:style style:name="T423" style:family="text">
      <style:text-properties officeooo:rsid="01d2a21a"/>
    </style:style>
    <style:style style:name="T424" style:family="text">
      <style:text-properties officeooo:rsid="01d348e9"/>
    </style:style>
    <style:style style:name="T425" style:family="text">
      <style:text-properties officeooo:rsid="01d3589f"/>
    </style:style>
    <style:style style:name="T426" style:family="text">
      <style:text-properties officeooo:rsid="01d3a0a6"/>
    </style:style>
    <style:style style:name="T427" style:family="text">
      <style:text-properties officeooo:rsid="01d53903"/>
    </style:style>
    <style:style style:name="T428" style:family="text">
      <style:text-properties officeooo:rsid="01d793e3"/>
    </style:style>
    <style:style style:name="T429" style:family="text">
      <style:text-properties officeooo:rsid="01d94813"/>
    </style:style>
    <style:style style:name="T430" style:family="text">
      <style:text-properties officeooo:rsid="01da9d64"/>
    </style:style>
    <style:style style:name="T431" style:family="text">
      <style:text-properties officeooo:rsid="01dbe000"/>
    </style:style>
    <style:style style:name="T432" style:family="text">
      <style:text-properties officeooo:rsid="01dd774b"/>
    </style:style>
    <style:style style:name="T433" style:family="text">
      <style:text-properties officeooo:rsid="01ddfede"/>
    </style:style>
    <style:style style:name="T434" style:family="text">
      <style:text-properties officeooo:rsid="01dfda64"/>
    </style:style>
    <style:style style:name="T435" style:family="text">
      <style:text-properties officeooo:rsid="01e5ca30"/>
    </style:style>
    <style:style style:name="T436" style:family="text">
      <style:text-properties officeooo:rsid="01e6421a"/>
    </style:style>
    <style:style style:name="T437" style:family="text">
      <style:text-properties officeooo:rsid="01e73a42"/>
    </style:style>
    <style:style style:name="T438" style:family="text">
      <style:text-properties officeooo:rsid="01e8c399"/>
    </style:style>
    <style:style style:name="T439" style:family="text">
      <style:text-properties officeooo:rsid="01e9aac0"/>
    </style:style>
    <style:style style:name="T440" style:family="text">
      <style:text-properties officeooo:rsid="01ecce95"/>
    </style:style>
    <style:style style:name="T441" style:family="text">
      <style:text-properties officeooo:rsid="01eff5b4"/>
    </style:style>
    <style:style style:name="T442" style:family="text">
      <style:text-properties officeooo:rsid="01f0688e"/>
    </style:style>
    <style:style style:name="T443" style:family="text">
      <style:text-properties officeooo:rsid="01f49eea"/>
    </style:style>
    <style:style style:name="T444" style:family="text">
      <style:text-properties officeooo:rsid="01faaef6"/>
    </style:style>
    <style:style style:name="T445" style:family="text">
      <style:text-properties officeooo:rsid="01fbe928"/>
    </style:style>
    <style:style style:name="T446" style:family="text">
      <style:text-properties officeooo:rsid="01ff4e22"/>
    </style:style>
    <style:style style:name="T447" style:family="text">
      <style:text-properties officeooo:rsid="020278ec"/>
    </style:style>
    <style:style style:name="T448" style:family="text">
      <style:text-properties officeooo:rsid="0203ca1b"/>
    </style:style>
    <style:style style:name="T449" style:family="text">
      <style:text-properties officeooo:rsid="0204069f"/>
    </style:style>
    <style:style style:name="T450" style:family="text">
      <style:text-properties officeooo:rsid="02045356"/>
    </style:style>
    <style:style style:name="T451" style:family="text">
      <style:text-properties officeooo:rsid="02056311"/>
    </style:style>
    <style:style style:name="T452" style:family="text">
      <style:text-properties officeooo:rsid="02069c6c"/>
    </style:style>
    <style:style style:name="T453" style:family="text">
      <style:text-properties officeooo:rsid="02099c16"/>
    </style:style>
    <style:style style:name="T454" style:family="text">
      <style:text-properties officeooo:rsid="020b2a25"/>
    </style:style>
    <style:style style:name="T455" style:family="text">
      <style:text-properties officeooo:rsid="020bc6b0"/>
    </style:style>
    <style:style style:name="T456" style:family="text">
      <style:text-properties officeooo:rsid="020d5c6a"/>
    </style:style>
    <style:style style:name="T457" style:family="text">
      <style:text-properties officeooo:rsid="020f1457"/>
    </style:style>
    <style:style style:name="T458" style:family="text">
      <style:text-properties officeooo:rsid="020fa7f9"/>
    </style:style>
    <style:style style:name="T459" style:family="text">
      <style:text-properties officeooo:rsid="0217f75e"/>
    </style:style>
    <style:style style:name="T460" style:family="text">
      <style:text-properties officeooo:rsid="0219a410"/>
    </style:style>
    <style:style style:name="T461" style:family="text">
      <style:text-properties officeooo:rsid="021b0a70"/>
    </style:style>
    <style:style style:name="T462" style:family="text">
      <style:text-properties officeooo:rsid="021b9543"/>
    </style:style>
    <style:style style:name="T463" style:family="text">
      <style:text-properties officeooo:rsid="021c6a33"/>
    </style:style>
    <style:style style:name="T464" style:family="text">
      <style:text-properties officeooo:rsid="021d7473"/>
    </style:style>
    <style:style style:name="T465" style:family="text">
      <style:text-properties officeooo:rsid="021f6d7b"/>
    </style:style>
    <style:style style:name="T466" style:family="text">
      <style:text-properties officeooo:rsid="02215ed7"/>
    </style:style>
    <style:style style:name="T467" style:family="text">
      <style:text-properties officeooo:rsid="02235483"/>
    </style:style>
    <style:style style:name="T468" style:family="text">
      <style:text-properties officeooo:rsid="022423ee"/>
    </style:style>
    <style:style style:name="T469" style:family="text">
      <style:text-properties officeooo:rsid="02252185"/>
    </style:style>
    <style:style style:name="T470" style:family="text">
      <style:text-properties officeooo:rsid="02254542"/>
    </style:style>
    <style:style style:name="T471" style:family="text">
      <style:text-properties officeooo:rsid="022608a0"/>
    </style:style>
    <style:style style:name="T472" style:family="text">
      <style:text-properties officeooo:rsid="0226c1ba"/>
    </style:style>
    <style:style style:name="T473" style:family="text">
      <style:text-properties officeooo:rsid="0227dd4f"/>
    </style:style>
    <style:style style:name="T474" style:family="text">
      <style:text-properties officeooo:rsid="02293f3d"/>
    </style:style>
    <style:style style:name="T475" style:family="text">
      <style:text-properties officeooo:rsid="022a900b"/>
    </style:style>
    <style:style style:name="T476" style:family="text">
      <style:text-properties officeooo:rsid="022b3cd2"/>
    </style:style>
    <style:style style:name="T477" style:family="text">
      <style:text-properties officeooo:rsid="022cea64"/>
    </style:style>
    <style:style style:name="T478" style:family="text">
      <style:text-properties officeooo:rsid="022e77de"/>
    </style:style>
    <style:style style:name="T479" style:family="text">
      <style:text-properties officeooo:rsid="022f62c9"/>
    </style:style>
    <style:style style:name="T480" style:family="text">
      <style:text-properties officeooo:rsid="0230d47e"/>
    </style:style>
    <style:style style:name="T481" style:family="text">
      <style:text-properties officeooo:rsid="023156eb"/>
    </style:style>
    <style:style style:name="T482" style:family="text">
      <style:text-properties officeooo:rsid="02346dda"/>
    </style:style>
    <style:style style:name="T483" style:family="text">
      <style:text-properties officeooo:rsid="0234e610"/>
    </style:style>
    <style:style style:name="T484" style:family="text">
      <style:text-properties officeooo:rsid="0236caa0"/>
    </style:style>
    <style:style style:name="T485" style:family="text">
      <style:text-properties officeooo:rsid="0238a0c1"/>
    </style:style>
    <style:style style:name="T486" style:family="text">
      <style:text-properties officeooo:rsid="023c1eef"/>
    </style:style>
    <style:style style:name="T487" style:family="text">
      <style:text-properties officeooo:rsid="02452f56"/>
    </style:style>
    <style:style style:name="T488" style:family="text">
      <style:text-properties officeooo:rsid="02488961"/>
    </style:style>
    <style:style style:name="T489" style:family="text">
      <style:text-properties officeooo:rsid="024f2f8b"/>
    </style:style>
    <style:style style:name="T490" style:family="text">
      <style:text-properties officeooo:rsid="024fab84"/>
    </style:style>
    <style:style style:name="T491" style:family="text">
      <style:text-properties officeooo:rsid="025034c1"/>
    </style:style>
    <style:style style:name="T492" style:family="text">
      <style:text-properties officeooo:rsid="02521c80"/>
    </style:style>
    <style:style style:name="T493" style:family="text">
      <style:text-properties officeooo:rsid="025263b0"/>
    </style:style>
    <style:style style:name="T494" style:family="text">
      <style:text-properties officeooo:rsid="0252c0d9"/>
    </style:style>
    <style:style style:name="T495" style:family="text">
      <style:text-properties officeooo:rsid="02558e71"/>
    </style:style>
    <style:style style:name="T496" style:family="text">
      <style:text-properties officeooo:rsid="0256a7ad"/>
    </style:style>
    <style:style style:name="T497" style:family="text">
      <style:text-properties officeooo:rsid="025733ac"/>
    </style:style>
    <style:style style:name="T498" style:family="text">
      <style:text-properties officeooo:rsid="025b68ab"/>
    </style:style>
    <style:style style:name="T499" style:family="text">
      <style:text-properties officeooo:rsid="025d5ec0"/>
    </style:style>
    <style:style style:name="T500" style:family="text">
      <style:text-properties officeooo:rsid="025e6aad"/>
    </style:style>
    <style:style style:name="T501" style:family="text">
      <style:text-properties officeooo:rsid="0260251c"/>
    </style:style>
    <style:style style:name="T502" style:family="text">
      <style:text-properties officeooo:rsid="0261a422"/>
    </style:style>
    <style:style style:name="T503" style:family="text">
      <style:text-properties officeooo:rsid="02627cb6"/>
    </style:style>
    <style:style style:name="T504" style:family="text">
      <style:text-properties officeooo:rsid="02635bff"/>
    </style:style>
    <style:style style:name="T505" style:family="text">
      <style:text-properties officeooo:rsid="02643c7c"/>
    </style:style>
    <style:style style:name="T506" style:family="text">
      <style:text-properties officeooo:rsid="02646268"/>
    </style:style>
    <style:style style:name="T507" style:family="text">
      <style:text-properties officeooo:rsid="02671a5f"/>
    </style:style>
    <style:style style:name="T508" style:family="text">
      <style:text-properties officeooo:rsid="02671da7"/>
    </style:style>
    <style:style style:name="T509" style:family="text">
      <style:text-properties officeooo:rsid="026a2277"/>
    </style:style>
    <style:style style:name="T510" style:family="text">
      <style:text-properties officeooo:rsid="026b7986"/>
    </style:style>
    <style:style style:name="T511" style:family="text">
      <style:text-properties officeooo:rsid="026bc93d"/>
    </style:style>
    <style:style style:name="T512" style:family="text">
      <style:text-properties officeooo:rsid="026f1c88"/>
    </style:style>
    <style:style style:name="T513" style:family="text">
      <style:text-properties officeooo:rsid="0270252b"/>
    </style:style>
    <style:style style:name="T514" style:family="text">
      <style:text-properties officeooo:rsid="02718bbd"/>
    </style:style>
    <style:style style:name="T515" style:family="text">
      <style:text-properties officeooo:rsid="02730b4e"/>
    </style:style>
    <style:style style:name="T516" style:family="text">
      <style:text-properties officeooo:rsid="027768aa"/>
    </style:style>
    <style:style style:name="T517" style:family="text">
      <style:text-properties officeooo:rsid="02795e1e"/>
    </style:style>
    <style:style style:name="T518" style:family="text">
      <style:text-properties officeooo:rsid="027b0a31"/>
    </style:style>
    <style:style style:name="T519" style:family="text">
      <style:text-properties officeooo:rsid="027c28b2"/>
    </style:style>
    <style:style style:name="T520" style:family="text">
      <style:text-properties officeooo:rsid="02878ad6"/>
    </style:style>
    <style:style style:name="T521" style:family="text">
      <style:text-properties officeooo:rsid="02879adf"/>
    </style:style>
    <style:style style:name="T522" style:family="text">
      <style:text-properties officeooo:rsid="0288b407"/>
    </style:style>
    <style:style style:name="T523" style:family="text">
      <style:text-properties officeooo:rsid="028a8a52"/>
    </style:style>
    <style:style style:name="T524" style:family="text">
      <style:text-properties officeooo:rsid="02908691"/>
    </style:style>
    <style:style style:name="T525" style:family="text">
      <style:text-properties officeooo:rsid="0295f535"/>
    </style:style>
    <style:style style:name="T526" style:family="text">
      <style:text-properties officeooo:rsid="0296a856"/>
    </style:style>
    <style:style style:name="T527" style:family="text">
      <style:text-properties officeooo:rsid="0297e1a1"/>
    </style:style>
    <style:style style:name="T528" style:family="text">
      <style:text-properties officeooo:rsid="0298089f"/>
    </style:style>
    <style:style style:name="T529" style:family="text">
      <style:text-properties officeooo:rsid="02980c5f"/>
    </style:style>
    <style:style style:name="T530" style:family="text">
      <style:text-properties officeooo:rsid="0298ed85"/>
    </style:style>
    <style:style style:name="T531" style:family="text">
      <style:text-properties officeooo:rsid="029ae404"/>
    </style:style>
    <style:style style:name="T532" style:family="text">
      <style:text-properties officeooo:rsid="029d6e7a"/>
    </style:style>
    <style:style style:name="T533" style:family="text">
      <style:text-properties officeooo:rsid="02a1753c"/>
    </style:style>
    <style:style style:name="T534" style:family="text">
      <style:text-properties officeooo:rsid="02a264ea"/>
    </style:style>
    <style:style style:name="T535" style:family="text">
      <style:text-properties officeooo:rsid="02a35473"/>
    </style:style>
    <style:style style:name="T536" style:family="text">
      <style:text-properties officeooo:rsid="02a4ac4e"/>
    </style:style>
    <style:style style:name="T537" style:family="text">
      <style:text-properties officeooo:rsid="02a566ce"/>
    </style:style>
    <style:style style:name="T538" style:family="text">
      <style:text-properties officeooo:rsid="02a5a991"/>
    </style:style>
    <style:style style:name="T539" style:family="text">
      <style:text-properties officeooo:rsid="02a7053f"/>
    </style:style>
    <style:style style:name="T540" style:family="text">
      <style:text-properties officeooo:rsid="02a76a98"/>
    </style:style>
    <style:style style:name="T541" style:family="text">
      <style:text-properties officeooo:rsid="02a7c9de"/>
    </style:style>
    <style:style style:name="T542" style:family="text">
      <style:text-properties officeooo:rsid="02ac0068"/>
    </style:style>
    <style:style style:name="T543" style:family="text">
      <style:text-properties officeooo:rsid="02afd014"/>
    </style:style>
    <style:style style:name="T544" style:family="text">
      <style:text-properties officeooo:rsid="02b0f4c7"/>
    </style:style>
    <style:style style:name="T545" style:family="text">
      <style:text-properties officeooo:rsid="02b19450"/>
    </style:style>
    <style:style style:name="T546" style:family="text">
      <style:text-properties officeooo:rsid="02b1db0e"/>
    </style:style>
    <style:style style:name="T547" style:family="text">
      <style:text-properties officeooo:rsid="02b382c2"/>
    </style:style>
    <style:style style:name="T548" style:family="text">
      <style:text-properties officeooo:rsid="02b4549a"/>
    </style:style>
    <style:style style:name="T549" style:family="text">
      <style:text-properties officeooo:rsid="02b4bfc4"/>
    </style:style>
    <style:style style:name="T550" style:family="text">
      <style:text-properties officeooo:rsid="02b4d5ec"/>
    </style:style>
    <style:style style:name="T551" style:family="text">
      <style:text-properties officeooo:rsid="02b55246"/>
    </style:style>
    <style:style style:name="T552" style:family="text">
      <style:text-properties officeooo:rsid="02b664f3"/>
    </style:style>
    <style:style style:name="T553" style:family="text">
      <style:text-properties officeooo:rsid="02b6e6af"/>
    </style:style>
    <style:style style:name="T554" style:family="text">
      <style:text-properties officeooo:rsid="02b8e259"/>
    </style:style>
    <style:style style:name="T555" style:family="text">
      <style:text-properties officeooo:rsid="02bb8a29"/>
    </style:style>
    <style:style style:name="T556" style:family="text">
      <style:text-properties officeooo:rsid="02bd533b"/>
    </style:style>
    <style:style style:name="T557" style:family="text">
      <style:text-properties officeooo:rsid="02bde3ef"/>
    </style:style>
    <style:style style:name="T558" style:family="text">
      <style:text-properties officeooo:rsid="02be9e1c"/>
    </style:style>
    <style:style style:name="T559" style:family="text">
      <style:text-properties officeooo:rsid="02c0e603"/>
    </style:style>
    <style:style style:name="T560" style:family="text">
      <style:text-properties officeooo:rsid="02c14b90"/>
    </style:style>
    <style:style style:name="T561" style:family="text">
      <style:text-properties officeooo:rsid="02c1e3ec"/>
    </style:style>
    <style:style style:name="T562" style:family="text">
      <style:text-properties officeooo:rsid="02c328e5"/>
    </style:style>
    <style:style style:name="T563" style:family="text">
      <style:text-properties officeooo:rsid="02c7a652"/>
    </style:style>
    <style:style style:name="T564" style:family="text">
      <style:text-properties officeooo:rsid="02ca796d"/>
    </style:style>
    <style:style style:name="T565" style:family="text">
      <style:text-properties officeooo:rsid="02cba12e"/>
    </style:style>
    <style:style style:name="T566" style:family="text">
      <style:text-properties officeooo:rsid="02cbd521"/>
    </style:style>
    <style:style style:name="T567" style:family="text">
      <style:text-properties officeooo:rsid="02ccde7e"/>
    </style:style>
    <style:style style:name="T568" style:family="text">
      <style:text-properties officeooo:rsid="02cf3693"/>
    </style:style>
    <style:style style:name="T569" style:family="text">
      <style:text-properties officeooo:rsid="02d07c1f"/>
    </style:style>
    <style:style style:name="T570" style:family="text">
      <style:text-properties officeooo:rsid="02d26332"/>
    </style:style>
    <style:style style:name="T571" style:family="text">
      <style:text-properties officeooo:rsid="02d4463d"/>
    </style:style>
    <style:style style:name="T572" style:family="text">
      <style:text-properties officeooo:rsid="02d5db6f"/>
    </style:style>
    <style:style style:name="T573" style:family="text">
      <style:text-properties officeooo:rsid="02d74f4b"/>
    </style:style>
    <style:style style:name="T574" style:family="text">
      <style:text-properties officeooo:rsid="02d969a9"/>
    </style:style>
    <style:style style:name="T575" style:family="text">
      <style:text-properties officeooo:rsid="02dfc0e6"/>
    </style:style>
    <style:style style:name="T576" style:family="text">
      <style:text-properties officeooo:rsid="02e34de9"/>
    </style:style>
    <style:style style:name="T577" style:family="text">
      <style:text-properties officeooo:rsid="02e3fa67"/>
    </style:style>
    <style:style style:name="T578" style:family="text">
      <style:text-properties officeooo:rsid="02e4a0be"/>
    </style:style>
    <style:style style:name="T579" style:family="text">
      <style:text-properties officeooo:rsid="02e4f8cf"/>
    </style:style>
    <style:style style:name="T580" style:family="text">
      <style:text-properties officeooo:rsid="02e656b9"/>
    </style:style>
    <style:style style:name="T581" style:family="text">
      <style:text-properties officeooo:rsid="02e9a5e6"/>
    </style:style>
    <style:style style:name="T582" style:family="text">
      <style:text-properties officeooo:rsid="02eb138c"/>
    </style:style>
    <style:style style:name="T583" style:family="text">
      <style:text-properties officeooo:rsid="02eb4a28"/>
    </style:style>
    <style:style style:name="T584" style:family="text">
      <style:text-properties officeooo:rsid="02ecbdc5"/>
    </style:style>
    <style:style style:name="T585" style:family="text">
      <style:text-properties officeooo:rsid="02edeb3c"/>
    </style:style>
    <style:style style:name="T586" style:family="text">
      <style:text-properties officeooo:rsid="02ee928f"/>
    </style:style>
    <style:style style:name="T587" style:family="text">
      <style:text-properties officeooo:rsid="02eef042"/>
    </style:style>
    <style:style style:name="T588" style:family="text">
      <style:text-properties officeooo:rsid="02f01ecf"/>
    </style:style>
    <style:style style:name="T589" style:family="text">
      <style:text-properties officeooo:rsid="02f0d7de"/>
    </style:style>
    <style:style style:name="T590" style:family="text">
      <style:text-properties officeooo:rsid="02f2102f"/>
    </style:style>
    <style:style style:name="T591" style:family="text">
      <style:text-properties officeooo:rsid="02f36e6e"/>
    </style:style>
    <style:style style:name="T592" style:family="text">
      <style:text-properties officeooo:rsid="02f3c198"/>
    </style:style>
    <style:style style:name="T593" style:family="text">
      <style:text-properties officeooo:rsid="02f4b119"/>
    </style:style>
    <style:style style:name="T594" style:family="text">
      <style:text-properties officeooo:rsid="02f87584"/>
    </style:style>
    <style:style style:name="T595" style:family="text">
      <style:text-properties officeooo:rsid="02f8882b"/>
    </style:style>
    <style:style style:name="T596" style:family="text">
      <style:text-properties officeooo:rsid="02fa7d3c"/>
    </style:style>
    <style:style style:name="T597" style:family="text">
      <style:text-properties officeooo:rsid="02fc56dd"/>
    </style:style>
    <style:style style:name="T598" style:family="text">
      <style:text-properties officeooo:rsid="02fc69b2"/>
    </style:style>
    <style:style style:name="T599" style:family="text">
      <style:text-properties officeooo:rsid="02fe23d6"/>
    </style:style>
    <style:style style:name="T600" style:family="text">
      <style:text-properties officeooo:rsid="02ffce7e"/>
    </style:style>
    <style:style style:name="T601" style:family="text">
      <style:text-properties officeooo:rsid="0300b065"/>
    </style:style>
    <style:style style:name="T602" style:family="text">
      <style:text-properties officeooo:rsid="0300dd56"/>
    </style:style>
    <style:style style:name="T603" style:family="text">
      <style:text-properties officeooo:rsid="0302533d"/>
    </style:style>
    <style:style style:name="T604" style:family="text">
      <style:text-properties officeooo:rsid="03043eea"/>
    </style:style>
    <style:style style:name="T605" style:family="text">
      <style:text-properties officeooo:rsid="0305fbc2"/>
    </style:style>
    <style:style style:name="T606" style:family="text">
      <style:text-properties officeooo:rsid="0309b411"/>
    </style:style>
    <style:style style:name="T607" style:family="text">
      <style:text-properties officeooo:rsid="030b08dc"/>
    </style:style>
    <style:style style:name="T608" style:family="text">
      <style:text-properties officeooo:rsid="030cdbe3"/>
    </style:style>
    <style:style style:name="T609" style:family="text">
      <style:text-properties officeooo:rsid="030d2ce2"/>
    </style:style>
    <style:style style:name="T610" style:family="text">
      <style:text-properties officeooo:rsid="03149a31"/>
    </style:style>
    <style:style style:name="T611" style:family="text">
      <style:text-properties officeooo:rsid="03198c24"/>
    </style:style>
    <style:style style:name="T612" style:family="text">
      <style:text-properties officeooo:rsid="031ad210"/>
    </style:style>
    <style:style style:name="T613" style:family="text">
      <style:text-properties officeooo:rsid="031b9c14"/>
    </style:style>
    <style:style style:name="T614" style:family="text">
      <style:text-properties officeooo:rsid="031d78b7"/>
    </style:style>
    <style:style style:name="T615" style:family="text">
      <style:text-properties officeooo:rsid="03243bae"/>
    </style:style>
    <style:style style:name="T616" style:family="text">
      <style:text-properties officeooo:rsid="0325f835"/>
    </style:style>
    <style:style style:name="T617" style:family="text">
      <style:text-properties officeooo:rsid="03261121"/>
    </style:style>
    <style:style style:name="T618" style:family="text">
      <style:text-properties officeooo:rsid="032e99c1"/>
    </style:style>
    <style:style style:name="T619" style:family="text">
      <style:text-properties officeooo:rsid="03302bcd"/>
    </style:style>
    <style:style style:name="T620" style:family="text">
      <style:text-properties officeooo:rsid="0330a920"/>
    </style:style>
    <style:style style:name="T621" style:family="text">
      <style:text-properties officeooo:rsid="0331bebe"/>
    </style:style>
    <style:style style:name="T622" style:family="text">
      <style:text-properties officeooo:rsid="03333400"/>
    </style:style>
    <style:style style:name="T623" style:family="text">
      <style:text-properties officeooo:rsid="0334d0f0"/>
    </style:style>
    <style:style style:name="T624" style:family="text">
      <style:text-properties officeooo:rsid="0336cc94"/>
    </style:style>
    <style:style style:name="T625" style:family="text">
      <style:text-properties officeooo:rsid="033cee12"/>
    </style:style>
    <style:style style:name="T626" style:family="text">
      <style:text-properties officeooo:rsid="033e0ad0"/>
    </style:style>
    <style:style style:name="T627" style:family="text">
      <style:text-properties officeooo:rsid="033ea179"/>
    </style:style>
    <style:style style:name="T628" style:family="text">
      <style:text-properties officeooo:rsid="03407307"/>
    </style:style>
    <style:style style:name="T629" style:family="text">
      <style:text-properties officeooo:rsid="03413eef"/>
    </style:style>
    <style:style style:name="T630" style:family="text">
      <style:text-properties officeooo:rsid="03425550"/>
    </style:style>
    <style:style style:name="T631" style:family="text">
      <style:text-properties officeooo:rsid="034369b6"/>
    </style:style>
    <style:style style:name="T632" style:family="text">
      <style:text-properties officeooo:rsid="03454cb9"/>
    </style:style>
    <style:style style:name="T633" style:family="text">
      <style:text-properties officeooo:rsid="0346fc20"/>
    </style:style>
    <style:style style:name="T634" style:family="text">
      <style:text-properties officeooo:rsid="034774d8"/>
    </style:style>
    <style:style style:name="T635" style:family="text">
      <style:text-properties officeooo:rsid="03482082"/>
    </style:style>
    <style:style style:name="T636" style:family="text">
      <style:text-properties officeooo:rsid="03493afb"/>
    </style:style>
    <style:style style:name="T637" style:family="text">
      <style:text-properties officeooo:rsid="034f7952"/>
    </style:style>
    <style:style style:name="T638" style:family="text">
      <style:text-properties officeooo:rsid="03504ad3"/>
    </style:style>
    <style:style style:name="T639" style:family="text">
      <style:text-properties officeooo:rsid="035106f2"/>
    </style:style>
    <style:style style:name="T640" style:family="text">
      <style:text-properties officeooo:rsid="03522ac9"/>
    </style:style>
    <style:style style:name="T641" style:family="text">
      <style:text-properties officeooo:rsid="035330a7"/>
    </style:style>
    <style:style style:name="T642" style:family="text">
      <style:text-properties officeooo:rsid="035703b7"/>
    </style:style>
    <style:style style:name="T643" style:family="text">
      <style:text-properties officeooo:rsid="035742a2"/>
    </style:style>
    <style:style style:name="T644" style:family="text">
      <style:text-properties officeooo:rsid="03586ded"/>
    </style:style>
    <style:style style:name="T645" style:family="text">
      <style:text-properties officeooo:rsid="03587121"/>
    </style:style>
    <style:style style:name="T646" style:family="text">
      <style:text-properties officeooo:rsid="0358da6f"/>
    </style:style>
    <style:style style:name="T647" style:family="text">
      <style:text-properties officeooo:rsid="035b6cc4"/>
    </style:style>
    <style:style style:name="T648" style:family="text">
      <style:text-properties officeooo:rsid="035fd704"/>
    </style:style>
    <style:style style:name="T649" style:family="text">
      <style:text-properties officeooo:rsid="03606def"/>
    </style:style>
    <style:style style:name="T650" style:family="text">
      <style:text-properties officeooo:rsid="0362208b"/>
    </style:style>
    <style:style style:name="T651" style:family="text">
      <style:text-properties officeooo:rsid="03627098"/>
    </style:style>
    <style:style style:name="T652" style:family="text">
      <style:text-properties officeooo:rsid="0363d2e3"/>
    </style:style>
    <style:style style:name="T653" style:family="text">
      <style:text-properties officeooo:rsid="0363df91"/>
    </style:style>
    <style:style style:name="T654" style:family="text">
      <style:text-properties officeooo:rsid="0365793d"/>
    </style:style>
    <style:style style:name="T655" style:family="text">
      <style:text-properties officeooo:rsid="0369a644"/>
    </style:style>
    <style:style style:name="T656" style:family="text">
      <style:text-properties officeooo:rsid="036ba11d"/>
    </style:style>
    <style:style style:name="T657" style:family="text">
      <style:text-properties officeooo:rsid="036d0ee8"/>
    </style:style>
    <style:style style:name="T658" style:family="text">
      <style:text-properties officeooo:rsid="036d3784"/>
    </style:style>
    <style:style style:name="T659" style:family="text">
      <style:text-properties officeooo:rsid="036eccb3"/>
    </style:style>
    <style:style style:name="T660" style:family="text">
      <style:text-properties officeooo:rsid="036f15eb"/>
    </style:style>
    <style:style style:name="T661" style:family="text">
      <style:text-properties officeooo:rsid="036f70a2"/>
    </style:style>
    <style:style style:name="T662" style:family="text">
      <style:text-properties officeooo:rsid="0370429c"/>
    </style:style>
    <style:style style:name="T663" style:family="text">
      <style:text-properties officeooo:rsid="03712d9e"/>
    </style:style>
    <style:style style:name="T664" style:family="text">
      <style:text-properties officeooo:rsid="03715ea6"/>
    </style:style>
    <style:style style:name="T665" style:family="text">
      <style:text-properties officeooo:rsid="03726ab2"/>
    </style:style>
    <style:style style:name="T666" style:family="text">
      <style:text-properties officeooo:rsid="0372eddb"/>
    </style:style>
    <style:style style:name="T667" style:family="text">
      <style:text-properties officeooo:rsid="037a05d9"/>
    </style:style>
    <style:style style:name="T668" style:family="text">
      <style:text-properties officeooo:rsid="037b95f9"/>
    </style:style>
    <style:style style:name="T669" style:family="text">
      <style:text-properties officeooo:rsid="037c4df0"/>
    </style:style>
    <style:style style:name="T670" style:family="text">
      <style:text-properties officeooo:rsid="037e0b9d"/>
    </style:style>
    <style:style style:name="T671" style:family="text">
      <style:text-properties officeooo:rsid="037ee911"/>
    </style:style>
    <style:style style:name="T672" style:family="text">
      <style:text-properties officeooo:rsid="03813c17"/>
    </style:style>
    <style:style style:name="T673" style:family="text">
      <style:text-properties officeooo:rsid="0381877c"/>
    </style:style>
    <style:style style:name="T674" style:family="text">
      <style:text-properties officeooo:rsid="0382470e"/>
    </style:style>
    <style:style style:name="T675" style:family="text">
      <style:text-properties officeooo:rsid="03828b9e"/>
    </style:style>
    <style:style style:name="T676" style:family="text">
      <style:text-properties officeooo:rsid="0382d7c9"/>
    </style:style>
    <style:style style:name="T677" style:family="text">
      <style:text-properties officeooo:rsid="03830c5e"/>
    </style:style>
    <style:style style:name="T678" style:family="text">
      <style:text-properties officeooo:rsid="03884436"/>
    </style:style>
    <style:style style:name="T679" style:family="text">
      <style:text-properties officeooo:rsid="0389d56e"/>
    </style:style>
    <style:style style:name="T680" style:family="text">
      <style:text-properties officeooo:rsid="038c872c"/>
    </style:style>
    <style:style style:name="T681" style:family="text">
      <style:text-properties officeooo:rsid="038cc164"/>
    </style:style>
    <style:style style:name="T682" style:family="text">
      <style:text-properties officeooo:rsid="038e88e6"/>
    </style:style>
    <style:style style:name="T683" style:family="text">
      <style:text-properties officeooo:rsid="039443d4"/>
    </style:style>
    <style:style style:name="T684" style:family="text">
      <style:text-properties officeooo:rsid="039598d9"/>
    </style:style>
    <style:style style:name="T685" style:family="text">
      <style:text-properties officeooo:rsid="0396563a"/>
    </style:style>
    <style:style style:name="T686" style:family="text">
      <style:text-properties officeooo:rsid="0396662b"/>
    </style:style>
    <style:style style:name="T687" style:family="text">
      <style:text-properties officeooo:rsid="03981751"/>
    </style:style>
    <style:style style:name="T688" style:family="text">
      <style:text-properties officeooo:rsid="0399c3b6"/>
    </style:style>
    <style:style style:name="T689" style:family="text">
      <style:text-properties officeooo:rsid="039a40d8"/>
    </style:style>
    <style:style style:name="T690" style:family="text">
      <style:text-properties officeooo:rsid="039d250a"/>
    </style:style>
    <style:style style:name="T691" style:family="text">
      <style:text-properties officeooo:rsid="039f47e6"/>
    </style:style>
    <style:style style:name="T692" style:family="text">
      <style:text-properties officeooo:rsid="03a10ed1"/>
    </style:style>
    <style:style style:name="T693" style:family="text">
      <style:text-properties officeooo:rsid="03a2e6d1"/>
    </style:style>
    <style:style style:name="T694" style:family="text">
      <style:text-properties officeooo:rsid="03aa4254"/>
    </style:style>
    <style:style style:name="T695" style:family="text">
      <style:text-properties officeooo:rsid="03aa709f"/>
    </style:style>
    <style:style style:name="T696" style:family="text">
      <style:text-properties officeooo:rsid="03ac6eac"/>
    </style:style>
    <style:style style:name="T697" style:family="text">
      <style:text-properties officeooo:rsid="03b01460"/>
    </style:style>
    <style:style style:name="T698" style:family="text">
      <style:text-properties officeooo:rsid="03b1e4da"/>
    </style:style>
    <style:style style:name="T699" style:family="text">
      <style:text-properties officeooo:rsid="03b71f32"/>
    </style:style>
    <style:style style:name="T700" style:family="text">
      <style:text-properties officeooo:rsid="03b7837a"/>
    </style:style>
    <style:style style:name="T701" style:family="text">
      <style:text-properties officeooo:rsid="03b88c30"/>
    </style:style>
    <style:style style:name="T702" style:family="text">
      <style:text-properties officeooo:rsid="03b97bcb"/>
    </style:style>
    <style:style style:name="T703" style:family="text">
      <style:text-properties officeooo:rsid="03badf63"/>
    </style:style>
    <style:style style:name="T704" style:family="text">
      <style:text-properties officeooo:rsid="03c0515b"/>
    </style:style>
    <style:style style:name="T705" style:family="text">
      <style:text-properties officeooo:rsid="03c0ee0d"/>
    </style:style>
    <style:style style:name="T706" style:family="text">
      <style:text-properties officeooo:rsid="03c1b35d"/>
    </style:style>
    <style:style style:name="T707" style:family="text">
      <style:text-properties officeooo:rsid="03c3a60b"/>
    </style:style>
    <style:style style:name="T708" style:family="text">
      <style:text-properties officeooo:rsid="03c4eae3"/>
    </style:style>
    <style:style style:name="T709" style:family="text">
      <style:text-properties officeooo:rsid="03c8334e"/>
    </style:style>
    <style:style style:name="T710" style:family="text">
      <style:text-properties officeooo:rsid="03ca92eb"/>
    </style:style>
    <style:style style:name="T711" style:family="text">
      <style:text-properties officeooo:rsid="03cc7c39"/>
    </style:style>
    <style:style style:name="T712" style:family="text">
      <style:text-properties officeooo:rsid="03cdcb35"/>
    </style:style>
    <style:style style:name="T713" style:family="text">
      <style:text-properties officeooo:rsid="03ce18af"/>
    </style:style>
    <style:style style:name="T714" style:family="text">
      <style:text-properties officeooo:rsid="03ce4bbd"/>
    </style:style>
    <style:style style:name="T715" style:family="text">
      <style:text-properties officeooo:rsid="03cf43ae"/>
    </style:style>
    <style:style style:name="T716" style:family="text">
      <style:text-properties officeooo:rsid="03d13bf1"/>
    </style:style>
    <style:style style:name="T717" style:family="text">
      <style:text-properties officeooo:rsid="03d814ba"/>
    </style:style>
    <style:style style:name="T718" style:family="text">
      <style:text-properties officeooo:rsid="03d98814"/>
    </style:style>
    <style:style style:name="T719" style:family="text">
      <style:text-properties officeooo:rsid="03da51e7"/>
    </style:style>
    <style:style style:name="T720" style:family="text">
      <style:text-properties officeooo:rsid="03db227b"/>
    </style:style>
    <style:style style:name="T721" style:family="text">
      <style:text-properties officeooo:rsid="03dcd7a5"/>
    </style:style>
    <style:style style:name="T722" style:family="text">
      <style:text-properties officeooo:rsid="03e134a0"/>
    </style:style>
    <style:style style:name="T723" style:family="text">
      <style:text-properties officeooo:rsid="03e32e1f"/>
    </style:style>
    <style:style style:name="T724" style:family="text">
      <style:text-properties officeooo:rsid="03e40064"/>
    </style:style>
    <style:style style:name="T725" style:family="text">
      <style:text-properties officeooo:rsid="03e46b66"/>
    </style:style>
    <style:style style:name="T726" style:family="text">
      <style:text-properties officeooo:rsid="03e854ff"/>
    </style:style>
    <style:style style:name="T727" style:family="text">
      <style:text-properties officeooo:rsid="03ec81f4"/>
    </style:style>
    <style:style style:name="T728" style:family="text">
      <style:text-properties officeooo:rsid="03ed2c2a"/>
    </style:style>
    <style:style style:name="T729" style:family="text">
      <style:text-properties officeooo:rsid="03eddf09"/>
    </style:style>
    <style:style style:name="T730" style:family="text">
      <style:text-properties officeooo:rsid="03f0c881"/>
    </style:style>
    <style:style style:name="T731" style:family="text">
      <style:text-properties officeooo:rsid="03f1026c"/>
    </style:style>
    <style:style style:name="T732" style:family="text">
      <style:text-properties officeooo:rsid="03f18848"/>
    </style:style>
    <style:style style:name="T733" style:family="text">
      <style:text-properties officeooo:rsid="03f1b418"/>
    </style:style>
    <style:style style:name="T734" style:family="text">
      <style:text-properties officeooo:rsid="03f1bbba"/>
    </style:style>
    <style:style style:name="T735" style:family="text">
      <style:text-properties officeooo:rsid="03f2f98f"/>
    </style:style>
    <style:style style:name="T736" style:family="text">
      <style:text-properties officeooo:rsid="03f55b51"/>
    </style:style>
    <style:style style:name="T737" style:family="text">
      <style:text-properties officeooo:rsid="03f56f8e"/>
    </style:style>
    <style:style style:name="T738" style:family="text">
      <style:text-properties officeooo:rsid="03f8fe3a"/>
    </style:style>
    <style:style style:name="T739" style:family="text">
      <style:text-properties officeooo:rsid="03fa711e"/>
    </style:style>
    <style:style style:name="T740" style:family="text">
      <style:text-properties officeooo:rsid="03fb105b"/>
    </style:style>
    <style:style style:name="T741" style:family="text">
      <style:text-properties officeooo:rsid="03fc755c"/>
    </style:style>
    <style:style style:name="T742" style:family="text">
      <style:text-properties officeooo:rsid="0400e491"/>
    </style:style>
    <style:style style:name="T743" style:family="text">
      <style:text-properties officeooo:rsid="0404ccc5"/>
    </style:style>
    <style:style style:name="T744" style:family="text">
      <style:text-properties officeooo:rsid="0405a0ba"/>
    </style:style>
    <style:style style:name="T745" style:family="text">
      <style:text-properties officeooo:rsid="0407084d"/>
    </style:style>
    <style:style style:name="T746" style:family="text">
      <style:text-properties officeooo:rsid="040c9c69"/>
    </style:style>
    <style:style style:name="T747" style:family="text">
      <style:text-properties officeooo:rsid="040ccb16"/>
    </style:style>
    <style:style style:name="T748" style:family="text">
      <style:text-properties officeooo:rsid="040e5a20"/>
    </style:style>
    <style:style style:name="T749" style:family="text">
      <style:text-properties officeooo:rsid="040eb043"/>
    </style:style>
    <style:style style:name="T750" style:family="text">
      <style:text-properties officeooo:rsid="04149f5e"/>
    </style:style>
    <style:style style:name="T751" style:family="text">
      <style:text-properties officeooo:rsid="04151f3c"/>
    </style:style>
    <style:style style:name="T752" style:family="text">
      <style:text-properties officeooo:rsid="04171729"/>
    </style:style>
    <style:style style:name="T753" style:family="text">
      <style:text-properties officeooo:rsid="0418d9c2"/>
    </style:style>
    <style:style style:name="T754" style:family="text">
      <style:text-properties officeooo:rsid="041b9953"/>
    </style:style>
    <style:style style:name="T755" style:family="text">
      <style:text-properties officeooo:rsid="042587c8"/>
    </style:style>
    <style:style style:name="T756" style:family="text">
      <style:text-properties officeooo:rsid="0427563f"/>
    </style:style>
    <style:style style:name="T757" style:family="text">
      <style:text-properties officeooo:rsid="0427b137"/>
    </style:style>
    <style:style style:name="T758" style:family="text">
      <style:text-properties officeooo:rsid="0428136b"/>
    </style:style>
    <style:style style:name="T759" style:family="text">
      <style:text-properties officeooo:rsid="0428d5fb"/>
    </style:style>
    <style:style style:name="T760" style:family="text">
      <style:text-properties officeooo:rsid="042abeb6"/>
    </style:style>
    <style:style style:name="T761" style:family="text">
      <style:text-properties officeooo:rsid="0432a9c3"/>
    </style:style>
    <style:style style:name="T762" style:family="text">
      <style:text-properties officeooo:rsid="0432ad10"/>
    </style:style>
    <style:style style:name="T763" style:family="text">
      <style:text-properties officeooo:rsid="04342984"/>
    </style:style>
    <style:style style:name="T764" style:family="text">
      <style:text-properties officeooo:rsid="043480db"/>
    </style:style>
    <style:style style:name="T765" style:family="text">
      <style:text-properties officeooo:rsid="0434f3b9"/>
    </style:style>
    <style:style style:name="T766" style:family="text">
      <style:text-properties officeooo:rsid="0436824e"/>
    </style:style>
    <style:style style:name="T767" style:family="text">
      <style:text-properties officeooo:rsid="0437d143"/>
    </style:style>
    <style:style style:name="T768" style:family="text">
      <style:text-properties officeooo:rsid="043b61b8"/>
    </style:style>
    <style:style style:name="T769" style:family="text">
      <style:text-properties officeooo:rsid="043ca042"/>
    </style:style>
    <style:style style:name="T770" style:family="text">
      <style:text-properties officeooo:rsid="043e481f"/>
    </style:style>
    <style:style style:name="T771" style:family="text">
      <style:text-properties officeooo:rsid="043f9609"/>
    </style:style>
    <style:style style:name="T772" style:family="text">
      <style:text-properties officeooo:rsid="0440e548"/>
    </style:style>
    <style:style style:name="T773" style:family="text">
      <style:text-properties fo:language="none" fo:country="none" officeooo:rsid="043fcb5a" style:language-asian="none" style:country-asian="none"/>
    </style:style>
    <style:style style:name="T774" style:family="text">
      <style:text-properties fo:language="none" fo:country="none" officeooo:rsid="0440e548" style:language-asian="none" style:country-asian="none"/>
    </style:style>
    <style:style style:name="T775" style:family="text">
      <style:text-properties fo:background-color="#ffb66c" loext:char-shading-value="0"/>
    </style:style>
    <style:style style:name="T776" style:family="text">
      <style:text-properties officeooo:rsid="0442b7e4"/>
    </style:style>
    <style:style style:name="T777" style:family="text">
      <style:text-properties officeooo:rsid="03de5d87"/>
    </style:style>
    <style:style style:name="T778" style:family="text">
      <style:text-properties officeooo:rsid="044a7e80"/>
    </style:style>
    <style:style style:name="T779" style:family="text">
      <style:text-properties officeooo:rsid="044ab8c6"/>
    </style:style>
    <style:style style:name="T780" style:family="text">
      <style:text-properties officeooo:rsid="044c3555"/>
    </style:style>
    <style:style style:name="T781" style:family="text">
      <style:text-properties officeooo:rsid="044c9069"/>
    </style:style>
    <style:style style:name="T782" style:family="text">
      <style:text-properties officeooo:rsid="044ccb7c"/>
    </style:style>
    <style:style style:name="T783" style:family="text">
      <style:text-properties officeooo:rsid="044df289"/>
    </style:style>
    <style:style style:name="T784" style:family="text">
      <style:text-properties officeooo:rsid="044e3f9d"/>
    </style:style>
    <style:style style:name="T785" style:family="text">
      <style:text-properties officeooo:rsid="045ae56e"/>
    </style:style>
    <style:style style:name="T786" style:family="text">
      <style:text-properties officeooo:rsid="045b91b2"/>
    </style:style>
    <style:style style:name="T787" style:family="text">
      <style:text-properties officeooo:rsid="045c45d3"/>
    </style:style>
    <style:style style:name="T788" style:family="text">
      <style:text-properties officeooo:rsid="045d385a"/>
    </style:style>
    <style:style style:name="T789" style:family="text">
      <style:text-properties officeooo:rsid="045d5b26"/>
    </style:style>
    <style:style style:name="T790" style:family="text">
      <style:text-properties officeooo:rsid="04602192"/>
    </style:style>
    <style:style style:name="T791" style:family="text">
      <style:text-properties officeooo:rsid="0462e70d"/>
    </style:style>
    <style:style style:name="T792" style:family="text">
      <style:text-properties officeooo:rsid="0464d82e"/>
    </style:style>
    <style:style style:name="T793" style:family="text">
      <style:text-properties officeooo:rsid="04657f66"/>
    </style:style>
    <style:style style:name="T794" style:family="text">
      <style:text-properties officeooo:rsid="04674336"/>
    </style:style>
    <style:style style:name="T795" style:family="text">
      <style:text-properties officeooo:rsid="0467f0ec"/>
    </style:style>
    <style:style style:name="T796" style:family="text">
      <style:text-properties officeooo:rsid="0469d533"/>
    </style:style>
    <style:style style:name="T797" style:family="text">
      <style:text-properties officeooo:rsid="0475ecdf"/>
    </style:style>
    <style:style style:name="T798" style:family="text">
      <style:text-properties officeooo:rsid="047798be"/>
    </style:style>
    <style:style style:name="T799" style:family="text">
      <style:text-properties officeooo:rsid="04798fd6"/>
    </style:style>
    <style:style style:name="T800" style:family="text">
      <style:text-properties officeooo:rsid="047b26d7"/>
    </style:style>
    <style:style style:name="T801" style:family="text">
      <style:text-properties officeooo:rsid="047b584a"/>
    </style:style>
    <style:style style:name="T802" style:family="text">
      <style:text-properties officeooo:rsid="047cb44f"/>
    </style:style>
    <style:style style:name="T803" style:family="text">
      <style:text-properties officeooo:rsid="047e42a9"/>
    </style:style>
    <style:style style:name="T804" style:family="text">
      <style:text-properties officeooo:rsid="047fa473"/>
    </style:style>
    <style:style style:name="T805" style:family="text">
      <style:text-properties officeooo:rsid="04863faf"/>
    </style:style>
    <style:style style:name="T806" style:family="text">
      <style:text-properties officeooo:rsid="048871ef"/>
    </style:style>
    <style:style style:name="T807" style:family="text">
      <style:text-properties officeooo:rsid="0489909c"/>
    </style:style>
    <style:style style:name="T808" style:family="text">
      <style:text-properties officeooo:rsid="048a4248"/>
    </style:style>
    <style:style style:name="T809" style:family="text">
      <style:text-properties officeooo:rsid="048c1f00"/>
    </style:style>
    <style:style style:name="T810" style:family="text">
      <style:text-properties officeooo:rsid="048d3437"/>
    </style:style>
    <style:style style:name="T811" style:family="text">
      <style:text-properties officeooo:rsid="048e18f0"/>
    </style:style>
    <style:style style:name="T812" style:family="text">
      <style:text-properties style:text-position="33% 80%"/>
    </style:style>
    <style:style style:name="T813" style:family="text">
      <style:text-properties officeooo:rsid="0492a977"/>
    </style:style>
    <style:style style:name="T814" style:family="text">
      <style:text-properties officeooo:rsid="04942e6e"/>
    </style:style>
    <style:style style:name="T815" style:family="text">
      <style:text-properties officeooo:rsid="0494c563"/>
    </style:style>
    <style:style style:name="T816" style:family="text">
      <style:text-properties officeooo:rsid="049653be"/>
    </style:style>
    <style:style style:name="T817" style:family="text">
      <style:text-properties officeooo:rsid="04972ff1"/>
    </style:style>
    <style:style style:name="T818" style:family="text">
      <style:text-properties officeooo:rsid="04988d5f"/>
    </style:style>
    <style:style style:name="T819" style:family="text">
      <style:text-properties officeooo:rsid="04990c7b"/>
    </style:style>
    <style:style style:name="T820" style:family="text">
      <style:text-properties officeooo:rsid="04997125"/>
    </style:style>
    <style:style style:name="T821" style:family="text">
      <style:text-properties officeooo:rsid="049982c5"/>
    </style:style>
    <style:style style:name="T822" style:family="text">
      <style:text-properties officeooo:rsid="049b4fe8"/>
    </style:style>
    <style:style style:name="T823" style:family="text">
      <style:text-properties officeooo:rsid="049ceafd"/>
    </style:style>
    <style:style style:name="T824" style:family="text">
      <style:text-properties officeooo:rsid="049e6475"/>
    </style:style>
    <style:style style:name="T825" style:family="text">
      <style:text-properties officeooo:rsid="049ef6d1"/>
    </style:style>
    <style:style style:name="T826" style:family="text">
      <style:text-properties officeooo:rsid="049f84d2"/>
    </style:style>
    <style:style style:name="T827" style:family="text">
      <style:text-properties officeooo:rsid="04a0b4e4"/>
    </style:style>
    <style:style style:name="T828" style:family="text">
      <style:text-properties officeooo:rsid="04a1ccb3"/>
    </style:style>
    <style:style style:name="T829" style:family="text">
      <style:text-properties officeooo:rsid="04a3a63b"/>
    </style:style>
    <style:style style:name="T830" style:family="text">
      <style:text-properties officeooo:rsid="04a4fc42"/>
    </style:style>
    <style:style style:name="T831" style:family="text">
      <style:text-properties officeooo:rsid="04a7fd68"/>
    </style:style>
    <style:style style:name="T832" style:family="text">
      <style:text-properties officeooo:rsid="04b012de"/>
    </style:style>
    <style:style style:name="T833" style:family="text">
      <style:text-properties officeooo:rsid="04b17243"/>
    </style:style>
    <style:style style:name="T834" style:family="text">
      <style:text-properties officeooo:rsid="04b21d0e"/>
    </style:style>
    <style:style style:name="T835" style:family="text">
      <style:text-properties officeooo:rsid="04b36c06"/>
    </style:style>
    <style:style style:name="T836" style:family="text">
      <style:text-properties officeooo:rsid="04b50005"/>
    </style:style>
    <style:style style:name="T837" style:family="text">
      <style:text-properties officeooo:rsid="04b51536"/>
    </style:style>
    <style:style style:name="T838" style:family="text">
      <style:text-properties officeooo:rsid="04b63510"/>
    </style:style>
    <style:style style:name="T839" style:family="text">
      <style:text-properties officeooo:rsid="04b77109"/>
    </style:style>
    <style:style style:name="T840" style:family="text">
      <style:text-properties officeooo:rsid="04b9ad11"/>
    </style:style>
    <style:style style:name="T841" style:family="text">
      <style:text-properties officeooo:rsid="04ba5671"/>
    </style:style>
    <style:style style:name="T842" style:family="text">
      <style:text-properties officeooo:rsid="04bd1a57"/>
    </style:style>
    <style:style style:name="T843" style:family="text">
      <style:text-properties officeooo:rsid="04bee6ef"/>
    </style:style>
    <style:style style:name="T844" style:family="text">
      <style:text-properties officeooo:rsid="04c0d357"/>
    </style:style>
    <style:style style:name="T845" style:family="text">
      <style:text-properties officeooo:rsid="04c2b939"/>
    </style:style>
    <style:style style:name="T846" style:family="text">
      <style:text-properties officeooo:rsid="04c701da"/>
    </style:style>
    <style:style style:name="T847" style:family="text">
      <style:text-properties officeooo:rsid="04c87109"/>
    </style:style>
    <style:style style:name="T848" style:family="text">
      <style:text-properties officeooo:rsid="04c8b3ba"/>
    </style:style>
    <style:style style:name="T849" style:family="text">
      <style:text-properties officeooo:rsid="04d0d658"/>
    </style:style>
    <style:style style:name="T850" style:family="text">
      <style:text-properties officeooo:rsid="04d1f70b"/>
    </style:style>
    <style:style style:name="T851" style:family="text">
      <style:text-properties officeooo:rsid="04d38651"/>
    </style:style>
    <style:style style:name="T852" style:family="text">
      <style:text-properties officeooo:rsid="04d3d7fe"/>
    </style:style>
    <style:style style:name="T853" style:family="text">
      <style:text-properties officeooo:rsid="04d4aa27"/>
    </style:style>
    <style:style style:name="T854" style:family="text">
      <style:text-properties officeooo:rsid="04d5f220"/>
    </style:style>
    <style:style style:name="T855" style:family="text">
      <style:text-properties officeooo:rsid="04d7e0b5"/>
    </style:style>
    <style:style style:name="T856" style:family="text">
      <style:text-properties officeooo:rsid="04dc3a3e"/>
    </style:style>
    <style:style style:name="T857" style:family="text">
      <style:text-properties officeooo:rsid="04dfadc9"/>
    </style:style>
    <style:style style:name="T858" style:family="text">
      <style:text-properties officeooo:rsid="04e3a763"/>
    </style:style>
    <style:style style:name="T859" style:family="text">
      <style:text-properties officeooo:rsid="04e443a1"/>
    </style:style>
    <style:style style:name="T860" style:family="text">
      <style:text-properties officeooo:rsid="04e51b4f"/>
    </style:style>
    <style:style style:name="T861" style:family="text">
      <style:text-properties officeooo:rsid="04e8e481"/>
    </style:style>
    <style:style style:name="T862" style:family="text">
      <style:text-properties officeooo:rsid="04f00989"/>
    </style:style>
    <style:style style:name="T863" style:family="text">
      <style:text-properties officeooo:rsid="04f10637"/>
    </style:style>
    <style:style style:name="T864" style:family="text">
      <style:text-properties officeooo:rsid="04f136b3"/>
    </style:style>
    <style:style style:name="T865" style:family="text">
      <style:text-properties officeooo:rsid="04f47978"/>
    </style:style>
    <style:style style:name="T866" style:family="text">
      <style:text-properties officeooo:rsid="04fa039e"/>
    </style:style>
    <style:style style:name="T867" style:family="text">
      <style:text-properties officeooo:rsid="04fa95b8"/>
    </style:style>
    <style:style style:name="T868" style:family="text">
      <style:text-properties officeooo:rsid="04fa9d01"/>
    </style:style>
    <style:style style:name="T869" style:family="text">
      <style:text-properties officeooo:rsid="05009cb0"/>
    </style:style>
    <style:style style:name="T870" style:family="text">
      <style:text-properties officeooo:rsid="05027f5b"/>
    </style:style>
    <style:style style:name="T871" style:family="text">
      <style:text-properties officeooo:rsid="0502e208"/>
    </style:style>
    <style:style style:name="T872" style:family="text">
      <style:text-properties officeooo:rsid="05042d3d"/>
    </style:style>
    <style:style style:name="T873" style:family="text">
      <style:text-properties officeooo:rsid="05090a06"/>
    </style:style>
    <style:style style:name="T874" style:family="text">
      <style:text-properties officeooo:rsid="050c164b"/>
    </style:style>
    <style:style style:name="T875" style:family="text">
      <style:text-properties officeooo:rsid="051165fe"/>
    </style:style>
    <style:style style:name="T876" style:family="text">
      <style:text-properties officeooo:rsid="0513c61e"/>
    </style:style>
    <style:style style:name="T877" style:family="text">
      <style:text-properties officeooo:rsid="0515be3a"/>
    </style:style>
    <style:style style:name="T878" style:family="text">
      <style:text-properties officeooo:rsid="0518c89e"/>
    </style:style>
    <style:style style:name="T879" style:family="text">
      <style:text-properties officeooo:rsid="051a810e"/>
    </style:style>
    <style:style style:name="T880" style:family="text">
      <style:text-properties officeooo:rsid="051c6c0f"/>
    </style:style>
    <style:style style:name="T881" style:family="text">
      <style:text-properties officeooo:rsid="051cc70a"/>
    </style:style>
    <style:style style:name="T882" style:family="text">
      <style:text-properties officeooo:rsid="051e7b28"/>
    </style:style>
    <style:style style:name="T883" style:family="text">
      <style:text-properties officeooo:rsid="051edbb1"/>
    </style:style>
    <style:style style:name="T884" style:family="text">
      <style:text-properties officeooo:rsid="05213205"/>
    </style:style>
    <style:style style:name="T885" style:family="text">
      <style:text-properties officeooo:rsid="05230312"/>
    </style:style>
    <style:style style:name="T886" style:family="text">
      <style:text-properties officeooo:rsid="05249d9a"/>
    </style:style>
    <style:style style:name="T887" style:family="text">
      <style:text-properties officeooo:rsid="05250e27"/>
    </style:style>
    <style:style style:name="T888" style:family="text">
      <style:text-properties officeooo:rsid="0529f6f7"/>
    </style:style>
    <style:style style:name="T889" style:family="text">
      <style:text-properties officeooo:rsid="052cd292"/>
    </style:style>
    <style:style style:name="T890" style:family="text">
      <style:text-properties officeooo:rsid="052f488d"/>
    </style:style>
    <style:style style:name="T891" style:family="text">
      <style:text-properties officeooo:rsid="05307072"/>
    </style:style>
    <style:style style:name="T892" style:family="text">
      <style:text-properties officeooo:rsid="0530cd19"/>
    </style:style>
    <style:style style:name="T893" style:family="text">
      <style:text-properties officeooo:rsid="0536b90b"/>
    </style:style>
    <style:style style:name="T894" style:family="text">
      <style:text-properties officeooo:rsid="05388cff"/>
    </style:style>
    <style:style style:name="T895" style:family="text">
      <style:text-properties officeooo:rsid="053c7240"/>
    </style:style>
    <style:style style:name="T896" style:family="text">
      <style:text-properties officeooo:rsid="053defb0"/>
    </style:style>
    <style:style style:name="T897" style:family="text">
      <style:text-properties officeooo:rsid="053f414d"/>
    </style:style>
    <style:style style:name="T898" style:family="text">
      <style:text-properties officeooo:rsid="0545cd11"/>
    </style:style>
    <style:style style:name="T899" style:family="text">
      <style:text-properties officeooo:rsid="05471fe2"/>
    </style:style>
    <style:style style:name="T900" style:family="text">
      <style:text-properties officeooo:rsid="05488d65"/>
    </style:style>
    <style:style style:name="T901" style:family="text">
      <style:text-properties officeooo:rsid="0549dbb8"/>
    </style:style>
    <style:style style:name="T902" style:family="text">
      <style:text-properties officeooo:rsid="054f6b11"/>
    </style:style>
    <style:style style:name="T903" style:family="text">
      <style:text-properties officeooo:rsid="0552ba6e"/>
    </style:style>
    <style:style style:name="T904" style:family="text">
      <style:text-properties officeooo:rsid="055702f2"/>
    </style:style>
    <style:style style:name="T905" style:family="text">
      <style:text-properties officeooo:rsid="0557063a"/>
    </style:style>
    <style:style style:name="T906" style:family="text">
      <style:text-properties officeooo:rsid="0557be57"/>
    </style:style>
    <style:style style:name="T907" style:family="text">
      <style:text-properties officeooo:rsid="055dfe08"/>
    </style:style>
    <style:style style:name="T908" style:family="text">
      <style:text-properties officeooo:rsid="055ff25b"/>
    </style:style>
    <style:style style:name="T909" style:family="text">
      <style:text-properties officeooo:rsid="05606217"/>
    </style:style>
    <style:style style:name="T910" style:family="text">
      <style:text-properties officeooo:rsid="0562328d"/>
    </style:style>
    <style:style style:name="T911" style:family="text">
      <style:text-properties officeooo:rsid="056bf9fe"/>
    </style:style>
    <style:style style:name="T912" style:family="text">
      <style:text-properties officeooo:rsid="056c7577"/>
    </style:style>
    <style:style style:name="T913" style:family="text">
      <style:text-properties officeooo:rsid="056e61a2"/>
    </style:style>
    <style:style style:name="T914" style:family="text">
      <style:text-properties officeooo:rsid="0574dacb"/>
    </style:style>
    <style:style style:name="T915" style:family="text">
      <style:text-properties officeooo:rsid="05777440"/>
    </style:style>
    <style:style style:name="T916" style:family="text">
      <style:text-properties officeooo:rsid="057780c0"/>
    </style:style>
    <style:style style:name="T917" style:family="text">
      <style:text-properties officeooo:rsid="057d6cf1"/>
    </style:style>
    <style:style style:name="T918" style:family="text">
      <style:text-properties officeooo:rsid="057f6760"/>
    </style:style>
    <style:style style:name="T919" style:family="text">
      <style:text-properties officeooo:rsid="0588ebd9"/>
    </style:style>
    <style:style style:name="T920" style:family="text">
      <style:text-properties officeooo:rsid="058ca567"/>
    </style:style>
    <style:style style:name="T921" style:family="text">
      <style:text-properties officeooo:rsid="058fa5a6"/>
    </style:style>
    <style:style style:name="T922" style:family="text">
      <style:text-properties officeooo:rsid="05901a02"/>
    </style:style>
    <style:style style:name="T923" style:family="text">
      <style:text-properties officeooo:rsid="05925366"/>
    </style:style>
    <style:style style:name="T924" style:family="text">
      <style:text-properties officeooo:rsid="0593966e"/>
    </style:style>
    <style:style style:name="T925" style:family="text">
      <style:text-properties officeooo:rsid="0594dfc0"/>
    </style:style>
    <style:style style:name="T926" style:family="text">
      <style:text-properties officeooo:rsid="05959d37"/>
    </style:style>
    <style:style style:name="T927" style:family="text">
      <style:text-properties officeooo:rsid="05972c7d"/>
    </style:style>
    <style:style style:name="T928" style:family="text">
      <style:text-properties officeooo:rsid="05974b18"/>
    </style:style>
    <style:style style:name="T929" style:family="text">
      <style:text-properties officeooo:rsid="0599dc55"/>
    </style:style>
    <style:style style:name="T930" style:family="text">
      <style:text-properties fo:language="en" fo:country="US" style:language-asian="zh" style:country-asian="CN" style:language-complex="hi" style:country-complex="IN"/>
    </style:style>
    <style:style style:name="T931" style:family="text">
      <style:text-properties fo:language="en" fo:country="US" officeooo:rsid="0599dc55" style:language-asian="zh" style:country-asian="CN" style:language-complex="hi" style:country-complex="IN"/>
    </style:style>
    <style:style style:name="T932" style:family="text">
      <style:text-properties officeooo:rsid="059a993a"/>
    </style:style>
    <style:style style:name="T933" style:family="text">
      <style:text-properties officeooo:rsid="059c1d0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73">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74">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2">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3">B 1975 «Круглая <text:span text:style-name="T208">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97">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text:span text:style-name="T878">рефлекс</text:span> самосохранения буквально <text:span text:style-name="T878">заставлял</text:span> от<text:span text:style-name="T878">пихну</text:span>ть, чтоб не задохнуться от хохота.... То вдруг, среди мультяшных потасовок, врезаешься в <text:span text:style-name="T496">массив</text:span> невыразимо <text:span text:style-name="T496">неизбывной</text:span> горечи, что плющит тебя напрочь <text:span text:style-name="T496">и не даёт дышать</text:span>, <text:span text:style-name="T496">разве что совсем очень мелко,</text:span> сердце идёт вразнос и давишься ужасом от неизбежно<text:span text:style-name="T496">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96">возможно</text:span>.... </text:p>
      <text:p text:style-name="Text_20_body"><text:span text:style-name="T775">Немалое число среди читающих американцев и поныне не перестают задаваться вопросом: "что она вообще такое </text:span><text:span text:style-name="Emphasis"><text:span text:style-name="T775">Круглая Радуга </text:span></text:span><text:span text:style-name="T775">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75">Радуги</text:span></text:span><text:span text:style-name="T775">? </text:span></text:p>
      <text:p text:style-name="Text_20_body"><text:span text:style-name="T775">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879">т</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521"/>
      <text:h text:style-name="P530" text:outline-level="1"/>
      <text:h text:style-name="P530" text:outline-level="1">Круглая Радуга</text:h>
      <text:p text:style-name="P1">Посвящается Ричарду Фаринья</text:p>
      <text:h text:style-name="P265" text:outline-level="3">1</text:h>
      <text:h text:style-name="P265" text:outline-level="3">За пределами Нуля</text:h>
      <text:h text:style-name="P264"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72">зрщрщррщпршрщззрэшщпзщлщзлслсжсдщшлпсдшмслфяцйувсмт</text:span> <text:span text:style-name="T772">н</text:span>просто театр. Освещение в вагонах отключено. Нигде вообще нет света. Над ним опорные бал<text:span text:style-name="T772">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76">закачаешься</text:span>: хрустальный дворец вдр<text:span text:style-name="T76">ызг</text:span>. Однако, в полной темноте, без проблеска света, <text:span text:style-name="T77">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76">н</text:span>ых среди прочей всячины, которую <text:span text:style-name="T78">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78">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79">трухлый</text:span> бетон, <text:span text:style-name="T79">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80">давно</text:span> минувших дней, запахи керосинных зим, воскресных дней без уличного движения, кораллоподобно <text:span text:style-name="T81">необъяснимого</text:span> живого роста, начали вписыват<text:span text:style-name="T81">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81">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82">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83">опорах</text:span> в тёмно-зелёной краске, свисают <text:span text:style-name="T84">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85">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86">до единой </text:span>и только <text:span text:style-name="T87">лишь </text:span>призраки их, <text:span text:style-name="T87">недвижимые подобно</text:span> рисунк<text:span text:style-name="T87">ам</text:span> в пещере, застыли <text:span text:style-name="T87">по</text:span> стена<text:span text:style-name="T87">м</text:span> упрямым свечением… беженцев забирают партиями, на лифте—дощатая п<text:span text:style-name="T87">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88">из </text:span>этаже<text:span text:style-name="T88">й</text:span> беженцы продвигаются и <text:span text:style-name="T88">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88">чего уж</text:span> перебирать <text:span text:style-name="T88">меблировкой</text:span>, раз <text:span text:style-name="T88">докатились</text:span> до такого? Под ногами хрустит древнейшая грязь города, последние напластования всего, что город <text:span text:style-name="T88">отжал</text:span>, чем <text:span text:style-name="T88">пуг</text:span>ал, лгал своим детям. Кому не сл<text:span text:style-name="T89">ышался этот</text:span> голос, <text:span text:style-name="T89">задушевный такой</text:span>, типа, <text:span text:style-name="T89">только между нами</text:span>: «<text:span text:style-name="T89">Да</text:span> ты <text:span text:style-name="T89">ж </text:span>и <text:span text:style-name="T89">сам </text:span>не вери<text:span text:style-name="T90">л</text:span>, <text:span text:style-name="T89">что</text:span> спасёшься. <text:span text:style-name="T91">Чего там</text:span>, теперь-<text:span text:style-name="T90">то все</text:span> мы уж<text:span text:style-name="T90">е</text:span> знаем <text:span text:style-name="T90">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91">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94">а́</text:span>м: начинает различаться сб<text:span text:style-name="T92">род</text:span> <text:span text:style-name="T92">перепившихся</text:span> <text:span text:style-name="T93">гуляк</text:span>, и в форме, и без, в обнимку с пустыми или полупустыми бутылками, <text:span text:style-name="T93">тут</text:span> развесился на стуле, <text:span text:style-name="T93">там</text:span> свернулся калачиком в нетопленном камине, вон те раскинулись на диванах, <text:span text:style-name="T93">поверх затоптанных</text:span> ковр<text:span text:style-name="T93">ов</text:span>, в шезлонгах на разных уровнях громадного зала, храпя<text:span text:style-name="T93">т</text:span> и сопя<text:span text:style-name="T93">т</text:span> на все лады <text:span text:style-name="T93">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93">тянувшиеся</text:span> вокруг горизонталы, товарищи по оружию, поразрумянились, <text:span text:style-name="T93">будто</text:span> компашка голландских мужиков, которым снится их воскрешение в следующие пару минут. </text:p>
      <text:p text:style-name="Text_20_body">По званию он Капитан, имя <text:span text:style-name="T96">Джеффри</text:span> («Пират») Прентис. Поверх него тёплое одеяло шотландской расцветки из оранжевого, ржавого, алого. У его черепа такое ощущение, словно <text:span text:style-name="T96">его</text:span> отли<text:span text:style-name="T96">ли</text:span> из металла. </text:p>
      <text:p text:style-name="Text_20_body">Прямиком над ним, на высоте четырёх метров, Тэди Блот вот-вот свалится с балкончика музыкантов, <text:span text:style-name="T96">из</text:span>брав для падения дыру, которую кто-то в грандиозном бзике прошиб несколько недель назад в эбонитовых до<text:span text:style-name="T96">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96">аккомпанемент</text:span> зазвякавших пружин сетки. Одна из ножек отлетает прочь. «Доброе утро»,– <text:span text:style-name="T96">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96">помимо этого</text:span> шло <text:span text:style-name="T97">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98">с</text:span> к тому добавки из недопереваренной пищи <text:span text:style-name="T98">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98">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98">желают </text:span>хоть одним глазком <text:span text:style-name="T98">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98">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99">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493"><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268"><text:soft-page-break/></text:p>
      <text:p text:style-name="P269">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100">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100">Вы</text:span>жидая секунд<text:span text:style-name="T101">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411">А ну, оторви-ка свою жопу от пола,</text:p>
      <text:p text:style-name="P411">(пожуй банан-чик) </text:p>
      <text:p text:style-name="P411"><text:soft-page-break/>Зубы почисть и вперёд, на войну! </text:p>
      <text:p text:style-name="P411">Махни на прощанье <text:span text:style-name="T102">своей </text:span>спящей стране, </text:p>
      <text:p text:style-name="P411">И мечтам пошли поцелуй, </text:p>
      <text:p text:style-name="P411">Скажи Мисс Гребл, </text:p>
      <text:p text:style-name="P411">У тебя не стои́т, </text:p>
      <text:p text:style-name="P411">И не встанет до самой Победы, о, </text:p>
      <text:p text:style-name="P411">Но в мирное время всё будет торчком, </text:p>
      <text:p text:style-name="P411">(пожуй банан-чик) </text:p>
      <text:p text:style-name="P411">Вино шипучее, девульки жгучие— </text:p>
      <text:p text:style-name="P411">Осталось лишь пару немчур победить,</text:p>
      <text:p text:style-name="P411">Так улыбнись пошире, улыбкой лучшей в мире, </text:p>
      <text:p text:style-name="P411">Не заставляй нас повторять— </text:p>
      <text:p text:style-name="P411">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102">а</text:span>бичем, поперёк которо<text:span text:style-name="T102">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102">по</text:span> все<text:span text:style-name="T102">м</text:span> комнат<text:span text:style-name="T102">ам</text:span> ширится, <text:s/>сменяя застойный дым ночи, <text:span text:style-name="T103">вперемешку с </text:span>алкогол<text:span text:style-name="T103">ем</text:span> и п<text:span text:style-name="T94">о́</text:span>т<text:span text:style-name="T103">ом</text:span>, хрупкий, райск<text:span text:style-name="T104">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104">но вот </text:span>так, без экивоков, Смерть посылают на хуй—живая генетическая цепочка оказывается достаточно лабиринтной, чтоб сохран<text:span text:style-name="T106">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104">посреди</text:span> войн<text:span text:style-name="T104">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104">окружает</text:span> побереж<text:span text:style-name="T104">ья</text:span> громадного трапезного стола, остров южных морей за пару тропиков от промозглых средневековых фантазий Коридона Роспа, <text:span text:style-name="T104">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104">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104">с</text:span>аны, банановые пельмени, банановый джем, банановый хлеб и бананы обожжённые на пламени коньяка многолетней выдержки, который Пират при<text:span text:style-name="T104">хватил</text:span> с собой в прошлом году из винного погреба в <text:span text:style-name="T104">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107">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108">возвращаясь</text:span> в трапезную к остальным, что наслаждаются своим банановым изобилием, густое насыщенье их изголодалых нёб <text:span text:style-name="T105">потерялось </text:span>где-то по ходу утра протяну<text:span text:style-name="T105">того</text:span> между ним и ими. <text:span text:style-name="T105">Разобщены н</text:span>а сотню миль, и <text:span text:style-name="T105"><text:s/></text:span>так <text:span text:style-name="T105">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105">и впрямь</text:span> начали собираться. Команда американских сапёров высыпали на дорогу, <text:span text:style-name="T105">топают</text:span> расчищать какие-то руины неподалёку, <text:s/>и поют: </text:p>
      <text:p text:style-name="P412">Ух…</text:p>
      <text:p text:style-name="P412">Холодней, чем титьки ведьмы! </text:p>
      <text:p text:style-name="P412">Холодней ведра</text:p>
      <text:p text:style-name="P412">пингвиньего дерьма! </text:p>
      <text:p text:style-name="P412">Холодней, чем шерсть</text:p>
      <text:p text:style-name="P412">на заднице полярного медведя! </text:p>
      <text:p text:style-name="P412">И даже, чем иней на </text:p>
      <text:p text:style-name="P412">фужере шампанского вина! </text:p>
      <text:p text:style-name="P494"/>
      <text:p text:style-name="P270">Нет, они <text:span text:style-name="T109">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110">хотели</text:span>… Трансильванские мадьяры, умеют порчу насылать… шепчут <text:span text:style-name="T111">среди</text:span> ноч<text:span text:style-name="T111">и</text:span>… Ну, <text:span text:style-name="T111">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11">новение</text:span> в фантазии посторонних: способность даже, брать на себя бремя управления ими, в данном случае <text:span text:style-name="T111">это всё</text:span> нафантазил румынский эмигрант-роялист, который может пригодиться в недалёком будущем. Этот его дар Фирма <text:span text:style-name="T111">считает</text:span> крайне полезным: в наше время не тронутые умственно лидеры и прочие исторические фигуры <text:span text:style-name="T111">нужны как воздух</text:span>. <text:span text:style-name="T111">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11">схронов</text:span>, под ветерком овевающ<text:span text:style-name="T111">и</text:span>м их бунгало, пить за них что им вредно, <text:span text:style-name="T112">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12">возбуждаться</text:span> вместо них до эрекции <text:span text:style-name="T112">от </text:span>непрошенны<text:span text:style-name="T112">х</text:span> мысл<text:span text:style-name="T112">ей</text:span>, которые по мнению докторов не совсем того… страшится всего, что не должно <text:span text:style-name="T112">в</text:span>ызывать в них страха… тут будет уместным вспомнить слова П.М.С. Блакета: «Н<text:span text:style-name="T112">а войне н</text:span>ельзя руковод<text:span text:style-name="T112">ствоваться</text:span> порывами эмоций». <text:span text:style-name="T112">Вот и</text:span> мурлы<text:span text:style-name="T112">чь</text:span> себе тот тупой мотивчик, которому тебя обучали, <text:span text:style-name="T118">да</text:span> постарайся хуйни не напороть: </text:p>
      <text:p text:style-name="P413">Да—я—тот </text:p>
      <text:p text:style-name="P413">Самый, кто бредёт </text:p>
      <text:p text:style-name="P413">сквозь их фан-тази-и! </text:p>
      <text:p text:style-name="P413">Переживаю вместо них— </text:p>
      <text:p text:style-name="P413">Даже когда на девушку я вла-зи-ю— </text:p>
      <text:p text:style-name="P413">Приходится мне думать за других, </text:p>
      <text:p text:style-name="P413">Я знаю наперёд кому придёт черёд… </text:p>
      <text:p text:style-name="P413"/>
      <text:p text:style-name="P505">[И тут вступают тубы, баритоны и тромбоны в единой октаве] </text:p>
      <text:p text:style-name="P413"/>
      <text:p text:style-name="P413">И мне по барабану, что опааааасно это, </text:p>
      <text:p text:style-name="P413">Опасность – крыша, с которой я упал давным-давно— </text:p>
      <text:p text:style-name="P415">А когда придёт мне каюк, ты не <text:span text:style-name="T129">слишком </text:span>печалься, друг, </text:p>
      <text:p text:style-name="P413"><text:span text:style-name="T129">Вы</text:span>ссы на мой надгробный камень, </text:p>
      <text:p text:style-name="P413">Пив<text:span text:style-name="T129">о</text:span>, что задолжал <text:span text:style-name="T129">ты </text:span>мне, </text:p>
      <text:p text:style-name="P413">И—вперёд! </text:p>
      <text:p text:style-name="P7"/>
      <text:p text:style-name="Text_20_body"><text:span text:style-name="T112">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13">в настолько</text:span> непредсказуемые масштаб<text:span text:style-name="T113">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13">из</text:span>лишнюю хромосому Симптома Дауна, точно по темечку. С какого-то момента он <text:span text:style-name="T113">понимал </text:span>уже, что некоторые эпизоды в его снах принадлежат не ему. Не потому что об этом, уже наяву, свидетельствовал дотошный анализ <text:span text:style-name="T113">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13">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13">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19">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13">состоялся</text:span> первый эпизод вне условий какого-либо сна—это случилось в <text:span text:style-name="T113">ходе </text:span>его Киплинговск<text:span text:style-name="T113">ого</text:span> период<text:span text:style-name="T113">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13">лучше</text:span>, <text:span text:style-name="T113">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22">потащится</text:span> к столам <text:span text:style-name="T122">взвода суданских арабов</text:span> с широкой улыбкой и обратится к их сержанту на ты и по имени, <text:span text:style-name="T116">по братски</text:span>. Так что, конечно, Пират сделал ошибку, когда признал <text:span text:style-name="T113">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16">способных устраивать дела</text:span>, вызывает его в район <text:span text:style-name="T123">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14">для прочтения</text:span> <text:span text:style-name="T114">давних</text:span>, глипто-древни<text:span text:style-name="T114">х </text:span>письм<text:span text:style-name="T114">ён</text:span> в <text:span text:style-name="T114">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16">направился</text:span> к этой <text:span text:style-name="T116">непонятности</text:span>. <text:span text:style-name="T116">Та</text:span> <text:span text:style-name="T116">за</text:span>скользи<text:span text:style-name="T116">ла</text:span> ему навстречу по камням мостовой медленно, как слизняк, оставляя в улице позади себя след с непонятно слизистым отблеском, исходивши<text:span text:style-name="T116">м</text:span> никак не от тумана. В разделя<text:span text:style-name="T116">ющ</text:span>ем их пространстве <text:span text:style-name="T116">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14">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14">а</text:span>лись судьбы всей Европы: </text:p>
      <text:p text:style-name="Text_20_body"/>
      <text:p text:style-name="P414">Никто не-знает-где на-карте,</text:p>
      <text:p text:style-name="P414">Кто-б-мог подумать всё пойдёт-с-того? </text:p>
      <text:p text:style-name="P414">Но всякий серб иль монте-негро-ец </text:p>
      <text:p text:style-name="P414">Только и ждут, что грянет наконец— </text:p>
      <text:p text:style-name="P414">О, милая, пакуй мой саквояж, </text:p>
      <text:p text:style-name="P414">И прикури сигару мне потолще, </text:p>
      <text:p text:style-name="P414">Пиши мне до востр-ебо-вания: </text:p>
      <text:p text:style-name="P414">Вос-точный Экс-пресс, </text:p>
      <text:p text:style-name="P414">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20">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94">о́</text:span>падя, нет, у злобного Аденоида имеется общий план, в соответствии с которым ведётся отбор определённых особ—<text:span text:style-name="T116">с учётом</text:span> предстоящи<text:span text:style-name="T116">х</text:span> выбор<text:span text:style-name="T116">ов</text:span>, ширящ<text:span text:style-name="T116">его</text:span>ся невысказанн<text:span text:style-name="T116">ого</text:span> недовольств<text:span text:style-name="T116">а</text:span> в Англии, вверга<text:span text:style-name="T116">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14">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17">ов</text:span> на их маршруте перехватывают твёрдо-пупырчаты<text:span text:style-name="T117">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15">н</text:span>улся. Хотя ему и удалось разработать ломаный диалект, на котором они с Аденоидом могли общаться, его <text:span text:style-name="T115">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15">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17">ужасаясь</text:span> его грандиозностью—но только не <text:s/>второй мировой, разумеется. Впрочем, Пирату <text:span text:style-name="T115">в тот период</text:span> Фирма позволяла лишь крошечно гомеопатические дозы мира, чтобы он не пошёл вразнос, но, <text:span text:style-name="T117">вместе с тем,</text:span> <text:span text:style-name="T117">чтобы</text:span> <text:span text:style-name="T121">и </text:span>не отравился <text:s/>ими. </text:p>
      <text:p text:style-name="P494"><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268">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28">х</text:span> очк<text:span text:style-name="T128">ов</text:span> по рецепту, в золотой оправе <text:span text:style-name="T128">и</text:span> стиле генерала МакАртура, пар<text:span text:style-name="T128">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28">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28">излишне</text:span> любопытных), Блоту не до этого всего: он слишком поглощён подготовкой возможных оправданий, если его застукают, хот<text:span text:style-name="T124">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24">тут</text:span>, вроде, <text:span text:style-name="T124">с</text:span> Ок<text:span text:style-name="T124">с</text:span>форд<text:span text:style-name="T124">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24">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24">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24">взглянуть</text:span> в глаза друг другу, пока не скрипнешь стулом на 90°. Стол Тантиви аккуратен, у Слотропа же жуткая свалка, <text:span text:style-name="T124">в которой</text:span> и чёрт ногу сломит. Он не расчищался до столешницы с 1942. Навал слежался слоями <text:span text:style-name="T125">скреплёнными</text:span> вкраплени<text:span text:style-name="T125">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25">ой</text:span>, лепёшками высохших пятен чая или кофе, следами сахара и Домашнего Молока, <text:span text:style-name="T125">сюда же примешаны </text:span>пригоршн<text:span text:style-name="T125">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25">растолчённые </text:span>в пыль. Затем <text:span text:style-name="T125">идёт</text:span> россыпь скрепок, кремней <text:span text:style-name="T125">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25">жутко-</text:span>трудно-<text:span text:style-name="T125">где-</text:span>на<text:span text:style-name="T125">йти</text:span> гелиотропный и горчичный, Скользкий Вяз Таблетки Т<text:span text:style-name="T130">э</text:span>я от Горла, присланные мамой Слотропа, Налиной, аж из <text:span text:style-name="T128">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26">ю</text:span>б<text:span text:style-name="T126">э</text:span> нашёл розу в Ирландии» («У него <text:span text:style-name="T126">попадаются</text:span> неплохие аранжировки»,– уверяет Тантиви,–«<text:span text:style-name="T126">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26">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26">в </text:span>обшивк<text:span text:style-name="T126">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26">м</text:span> цвето<text:span text:style-name="T126">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26">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26">ая</text:span>, и Катариной, золот<text:span text:style-name="T126">ая</text:span>, <text:span text:style-name="T126">а</text:span> взгляд переходит на Алису, Делорес, Ширли, парочка Сэлли—тут в основном красн<text:span text:style-name="T126">ые</text:span> и сини<text:span text:style-name="T126">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27">м</text:span> смерти <text:span text:style-name="T127">ему</text:span> явно <text:span text:style-name="T127">хватает</text:span> врем<text:span text:style-name="T127">ени</text:span>, чтоб и за девушками успе<text:span text:style-name="T127">ва</text:span>ть. Если <text:span text:style-name="T127">имеется</text:span> какая-то причина клеить эти бумажные звезды кажд<text:span text:style-name="T127">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27">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494"><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495"><text:soft-page-break/></text:p>
      <text:p text:style-name="P514">Ветер изменился, дует с юго-запада, и барометр падает. Немногим за полдень, а уже стемнело <text:span text:style-name="T131">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32">ещё </text:span>до приезда Слотропа, самая усиленная охрана из всех, что он вообще <text:span text:style-name="T132">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32">ы</text:span>—американскому Лейтенанту и <text:span text:style-name="T132">посмотреть</text:span> нельзя, нет, не сегодня. ТОТСССГ, конечно, бедный родственник для разведки Союзных Сил. Но хоть на этот раз Слотроп не один <text:span text:style-name="T132">такой</text:span>, он с холодным удовлетворением пронаблюдал как его ровню из ТехИнформа, а вскоре и шефа <text:span text:style-name="T132">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32">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32">по справочнику</text:span>. <text:span text:style-name="T132">За этим</text:span> что-то больше<text:span text:style-name="T132">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33">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33">из-</text:span>за соседн<text:span text:style-name="T133">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33">подставили</text:span>. Боже, нельзя же, чтоб <text:span text:style-name="T133">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39">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33">ляется</text:span> за высокими холодными окнами М<text:span text:style-name="T133">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33">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33">в подобных</text:span> океан<text:span text:style-name="T133">ах</text:span>, Тантиви всегда рядом, красне<text:span text:style-name="T133">ет </text:span>и улыба<text:span text:style-name="T133">ется</text:span>, а Слотроп изумл<text:span text:style-name="T133">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33">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33">плакатиками</text:span> <text:span text:style-name="T141">запрещается</text:span> или <text:span text:style-name="T141">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34">недавно</text:span>, ну, это вообще <text:span text:style-name="T135">ни в какие ворота</text:span>, жуткий заговор какой-то, когда Слотроп зашёл, как и условились, встретиться с одной, но увидел двух, рядышком, и ракурс <text:span text:style-name="T135">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35">а</text:span> в луче, тут-то и накатила паранойя, лица их <text:span text:style-name="T1">обеих</text:span> двух начали к нему <text:span text:style-name="T135">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35">ничего подобного</text:span>! Никто <text:span text:style-name="T135">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35">шись</text:span> платк<text:span text:style-name="T135">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35">малость перебор</text:span>, возможно, но… «Мне ведомо, есть в миру любовь <text:span text:style-name="T135">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36">з</text:span>а охо<text:span text:style-name="T136">чими</text:span> двуствол<text:span text:style-name="T136">ками</text:span>, <text:span text:style-name="T136">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36">под</text:span>водить его <text:span text:style-name="T136">к</text:span> тем<text:span text:style-name="T136">е</text:span> дипломатическим<text:span text:style-name="T136">и уловками</text:span>, даже теперь. На первых порах Слотроп, с чудаковатым <text:span text:style-name="T136">джентльменством</text:span>, вообще <text:span text:style-name="T136">её не касался</text:span>, пок<text:span text:style-name="T136">уд</text:span>а не понял насколько Тантиви застенчив. Ему дошло это, когда тот попросил найти ему подружку. И примерно в то же время, Тантиви <text:span text:style-name="T136">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36">под</text:span> холодной шерст<text:span text:style-name="T136">ью</text:span> свитера, когда прижал, чтоб чуть согреться в пропахшей <text:span text:style-name="T136">угольным</text:span> дымом <text:s/>прихожей, дневную унылость которой ему никогда не узнать… чашка закипевшего бульона, капля <text:span text:style-name="T136">падает</text:span> на колено и об<text:span text:style-name="T136">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37">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40">етя</text:span> сквозь запах конопли и коричневый сумрак, теперь больше обеспокоен <text:span text:style-name="T137">содроганьями</text:span> Слотропа, чем личными страхами, ему ничего не оста<text:span text:style-name="T137">ётся</text:span> кроме известных ему каналов в попытке развеять и снять <text:span text:style-name="T140">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37">ам</text:span> вряд ли <text:span text:style-name="T137">известно</text:span>. Но это для нас отличная возможность об<text:span text:style-name="T137">какать </text:span>ТехИнформ. <text:span text:style-name="T137">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37">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37">ие</text:span>вском стиле давным-давно, у вечнозелёных падубов… к крикам требующим <text:span text:style-name="T137">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38">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38">й</text:span> запах и больше никогда никаких сюрпризов внутри. И тут она улыбнулась, совсем слабо, и он понял, что именно этого и ждал, <text:span text:style-name="T138">ух-ты</text:span>!—улыбка Ширли Темпл, которая сразу перечеркнула всё, среди чего они её нашли. Глупее не придумаешь. Он <text:span text:style-name="T138">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71"><text:span text:style-name="T146">У него появилась навязчивая идея ракеты, на которой написано его имя—если они и впрямь решили его </text:span><text:span text:style-name="T147">кончить</text:span><text:span text:style-name="T146">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56">это</text:span> может пригодиться,– Тантиви позабавлено <text:span text:style-name="T156">взглядывает</text:span> на него, – надёжный финт, особенно перед боем, знаешь, <text:span text:style-name="T1">просимулировать</text:span> что-то в <text:span text:style-name="T156">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56">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56">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56">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56">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57">завозюканными</text:span> <text:span text:style-name="T157">многолетней</text:span> безжалостно<text:span text:style-name="T157">й</text:span> <text:span text:style-name="T157">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57">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57">к</text:span> происходяще<text:span text:style-name="T157">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520"><text:span text:style-name="Emphasis">Смерть есть природе долг, </text:span></text:p>
      <text:p text:style-name="P519"><text:span text:style-name="Emphasis">Я уплатил, и ты заплатишь.</text:span> </text:p>
      <text:p text:style-name="P519"/>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58">д</text:span>ного Знамени, как для м-с Элизабет, жены Лейтенанта Исайи Слотропа (ум. 1812): </text:p>
      <text:p text:style-name="Text_20_body"/>
      <text:p text:style-name="P516">Смерть ненасытная меня скосила, </text:p>
      <text:p text:style-name="P516"><text:span text:style-name="T158">До часа, когда вновь</text:span> Христос приидет </text:p>
      <text:p text:style-name="P516"><text:span text:style-name="T158">Ч</text:span>ад Его спас<text:span text:style-name="T158">ать, как сказано в</text:span> Писании <text:span text:style-name="T158">о Нём,</text:span> </text:p>
      <text:p text:style-name="P516">Мой плач услышь, читающий сие, </text:p>
      <text:p text:style-name="P516"><text:span text:style-name="T158">Злато н</text:span>е сдела<text:span text:style-name="T158">ет</text:span> вечным твоё бытие. </text:p>
      <text:p text:style-name="P516">Ткацкий стан Господа не <text:span text:style-name="T158">прекращает</text:span> дела своего, </text:p>
      <text:p text:style-name="P516">Наши пути следуют нитям любви Его. </text:p>
      <text:p text:style-name="P21"/>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410">Мне некогда было дожидаться Смерти,</text:p>
      <text:p text:style-name="P410">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58">мехо</text:span>торговцы, козлиными шкурами, <text:span text:style-name="T158">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59">которые</text:span> увозили <text:s/>куда-нибудь ещё, по всей Республике. Всегда куда-нибудь ещё. Деньги находили лазейки просочиться <text:span text:style-name="T159">прочь </text:span>из портфелей акций более хитрыми путями, чем любая генеалогия: <text:span text:style-name="T159">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2"/>
      <text:p text:style-name="P416">Падение дьявольски нелёгкий труд,</text:p>
      <text:p text:style-name="P416">Ведётся постепенно, кропотливо— </text:p>
      <text:p text:style-name="P416">Никто не согрешает в одночасье, </text:p>
      <text:p text:style-name="P416">Тут дребезги нужны, чтоб поскользнуться, </text:p>
      <text:p text:style-name="P22">но всё-таки они держались. Традиция, <text:span text:style-name="T159">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59">ой</text:span>-то <text:span text:style-name="T159">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59">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59">ли</text:span>сь в зелёную пустошь или усыха<text:span text:style-name="T159">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59">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3"><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59">отсюда</text:span> и сравнения таки<text:span text:style-name="T159">е</text:span>. Головешки падали пять часов кряду, дети давно заснули, а взрослые пили кофе и рассказывали друг другу какие пожары вид<text:span text:style-name="T160">а</text:span>ли они в другие годы. </text:p>
      <text:p text:style-name="P23">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60"> </text:span><text:span text:style-name="Emphasis">небо <text:s/></text:span>именно так и распахивается, вот-вот прорвётся, его лицо уже очерчено этим светом, сейчас всё пропадёт и он <text:span text:style-name="T160">утратит</text:span> себя, как <text:span text:style-name="T160">постоянно</text:span> гов<text:span text:style-name="T160">а</text:span>ри<text:span text:style-name="T160">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61">толкующих о</text:span> благодати, они клянутся, <text:span text:style-name="T4">именно</text:span><text:span text:style-name="T161"> </text:span><text:span text:style-name="Emphasis">так оно и бывает—да </text:span><text:span text:style-name="Emphasis"><text:span text:style-name="T161">и </text:span></text:span><text:span text:style-name="Emphasis">великая длань света </text:span><text:span text:style-name="Emphasis"><text:span text:style-name="T161">тянется вниз</text:span></text:span><text:span text:style-name="Emphasis"> из облаков....</text:span> </text:p>
      <text:p text:style-name="P496"><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272">На стене, в орнаментальном зажиме тёмной меди, пылает газовый факел, ровно и с лёгким напевом—<text:span text:style-name="T162">от</text:span>регулиров<text:span text:style-name="T162">ан до уровня, которому</text:span> <text:s/>учёны<text:span text:style-name="T162">е</text:span> прошлого века <text:s/><text:span text:style-name="T162">дали имя</text:span>«чувствительное пламя», невидимое у основания, на выходе из отверстия, <text:span text:style-name="T162">оно </text:span>завис<text:span text:style-name="T162">ает</text:span> в паре дюймов выше, бледнеет кверху ровным синим светом маленьк<text:span text:style-name="T162">ого</text:span> мерцающ<text:span text:style-name="T162">его</text:span> конус<text:span text:style-name="T162">а</text:span>, <text:span text:style-name="T162">что </text:span>способ<text:span text:style-name="T162">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62">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63">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63">о</text:span>плетают гласны<text:span text:style-name="T163">ми</text:span> <text:span text:style-name="T163">цепочки из</text:span> неподатливых российско-еврейских согласных… Большинство минуют свя<text:span text:style-name="T163">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63">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63">ополчились на него</text:span>… Огни, которые он изучил также хорошо, как один из <text:span text:style-name="T163">здесь </text:span>присутствующих, <text:span text:style-name="T163">их </text:span>расположен<text:span text:style-name="T163">ность</text:span> и движение, <text:span text:style-name="T163">оказались </text:span>вдруг на противоположном конце, все в танце… в неуместном танце. Ничего из обычного <text:span text:style-name="T163">развития</text:span> Блисеро, ничего нового… отчуждён… Роланд также ощутил вихрь, в т<text:span text:style-name="T163">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64">чуть</text:span> молчит… <text:span text:style-name="T164">лёгкий</text:span> стон… момент тихого отчаяния: «Селена, Селена, ты <text:span text:style-name="T164">ушла</text:span>?» </text:p>
      <text:p text:style-name="Text_20_body">– Нет, дорогой,– на её щекам полоски от недавних слёз.– Я слушаю. </text:p>
      <text:p text:style-name="Text_20_body">– Всё дело в контроле. <text:span text:style-name="T164">Причина всех </text:span>трудност<text:span text:style-name="T164">ей</text:span>: <text:span text:style-name="T164">в </text:span>контрол<text:span text:style-name="T164">е</text:span>. Впервые он оказался <text:span text:style-name="T1">внутри</text:span>, понимаешь. Контроль <text:span text:style-name="T166">помещён</text:span> внутри. Уже нет надобности пассивно <text:span text:style-name="T166">дожидаться</text:span> «внешни<text:span text:style-name="T166">х</text:span> сил»—сворачива<text:span text:style-name="T165">еш</text:span>ь в любой ветер. <text:span text:style-name="T165">Словно</text:span>… </text:p>
      <text:p text:style-name="P24">– Рынок уже не нужда<text:span text:style-name="T166">л</text:span>ся в управлении Невидимой Рукой, но <text:span text:style-name="T166">мог </text:span>теперь <text:span text:style-name="T1"><text:s/>сам создавать себя</text:span>—свою логику, импульс, стиль, <text:span text:style-name="T1">изнутри</text:span>. Перен<text:span text:style-name="T167">ос</text:span> контроля внутрь <text:span text:style-name="T167">ратифицировало то</text:span>, что уже произошло де факто—что вы отринули Бога. Но вы <text:span text:style-name="T167">впали в</text:span> ещё б<text:span text:style-name="T94">о́</text:span>льш<text:span text:style-name="T167">ую</text:span> и более опасн<text:span text:style-name="T167">ую</text:span> иллюзи<text:span text:style-name="T168">ю</text:span>. Иллюзи<text:span text:style-name="T168">я</text:span> контроля. Будто А может ко<text:span text:style-name="T168">н</text:span>тролировать Б. Полностью. <text:span text:style-name="T168">Это <text:s/>никем не </text:span><text:span text:style-name="T5">делается</text:span>. <text:span text:style-name="T168">Всё лишь</text:span> происходит, А и Б не имеют реальности, они просто наименования частей, которы<text:span text:style-name="T168">м надо оставаться</text:span> неразрывн<text:span text:style-name="T168">ыми</text:span>…. </text:p>
      <text:p text:style-name="P24">– <text:span text:style-name="T168">Выдаёт</text:span> белиберду Успенского,– шепнула леди протискиваясь мимо, под руку с портовым грузчиком. Запахи дизельного топлива и духо<text:span text:style-name="T176">в</text:span> <text:span text:style-name="T1">Sous le Vent</text:span>, смешавшись, <text:span text:style-name="T168">плывут</text:span> мимо пока они про<text:span text:style-name="T168">ходят</text:span>. Джессика Свонлейк, цветущая девушка в форме рядовой ВТС, <text:span text:style-name="T168">учуяв</text:span> довоенные духи, взглянула вслед, фнн, наряд не меньше, чем гиней <text:span text:style-name="T168">в</text:span> 15 и целую кучу талонов сверху, наверное, из Харродс и на мне смотрелся б куда лучше, уж это <text:span text:style-name="T168">наверняка</text:span>. Леди, обернувшись вдруг, улыбается поверх плеча, ты так уверена? Боже, неужто она услышала? Ну, в таком-то месте почти наверняка. </text:p>
      <text:p text:style-name="P24">Джессика стоит недалеко от стола для сеанса с пригоршней дротиков дартс в ладони, которые <text:span text:style-name="T168">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68">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69">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69">в</text:span> центр. Милтон Гломинг вскидывает бровь. Его ум, постоянно занятый сбором соответствий, думает, что <text:span text:style-name="T169">ему подвернулось</text:span> ещё одно. </text:p>
      <text:p text:style-name="Text_20_body"><text:soft-page-break/>Медиум, уже с раздражённостью, начин<text:span text:style-name="T170">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70">этом</text:span> мире, но <text:span text:style-name="T170">и</text:span> основ<text:span text:style-name="T170">ополагающ</text:span>ая четырёхсторонняя согласованность, <text:span text:style-name="T170">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70">д</text:span>жера…. </text:p>
      <text:p text:style-name="Text_20_body">– Роджер говорил, что <text:span text:style-name="T170">вы </text:span>теперь подсчитаете все слова, которые записывали и составите какие-то графики,– приветливо, предотвращая <text:span text:style-name="T170">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70">изумлённой</text:span> грациозна,– то мы, конечно же, получим что-то наподобие прямой… однако, у нас есть данные, <text:span text:style-name="T170">которые</text:span> предполагают <text:span text:style-name="T170">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70">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70">для дел такого рода</text:span>,– ответил статистик, <text:span text:style-name="T171">словно</text:span> каждый знает, что это «смерть». </text:p>
      <text:p text:style-name="Text_20_body">Пожилой волонтёр службы оповещения воздушных налёт<text:span text:style-name="T171">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77">К</text:span>апитаном Прентисом,– неопределённый взмах руки.– Как <text:span text:style-name="T171">всегда</text:span>: <text:span text:style-name="T171">неясные</text:span> Микроплёночные Ман<text:span text:style-name="T177">ё</text:span>вры. </text:p>
      <text:p text:style-name="Text_20_body"><text:soft-page-break/>Включённый в <text:span text:style-name="T171">какой-то</text:span> из <text:span text:style-name="T171">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71">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71">и </text:span>воспринимает, косвенно, <text:span text:style-name="T171">в виде</text:span> классово<text:span text:style-name="T171">й нервозности</text:span>, он несёт свою улыбку среди всех тут собравшихся как боевую фалангу. <text:span text:style-name="T171">Её о</text:span>н перенял <text:span text:style-name="T171">в кино</text:span>—та <text:span text:style-name="T171">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71">М</text:span>айор, <text:span text:style-name="T171">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71">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71">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71">вот</text:span> <text:span text:style-name="T171">что и</text:span> достаёт по полной) единственное место во всех пределах империи войны, где он чувствует себя не <text:span text:style-name="T172">окончательным</text:span> чужаком. </text:p>
      <text:p text:style-name="P25">– Это вообще не<text:span text:style-name="T172">постижимо</text:span>,– говори<text:span text:style-name="T172">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72">и </text:span>мыслили по иному. И вдруг в 1944 по нему осуждают направо и налево. Нашего м-ра Эвентира,– указыва<text:span text:style-name="T172">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72">настолько</text:span> идиот<text:span text:style-name="T172">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73">Осёл</text:span>. И ты <text:span text:style-name="T1">за них</text:span>. <text:span text:style-name="T174">Как т</text:span>ы <text:span text:style-name="T174">мог </text:span>не почувствова<text:span text:style-name="T174">ть ещё на входе</text:span>? Это громадн<text:span text:style-name="T174">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74">повёл.</text:span> Терпимость. А<text:span text:style-name="T175">х</text:span>. </text:p>
      <text:p text:style-name="Text_20_body">– Ты бы <text:span text:style-name="T175">заглянул как-нибудь</text:span>, пусть доктор Грост проверит на своей ЭЭГ. </text:p>
      <text:p text:style-name="Text_20_body">– Ладно, как только <text:span text:style-name="T175">найду</text:span> время,– неопределённо. И тут <text:span text:style-name="T175">уже </text:span>проблема безопасности, пустая болтовня пускает корабли на дно, он не может быть <text:span text:style-name="T175">чересчур</text:span> уверен, даже насчёт Мехико. В текущей операции слишком много кругов, внешних и внутренних. Список доверенных лиц сокраща<text:span text:style-name="T175">е</text:span>тся, <text:span text:style-name="T175">с</text:span> <text:span text:style-name="T175">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75">свежей</text:span> мании Фирмы, известной как операция Чёрное Крыло, своей статистикой—анализиру<text:span text:style-name="T175">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75">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75">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75">и </text:span>было-<text:span text:style-name="T175">то</text:span>, всё меньше способны доверять, погрязнув в нескончаемой болтологии, в ежедневной самокритике, <text:span text:style-name="T175">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78">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75">заснятое на</text:span> этой войн<text:span text:style-name="T175">е</text:span>… по крайней мере, жизнь…. </text:p>
      <text:p text:style-name="P273"><text:span text:style-name="T180">Вон девушка Мехико </text:span><text:span text:style-name="T181">за</text:span><text:span text:style-name="T180">ходит в комнату. Он замечает её мгновенно, чистота вокруг неё, дым и шум отступают… так </text:span><text:span text:style-name="T182">это </text:span><text:span text:style-name="T180">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82">И тут о</text:span><text:span text:style-name="T180">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95">с </text:span>апрел<text:span text:style-name="T195">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90">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90">илась </text:span><text:soft-page-break/><text:span text:style-name="T190">сберечь</text:span> это<text:span text:style-name="T190">т</text:span> момент мальчишества в его имперски вышколенном, уже устоявшемся (ему было 33) быту, в его пред-Аскетизме, <text:span text:style-name="T190">эту его</text:span>, <text:span text:style-name="T190">как</text:span> Скорпия определила, последнюю любовь—хотя сама была слишком молода, чтобы знать <text:span text:style-name="T191"><text:s/></text:span><text:span text:style-name="T1">это</text:span>, <text:span text:style-name="T191">понимать</text:span>, как <text:span text:style-name="T191">понимал</text:span> Пират, <text:span text:style-name="T191">про что</text:span> <text:span text:style-name="T1">на самом деле</text:span> поётся в песне «Танцы в темноте»…. </text:p>
      <text:p text:style-name="P26">Он старательно <text:span text:style-name="T193">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91">ся ему</text:span>, вопреки всем ожиданиям, <text:span text:style-name="T193">чтоб он </text:span><text:span text:style-name="T8">мог</text:span><text:span text:style-name="T193"> </text:span>отбросить скудное расписание человека Запада… но как <text:span text:style-name="T191">возможно </text:span>человек<text:span text:style-name="T191">у</text:span>… где ему вообще начинать в возрасте 33-х… «Т<text:span text:style-name="T193">ак это </text:span><text:span text:style-name="T8">самое время</text:span>»,– засме<text:span text:style-name="T193">ялась бы она</text:span>, не так от раздражения (<text:span text:style-name="T193">это </text:span><text:span text:style-name="T8">было бы</text:span><text:span text:style-name="T193"> смешно</text:span>), сколько от <text:span text:style-name="T194">забавности</text:span> нереальной проблемы—сама <text:span text:style-name="T194">же шла враспыл</text:span> <text:span text:style-name="T194">от</text:span> его маниакальности, <text:span text:style-name="T191">непрестанной безудержности</text:span>, так <text:span text:style-name="T194">берёт</text:span>, раскладывает е<text:span text:style-name="T191">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91">ведь </text:span>и вправду <text:span text:style-name="T196">же </text:span>слишком безум<text:span text:style-name="T191">ец</text:span>, чтобы <text:s/>это <text:span text:style-name="T191">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91">видит</text:span>, но никогда не говори<text:span text:style-name="T191">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91">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91">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92">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92">щегольских</text:span> сюртучках и приталенных пальтецах, бегали по всей станции, глотали свои предотъездные шоколадки и выстраивались <text:span text:style-name="T192">рядком</text:span> для новых <text:span text:style-name="T192">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497"><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274">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97">твлечь</text:span> его<text:span text:style-name="T197">б внести тишину в</text:span> угл<text:span text:style-name="T197">ы</text:span> комнат, <text:span text:style-name="T197">на </text:span>покрывал<text:span text:style-name="T197">а</text:span>, стол<text:span text:style-name="T197">ешницы</text:span>—<text:span text:style-name="T197">где придётся</text:span>... Даже в кино, когда смотрели т<text:span text:style-name="T197">у</text:span> <text:span text:style-name="T197">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98">настолько</text:span>, что никак не отличить которое из них чьё. Оба одновременно чувствовали странное недоумение… как если нежданно <text:span text:style-name="T198">у</text:span>видишь себя в зеркале… и даже более того, чувство <text:span text:style-name="T198">единения</text:span>… что появляло<text:span text:style-name="T198">с</text:span>ь потом—через пару минут, через неделю, тут не угадаешь, и им доходило, когда уже не вместе, отчего <text:span text:style-name="T198">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98">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7">– <text:span text:style-name="T198">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98">л</text:span>лз— </text:p>
      <text:p text:style-name="Text_20_body">И тут падает ракета. Круто, круто. Взрыв, глухие раскаты. Довольно далеко в городе, чтоб <text:span text:style-name="T198">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98">будь</text:span> там ракета <text:span text:style-name="T198">или</text:span> нет, поэтому сейчас на Ягуаре Пойнтсмена включает заднюю вместо, да, въезжа<text:span text:style-name="T198">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99">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99">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99">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99">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200">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8">–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200">она, </text:span>эта война, на хуй. </text:p>
      <text:p text:style-name="P498"><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275">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201">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201">он</text:span> в жизни <text:s/>и близко <text:span text:style-name="T201">не бывал</text:span> к лаборатории. </text:p>
      <text:p text:style-name="Text_20_body">Это запах эфира, он исходит от м-ра Эдварда В. А. Пойнтсмена, ЧККХ. Как только пёс исчез<text:span text:style-name="T201">ает</text:span> за рухнувшей стеной, мелькнув прощально кончиком хвоста, нога доктора проваливается в белую разинутую глотку унитаза, которую <text:span text:style-name="T201">тот</text:span>, сосредоточ<text:span text:style-name="T201">я</text:span>сь на охоте, не у<text:span text:style-name="T201">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201">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201">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201">т </text:span>возможно<text:span text:style-name="T201">сти как-то</text:span> <text:span text:style-name="T201">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201">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201">за</text:span>таивш<text:span text:style-name="T201">его</text:span>ся в конце улицы из линии домов. V-бомба, в чьих разрушениях он вёл охоту, <text:span text:style-name="T202">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202">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202">Руина</text:span> ждёт его, уходя склоном вверх, к задним стенам, неразберихой штукатурной дран<text:span text:style-name="T202">к</text:span>и в бесцельны<text:span text:style-name="T202">х</text:span> связ<text:span text:style-name="T202">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202">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202">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9">–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202">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46">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202">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206">побухивает</text:span> вслед за ним в р<text:span text:style-name="T202">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203">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203">отскакивает</text:span> в сторону и пулей <text:span text:style-name="T203">на выход</text:span>, пока Роджер <text:span text:style-name="T203">свалился</text:span> со своей губкой в коляску <text:span text:style-name="T203">разлетевшуюся</text:span> под его весом. Расплывчато, доносится сверху вой доктора:– «Он убегает, Мехико, поспешите!» </text:p>
      <text:p text:style-name="Text_20_body">– <text:span text:style-name="T203">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203">от</text:span> <text:span text:style-name="T203">этюд</text:span>. Роджер <text:span text:style-name="T203">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204">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204">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204">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204">вскрякнув</text:span> вскидывает свою заунитаженную ногу, промахивается, замах разворачивает его кругом, сеть <text:span text:style-name="T204">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204">затрещала</text:span>, валятся куски промокшей штукатурки. Стенка над ними, лишённая всякой опоры, шата<text:span text:style-name="T204">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204">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30">–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204">мне следует</text:span> <text:span text:style-name="T204">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204">г</text:span>руди Джессики на вязаную голову, обнажённый нос и глаза—ему кажется, что доктору нужно больше, чем его содействие, <text:span text:style-name="T204">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207">подъезжают</text:span> к длинной кирпичной импровизации, Викторианское изложение того, что когда-то, давным-давно, выли<text:span text:style-name="T205">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205">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205">й</text:span> функци<text:span text:style-name="T205">и </text:span>толстой кишки, один из обитателей которого д-р Кевин Сп<text:span text:style-name="T205">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205">теперь</text:span>, как понял Роджер, неделя Спектро, которого могут нав<text:span text:style-name="T205">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205">ое</text:span> топ<text:span text:style-name="T205">анье</text:span> их обуви, как танцы пуантов по мрамору, нарушающих твой покой, не стихающие удаляясь, голос Пойнтсмена и походка всегда выделя<text:span text:style-name="T205">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205">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499"><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276">Внутри госпиталя Св. Вероники они усаживаются вместе, напротив палаты Военных <text:span text:style-name="T209">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209">тогда</text:span> <text:span text:style-name="T209">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210">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210">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15">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2">–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2">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210">до</text:span>вести её <text:span text:style-name="T210">до </text:span>сумеречност<text:span text:style-name="T210">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1">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210">замёрзшем</text:span> измученном городе…. …как будто снова пол, типа, громадный лифт взмыва<text:span text:style-name="T210">ет</text:span> вместе с тобой к потолку—воспроизводя, теперь, как стены разлета<text:span text:style-name="T210">ются</text:span> во все стороны, кирпичи, штукатурка сып<text:span text:style-name="T210">ятся</text:span> вниз, твой мгновенный паралич <text:span text:style-name="T210">от</text:span> смерт<text:span text:style-name="T210">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211">бьющей</text:span> из <text:span text:style-name="T211">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211">А</text:span> Слотроп действительно настроен на ракетный взрыв, или <text:span text:style-name="T211">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211">удастся</text:span>, <text:span text:style-name="T211">ещё </text:span>этих приливающих повторений, повторных переживаний взрыва, в страхе отключиться, потому что отключаешься <text:span text:style-name="T211">настолько</text:span> окончательно, откуда мне знать, доктор, что я очнусь? <text:span text:style-name="T211">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212">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212">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212">искушающе</text:span> лежат они рядами на своих железных койках, в девственных простынях, такие безыскусно эротичные м<text:span text:style-name="T212">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212">в</text:span> пятна<text:span text:style-name="T212">х</text:span> ночной блевотины, светло-жёлтой, прозрачной как флюиды богов, <text:span text:style-name="T212">от</text:span>брошенные газеты или пропагандистские лист<text:span text:style-name="T212">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212">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13">и вещевые сумки</text:span>, по большей части молча, к дверям выхода в бежевой краске, но края покоричневее в неровных <text:span text:style-name="T212">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212">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13">ают</text:span> земл<text:span text:style-name="T213">ю</text:span> <text:span text:style-name="T213">на </text:span>очень низких частот<text:span text:style-name="T213">ах</text:span>, доходят, смешавшись с холодом—предупрежда<text:span text:style-name="T213">ют</text:span>, что снаружи твоя слепота, после яркого внутреннего освещения, <text:span text:style-name="T213">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13">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16">тут же</text:span> разворачивается, приобретая формы…. </text:p>
      <text:p text:style-name="Text_20_body">Помимо прочего, что Спектро <text:span text:style-name="T213">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14">сможет</text:span> <text:span text:style-name="T1">кто-нибудь</text:span> <text:span text:style-name="T214">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500"><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276"><text:span text:style-name="T180">Что-то бродит по городу Дыма—собирает стройных девушек, милых и гладких как куклы, целыми пригоршнями. </text:span><text:span text:style-name="Emphasis"><text:span text:style-name="T180">Их жалобные крики… их жалобные кукло-крики…</text:span></text:span><text:span text:style-name="T180">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83">миг</text:span><text:span text:style-name="T180">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83">н</text:span><text:span text:style-name="T180">ду про</text:span><text:span text:style-name="T183">с</text:span><text:span text:style-name="T180">ыпается бормочет что-то вроде «ёбаный дурдом» и вновь соскальзывает в сон. </text:span></text:p>
      <text:p text:style-name="Text_20_body"><text:span text:style-name="T180">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17">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17">сторонах</text:span>. Пока что-то не упадёт слишком близко, они в безопасности: в их чаще среб<text:span text:style-name="T217">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17">доходит</text:span> что <text:span text:style-name="T217">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18">уж оно такое</text:span>, <text:span text:style-name="T218">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3">Эрленмерова колба булькает на подставке. Голубой огонь <text:span text:style-name="T218">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18">а окурки</text:span> затем, в ледяные чёрные утренние смены, <text:span text:style-name="T218">перевыкурены, </text:span>давящая и отвратная атмосфера. Но он должен войти, должен выдержать свою обычную утреннюю чашу. </text:p>
      <text:p text:style-name="P34">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19">относительно</text:span> физических <text:span text:style-name="T219">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20">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20">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20">случилось </text:span>попада<text:span text:style-name="T220">ний</text:span> в определённый квадрат, шансы остаются теми же, какими они всегда и были. <text:span text:style-name="T220">Всякое</text:span> попадание независимо от <text:span text:style-name="T220">остальных</text:span>. Бомбы не собаки. Нет связи. Нет памяти. Нет <text:span text:style-name="T221">привитого рефлекса</text:span>. </text:p>
      <text:p text:style-name="Text_20_body">Сказать такое последователю Павлова. Это обычная самодово<text:span text:style-name="T221">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22">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22">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22">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22">с</text:span>клонился <text:span text:style-name="T222">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22">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22">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22">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22">ет</text:span> остатки её губной помады о его рубашку, мускулы, прикосновения, кожи <text:span text:style-name="T223">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23">Пойнтсмена</text:span>, и от <text:span text:style-name="T223">Пойнтсмен</text:span>овской… его <text:span text:style-name="T223">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23">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23">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23">в </text:span>сам<text:span text:style-name="T223">ой</text:span> мерзк<text:span text:style-name="T223">ой манере</text:span>, как<text:span text:style-name="T223">ую только</text:span> он знает,– это, девонька, зависит от того <text:span text:style-name="T223">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23">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501"><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277">(1) </text:p>
      <text:p text:style-name="P506">ВЗ Палата Абреакции</text:p>
      <text:p text:style-name="P506"><text:soft-page-break/>Госпиталь Св. Вероники </text:p>
      <text:p text:style-name="P506"><text:span text:style-name="T224">Б</text:span>ончеплгейт, Е1 </text:p>
      <text:p text:style-name="P506">Лондон, Англия </text:p>
      <text:p text:style-name="P506">Зима 1944 </text:p>
      <text:p text:style-name="P523">Парнишке из Кеноши </text:p>
      <text:p text:style-name="P523">Общая Почта </text:p>
      <text:p text:style-name="P523">Кеноша, Висконсин, США</text:p>
      <text:p text:style-name="P36"><text:s/></text:p>
      <text:p text:style-name="Text_20_body"><text:tab/>Дорогой сэр, </text:p>
      <text:p text:style-name="Text_20_body">Я когда-нибудь в жизни Вас о чём-то просил? </text:p>
      <text:p text:style-name="Text_20_body">Искренне Ваш, </text:p>
      <text:p text:style-name="P515">лейт. Тайрон Слотроп </text:p>
      <text:p text:style-name="Text_20_body"/>
      <text:p text:style-name="P506">Общая Почта </text:p>
      <text:p text:style-name="P506">Кеноша, Виск., США </text:p>
      <text:p text:style-name="P506">несколькими днями позже </text:p>
      <text:p text:style-name="P523">Тайрону Слотропу, Эскв. </text:p>
      <text:p text:style-name="P523">ВЗ Палата Абреакции </text:p>
      <text:p text:style-name="P523">Госпиталь Св. Вероники </text:p>
      <text:p text:style-name="P523"><text:span text:style-name="T225">Б</text:span>ончеплгейт, Е1 </text:p>
      <text:p text:style-name="P523">Лондон, Англия </text:p>
      <text:p text:style-name="Text_20_body"><text:tab/>Дорогой м-р Слотроп: </text:p>
      <text:p text:style-name="Text_20_body">Такого не случалось. </text:p>
      <text:p text:style-name="P522">Парнишка из Кеноши </text:p>
      <text:p text:style-name="P522"/>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26">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30">нишка</text:span> из Кеноши и на секунду не подумал бы, что ты… </text:p>
      <text:p text:style-name="Text_20_body"><text:line-break/>(3.1) Старший (изумлённо): Тебя? Никогда! Да, чтоб Пар<text:span text:style-name="T230">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30">смиренный</text:span> голос маленького Тайрона Слотропа, с тех пор восславляемого в легендах и песнях, раздался пробиваясь вверх к вниманию Парн<text:span text:style-name="T230">ишки</text:span>: – «Ты никогда не делал этого, Пар<text:span text:style-name="T230">нишка</text:span> из Кеноши!» </text:p>
      <text:p text:style-name="Text_20_body">Все эти варианты текста «Ты никогда не делал Парн<text:span text:style-name="T230">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30">ишку</text:span> из Кеноши. </text:p>
      <text:p text:style-name="P37">(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30">голубчик</text:span>, Форестхилского жеребёнка, <text:span text:style-name="T230">голубчик</text:span>. (Отсюда затихая…) Ларедского ягнёнка. <text:span text:style-name="T230">Голубчик</text:span>. О-го. Погоди. Что такое, Слотроп? Ты никогда не делал парня из Кеноши. Очнись, Слотроп.</text:p>
      <text:p text:style-name="P417"/>
      <text:p text:style-name="P417">Мой кулак уже торчком, </text:p>
      <text:p text:style-name="P417">Не злись,</text:p>
      <text:p text:style-name="P417">Запишись, </text:p>
      <text:p text:style-name="P417">Вва-ли, Слотроп! </text:p>
      <text:p text:style-name="P417"/>
      <text:p text:style-name="P417">Джексон, это похуй мне, </text:p>
      <text:p text:style-name="P417">Покажь свой значок, что был на войне,</text:p>
      <text:p text:style-name="P417">Вва-ли, Слотроп! </text:p>
      <text:p text:style-name="P417"><text:soft-page-break/></text:p>
      <text:p text:style-name="P417">Меня тут не любят, не могут понять, </text:p>
      <text:p text:style-name="P417">Лишь ищут куда бы ещё послать…. </text:p>
      <text:p text:style-name="P417">Голову мне продырявь, провода в мозги мне вставь, </text:p>
      <text:p text:style-name="P417">Вену проткни иглой, </text:p>
      <text:p text:style-name="P417">Слотроп, очнись! </text:p>
      <text:p text:style-name="P37"/>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30">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417">Этот ритм словил меня, </text:p>
      <text:p text:style-name="P417">О, бэби, этта свинг, свинг, свинг! </text:p>
      <text:p text:style-name="P417">Ей-ей, меня словил, </text:p>
      <text:p text:style-name="P417">Прикинь, весь-целый-мир-вокруг поёт, </text:p>
      <text:p text:style-name="P417">Я в жизни не слыхал столь-сладких-звуков, </text:p>
      <text:p text:style-name="P417">Таких нет даже за углом, на Бейсин-Стрит, </text:p>
      <text:p text:style-name="P417">И в этом ритме, крошка, мы будем делать </text:p>
      <text:p text:style-name="P418">Свинг, свинг, свинг,</text:p>
      <text:p text:style-name="P418">Давай же, крошка… вжарим… свинг! </text:p>
      <text:p text:style-name="P37"/>
      <text:p text:style-name="P35">Чёрные лица, белые скатерти, мерцание очень острых ножей в ряд с тарелками… дым табака и «плана» <text:s/>меша<text:span text:style-name="T227">ются по полной</text:span>, глаза <text:span text:style-name="T228">на лоб лезут</text:span>, <text:span text:style-name="T228">над</text:span><text:span text:style-name="T95">ы́</text:span><text:span text:style-name="T228">хаешься</text:span> этай <text:s/>дури <text:span text:style-name="T228">аж</text:span> мазги <text:span text:style-name="T228">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31">п</text:span>пке джазменов на возвышении. Голоса из восточных частных школ, выговарива<text:span text:style-name="T231">ют</text:span> «жопа» чуть округляют губы и <text:span text:style-name="T231">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31">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31">лакированном</text:span>, где-то по<text:span text:style-name="T231">вытертом</text:span> губами, эти мелкие серебряные зёрнышки распоясываются по ходу спуска гармошки в белокаменную шейку матки и в ночь за <text:span text:style-name="T231">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31">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29">лилипуточным</text:span> голос<text:span text:style-name="T229">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31">х</text:span> программ<text:span text:style-name="T231">ах</text:span>, в своё время просочится <text:span text:style-name="T231">и </text:span>в <text:span text:style-name="T231">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8">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31">такое</text:span> тебе как раз и <text:span text:style-name="T232">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32">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32">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32">А</text:span>х, ты <text:span text:style-name="T232">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278">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33">гарвардскому</text:span> приятелю из числа его знакомых. Какая-то часть, конечно же, должна быть негритянским говном, но оно всё такое похожее. <text:span text:style-name="T233">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33">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33">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33">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9"/>
      <text:p text:style-name="P419">Сквозь унитаз, <text:span text:style-name="T233">ты </text:span>взгляни на меня,</text:p>
      <text:p text:style-name="P419">Вот дурак попался,</text:p>
      <text:p text:style-name="P419">Хоть бы не начали ссать </text:p>
      <text:p text:style-name="P419">Дирли тирли трали рался </text:p>
      <text:p text:style-name="P39"/>
      <text:p text:style-name="Text_20_body">И в ту <text:span text:style-name="T233">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33">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34">саданул</text:span>, тёмный как холодный говяжий студень, по его позвоночнику, <text:soft-page-break/><text:span text:style-name="T234">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34">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34">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34">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420">Уже не помнишь Красного Малкольма, что наверху остался, </text:p>
      <text:p text:style-name="P420">В причёске Красный Дьявол до Волос Дорвался… </text:p>
      <text:p text:style-name="P40"/>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34">с</text:span>плетений древесины в конюшне—брусья, косяки, стойки сто<text:span text:style-name="T234">й</text:span>л, перекладины ясл<text:span text:style-name="T234">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421">Средь Долины Красной Реки <text:s/>говорят, <text:span text:style-name="T240">в этот раз</text:span></text:p>
      <text:p text:style-name="P423"><text:span text:style-name="T235">П</text:span>оток снёс тебя <text:span text:style-name="T235">в</text:span> унитаз— </text:p>
      <text:p text:style-name="P421">Присядь, отдохни, <text:span text:style-name="T235">хвост держи пистолетом,</text:span> </text:p>
      <text:p text:style-name="P421">Канализации близок конец, </text:p>
      <text:p text:style-name="P421">Держись, молодец, </text:p>
      <text:p text:style-name="P422">На всём свете этом</text:p>
      <text:p text:style-name="P421">Не най<text:span text:style-name="T235">ти</text:span> крепче говна, </text:p>
      <text:p text:style-name="P421">Чем на </text:p>
      <text:p text:style-name="P421">Наших крутых берегах. </text:p>
      <text:p text:style-name="P41"/>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35">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421">Одного в Сан Берду бандитика,</text:p>
      <text:p text:style-name="P421"><text:span text:style-name="T235">К</text:span>итайчонка <text:span text:style-name="T235">о</text:span>дного, что с<text:span text:style-name="T235">линял</text:span> с железной дороги,</text:p>
      <text:p text:style-name="P421">Одного с триппер<text:span text:style-name="T235">к</text:span>ом, с зобом <text:span text:style-name="T236">одного</text:span>, </text:p>
      <text:p text:style-name="P421">Одного в последней стадии прока-з<text:span text:style-name="T235">ы</text:span>, </text:p>
      <text:p text:style-name="P421">Зато с широким тазом,</text:p>
      <text:p text:style-name="P421">Хромого на левую, хромого на правую, </text:p>
      <text:p text:style-name="P421">Хромого на обе ноги, всех будет три! </text:p>
      <text:p text:style-name="P421">Одного гом<text:span text:style-name="T235">осе</text:span>ка, даже лесбу одну, </text:p>
      <text:p text:style-name="P421">Одного негришку, одного евреишку, </text:p>
      <text:p text:style-name="P421">Одного краснокожего с бизоном одним, </text:p>
      <text:p text:style-name="P421">И охотника на бизонов из Нью Мексико </text:p>
      <text:p text:style-name="P421"/>
      <text:p text:style-name="P42">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39">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39">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39">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39">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2">Голос: Парнишку прикончили. <text:span text:style-name="T239">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502"><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507">«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410">—Проф. Д-р Ласло Джамф, «Криптосем» (рекламная брошюра) Агфа, Берлин, 1934</text:p>
      <text:p text:style-name="Text_20_body"/>
      <text:p text:style-name="Text_20_body"><text:span text:style-name="T241">Набросок</text:span> на плотной кремовой бумаге под чёрно-буквенным штампом GEHEIME KOMMANDOSACHE, весьма подробно передающий, чернилом и ручкой, <text:span text:style-name="T241">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41">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41">л</text:span>ись отсле<text:span text:style-name="T241">дит</text:span>ь всё, что он смотрел или читал достигнув полового созревания… иначе, откуда ещё могли Они знать? </text:p>
      <text:p text:style-name="Text_20_body">– Тсс,– шеп<text:span text:style-name="T241">чет</text:span> она, её пальцы ласкают её длинные оливковые ляжки, обнажённые груди выпирают через верх<text:span text:style-name="T241">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41">так</text:span> и по<text:span text:style-name="T241">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41">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41">указано</text:span> время, мест<text:span text:style-name="T241">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42">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41">was tust du für die front, für den sieg? was hast du heute für deutschland getan?</text:span> В «Белом Посещении» по стенам пи<text:span text:style-name="T242">шет</text:span> лёд. Граффити льда в пасмурный день остекля<text:span text:style-name="T242">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42">как</text:span> <text:span text:style-name="T242">под</text:span>свет<text:span text:style-name="T242">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42">кого</text:span> стил<text:span text:style-name="T242">я</text:span> в его унизительной и сумрачной ложбине, это единственный вид: аббатство, <text:span text:style-name="T242">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42">го</text:span> <text:span text:style-name="T242">утёса</text:span>, волосы и госпитальный халат трепещут на ветру, <text:span text:style-name="T242">над</text:span> раскинувш<text:span text:style-name="T242">ей</text:span>ся на мили ширь<text:span text:style-name="T242">ю</text:span> южного побережья, бледный мел <text:span text:style-name="T242">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42">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46">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3">С разгромом Польши, министерские кортежи вдруг начали замечаться <text:span text:style-name="T243">в</text:span> направлени<text:span text:style-name="T243">и</text:span> «Белого Посещения» в любой час ночи, тихие как шхуны, моторы приглушены—чёрные машины без хрома, что о<text:span text:style-name="T243">т</text:span>блескивали <text:s/>свет<text:span text:style-name="T243">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43">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3">Спросите их, в «Белом Посещении», про стратегический план Майрона Грантона из Би-Би-Си, чей тающе шоколадный голос годами <text:span text:style-name="T243">прокладывал</text:span> путь из обтрёпанных динамиков беспроволочных приёмников <text:span text:style-name="T243">к</text:span> английски<text:span text:style-name="T243">м</text:span> мечт<text:span text:style-name="T243">ам</text:span>, <text:span text:style-name="T243">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43">такие</text:span> зелёные <text:s/>в <text:s/>потоках <text:span text:style-name="T243">солнца</text:span>, окаймляющие южные склоны <text:span text:style-name="T243">вдоль </text:span>долины Рейна, ночь в дыму камвольных кабаре столицы, подтяжки с оборочками словно <text:span text:style-name="T243">две </text:span>косы <text:span text:style-name="T243">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44">им</text:span>-то <text:span text:style-name="T244">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44">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44">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44">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45">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45">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45">а</text:span> удалённой мозговой ткани, <text:span text:style-name="T245">с </text:span>дат<text:span text:style-name="T245">ами</text:span> и час<text:span text:style-name="T245">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5">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52">С</text:span>луж<text:span text:style-name="T252">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5"><text:soft-page-break/><text:span text:style-name="T184">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85">добился его</text:span><text:span text:style-name="T184"> назнач</text:span><text:span text:style-name="T185">ения</text:span><text:span text:style-name="T184">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4">Кто не заблудится среди этого махрового лабиринта аббревиатур, стрелок <text:span text:style-name="T247">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48">где</text:span> прикипе<text:span text:style-name="T248">л</text:span> к определённой точке в комбинаторном анализе, излюбленно<text:span text:style-name="T248">му</text:span> времяпрепровождени<text:span text:style-name="T248">ю</text:span> отставных армейских офицеров, с пристрастной увлечённостью. </text:p>
      <text:p text:style-name="P44">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4"><text:soft-page-break/>Когда докрутилось до немецких бомб падающих на Англию, <text:span text:style-name="T248">Б</text:span>ригадный <text:span text:style-name="T248">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48">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4">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4">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49">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4">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36">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74">интерфейс</text:span><text:span text:style-name="T236">—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36">Вспоминая Брайтон</text:span></text:span><text:span text:style-name="T236">,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4"><text:s text:c="2"/></text:p>
      <text:p text:style-name="Text_20_body"><text:span text:style-name="T236">– Эт-от старык </text:span><text:span text:style-name="T74">н</text:span><text:span text:style-name="T236">е име-эт </text:span><text:span text:style-name="T74">стыд</text:span><text:span text:style-name="T236">,–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37">сам знаешь</text:span><text:span text:style-name="T236">,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36">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37">самого</text:span><text:span text:style-name="T236">—ве! что это? беф </text:span><text:span text:style-name="Emphasis"><text:span text:style-name="T236">rissolé?</text:span></text:span><text:span text:style-name="T236"> фаршированный беф </text:span><text:span text:style-name="Emphasis"><text:span text:style-name="T236">rissolé?</text:span></text:span><text:span text:style-name="T236">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37">е</text:span><text:span text:style-name="T236">)—ни один из этих странных, очень странных овощных </text:span><text:span text:style-name="Emphasis"><text:span text:style-name="T236">rissolé </text:span></text:span><text:span text:style-name="T236">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36">Таймз </text:span></text:span><text:span text:style-name="T236">против критиков Хайга…. </text:span></text:p>
      <text:p text:style-name="P44">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36">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36">Führer</text:span></text:span><text:span text:style-name="T236">-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4">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4">Однако, преподобный д-р Де ла Нут не любит ММЛП:– «Рожа, разве имеются весы для измерения межличностных характерных черт?» Орлиный нос пробует, <text:span text:style-name="T250">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4">Не пройдёт, падре: ММЛП разработан в 1943. В самой <text:span text:style-name="T250">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4">– На солдат нынче большой спрос, преподобный Доктор,– бормочет Пойнтсмен. </text:p>
      <text:p text:style-name="P44">–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4">–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51">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4">– Должен заметить, это не похоже на вашу чашку чая, Пойн<text:span text:style-name="T251">т</text:span>смен,– улыбается д-р Аарон Тровстер.– У вас, по большей части, стимулы структурированы. </text:p>
      <text:p text:style-name="P44">– Ну, скажем, я нахожу в этом некое постыдное очарование. </text:p>
      <text:p text:style-name="P44">– Нет, не скажем. Не говорите мне, будто вы не собираетесь приложить свою милую Павловскую руку к этому всему. </text:p>
      <text:p text:style-name="P44">–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36">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38">д</text:span><text:span text:style-name="T236">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38">те</text:span><text:span text:style-name="T236">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36">Homo Monstrosus</text:span></text:span><text:span text:style-name="T236">,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503"><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508">А будешь ерепениться, пошлём тебя обратно к д-ру Джамфу! </text:p>
      <text:p text:style-name="P508">Джамф привил ему рефлекс, и выбросил стимул. </text:p>
      <text:p text:style-name="P508">Похоже д-р Джамф сегодня проверял твою пипетку, а? </text:p>
      <text:p text:style-name="P517">—Нейл Носпикер 50,000 Оскорблений, § 6.72 </text:p>
      <text:p text:style-name="P517"><text:soft-page-break/>«Невежа Недоросль», Найлан Смит Прес,</text:p>
      <text:p text:style-name="P517">Кембридж (Массач.) 1933 </text:p>
      <text:p text:style-name="P517"/>
      <text:p text:style-name="Text_20_body"><text:span text:style-name="T141">Падинг</text:span>: Но не слишком ли это— </text:p>
      <text:p text:style-name="Text_20_body"><text:span text:style-name="T141">Пойнтсмен</text:span>: Сэр? </text:p>
      <text:p text:style-name="Text_20_body"><text:span text:style-name="T141">Падинг</text:span>: Разве это не <text:span text:style-name="T253">подло</text:span>, Пойнтсмен? Так вот вмешиваться в сознание другого человека? </text:p>
      <text:p text:style-name="Text_20_body"><text:span text:style-name="T141">Пойнтсмен</text:span>: Генерал, мы просто присоединяемся к длинному ряду экспериментов и изучения. Гавардский Университет, Армия США? Вряд ли это <text:span text:style-name="T254">подлые</text:span> заведения. </text:p>
      <text:p text:style-name="Text_20_body"><text:span text:style-name="T141">Падинг</text:span>: Мы не можем, Пойнтсмен, это зверство </text:p>
      <text:p text:style-name="Text_20_body"><text:span text:style-name="T141">Пойнтсмен</text:span>: Но американцы уже им занимались! разве не ясно? <text:span text:style-name="T254">М</text:span>ы с<text:span text:style-name="T254">же не с</text:span>овраща<text:span text:style-name="T254">ем</text:span> девственницу, или что— </text:p>
      <text:p text:style-name="Text_20_body"><text:span text:style-name="T141">Падинг</text:span>: <text:span text:style-name="T254">Выходит,</text:span> <text:span text:style-name="T254">будем</text:span> делать это потому, что американцы <text:span text:style-name="T254">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54">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54">со </text:span>сво<text:span text:style-name="T254">им</text:span> <text:span text:style-name="T254">Крошкой</text:span> Тайрон<text:span text:style-name="T254">ом </text:span>относительно <text:span text:style-name="T254">его </text:span>младенческого полового рефлекса. <text:span text:style-name="T254">Т</text:span>от год <text:span text:style-name="T254">отмечен приездом </text:span>Джамф<text:span text:style-name="T254">а</text:span> <text:span text:style-name="T254">в</text:span> Гарвард, <text:span text:style-name="T254">куда он </text:span><text:s/>прибы<text:span text:style-name="T254">л</text:span> из Дармштадта. Это было <text:span text:style-name="T255">на</text:span> начальной <text:span text:style-name="T255">стадии</text:span> его карьеры, прежде, чем <text:span text:style-name="T255">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55">за </text:span>одн<text:span text:style-name="T255">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55">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55">а</text:span> из трёх показателей, но тот пребывал ещё на стадии <text:span text:style-name="T255">разработки</text:span>. </text:p>
      <text:p text:style-name="Text_20_body"><text:span text:style-name="T255">Другое дело</text:span> эрекция, <text:span text:style-name="T255">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55">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61">Крошки</text:span> Т. </text:p>
      <text:p text:style-name="P46">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55">ли</text:span>ться <text:span text:style-name="T256">за предположенный период</text:span> сведения рефлекса к нулю. <text:span text:style-name="T255">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56">частичное</text:span> подавление <text:span text:style-name="T255">вне</text:span> предел<text:span text:style-name="T255">ов</text:span> нуля.» <text:span text:style-name="Emphasis">Курсив м-ра Пойнтсмена.</text:span> </text:p>
      <text:p text:style-name="P47">Может ли условный рефлекс сохраниться в человеке, скрытно, в продолжении 20 или 30лет? <text:span text:style-name="T256">Уг</text:span>асил ли <text:span text:style-name="T256">его</text:span> д-р Джамф <text:span text:style-name="T256">всего лишь</text:span> до нуля—дожда<text:span text:style-name="T256">вшись</text:span> пока ребёнок стал показывать нулевые эрекции на стимул х, и прекратил на этом? Может он забыл—или проигнорировал—«<text:span text:style-name="T256">частичное</text:span> подавление <text:span text:style-name="T255">вне</text:span> предел<text:span text:style-name="T255">ов</text:span> нуля»? Если проигнорировал, то почему? Что может <text:span text:style-name="T256">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56">Крошку</text:span> Тайрона—<text:span text:style-name="T256">то, как в случае с о</text:span>ткрыти<text:span text:style-name="T256">ем</text:span> Нового Света, разные люди сочли, что они открыли разные вещи. </text:p>
      <text:p text:style-name="Text_20_body">Роджер Мехико <text:span text:style-name="T256">полагает</text:span> это статистической странностью. Однако, он чувствует теперь некое <text:span text:style-name="T256">п</text:span>отрясение основ <text:span text:style-name="T256">данной</text:span> дисциплины, причём более сильное, чем позволительно колебать их <text:span text:style-name="T256">какой-то</text:span> странности. Странно, странно, странно—вдумайтесь в само слово: это взрывное «т» вслед за «с», переходит—<text:span text:style-name="T256">вне</text:span> предело<text:span text:style-name="T256">в</text:span> своего нуля—в иную область. Конечно, ты не переходишь. Но ты понимаешь, умом, <text:span text:style-name="T257">что</text:span><text:span text:style-name="Emphasis"> надо</text:span> <text:span text:style-name="T257">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57">им образом</text:span>, если вообще как<text:span text:style-name="T257">им-то</text:span>, <text:span text:style-name="T257">связано</text:span> это <text:span text:style-name="T257">с</text:span> секс<text:span text:style-name="T257">ом</text:span>. </text:p>
      <text:p text:style-name="Text_20_body">Но Эдвин Трикл, самый фрейди<text:span text:style-name="T257">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57">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57">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57">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8">Да, но тут не только дистрибуция. Обе схемы оказались идентичными. Они совпадают в каждом из квадратов. Слайды <text:span text:style-name="T257">снимков</text:span>, которые Теди Блот <text:span text:style-name="T257">сделал</text:span> с карты Слотропа, были спроецированы на Роджерову и обе картинки, девушки-звёзды и кружочки ракетны<text:span text:style-name="T257">х</text:span> удар<text:span text:style-name="T257">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57">довольно</text:span> <text:span text:style-name="T257">в</text:span>скор<text:span text:style-name="T257">е</text:span>, <text:s/>через <text:span text:style-name="T257">пару дней</text:span>, либо задержаться <text:s/>надолго, <text:span text:style-name="T257">до</text:span> десят<text:span text:style-name="T257">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9">И всё-таки стимулом, каким-то образом <text:span text:style-name="Emphasis">должна </text:span>быть ракета, некое предшествующее видение, некий <text:span text:style-name="T258">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58">а</text:span>, в порнографии и у проституток, возможно <text:span text:style-name="T258">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58">всё же </text:span>намёк под самым нашим носом у нас не хватает ума, или смелости, заметить?… </text:p>
      <text:p text:style-name="Text_20_body">Но, если это <text:span text:style-name="T258">нечто </text:span>в воздухе, прямо тут, прямо сейчас, тогда ракеты следуют <text:span text:style-name="T258">ему</text:span>, в 100% случаев. Без исключений. Обнаружив его, мы снова докажем железную детерминированность всего, <text:span text:style-name="T258">для </text:span>каждой души. <text:span text:style-name="T258">Это о</text:span>ста<text:span text:style-name="T258">вит</text:span> слишком мало места для каких-<text:span text:style-name="T258">либо</text:span> надежд вообще. Сами понимаете, насколько важным <text:span text:style-name="T258">станет</text:span> <text:span text:style-name="T258">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58">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59">а</text:span>я масс<text:span text:style-name="T259">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50">Конечно, предшествовавший Книге том—Сорок Одна Лекция—явился ему, 28-летнему, как наказ от п<text:span text:style-name="T259">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59">про</text:span>след<text:span text:style-name="T259">овав </text:span>за клубком тринадцать лет, он начинает кружить <text:span text:style-name="T259">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59">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60">тылок</text:span>, жуткие пенисы торчком, неорганич<text:span text:style-name="T260">ны</text:span>е, как и их глаза, что поблескивают инеем, или пластинками слюды, но не вожделением, и не к нему. Для них существует лишь работа…. </text:p>
      <text:p text:style-name="P279">–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62">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1">–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62">у</text:span>виде<text:span text:style-name="T262">в</text:span> белые преграды сквозь туман, <text:s/><text:span text:style-name="T262">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62">ающ</text:span>ая мозаика смотреть наружу в Пустыню… вне охранительного города… понятна лишь тем, кто отправляется вне… глаза вдал<text:span text:style-name="T262">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65">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62">для </text:span>себ<text:span text:style-name="T262">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63">быть</text:span> до конца жизни пациента, от всяких идей, чувств, самокритики, <text:span text:style-name="T263">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63">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63">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63">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2">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64">уме</text:span>ет полностью их найти. <text:span text:style-name="T264">С</text:span>леды <text:span text:style-name="T264">их </text:span>заполнились льдом и чуть позже были унесены в море. </text:p>
      <text:p text:style-name="P386"><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280"><text:soft-page-break/>По тихому, скрытно от неё, камера следит как она движется, <text:span text:style-name="T266">пред</text:span>намеренно никуда, по комнатам, длинноногая, <text:span text:style-name="T266">с </text:span>подростков<text:span text:style-name="T266">ой</text:span> шир<text:span text:style-name="T266">иной</text:span> и присутуленность<text:span text:style-name="T266">ю</text:span> плеч, волосы не <text:span text:style-name="T266">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66">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66">из</text:span> <text:span text:style-name="T266">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66">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66">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66">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66">в</text:span> его понятия<text:span text:style-name="T266">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66">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67">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67">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67">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3"><text:span text:style-name="T267">За</text:span> отражени<text:span text:style-name="T267">я</text:span>, которые она видит в зеркале, Катье тоже удостаивается удовлетворённости оператора, но ей известно то, ч<text:span text:style-name="T267">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68">оч</text:span>ка пятн<text:span text:style-name="T268">ист</text:span>ых трещин, а в его ночном дыхании, в тёмной печи его самого, навсегда <text:span text:style-name="T268">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68">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74">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68">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68">добавлен </text:span>Миполам, новый поливиниловый хлорид… крохотные кусочки лезвия бритвы топорщ<text:span text:style-name="T268">атся</text:span> из жизнеподобной розовой влажности, сотнями, о которые Катье, стоя на коленях, <text:span text:style-name="T268">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69">по всей</text:span> его светл<text:span text:style-name="T269">ой</text:span> кож<text:span text:style-name="T269">е</text:span> пятна послеполуденн<text:span text:style-name="T269">ого </text:span>блес<text:span text:style-name="T269">ка</text:span> синтетически оранжев<text:span text:style-name="T269">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69">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69">даже </text:span>сдержать дыхание, на минуту <text:span text:style-name="T269">по</text:span>чувств<text:span text:style-name="T269">овав</text:span> учащённое биенье <text:span text:style-name="T269">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69">та</text:span>ли». Унижение пойдёт на пользу пареньку по утрам в расположении, в строю его батареи возле <text:span text:style-name="Emphasis">Schußstelle 3</text:span>, где когда-то <text:span text:style-name="T282">неистово проносились </text:span><text:s/>лошади перед <text:span text:style-name="T282">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68">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69">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69">открыто</text:span> они не обсуждают это, похоже, Катье, Готфрид и Капитан Блисеро <text:span text:style-name="T269">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70">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70">лишь</text:span> топливо и окислитель. Но Капитан Блисеро с трепе<text:span text:style-name="T270">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70">ючено</text:span>—<text:span text:style-name="T270">за</text:span>част<text:span text:style-name="T270">ую</text:span> ракеты, <text:span text:style-name="T270">свихнувшись</text:span>, разворачиваются куда попадя с жутким ржанием в небе, разворачиваются и падают, каждая согласно своему <text:span text:style-name="T270">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70">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70">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70">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70">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71">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4">Он ничего не может поделать. Посреди умирающего рейха, где приказы становятся бессильн<text:span text:style-name="T271">ее </text:span>бумаг<text:span text:style-name="T271">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71">ине</text:span> сердц<text:span text:style-name="T271">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71">из</text:span> всех в<text:span text:style-name="T271">ероят</text:span>ных подталкивани<text:span text:style-name="T271">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72">вызвал</text:span> эха <text:span text:style-name="T272">у</text:span> Судьбы безгласной.... Это он, Блисеро, взбирается на гору, как и взбирался почти уже 20 лет, задолго до того как принял <text:span text:style-name="T272">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72">из </text:span>форм Восточного фронта) в баре, на улице, в каком угодно тесном и неудобном костюме, тот безупречно реагировал на футбольный мяч, <text:span text:style-name="T272">когда</text:span> шутники, узнав его, <text:span text:style-name="T272">швыряли в него из</text:span> ниоткуда—бессмертное исполнение! один из тех импровизированных ударов, <text:span text:style-name="T272">до того</text:span> невозможно высоких, так чётко параболичных, мяч взмывает на мили вверх, чтобы <text:span text:style-name="T272">скользнуть</text:span> точн<text:span text:style-name="T272">ёхоньк</text:span>о меж двух высоких, фалличных электрических колонн Ufa-театра на Фридрихштрассе… он мог удерживать мяч на голове <text:span text:style-name="T272">вдоль</text:span> нескольк<text:span text:style-name="T272">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72">ывник</text:span>, уже пушечное мясо, бледный свет бара <text:span text:style-name="T272">лоится</text:span> поперёк его коротко остриженного черепа—«это рефлексы, понимаешь… Не я… Просто рефлексы». Когда же начал<text:span text:style-name="T272">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72">в которых таятся</text:span> не менее загадочны<text:span text:style-name="T272">е</text:span> гост<text:span text:style-name="T272">и</text:span>, чужак<text:span text:style-name="T272">и</text:span>, иногда не менее причудливы<text:span text:style-name="T272">е</text:span>, чем дар всегда оказываться там, где нет взрывов… кто-нибудь из <text:span text:style-name="T1">них</text:span>, это<text:span text:style-name="T275">го</text:span> сырь<text:span text:style-name="T275">я</text:span>, «<text:span text:style-name="T272">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73">Чересчур уж состарился</text:span>, грипп <text:s/>проходит не <text:span text:style-name="T273">так уже</text:span> быстро, живот может скрутить иногда на весь день, глаза ощутимо слепее с каждой <text:span text:style-name="T273">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73">нулась бы</text:span>, навсегда. Всё прочее лишь любовная игра перед актом. </text:p>
      <text:p text:style-name="P305">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76">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77">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77">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83">Страной</text:span>-<text:span text:style-name="T277">Боли</text:span>, стали сов<text:span text:style-name="T277">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77">х</text:span> белым песком <text:span text:style-name="T277">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77">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77">для</text:span> обеспеч<text:span text:style-name="T277">ения</text:span> точно<text:span text:style-name="T277">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41">in hoc signo vinces</text:span></text:span><text:span text:style-name="T141">.</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77">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424"><text:span text:style-name="Emphasis">Bringt doch der Wanderer auch vom Hange des Bergrands nicht eine </text:span></text:p>
      <text:p text:style-name="P424"><text:span text:style-name="Emphasis">Hand voll Erde ins Tal, die alle unsägliche, sondern ein erworbenes </text:span></text:p>
      <text:p text:style-name="P424"><text:span text:style-name="Emphasis">Wort, reines, den gelben und blaun Enzian.</text:span> </text:p>
      <text:p text:style-name="P55"/>
      <text:p text:style-name="Text_20_body">– Омухона… посмотри на меня. Я красный и коричневый… чёрный, омухона. </text:p>
      <text:p text:style-name="Text_20_body">– <text:span text:style-name="Emphasis">Liebchen</text:span>, <text:span text:style-name="T278">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78">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78">ой</text:span> ролей, незачем бросаться наружу где… </text:p>
      <text:p text:style-name="P56">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78">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78">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94">о́</text:span>том пропахшей шерсти, сдерживая напряжённый смех, <text:span text:style-name="T279">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80">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80">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80">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7">–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80">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81">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81">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81">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81">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81">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426">ic heb u liever dan ên everswîn, </text:p>
      <text:p text:style-name="P425"><text:span text:style-name="T1">al waert van finen goude ghewracht</text:span> </text:p>
      <text:p text:style-name="P58"/>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88">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387"><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281">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84">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84">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9">– Вы заходили, когда у меня была банальная лихорадка,– вспоминает она Слотропа,– мы в тот день заварили чай из полыни.– Ну, конечно, сейчас даже <text:span text:style-name="T284">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85">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85">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85">и</text:span> Остином нашли давны<text:span text:style-name="T285">м</text:span>-давно <text:span text:style-name="T285">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85">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9"><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2">– Это точно,– после первого глотка, жалея, что мало она добавила лимонного сока, или хот<text:span text:style-name="T285">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85">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85">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60">– Так мне и надо,– говорит Слотроп, удивляясь что это он хотел этим сказать, прихлёбыва<text:span text:style-name="T285">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85">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85">яка</text:span> это <text:span text:style-name="T285">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86">защёлка</text:span>, кольцо и всё прочее, одна из серии патриотических сластей выпущенных <text:span text:style-name="T286">до того как</text:span> сахар стал таким дефицитом, <text:span text:style-name="T286">наряду</text:span>, как он определил заглянув в банку, <text:span text:style-name="T286">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86">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86">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86">е</text:span> с короткими рукавами. Испарения бензоина проникают <text:span text:style-name="T286">ему в</text:span> мозг. Голова плывёт кругом в нимбе из<text:span text:style-name="T286">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86">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86">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87">ми</text:span> эбонитовы<text:span text:style-name="T287">ми</text:span> напёрстк<text:span text:style-name="T287">ами</text:span> из прошлого столетия, <text:span text:style-name="T287">за </text:span>шпильк<text:span text:style-name="T287">ам</text:span>и, част<text:span text:style-name="T287">ям</text:span>и клапанов, резьбовы<text:span text:style-name="T287">ми</text:span> запчаст<text:span text:style-name="T287">ям</text:span>и от непонятных музыкальных инструментов, радиодетал<text:span text:style-name="T287">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87">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87">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1">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87">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87">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388"><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282">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89">бьёт в</text:span> стенку его груди… –«Ооо»,– вырвалось у неё и она потянулась обнять его, отбросив всякую сдержанность, открыта, <text:span text:style-name="T289">вся </text:span>дрожа, пока они прижимались друг к другу. <text:span text:style-name="T289">Позже</text:span> она ему рассказывала, что как только он взял её руку в тот вечер, она кончила. И первый раз, когда он прикоснулся к её пизде, <text:span text:style-name="T289">при</text:span>стисну<text:span text:style-name="T289">л</text:span> мягкую пизду Джессики <text:span text:style-name="T289">сквозь</text:span> её трусики, дрожь <text:span text:style-name="T289">снова</text:span> началась высоко меж её ляжек, охватывая <text:span text:style-name="T289">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89">В ходе этого</text:span>, свет для <text:span text:style-name="T289">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89">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89">вот</text:span> ощущение. Резко вверх до уровня кожи, выплёскиваясь <text:span text:style-name="T289">из</text:span> его соск<text:span text:style-name="T289">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90">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90">Поб</text:span>ывала ли когда-нибудь его <text:span text:style-name="T290">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90">ся</text:span>т <text:span text:style-name="T290">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90">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94">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90">О</text:span>щути<text:span text:style-name="T290">в</text:span> как его первые тёплые вздохи к<text:span text:style-name="T290">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6">«…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91">обмягчившийся</text:span> хуй млеет, свисая <text:span text:style-name="T291">через</text:span> его ляжк<text:span text:style-name="T291">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91">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3">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91">е</text:span> как-то втиснуты все в высоко закреплённую кабину и поголовно уставились вниз,<text:span text:style-name="T291"> из</text:span> <text:span text:style-name="T291">своей</text:span> поросячьей возн<text:span text:style-name="T291">и</text:span> по свиноматке, для лучшего обзора, глаза вылуплены, смуглые, слюна каплет <text:span text:style-name="T291">с</text:span> губ, <text:span text:style-name="T291">этого </text:span>представления его Джессики Свонлейк со скандально голой грудью и его самого пытающегося притормозить и отстать от грузовика—да <text:span text:style-name="T291">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92">ка</text:span> об<text:span text:style-name="T292">гона</text:span> и <text:span text:style-name="T1">впрямь</text:span> покажется подозрительны<text:span text:style-name="T292">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92">ман</text:span>… </text:p>
      <text:p text:style-name="P64">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92">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4">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92">уж</text:span>—ну, вот, как раз тут, под затылком его шишковатой головы как у десятилетнего мальчика. Она его целует вверх и вниз кисло солён<text:span text:style-name="T292">ого</text:span> кусоч<text:span text:style-name="T292">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5">Однажды утром—он не видел её уже около полумесяца—он проснулся в своей келье отшельника в «Белом Посещении» с напряжённо стоячим, <text:s/>веки <text:span text:style-name="T292">не разодрать</text:span>, и с длинным <text:soft-page-break/>светло-каштановым волосом впутавшимся ему в рот. Это явно не его волос. И ни кого-<text:span text:style-name="T292">нибудь</text:span> <text:span text:style-name="T292">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92">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93">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93">которое</text:span> её призрачная любовь смогла протолкнуть на эту сторону, к единственному кто что-то значил.... Один такой <text:span text:style-name="T293">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93">на </text:span>чуть <text:span text:style-name="T293">попозже</text:span>, так и <text:span text:style-name="T293">подмывало</text:span> оглянуться через плечо, или даже просто в, в старое зеркало, знаешь, <text:span text:style-name="T293">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75">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93">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93">по</text:span> зеркала<text:span text:style-name="T293">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83">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95">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95">ет</text:span>, что <text:span text:style-name="T295">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95">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99">o</text:span> <text:span text:style-name="Emphasis">зреющим нарывом посреди города</text:span>… но <text:span text:style-name="T296">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96">ведавшего,</text:span> пока не прошло, <text:span text:style-name="T296">как</text:span> ясно он <text:span text:style-name="T296">понимает</text:span> честную половину своей жизни, которой сейчас была Джессика, <text:span text:style-name="T296">как</text:span> фанатично должна его мать Война <text:span text:style-name="T296">возмущаться</text:span> её красот<text:span text:style-name="T296">ой,</text:span> её нахальн<text:span text:style-name="T296">ым</text:span> безразличие<text:span text:style-name="T296">м</text:span> к <text:span text:style-name="T296">догмам</text:span> смерти, в которые он <text:span text:style-name="T296">совсем</text:span> недавно <text:span text:style-name="T296">верил</text:span>—её не<text:span text:style-name="T297">одоли</text:span>м<text:span text:style-name="T297">ой</text:span> надежд<text:span text:style-name="T297">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46">,</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98">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428"><text:span text:style-name="Emphasis"><text:span text:style-name="T146">In dulci jubilo </text:span></text:span></text:p>
      <text:p text:style-name="P428"><text:span text:style-name="Emphasis"><text:span text:style-name="T146">Nun singet und seid froh! </text:span></text:span></text:p>
      <text:p text:style-name="P428"><text:span text:style-name="Emphasis"><text:span text:style-name="T146">Unsers Herzens Wonne </text:span></text:span></text:p>
      <text:p text:style-name="P428"><text:span text:style-name="Emphasis"><text:span text:style-name="T146">Leit in</text:span></text:span><text:span text:style-name="Emphasis"> praesipio, </text:span></text:p>
      <text:p text:style-name="P428"><text:span text:style-name="Emphasis"><text:span text:style-name="T146">Leuchtet vor die Sonne </text:span></text:span></text:p>
      <text:p text:style-name="P428"><text:span text:style-name="Emphasis"><text:span text:style-name="T146">Matris in gremio</text:span></text:span><text:span text:style-name="Emphasis">. </text:span></text:p>
      <text:p text:style-name="P428"><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84"><text:span text:style-name="T318">Сочельником веет </text:span><text:s/>с моря, <text:span text:style-name="T300">оно</text:span> сегодня на закате сияло зеленью и гладью, как стекло насыщенное железом: <text:span text:style-name="T300">веет</text:span> каждый день на нас, вс<text:span text:style-name="T300">е</text:span> неб<text:span text:style-name="T300">еса</text:span> <text:span text:style-name="T300">вышние</text:span> брюхатится святыми и тонкими <text:span text:style-name="T300">фанфарами</text:span> глашатаев. Ещё один год свадебных платьев, <text:span text:style-name="T300">что застряли</text:span> в сердце зимы, <text:span text:style-name="T300">по прежнему</text:span> невостребованны<text:span text:style-name="T300">ми</text:span>, <text:span text:style-name="T300">так и</text:span> висят себе тихими атласными рядами, <text:span text:style-name="T300">сборочки</text:span> белы<text:span text:style-name="T300">х</text:span> вуал<text:span text:style-name="T300">ей</text:span> начинают желтеть, и только <text:span text:style-name="T300">лишь </text:span>чуть всколыхиваются, когда <text:span text:style-name="T300">ты </text:span>проходишь мимо, зритель… гость <text:span text:style-name="T300">во </text:span>всех тупик<text:span text:style-name="T300">ах</text:span> города.... Уловив в платьях собственное отраженье пару раз, <text:s/>пол<text:span text:style-name="T300">увозникающее</text:span> из тени, <text:span text:style-name="T300">просто</text:span> лишь смазано яркие цвета по <text:span text:style-name="Emphasis">peau de soie</text:span>, <text:span text:style-name="T300">по</text:span>тянешься туда, где <text:span text:style-name="T300">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300">ристойными</text:span> мыло<text:span text:style-name="T300">м и </text:span>пудрой. Однако, сердцем своим девственна, и в надеждах своих <text:span text:style-name="T300">тоже</text:span>. <text:span text:style-name="T301">И не рассчитывай на</text:span> ярко-швейцарск<text:span text:style-name="T301">ие</text:span> или кристал<text:span text:style-name="T301">ь</text:span>но-<text:span text:style-name="T301">хрустальные праздники</text:span>, но <text:span text:style-name="T301">на</text:span> тёмный, затянутый тучами день <text:span text:style-name="T301">со</text:span> снег<text:span text:style-name="T301">ом, что</text:span> валит пеленой за городом, пелена халатов зимы, мягких <text:span text:style-name="T301">среди</text:span> ноч<text:span text:style-name="T301">и</text:span>, почти безветренно дышащих <text:span text:style-name="T301">под боком</text:span>. На станциях города <text:span text:style-name="T301">возвратившиеся</text:span> из Индо-Китая <text:span text:style-name="T301">военно</text:span>пленные <text:s/>прогуливают свои <text:span text:style-name="T301">жутко</text:span> вы<text:span text:style-name="T301">пир</text:span>ающие кости, <text:span text:style-name="T301">невесомые</text:span> как тот соня, или сони на лике луны, среди колясок на хроме пружин, из чёрных шкур, гулких как барабаны, меж <text:span text:style-name="T301">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302">холодок</text:span> ярки<text:span text:style-name="T302">х</text:span> облак<text:span text:style-name="T302">ов</text:span> среди запахов угля и пара, и <text:span text:style-name="T302">металло</text:span>пространства среди стоящих в очереди, бродящих, устало спящих, понаеха<text:span text:style-name="T302">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302">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302">ми</text:span> из посине<text:span text:style-name="T302">лых</text:span> орбит, сквозь головную боль, которую не может снять никакой Алазилс. Итальянцы-военнопленные бранятся из-под мешков с почтой, что <text:span text:style-name="T302">разбухают</text:span>, ежечасно прибывая с гулким эхом, <text:span text:style-name="T302">празднич</text:span>ной толщин<text:span text:style-name="T302">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302">всерьёз</text:span> рассматривает вопрос <text:span text:style-name="T302">составления</text:span> списка Неприемлемых Песен, с таблатурой для укелеле, <text:span text:style-name="T302">в целях</text:span> облегч<text:span text:style-name="T302">ения</text:span> опознани<text:span text:style-name="T302">я. </text:span><text:s/>Их жизнерадостность и любовь к песням, <text:span text:style-name="T302">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303">так что</text:span> они решили, сами по себе, придерживаться <text:soft-page-break/>профессионального итальянства, поглядыва<text:span text:style-name="T303">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303">сгущается</text:span> женщинами, бесцельно… <text:span text:style-name="T303">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303">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303">там </text:span>крокет <text:span text:style-name="T303">по</text:span>среди зимы, им хочется полуот<text:span text:style-name="T303">ключившейся</text:span> воскресной сонливости опавших листьев усохшего сада. Если же подвернётся вдруг <text:span text:style-name="T303">бесшабашно свежий</text:span> <text:s/>мир, типа ябло<text:span text:style-name="T303">чка</text:span> сброшенно<text:span text:style-name="T303">го</text:span> ветром <text:span text:style-name="T303">под</text:span> ног<text:span text:style-name="T303">и</text:span>, ну, найдётся время как-нибудь приноровиться… Но <text:span text:style-name="T304">они разохотились на </text:span><text:s/>почти послевоенн<text:span text:style-name="T305">ую</text:span> роскош<text:span text:style-name="T305">ь</text:span> <text:span text:style-name="T305">в</text:span> эт<text:span text:style-name="T305">у</text:span> недел<text:span text:style-name="T305">ю</text:span>, купить набор <text:span text:style-name="T305">детского </text:span>электр<text:span text:style-name="T305">о</text:span>поезда, <text:span text:style-name="T305">и тем самым попытаться каждому озарить </text:span><text:s/>свой набор маленьких <text:span text:style-name="T305">важных лиц</text:span>, сгладить свою <text:span text:style-name="T306">отчуждённость</text:span>, <text:span text:style-name="T306">так</text:span> знакомы <text:span text:style-name="T306">по</text:span> фотографи<text:span text:style-name="T306">ям</text:span> все, <text:span text:style-name="T306">а теперь вот в</text:span> жизни, охи <text:span text:style-name="T306">и </text:span>ахи, но не сейчас, не здесь на станции, <text:span text:style-name="T306">любое из</text:span> самы<text:span text:style-name="T306">х нужных</text:span> движени<text:span text:style-name="T306">й</text:span>: Война <text:span text:style-name="T306">избегала</text:span> их, за<text:span text:style-name="T306">капыва</text:span>ла, эти <text:span text:style-name="T306">произвольные</text:span> губительные <text:span text:style-name="T306">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307">из </text:span>деревенских в<text:span text:style-name="T307">е</text:span>сны и лета—они играли<text:span text:style-name="T307">сь</text:span> настоящими жестянками того же пирога—танки, истребители танков, дзоты, дредноуты розово-мясые, сине-жёлтые, <text:span text:style-name="T307">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307">И вовсе не верой платят они</text:span>—<text:span text:style-name="T307">это выходит</text:span> само собой. Он явился Новый Младенец. В волшебную ночь <text:span text:style-name="T307">перед этим</text:span>, животные <text:span text:style-name="T307">за</text:span>гов<text:span text:style-name="T307">орят между собой</text:span>, а небо будет из молока. Бабушки и дедушки, которые каждую неделю ждали пока Радио Доктор <text:span text:style-name="T307">станет</text:span> спрашивать, Что Такое Геморрой? Что Такое Энфизема? Что Такое Сердечный Приступ? <text:span text:style-name="T307">начнут</text:span> ждать за пределы бессонницы, <text:span text:style-name="T307">снова</text:span> <text:span text:style-name="T307">следить</text:span>, чтобы не <text:span text:style-name="T307">произошло</text:span> ежегодное невозможное, но с каким-то <text:span text:style-name="T308">зловредным </text:span>осадком—<text:span text:style-name="Emphasis">это</text:span> вот склон, небо <text:span text:style-name="Emphasis">может</text:span> показаться <text:span text:style-name="T308">нам </text:span>светлее—<text:span text:style-name="T308">как бы</text:span> трепет, хороший момент, которого т<text:span text:style-name="T308">ы</text:span> так <text:span text:style-name="T308">ждал</text:span>, не совсем обл<text:span text:style-name="T308">амывается</text:span>, но <text:span text:style-name="T308">у</text:span>же далеко не чудо… на посту в своих свитерах и шалях, наигранно сердитые, но осадок внутри <text:span text:style-name="T308">оживает в</text:span> нов<text:span text:style-name="T308">ой</text:span> зимн<text:span text:style-name="T308">ей</text:span> ферментаци<text:span text:style-name="T308">и</text:span> каждый год, всякий раз чуть слабее, но всегда <text:span text:style-name="T308">годен на то</text:span>, чтоб оживиться в эту пору…. <text:span text:style-name="T309">Обнослись догола</text:span>, блестящие костюмы и наряды <text:span text:style-name="T309">поры </text:span>шатания по пабам в <text:span text:style-name="T309">годы</text:span> их расцвета давно разодраны на полосы <text:span text:style-name="T309">для </text:span>обмот<text:span text:style-name="T309">ки</text:span> труб горячей воды и нагревател<text:span text:style-name="T309">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309">сколько</text:span> они знают своё <text:s/>тел<text:span text:style-name="T309">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309">до наступления новой</text:span> <text:s/>весн<text:span text:style-name="T309">ы</text:span>, слишком спешит, но похоже никому до этого <text:span text:style-name="T309">и</text:span> дела нет, или <text:span text:style-name="T309">же </text:span>не понимают. Войн<text:span text:style-name="T309">а нуждается в</text:span> электричеств<text:span text:style-name="T309">е</text:span>. <text:span text:style-name="T309">Идёт ускоренная</text:span> игра, Электро Монополия, между электрокомпаниями, Центральны<text:span text:style-name="T309">м</text:span> Комитет<text:span text:style-name="T309">ом по</text:span> Электричеств<text:span text:style-name="T309">у</text:span> и прочи<text:span text:style-name="T309">ми</text:span> ведомства<text:span text:style-name="T309">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310">лицом к лицу со</text:span> всеми старыми бессонными глазами—раскручивают свои минуты до воя переходящего в писк, до прострел<text:span text:style-name="T310">а в</text:span> сирен<text:span text:style-name="T310">у</text:span>. Это Безумный Карнавал Ночи. Веселье под <text:span text:style-name="T310">сенью</text:span> минутных стрелок. Истерика на бледных лицах циферблатов. Электрокомпании <text:span text:style-name="T310">твердят</text:span> о нагрузках, военные потребности столь велики, что часы снова замедлятся, если только этот ночной марш не краден<text:span text:style-name="T310">ная энергия</text:span>, <text:span text:style-name="T310">однако,</text:span> предпо<text:span text:style-name="T310">лагаемые</text:span> нагрузки не случаются <text:s/>день <text:span text:style-name="T310">ото дня </text:span>и Сеть по<text:span text:style-name="T310">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311">превратит нас в</text:span> самы<text:span text:style-name="T311">е</text:span> забыты<text:span text:style-name="T311">е</text:span> корн<text:span text:style-name="T311">и самих нас</text:span>. Но над морем туман сегодня, всё ещё тихо<text:span text:style-name="T311">нько</text:span> <text:span text:style-name="T311">извлекаемый</text:span> жемчуг. В центре города дуговые лампы трещат, взъерепенясь, в <text:span text:style-name="T311">приглушённом</text:span> сиянии на центральны<text:span text:style-name="T311">е</text:span> линии улиц, слишком льдистого цвета для свечек, в слишком густой измороси для <text:span text:style-name="T311">холокоста</text:span>… высокие красные автобусы <text:span text:style-name="T312">по</text:span>шат<text:span text:style-name="T312">ыва</text:span>ются, со всех фар маскировка снята недавн<text:span text:style-name="T312">им</text:span> распоряжени<text:span text:style-name="T312">ем</text:span>, теперь уворачивайся, пересекай ослеплённый, громадные, <text:span text:style-name="T312">горстями <text:s/>надранные</text:span> клочья сырости <text:span text:style-name="T312">ве</text:span>ют мимо, одинокие как пляжи под перламутровым туманом, чья колючая проволока, <text:s/>никогда не <text:span text:style-name="T312">изведавшая</text:span> внутреннего укуса тока, <text:s/>лишь пассивно тян<text:span text:style-name="T312">ется</text:span>, окисляясь в ночи, <text:span text:style-name="T312">обвивает теперь </text:span>как подводная водоросль, <text:span text:style-name="T313">кольцами, зверски холодная, </text:span>острая как скорпион, весь песок <text:span text:style-name="T312">милю за милей </text:span>без единого следа гуляющих, <text:span text:style-name="T313">с тех пор как</text:span> <text:span text:style-name="T312">ушли</text:span> <text:span text:style-name="T313">прогулочные лайнеры </text:span><text:s/>последни<text:span text:style-name="T313">х</text:span> лет мирного времени <text:span text:style-name="T313">торжественно провожать</text:span> прежни<text:span text:style-name="T313">й</text:span> мир <text:span text:style-name="T314">вечеров с</text:span> вином, оливковой рощицей, <text:span text:style-name="T314">дымом </text:span>трубоч<text:span text:style-name="T314">ки</text:span>, про<text:span text:style-name="T314">чь по ту сторону</text:span> Войны, теперь <text:span text:style-name="T314">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14">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14">е</text:span>ляются насколько получится, <text:span text:style-name="T314">настолько</text:span> далеко от своих овечьих одёжек, насколько год дозволит им отбрести. Так приидите ж. О<text:span text:style-name="T314">т</text:span>ставьте <text:span text:style-name="T314">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15">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15">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15">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15">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15">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15">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15">дать</text:span> шанс друг<text:span text:style-name="T315">ой</text:span> ноч<text:span text:style-name="T315">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15">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15">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16">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16">Черчилля</text:span>?», «Арри Полит<text:span text:style-name="T318">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429"><text:span text:style-name="Emphasis"><text:span text:style-name="T148">O</text:span></text:span><text:span text:style-name="Emphasis"><text:span text:style-name="T316">, </text:span></text:span><text:span text:style-name="Emphasis">Jesu parvule</text:span>,</text:p>
      <text:p text:style-name="P429">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17">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389"><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285">Парадоксальная фаза, <text:span text:style-name="T319">если</text:span> слабые стимулы вызывают <text:span text:style-name="T319">резкую</text:span> реакцию.... Когда это было? Н<text:span text:style-name="T319">а какой-то</text:span> ранн<text:span text:style-name="T319">ей</text:span> стади<text:span text:style-name="T319">и</text:span> сна: <text:s/>не услы<text:span text:style-name="T319">ш</text:span>ал <text:span text:style-name="T319">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19">упорно </text:span>вибрир<text:span text:style-name="T319">овали</text:span>, ужас<text:span text:style-name="T319">аясь</text:span> <text:span text:style-name="T319">подобной</text:span> армад<text:span text:style-name="T319">е</text:span> бомбардировщиков <text:span text:style-name="T319">летящих</text:span> на задание. Твоя собственная фигура недвижна, дышит ртом, одна, лицом <text:span text:style-name="T319">к</text:span>верх<text:span text:style-name="T319">у</text:span> на узкой койке <text:span text:style-name="T319">у</text:span> стен<text:span text:style-name="T319">ы</text:span> <text:span text:style-name="T319">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19">е</text:span> футов над твоим лицом <text:span text:style-name="T319">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20">ется, следуя</text:span> наклонной линии, по воздуху. И тут, неожиданно, он появился снова, курс <text:span text:style-name="T320">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20">теперь уже</text:span>, восприн<text:span text:style-name="T320">ято</text:span> присутствующими как пред<text:span text:style-name="T320">вест</text:span>ие—что-то не так, что-то совсем <text:span text:style-name="T320">даже </text:span>не так на сегодня… Никто не знает что означает этот круг света. <text:span text:style-name="T320">Была собрана</text:span> комиссия, <text:span text:style-name="T320">проводилось</text:span> исследование, ответ был так маняще близок—но теперь поведение света изменилось…. Собрание откладывается. От <text:span text:style-name="T320">столь</text:span> беспорядочных сполохов, наполняешься ожиданием чего-то ужасного—не <text:span text:style-name="T320">так</text:span>, чтоб <text:span text:style-name="T320">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21">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22">светящегося </text:span>круг<text:span text:style-name="T322">а</text:span>, ты вместо этого сворачиваешь влево. С тобою девушка, которая тебе жена, хотя вы никогда не <text:span text:style-name="T322">вступали в брак</text:span>, <text:span text:style-name="T322">и</text:span> никогда не встречал её прежде, но зн<text:span text:style-name="T322">аешь</text:span> <text:span text:style-name="T322">уже </text:span>много лет. Она молчит. Недавно прошёл дождь. Всё поблескивает, кр<text:span text:style-name="T338">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22">тот </text:span>кратко мигает и гаснет. Несмотря на явную свежесть, недавний дождь, живые цветы, <text:s/>вид <text:span text:style-name="T322">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22">Всё сияет вокруг</text:span>. Влага на мостовой. <text:span text:style-name="T322">Набрасывая</text:span> как<text:span text:style-name="T322">ой</text:span>-то тёплы<text:span text:style-name="T322">й</text:span> капюшон <text:span text:style-name="T322">себе на</text:span> <text:s/>шею и плечи, ты хочешь сказать жене: «Это самый зловещий момент <text:span text:style-name="T322">в этот вечер</text:span>». Но есть слово <text:span text:style-name="T322">подходящее лучше</text:span> «зловещ<text:span text:style-name="T322">его</text:span>». Пытаешься вспомнить его. Это чьё-то имя. Оно ждёт за сумерками, ясность, белые цветы. Свет <text:span text:style-name="T322">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23">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24">исхлёстаны</text:span> стеклянистой <text:span text:style-name="T324">круговертью</text:span> с французистыми завит<text:span text:style-name="T324">уш</text:span>ками <text:span text:style-name="T324">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24">засеивают</text:span> <text:s/>воспоминания<text:span text:style-name="T324">ми</text:span> зим<text:span text:style-name="T324">у</text:span>, <text:span text:style-name="T324">их </text:span>семена <text:s/>никогда не прорастут, <text:span text:style-name="T324">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24">т</text:span>смену, который тут не присутствует, которому не передадут, потому что <text:span text:style-name="T325">у </text:span>пар<text:span text:style-name="T324">ы</text:span>-<text:span text:style-name="T324">тройки</text:span>, <text:span text:style-name="T324">в</text:span> Секции Пси, способных расслышать, <text:span text:style-name="T325">подобного</text:span> загадочн<text:span text:style-name="T325">ого</text:span> хлам<text:span text:style-name="T325">а</text:span> <text:span text:style-name="T325">завались</text:span> на каждом сеансе—если вообще <text:span text:style-name="T325">обратят внимание</text:span>, то <text:span text:style-name="T325">оно отметится</text:span> в проект<text:span text:style-name="T325">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25">а</text:span> бедняга Спектро взлетел в освещённой норе-кабинке <text:span text:style-name="T325">как </text:span>и вся тёмная палата, ста<text:span text:style-name="T325">ли</text:span> часть<text:span text:style-name="T325">ю</text:span> взрыва, чьё приближение он так и не услы<text:span text:style-name="T325">х</text:span>ал, звук слишком запаздывает, уже после взрыва, призрак ракеты <text:span text:style-name="T325">приветствует</text:span> призраки только что произведённые ею. Дальше тишина. <text:span text:style-name="T325">Очередной</text:span> «случай» для Роджера Мехико, <text:soft-page-break/>воткнуть кругоголовую кнопку в его карту, квадрат перешёл <text:span text:style-name="T325">от</text:span> дв<text:span text:style-name="T325">у</text:span>х к трём попаданиям, <text:span text:style-name="T326">выравнивая</text:span> заполн<text:span text:style-name="T326">ение</text:span> тр<text:span text:style-name="T326">ёх вероятностей</text:span>, что как-то отставали в последнее время…. </text:p>
      <text:p text:style-name="Text_20_body">Кнопка? <text:span text:style-name="T327">Да и</text:span> того меньше, просто дырка от кнопки в бумаге, <text:span text:style-name="T327">которую</text:span> однажды <text:span text:style-name="T327">снимут</text:span>, когда ракеты <text:span text:style-name="T327">прекратят</text:span> падать, или когда молодой статистик решит забросить свой подсчёт, бумагу у<text:span text:style-name="T327">несут</text:span> уборщицы, она будет разодрана, сгорит… Пойнтсмен один, беспомощно ч<text:span text:style-name="T327">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28">одинаковая</text:span> смертность… эти трагичные дни… Но вот он уже просто трясётся, <text:span text:style-name="T327">разрешает</text:span> себе уставиться через пространство своего кабинета на Книгу, напомнить себе, что из <text:span text:style-name="T327">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7">В общем, Крыло Д это прикрытие «Белого Посещения», всё ещё содержащее пару настоящих пациентов. Мало кто из <text:span text:style-name="T336">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36">работники</text:span> ПРПУКа терп<text:span text:style-name="T336">я</text:span>т садовое и довоенное сумасшествие Крыла Д, <text:span text:style-name="T329">крайне</text:span> <text:span text:style-name="T329">редко</text:span> находя <text:span text:style-name="T329">случай для</text:span> обмена информацией о лечении и симптомах. Да, <text:span text:style-name="T329">а </text:span>могли бы <text:span text:style-name="T329">и потесней</text:span> сотрудничать. Истерика, в конце концов, <text:span text:style-name="T329">не та же </text:span>разве истерика. А вот <text:span text:style-name="T329">и</text:span> нет, <text:span text:style-name="T330">иди и убедись</text:span>, что нет. Как долго можно чувствовать себя таким <text:span text:style-name="T330">беззаботно </text:span>правым <text:span text:style-name="T330">касательно</text:span> пере<text:span text:style-name="T330">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30">что</text:span> могут <text:span text:style-name="T330">довести</text:span> до состояния, <text:span text:style-name="T331">с</text:span> котор<text:span text:style-name="T331">ым</text:span> Спектро <text:span text:style-name="T331">сталкивался </text:span>каждый день в своей палате, уже не существующей… до того, что Пойнтсмен <text:span text:style-name="T331">обнаруживает</text:span> в Собаках: <text:span text:style-name="T331">у</text:span> Пётр<text:span text:style-name="T331">а</text:span>, Наташ<text:span text:style-name="T331">и</text:span>, Никола<text:span text:style-name="T331">я</text:span>, Серге<text:span text:style-name="T331">я</text:span>, Катеньк<text:span text:style-name="T331">и</text:span>—или <text:span text:style-name="T331">у </text:span>Пав<text:span text:style-name="T331">ла</text:span> Сергеевич<text:span text:style-name="T331">а</text:span>, Варвар<text:span text:style-name="T331">ы</text:span> Николаевн<text:span text:style-name="T331">ы</text:span>, а потом<text:span text:style-name="T331">у</text:span> детей <text:span text:style-name="T331">их</text:span>, и—Когда это так отчётливо читается в лицах врачей… Гвенхидви <text:s/>под его мохнатой бородой не настолько уж непро<text:span text:style-name="T331">бив</text:span>аем, как, <text:span text:style-name="T331">возможно</text:span>, ему <text:span text:style-name="T331">бы этого </text:span>хотелось, Спектро поспеша<text:span text:style-name="T331">я</text:span> со шприцем к своему Лису, когда <text:span text:style-name="T331">на</text:span> самом деле ничто не <text:span text:style-name="T331">силах</text:span> остановить Абреакцию Бога Ночи, <text:span text:style-name="T331">покуда</text:span> не прекратится Блиц, ракеты <text:span text:style-name="T331">не</text:span> будут разобраны, <text:span text:style-name="T331">а</text:span> вся плёнка прокручена сзаду наперёд: <text:span text:style-name="T334">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31">ая</text:span> вспы<text:span text:style-name="T331">шка</text:span> цвет<text:span text:style-name="T331">а</text:span> <text:span text:style-name="T331">пламени</text:span>, за котор<text:span text:style-name="T331">ой</text:span> следует взрыв <text:span text:style-name="T331">затем</text:span> звук падения, <text:span text:style-name="T332">издёвка</text:span> (может ли такое <text:span text:style-name="T331">случиться ненароком</text:span>?) обратимо<text:span text:style-name="T332">го</text:span> процесса: кажд<text:span text:style-name="T332">ой</text:span> из них Господь <text:span text:style-name="T332">узаконивает</text:span> своё Государство, а мы, <text:s/>не <text:span text:style-name="T332">способные</text:span> его <text:span text:style-name="T332">обнаружить</text:span>, ни даже <text:span text:style-name="T332">понять</text:span>, начинаем думать о смерти не чаще, <text:span text:style-name="T333">право же</text:span>, чем <text:span text:style-name="T333">прежде</text:span>… и, не в силах пред<text:span text:style-name="T334">видеть их появление,</text:span> <text:s/>не <text:span text:style-name="T334">у</text:span>мея сби<text:span text:style-name="T334">ва</text:span>ть, держимся на притворстве, как <text:span text:style-name="T334">и </text:span>во времена <text:span text:style-name="T334">без </text:span>Блицев. Когда это <text:span text:style-name="T335">и в правду </text:span>происходит, отделываемся словом «случай». Или так <text:span text:style-name="T335">уж </text:span>нас у<text:span text:style-name="T335">бед</text:span>или. <text:span text:style-name="T336">Е</text:span>сть <text:span text:style-name="T336">такие </text:span><text:soft-page-break/>уровни, <text:span text:style-name="T336">где</text:span> случайность едва различима. <text:span text:style-name="T336">А</text:span> для таких работников как Роджер Мехико, это музыка, до<text:span text:style-name="T337">воль</text:span>но величавая, <text:span text:style-name="T336">все </text:span>эти серии степеней <text:s/></text:p>
      <text:p text:style-name="P515"><draw:frame draw:style-name="fr7"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37">енно</text:span> ракетопопаданиями в квадрат, распределение Поиссона определяет не только эти уничтожения, <text:span text:style-name="T337">от </text:span>которых никто не <text:span text:style-name="T337">в силах</text:span> <text:span text:style-name="T337">у</text:span>бежать, но и несчастные случаи при верховой езде, группы крови, радиоактивный распад, количество воен за год…. </text:p>
      <text:p text:style-name="P286">Пойнтсмен стоит у окна, его неясно отражённое лицо про<text:span text:style-name="T339">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39">изредка</text:span> поэтические <text:span text:style-name="T339">приступы</text:span> Маэстро, просто бумага, тебе это ни к чему, Книга и жуткое проклятье… пока не поздно… Да, отступись, п<text:span text:style-name="T339">ади</text:span> на колен<text:span text:style-name="T339">и</text:span>, о, бесподобно—но перед кем? Кто слушает? Но он уже прошёл к столу и даже возложил на неё руки…. </text:p>
      <text:p text:style-name="P68">– Осёл. Суеверный осёл.– Расхаживает с пустой головой… такие эпизоды участились в последнее время. <text:span text:style-name="T339">Разваливается</text:span> как <text:span text:style-name="T339">в наползающей </text:span>простуд<text:span text:style-name="T339">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39">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39">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9">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39">Ему</text:span> <text:span text:style-name="T339">даже</text:span>, в общем, <text:span text:style-name="T339">понятно</text:span> из-за чего: он <text:span text:style-name="T340">вызывает </text:span>жут<text:span text:style-name="T340">ь</text:span>. И <text:s/>даже <text:span text:style-name="T340">сам </text:span>чувствует, обычно, в какие моменты он <text:span text:style-name="Emphasis">становится</text:span> жутким—<text:span text:style-name="T340">та</text:span> определённая расстановка мускулов его лица, <text:span text:style-name="T340">и ощущает</text:span> испарин<text:span text:style-name="T340">у</text:span>… но с этим, похоже, ему уж ничего не поделать, <text:span text:style-name="T340">не получается</text:span> даже долго <text:span text:style-name="T340">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40">уж</text:span> хотел<text:span text:style-name="T340">ось бы</text:span> однажды <text:s/>устроить им что-нибудь такое, чтобы и <text:span text:style-name="Emphasis">вправду было от чего развизжаться</text:span>... </text:p>
      <text:p text:style-name="P69"><text:soft-page-break/>Вот <text:span text:style-name="T374">вам </text:span>пожалуйста, <text:span text:style-name="T374">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40">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40">я</text:span>… это вам не просто <text:span text:style-name="T340">сплошняк из</text:span> рубиновы<text:span text:style-name="T340">х</text:span> соск<text:span text:style-name="T340">ов</text:span> и чёрно-кружевны<text:span text:style-name="T341">х</text:span> пеньюар<text:span text:style-name="T341">ов</text:span>, знаете ли. <text:span text:style-name="T341">Существуют неприметные</text:span> входы в комнаты с запахом бумаги, негласные голосования в <text:span text:style-name="T341">каком-то</text:span> Комитете, или <text:span text:style-name="T341">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41">х</text:span>, лучши<text:span text:style-name="T341">х</text:span> люд<text:span text:style-name="T341">ей</text:span> вы<text:span text:style-name="T341">дёргивает</text:span> Смерть, имеется дверь, что мерещилась ему так часто в одиноких Тезеевых скитаний вдоль полиров<text:span text:style-name="T342">ки</text:span> коридоров лет: выход <text:span text:style-name="T342">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43">как бы</text:span> даже чувствует затуха<text:span text:style-name="T343">ние</text:span> контур<text:span text:style-name="T343">ов</text:span> в коре <text:span text:style-name="T343">сво</text:span>его мозга, отправ<text:span text:style-name="T343">ка</text:span> <text:span text:style-name="T343">на</text:span> вечн<text:span text:style-name="T343">ый покой</text:span> част<text:span text:style-name="T343">ей</text:span> того, кто уж там содержался, <text:span text:style-name="T343">заполнение</text:span> нетронут<text:span text:style-name="T343">ой</text:span> хими<text:span text:style-name="T343">ей</text:span>.... </text:p>
      <text:p text:style-name="Text_20_body">Кевин Спектро не проводил тако<text:span text:style-name="T344">е же, как у него,</text:span> чётко<text:span text:style-name="T344">е</text:span> разграничени<text:span text:style-name="T344">е</text:span> <text:s/>между Внешним и Внутренним. Тому кора представлялась <text:s/>орган<text:span text:style-name="T344">ом</text:span>-интерфейс<text:span text:style-name="T344">ом</text:span>, посредник<text:span text:style-name="T344">ом</text:span> между тем и <text:span text:style-name="T344">тем</text:span>, но <text:span text:style-name="T344">также </text:span>и<text:span text:style-name="Emphasis"> часть</text:span><text:span text:style-name="Emphasis"><text:span text:style-name="T344">ю</text:span></text:span><text:span text:style-name="Emphasis"> каждого</text:span>. «<text:span text:style-name="T344">Увидев</text:span> как оно <text:span text:style-name="T344">на</text:span> самом деле»,– спросил он однажды,– «<text:span text:style-name="T344">разве мы </text:span><text:s/>можем, любой из нас, оста<text:span text:style-name="T344">ва</text:span>ться <text:s/>отдел<text:span text:style-name="T344">ёнными</text:span>». Он <text:span text:style-name="T344">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45">м </text:span>направлен<text:span text:style-name="T345">ии</text:span>, к нулю, в ожидании превра<text:span text:style-name="T345">щения</text:span> в последнего из уходящих… <text:span text:style-name="T345">Успеет ли он</text:span>? <text:span text:style-name="T345">Ему надо</text:span> выжить… <text:span text:style-name="T345">добиться</text:span> Преми<text:span text:style-name="T345">и</text:span>, не для <text:span text:style-name="T345">личной</text:span> славы, нет—а исполнить обещание человеческому полю из семи, в которым был и он когда-то, <text:span text:style-name="T345">ради</text:span> те<text:span text:style-name="T345">х,</text:span> кто не дотянул.... Кадр среднего плана, он сам в освещении сзади, <text:span text:style-name="T345">в одиночестве</text:span> перед высоким окном <text:s/>Гранд-Отел<text:span text:style-name="T345">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45">ая</text:span>, долгая золотистая сумеречность.... </text:p>
      <text:p text:style-name="P70">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45">отлёт</text:span>, <text:span text:style-name="T345">с </text:span>воп<text:span text:style-name="T345">лями</text:span>, как Коммандос, давая выход всему наконец-то—некий поистине чудный взлёт жизни внутри него, в первый и <text:span text:style-name="T345">единственный</text:span> раз, когда лицо об<text:span text:style-name="T345">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46">здвинувшихся в нём далей</text:span>, жесток<text:span text:style-name="T346">ая</text:span> мужественность которых изумляют его самого).... То <text:soft-page-break/>было сном. Обстановка, лицо переменились, <text:span text:style-name="T346">почти ничего</text:span> кроме последовательности, что шло за чем, <text:span text:style-name="T346">не </text:span>удержалось после первой чашки кофе и сплюснутой зеленоватой таблетки Бензедрина. <text:span text:style-name="T346">Что-то похожее</text:span> на широкую стоянку грузовиков перед рассветом, <text:s/>свеже-пробрызганная мостовая <text:span text:style-name="T346">отливает</text:span> жирно-коричневыми, брезентоверхие оливковые грузовики стоят, <text:span text:style-name="T346">в </text:span>кажд<text:span text:style-name="T346">ом</text:span> сво<text:span text:style-name="T346">я</text:span> тайн<text:span text:style-name="T346">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47">главное в</text:span> поворот<text:span text:style-name="T347">е</text:span> лица, <text:span text:style-name="T347">во </text:span>встреч<text:span text:style-name="T347">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47">скачками</text:span> вдоль сумеречных набережных каналов забитых отбросами войны, взрывы ракет всякий раз <text:span text:style-name="T347">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47">о</text:span> собаки мягко <text:span text:style-name="T347">полощется</text:span>, в <text:span text:style-name="T348">куполе</text:span> черепа ярко<text:span text:style-name="T347">е</text:span> отраж<text:span text:style-name="T347">ение</text:span> зимни<text:span text:style-name="T347">х</text:span> облак<text:span text:style-name="T347">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48"> </text:span>не удаётся <text:span text:style-name="T348">ему </text:span>избежать до конца, потому что как всегда Райхсзигер <text:span text:style-name="T348">упорствует</text:span>, возглавляя, спокойный, неотменимый, <text:s text:c="2"/>за ним <text:span text:style-name="T348">ему буквально <text:s/>приходится гнаться, вновь и вновь</text:span> возвращаться <text:span text:style-name="T348">к погоне</text:span> в лихорадочном рондо, пока наконец они на склоне холма в конце долгого дня <text:span text:style-name="T348">срочных </text:span>донесений <text:span text:style-name="T348">фронтов</text:span> Армагеддона, среди алых сугробов буганвиллии, золотисты<text:span text:style-name="T348">х</text:span> троп<text:span text:style-name="T348">ов</text:span>, где вздымается пыль, столбы дыма над <text:span text:style-name="T349">далями </text:span>паучь<text:span text:style-name="T349">его</text:span> город<text:span text:style-name="T349">а</text:span>, который они пересекли, голоса в воздухе <text:span text:style-name="T349">оповещают</text:span>, что Южная Америка испепелена, небо над Нью-Йорком мерцает багрово от новейшего всё с<text:span text:style-name="T349">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50">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50">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50">же</text:span> б<text:span text:style-name="T350">удучи</text:span> доктором <text:span text:style-name="T350">он так и</text:span> не развил рефлексов на определённые раздражители? Ему лучше знать: он знает, <text:span text:style-name="T350">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51">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51">и все наши гипотезы верны</text:span>, и <text:span text:style-name="T351">многое другое</text:span>. К чему бы мы ни пришли, нельзя сомневаться, что он, физиологически, исторически, выродок. Нам ни в коем случае нельзя <text:span text:style-name="T351">утратить</text:span> контроль. Мысль о нём затерявшемся в мире людей, после войны, наполняет меня глубоким ужасом, от которого не могу избавиться….» </text:p>
      <text:p text:style-name="P390"><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287">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52">е</text:span>жданно заговорил через Эвентира, так негромко, что Норе едва удавалось расслышать хоть что-нибудь, даже чья именно душа вошла и <text:span text:style-name="T352">пользуется</text:span> <text:span text:style-name="T352">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52">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52">а</text:span> туфли и кремово-жёлтого цилиндрика, что крошился по поверхности, не выпуская его ни на миг, нарисовала пятиконечную звезду на асфальте, <text:span text:style-name="T352">несколько</text:span> в<text:span text:style-name="T352">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52">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52">с</text:span>сч<text:span text:style-name="T352">ёт</text:span>ное множество раз с тех пор как явился в «Белое Посещение», и всё нормально-штатно за исключением, о, <text:span text:style-name="T353">всего </text:span>один или, <text:span text:style-name="T353">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53">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53">было бы </text:span>невозможно <text:span text:style-name="T353">не </text:span>приписать дюжине иных душ…. </text:p>
      <text:p text:style-name="P71">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53">вот</text:span> этот Черикок, с виду нормальный увалень, может чуть толстоват, начинает <text:span text:style-name="T353">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53">с</text:span>говорились не докладывать—ничего такого, что наруш<text:span text:style-name="T353">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54">умудряется посылать</text:span> голоса <text:span text:style-name="T354">на диски</text:span> или в <text:span text:style-name="T354">записывающее устройство</text:span> на расстоянии во много миль не <text:span text:style-name="T354">издавая звуков</text:span> и физически не прикасаясь к оборудованию? <text:span text:style-name="T354">Что за динамики</text:span> нач<text:span text:style-name="T354">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54">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54">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54">по сей день</text:span>—когда имеются послания для передачи—даже Сачса занервничал.... </text:p>
      <text:p text:style-name="Text_20_body">С недавних пор, всё словно бы <text:span text:style-name="T354">подчинено</text:span> нек<text:span text:style-name="T355">оей</text:span> эфемерн<text:span text:style-name="T355">ой</text:span> Программ<text:span text:style-name="T355">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55">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55">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55">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55">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55">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56">выходит</text:span> <text:span text:style-name="T356">т</text:span>ак <text:span text:style-name="T356">будто</text:span> поддающееся нашим измерениям тело всего лишь обрывок <text:span text:style-name="T356">такой</text:span> программы <text:span text:style-name="T356">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56">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56">об </text:span>это<text:span text:style-name="T356">м</text:span> в ходе инструктажа. </text:p>
      <text:p text:style-name="Text_20_body">– <text:span text:style-name="T356">С</text:span>казать мне что? </text:p>
      <text:p text:style-name="Text_20_body">– То же самое, что когда-то было сказано и мне. Мы передаём это, от поколения к поколению. (<text:span text:style-name="T356">Ей не подворачивается постороннего</text:span> занятия, как-то прикрыться им. Мы чувствуем, что для неё это <text:span text:style-name="T356">всё </text:span>ещё не стало рутиной. Из благовоспитанности, она <text:span text:style-name="T356">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57">минуешь</text:span>. Разве нет…? </text:p>
      <text:p text:style-name="Text_20_body">– Заморские пейзажи, о, да, и я так думала—необычные формирования, <text:span text:style-name="T357">взгляд</text:span> в<text:span text:style-name="T357">о</text:span> <text:span text:style-name="T357">Внешнюю</text:span> Луч<text:span text:style-name="T357">езарность</text:span>. Но всё это из нас, пойми. Миллионов нас, изменённых, чтоб стать интерфейсом, ороговеть, не чувствовать и <text:span text:style-name="T357">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57">далеке</text:span>, но у нас есть дом! (В ответ молчание.) Вернуться туда! Не наверх в интерфейс. Обратно в ЦНС! </text:p>
      <text:p text:style-name="Text_20_body">– (Спокойно) Так<text:span text:style-name="T357">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57">податливые</text:span> шкуры, тик натёртый лимоном, <text:span text:style-name="T357">вздымающиеся</text:span> извивы благовоний, яркая оптическая медь, <text:span text:style-name="T357">поблёкшие</text:span> Центрально-Азиатские ковры, алые с золот<text:span text:style-name="T357">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57">проникает</text:span> сквозь стебли филоденронов и разлапистых листьев <text:span text:style-name="T357">схвативших</text:span> в пригоршню <text:span text:style-name="T357">гаснущий</text:span> исход заката, <text:span text:style-name="T357">проскальзывает</text:span> умиротворённо жёлтым по резной стали пряжек на её <text:span text:style-name="T357">лодыжках,</text:span> полосками по бокам и вниз высоких каблуков её туфлей из патентованной кожи, <text:span text:style-name="T357">на</text:span>полированной до утраты цвета вообще, <text:span text:style-name="T357">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58">скатывается прочь</text:span> по <text:soft-page-break/>ним и снова возвращается к их беззащитному тылу. Запахи тлеющег<text:span text:style-name="T358">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58">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58">всякой</text:span> человеч<text:span text:style-name="T358">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58">из</text:span> 5-к-2, отвергнет его дар, отвергнет что наполняет каждую его клеточку… тогда… </text:p>
      <text:p text:style-name="P72">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58">считает</text:span>, каждый тоже может видеть. Каждый из нас просматрива<text:span text:style-name="T358">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58">н</text:span>ые профили военного персонала и молодых дам окаймляют края облаков: мужественный креп экспедиционной пилотки <text:span text:style-name="T358">бороздит</text:span> вперёд темнот<text:span text:style-name="T358">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58">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58">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288">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59">приятия дня</text:span> не гнева, но окончательного безразличия.... О себе <text:span text:style-name="T359">же </text:span>он знает, что способен <text:span text:style-name="T359">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59">всё это звучит </text:span><text:s/>сквозь прорези и отвороты потрёпанной итальянской перчатки… ангел Молотилы Сэнт-Блейза, и <text:span text:style-name="T359">на йоту</text:span> не вымышленный, подыма<text:span text:style-name="T359">вш</text:span>ийся над Любеком в то пред-пасхальное воскресенье с ядовито-зелёными куполами у него под ступнями, неотвязный перекрёстный <text:span text:style-name="T359">раз</text:span>лёт красных черепиц мечущихся вверх и вниз с тысяч <text:span text:style-name="T359">заострённых</text:span> крыш, а бомбардировщики грудятся и пикируют, Балтика уже затерялась за занавесью дыма <text:span text:style-name="T359">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3">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60">словно</text:span> ветер в мачтах, обрывках, кроватных пружинах или тарелках антенн флотов зимующих в доках… но только <text:span text:style-name="T360">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60">набрать высоту</text:span>, <text:span text:style-name="T360">прекратить бить </text:span><text:s/>по земле <text:span text:style-name="T360">ради</text:span> удар<text:span text:style-name="T360">а</text:span> по небу…. </text:p>
      <text:p text:style-name="P74">Капитан эскадрильи Сэнт-Блейз не включил описание этого ангела в свой <text:span text:style-name="T360">служебный</text:span> <text:span text:style-name="T360">рапорт</text:span>, опрашивающая его офицер ВААФ была известна на базе как драконша буквоедка худшего сорта <text:span text:style-name="T360">(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60">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60">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60">декадансу</text:span>, который его кормил и одевал. Унесённый насильно в 1930 ударом полицейской дубинки во время уличного шествия в Не<text:span text:style-name="T360">в</text:span>кёльне, он теперь сентиментально вспоминает вечера <text:span text:style-name="T361">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61">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61">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61">остаётся</text:span> памяти: никаких личных отметок. Ему приходится читать об<text:span text:style-name="T361">о всём</text:span> <text:span text:style-name="T361">в</text:span> запис<text:span text:style-name="T361">ях</text:span> других, слушать диски. <text:span text:style-name="T361">И</text:span> значит он должен <text:span text:style-name="T361">полагаться на</text:span> други<text:span text:style-name="T361">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61">его</text:span> воспит<text:span text:style-name="T361">ывали </text:span>в христианской, Западно-Европейской вере в <text:span text:style-name="T361">гла</text:span>венствующую роль своего «сознательного» с его воспоминаниями, всё прочее счита<text:span text:style-name="T362">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5">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62">о</text:span>, как ему казалось, дожидавши<text:span text:style-name="T362">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391"><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89">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64">что</text:span> за долгие годы достиг какой-никакой <text:span text:style-name="Emphasis">détente </text:span>с воздухом, <text:span text:style-name="T364">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64">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64">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64">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6">Но худшие из детских вспышек Петера всё же лучше, чем самые безмятежные вечера с её мужем, Рыбы они такие, плавает в морях своих фантазий, <text:span text:style-name="T364">жажды</text:span> смерти, ракетного мистицизма—им такой и нужен, как Франц. Они-то уж знают как этим <text:span text:style-name="T364">вос</text:span>пользоваться. Знают как использовать почти кого угодно. Что станет с теми, кого использовать не получа<text:span text:style-name="T364">е</text:span>тся? </text:p>
      <text:p text:style-name="Text_20_body">Руди, Ваня, Ребекка, мы тут как <text:span text:style-name="T364">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7">армия любовников может быть <text:span text:style-name="T369">разбита</text:span>. </text:p>
      <text:p text:style-name="Text_20_body"><text:span text:style-name="T365">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65">ей</text:span> или меньш<text:span text:style-name="T365">ей</text:span> <text:span text:style-name="T365">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65">встречается</text:span>. <text:span text:style-name="T365">Тут</text:span>, главным образом, каждый сам по себе. Сама знаешь. </text:p>
      <text:p text:style-name="P79">–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9">Лени, из времени потраченного на Франца, достаточно известно про кончание водиночку. Поначалу его пассивность вообще не <text:span text:style-name="T365">позволяла</text:span> ей кончить. <text:span text:style-name="T365">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65">всякие</text:span> нежности между ними (в настоящее время она пускала в грёзы и других мужчин)—но одиночества тоже прибавилось. <text:span text:style-name="T365">Однако,</text:span> морщины её не скоро <text:span text:style-name="T365">ещё углубятся</text:span>, её рот не выучился становиться твёрже того выражения, которым она <text:span text:style-name="T365">и</text:span> саму себя <text:span text:style-name="T365">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65">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65">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66">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63">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66">т</text:span>, всхрипыва<text:span text:style-name="T366">ют</text:span>, <text:span text:style-name="T366">стонут</text:span>… <text:span text:style-name="T1">Я знаю, что можно кончать вместе</text:span>… <text:span text:style-name="T366">и</text:span> Лени просыпается одна—Еврейка уже в <text:soft-page-break/>какой-то другой из здешних комнат—никогда не <text:span text:style-name="T366">могла </text:span>ул<text:span text:style-name="T366">овить</text:span> момент, <text:span text:style-name="T366">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66">различить разборчиво</text:span>, она увидела, там, на одном из краёв, смотр<text:span text:style-name="T366">ит</text:span> вниз на неё… Да, это <text:span text:style-name="T366">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66">ведь </text:span>Зигги рядом проплыл, по-собачьи, мы звали его «<text:span text:style-name="T366">Тролль</text:span>», он с т<text:span text:style-name="T366">ой</text:span> пор<text:span text:style-name="T366">ы</text:span> даже <text:span text:style-name="T366">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66">пособницы</text:span> Любви…. </text:p>
      <text:p text:style-name="Text_20_body">В Лени, сейчас, ничто не выдаёт её долгое занятие профессией, ничто. Она <text:span text:style-name="T366">всё </text:span>то <text:span text:style-name="T366">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67">ч</text:span>ка… <text:span text:style-name="T367">некоторые из</text:span> камн<text:span text:style-name="T367">ей</text:span> в стене были белыми как мука… может она его <text:span text:style-name="T367">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67">трубил</text:span> Зигги своим ускоренным голос<text:span text:style-name="T367">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67">лись под конец</text:span>, приход<text:span text:style-name="T367">или</text:span> с экзотической едой и винами, с новыми наркотиками, намного проще и честнее в вопросах секса. Никто не <text:span text:style-name="T367">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67">иногда </text:span>даже к<text:span text:style-name="T367">ак</text:span> сидит <text:span text:style-name="T367">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67">приложить к</text:span> её лиц<text:span text:style-name="T367">у</text:span>…. </text:p>
      <text:p text:style-name="Text_20_body">Ранним вечером на многоярусных балконах, террасах, слушатели <text:span text:style-name="T367">плотными</text:span> группа<text:span text:style-name="T367">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67">церемониальности</text:span>, Президент, посреди <text:span text:style-name="T367">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68">военные</text:span> заводы, мы утопим всё вооружение в море. Мне тошно от войны. Мне тошно просыпаться каждое утро <text:span text:style-name="T368">боясь</text:span> погибнуть». И вдруг ста<text:span text:style-name="T368">новится</text:span> невозможным ненавидеть его <text:span text:style-name="T368">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90">Невероятно весело в бассейнах, среди друзей. <text:span text:style-name="T370">Настоящее</text:span> веселье: течение диалектических процессов не способно вызывать такой в<text:span text:style-name="T370">сплеск</text:span> в сердце. Каждый становится любовью.... </text:p>
      <text:p text:style-name="Text_20_body"><text:span text:style-name="T141">армия любовников может быть побеждена</text:span>. </text:p>
      <text:p text:style-name="Text_20_body">Руди и Ваня затеяли спор об уличной тактике. Где-то кап<text:span text:style-name="T370">а</text:span>ет вода. Улица на<text:span text:style-name="T370">стига</text:span>ет, даёт <text:span text:style-name="T370">знать о</text:span> себ<text:span text:style-name="T370">е</text:span> повсюду. Лени <text:span text:style-name="T370">известно</text:span> это и ненави<text:span text:style-name="T370">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70">эт</text:span>ого, но возможно уже слишком поздно. Франц—Франц никогда не выходил на улицу надолго. <text:span text:style-name="T370">Вечно</text:span> какие-<text:span text:style-name="T370">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70">чётко на своём месте</text:span>, вспых коленок под жемчужной юбкой, когда девушка в косынке склоняется <text:span text:style-name="T370">ухватит</text:span>ь булыжник, мужчин<text:span text:style-name="T370">у</text:span> в чёрном костюме и коричневой безрукавке <text:span text:style-name="T370">сграбастали</text:span> полицейски<text:span text:style-name="T370">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71">увернуться от</text:span> <text:span text:style-name="T371">бегущего</text:span> демонстранта, <text:span text:style-name="T371">косится</text:span> поверх лацкана как-ты-посмел или <text:span text:style-name="T371">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71">мельче</text:span> и <text:span text:style-name="T371">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80">У него есть, то есть была, эта способность лишать вещи всякой восхитительности всего лишь парой реплик. И даже сло<text:span text:style-name="T371">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71">слипнутся</text:span> глаза? </text:p>
      <text:p text:style-name="P80">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71">одят</text:span>,– защищалась она,– не причин<text:span text:style-name="T371">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71">начал</text:span> снисходительн<text:span text:style-name="T371">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71">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71">г</text:span> <text:span text:style-name="T371">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72">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72">человеческие </text:span>фигуры в костюмах, свитерах, пальто, наблюдавши<text:span text:style-name="T372">е</text:span> из бункеров или траншей. Это была ракета на своём стенде: статичное испытание. </text:p>
      <text:p text:style-name="Text_20_body">Звук начал <text:span text:style-name="T372">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1">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72">чиркают</text:span> по влажным бумажным салфеткам, говорят все <text:span text:style-name="T372">разом</text:span> вокруг заставленного бокалами стола, спорят сквозь дым и шум исток тепла, специфический импульс, толкающий поток…. </text:p>
      <text:p text:style-name="P82">–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73">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91">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410"><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392"><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292">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75">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75">от</text:span> <text:span text:style-name="T375">боязни</text:span>, как все надежды, <text:span text:style-name="T375">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75">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75">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76">Гвенхидви</text:span> любитель выпить, в основном <text:span text:style-name="T376">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76">с </text:span>корня<text:span text:style-name="T376">ми</text:span> валериана, бородавочника и орхидей, <text:span text:style-name="T376">со всем, </text:span>что только подвернётся, честно <text:span text:style-name="T376">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76">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76">Гвенхидви</text:span> есть больные с <text:span text:style-name="T376">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76">ются</text:span> изъязвить бедную витаминами ткань, откуда взяты на пробу. Совершенно иной домейн, понимаешь. </text:p>
      <text:p text:style-name="P83">–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77">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77">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77">чтобы</text:span> хотя бы <text:s/>улыбнуться Гвенхидви <text:span text:style-name="T377">не</text:span> сопрово<text:span text:style-name="T377">ждая объяснительной</text:span> реч<text:span text:style-name="T377">ью</text:span>, <text:span text:style-name="T377">что сведёт</text:span> улыбку <text:span text:style-name="T377">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78">по ходу донимая Эстеллу</text:span> <text:span text:style-name="T378">сноровистыми</text:span> шл<text:span text:style-name="T378">епками</text:span>-щекот<text:span text:style-name="T378">ульками</text:span>, <text:span text:style-name="T378">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78">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78">по У</text:span>айтхолл<text:span text:style-name="T378">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78">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78">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79">ощупью</text:span> искать себя в окне? Наверное, мохнатый Валлиец совсем слетел с катушек? </text:p>
      <text:p text:style-name="P84">– Ты <text:s/>их не видишь,– <text:span text:style-name="T379">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79">лишь</text:span> <text:span text:style-name="T379">выписывать</text:span> их, из госпиталя. Обратно в это? Здесь тоже вполне могла быть Европа, <text:span text:style-name="T379">с бит-вами</text:span>, дребез-г<text:span text:style-name="T379">ам</text:span>и и вытаскивать их до мини-мального уровня, чтоб<text:span text:style-name="T379">ы</text:span> <text:span text:style-name="T379">бойня </text:span>продолжа<text:span text:style-name="T379">сь</text:span>? </text:p>
      <text:p text:style-name="Text_20_body">– Так ты не знал, что идёт война?– За это Пойнтсмен<text:span text:style-name="T379">у</text:span>, вместе с чашкой чая, <text:span text:style-name="T379">уделяется</text:span> <text:span text:style-name="T382">жуткая</text:span> <text:span text:style-name="T382">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80">лучше</text:span>, <text:span text:style-name="T380">чем</text:span> может знать Пойнтсмен, что это часть <text:span text:style-name="T380">течения</text:span> дня: сидеть в этой подлой комнате и <text:span text:style-name="T380">выкрикивать</text:span> в такую вот глухоту: что <text:span text:style-name="T380">мистер </text:span>Пойнтсмен <text:span text:style-name="T380">может</text:span> лишь играть самого же себя—стил<text:span text:style-name="T380">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81">оттиснуты глубже на</text:span> сушу. <text:span text:style-name="T382">Но</text:span> вот в Лондоне, <text:span text:style-name="T382">наличествует</text:span> градиент зловредности, а? <text:span text:style-name="T382">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82">хоть </text:span>какой-то тот или другой определённый образ. Политический, нет. Если Городу Параноику что-то приснится, нам <text:span text:style-name="T382">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85">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82">шь</text:span> своего друга Мехико? Посмотри<text:span text:style-name="T382">шь</text:span> на плотности по его карте? восток, восток и к югу от реки тоже, где <text:span text:style-name="T382">проживают</text:span> все блохи, вот <text:span text:style-name="T382">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82">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5">Позже, ближе <text:span text:style-name="T384">к</text:span> темноте, <text:span text:style-name="T384">группа</text:span> громадных <text:span text:style-name="T384">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84">тащатся</text:span> следом как сопрово<text:span text:style-name="T382">ждение морских</text:span> конво<text:span text:style-name="T382">ев</text:span>. Ночью, в очень поздние затишья между бомбовозами, огнём зениток и попаданиями ракет, их можно услышать, громк<text:span text:style-name="T382">о</text:span> как мыши, <text:span text:style-name="T382">прогрызают</text:span> бумажные пакеты Гвенхидви, оставляя полосы и отпечатки говна такого же цвета, как сами. <text:span text:style-name="T383">Им</text:span>, <text:span text:style-name="T383">как видно,</text:span> не слишком <text:span text:style-name="T383">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83">а</text:span>ть твёрдые интерфейсы, потому что они <text:span text:style-name="T383">старатели единения</text:span>, видишь ли. Рождественские жуки. Они сидели глубоко в соломе яс<text:span text:style-name="T383">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83">С</text:span>паситель <text:span text:style-name="T383">твой</text:span>, <text:s/>понимаешь.... </text:p>
      <text:p text:style-name="P393"><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293">В аквариуме две рыбки за<text:span text:style-name="T386">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86">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430">Пусть ничего вас не тревожит,</text:p>
      <text:p text:style-name="P431">Тогда увидим мы, быть может </text:p>
      <text:p text:style-name="P430">Что-то, что вам не заметно пока— </text:p>
      <text:p text:style-name="P430">Большое, злючее, колючее </text:p>
      <text:p text:style-name="P430">тянется вцепиться вам в бока </text:p>
      <text:p text:style-name="P430">О, садовнику сегодня радуга нужна, </text:p>
      <text:p text:style-name="P431">Мусорщик свой галстук нагладил, повязал. </text:p>
      <text:p text:style-name="P430">И каждый идёт и песенку поёт </text:p>
      <text:p text:style-name="P430">Вместе с круглым лицом в небесах. Ах! </text:p>
      <text:p text:style-name="P430"/>
      <text:p text:style-name="P430">Прекрасный в небе дом из полиэтилена </text:p>
      <text:p text:style-name="P430">Кегли из платины у тебя в руках— </text:p>
      <text:p text:style-name="P430">О, мамочка твоя толстенный пулемёт из теста, </text:p>
      <text:p text:style-name="P430">А папа страшный молодец-премолодец </text:p>
      <text:p text:style-name="P509">(Шёпотом и стакатто): </text:p>
      <text:p text:style-name="P430">О, менеджер посасывает трубку, </text:p>
      <text:p text:style-name="P430">Банкиры поедают своих жён, </text:p>
      <text:p text:style-name="P431">Весь мир <text:span text:style-name="T387">пошёл </text:span>вверх дном, пляшет под оркестры </text:p>
      <text:p text:style-name="P431">Проверь свои карманы и получи сюрприз твой наконец— </text:p>
      <text:p text:style-name="P430"/>
      <text:p text:style-name="P430"> Карманы выверни сюр-приз свой получи: </text:p>
      <text:p text:style-name="P430"><text:soft-page-break/> В них абсо-лютно ни души, в них пусто очень! </text:p>
      <text:p text:style-name="P430"> Погасли лампы над ступеньками в ночи, </text:p>
      <text:p text:style-name="P430">  Сезон для ламп прошёл и бал окончен… </text:p>
      <text:p text:style-name="P430"> А где-то на пляже <text:span text:style-name="T387">шёпот</text:span> пальм и <text:span text:style-name="T387">морская </text:span>природа, </text:p>
      <text:p text:style-name="P430"> Спасатель не пере-стаёт вздыхать, </text:p>
      <text:p text:style-name="P430"> И голоса—это Парень и Девушка Года, </text:p>
      <text:p text:style-name="P430"> Детишки, которым надо научится умирать…. </text:p>
      <text:p text:style-name="P430"/>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87">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87">с</text:span>, в котором живые души не по своей воле становятся демонами, что в основном течении Западной магии носят имя Клиппото<text:span text:style-name="T387">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87">такого </text:span>отца, который ещё не умер, человека, которого ты любишь и <text:span text:style-name="T387">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87">кисти</text:span> Джессики, чтобы согреть их у себя на груди, чувствует их, ледяные, сквозь свитер и рубашку, при<text:span text:style-name="T387">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87">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88">иные</text:span> врем<text:span text:style-name="T388">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6">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89">превратится в</text:span> домашн<text:span text:style-name="T389">юю</text:span> <text:span text:style-name="T389">управляющую</text:span>, младш<text:span text:style-name="T389">его</text:span> партнёр<text:span text:style-name="T389">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90">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410">Слышишь, ангелы сходят с небес, трубя:</text:p>
      <text:p text:style-name="P410">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394"><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405" text:outline-level="3">2</text:h>
      <text:h text:style-name="P405" text:outline-level="3">Un Perm’ au Казино Герман Геринг<text:line-break/> </text:h>
      <text:p text:style-name="P504"><text:span text:style-name="Emphasis">Тебе достанется самый высокий, самый темноволосый ведущий актёр Голливуда.</text:span> </text:p>
      <text:p text:style-name="P522">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91">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7">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91">позыв</text:span> к первой сигарете—и, совсем <text:span text:style-name="T391">уж</text:span> ненормально, всё ещё дожидаясь грохота первой ракеты, что положит начало дню. Зная всё <text:span text:style-name="T391">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91">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8">англичанин застенчив очень (фокс-трот)</text:p>
      <text:p text:style-name="P410">Англичанин застенчив очень, <text:span text:style-name="T392">повторю вам снова,</text:span></text:p>
      <text:p text:style-name="P432">Это вам не Ка-за-но-ва,</text:p>
      <text:p text:style-name="P432">Где надо дам раскрутить, </text:p>
      <text:p text:style-name="P432">Американцы впереди— </text:p>
      <text:p text:style-name="P432"/>
      <text:p text:style-name="P432">(Тантиви): — У англичанина нет той </text:p>
      <text:p text:style-name="P432"><text:soft-page-break/>Удали заатлантической, </text:p>
      <text:p text:style-name="P432">Что <text:span text:style-name="T392">дамам кажется</text:span> столь романтической, </text:p>
      <text:p text:style-name="P432">И притягательной такой… </text:p>
      <text:p text:style-name="P432"/>
      <text:p text:style-name="P432">(Блот): Янки многоженец с толпой своих подружек </text:p>
      <text:p text:style-name="P432">Не сможет смягчить лёд британских лиц, </text:p>
      <text:p text:style-name="P432">(Тантиви): Но он втайне их восхищает, </text:p>
      <text:p text:style-name="P432">Как, типа, эро-тич-ный Клаузевиц…. </text:p>
      <text:p text:style-name="P432"/>
      <text:p text:style-name="P432">(Вместе): А если б кто-то смог в себе объединить </text:p>
      <text:p text:style-name="P432">Американскую постельную техничность </text:p>
      <text:p text:style-name="P432">И внешности английской симпатичность, </text:p>
      <text:p text:style-name="P432">Ему б красотки все достались, в любое время дня и ночи </text:p>
      <text:p text:style-name="P432">Хотя мы знаем, что Англичанин застенчив очень. </text:p>
      <text:p text:style-name="P432"/>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92">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92">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92">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98">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93">зажатой во</text:span> рт<text:span text:style-name="T393">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93">жмуря</text:span> глаза от рубахи, которая слегка мерцает в полумраке коридора.– Ну, хотя бы заправь её и покрой чем-нибудь. Вот, я даже одолжу тебе этот <text:span text:style-name="T393">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93">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93">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294"><text:soft-page-break/>Они возникают в потоках солнечного света. Чайки <text:span text:style-name="T394">встре</text:span>чают <text:span text:style-name="T394">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8">Эти девушки танцовщицы. Управляющий <text:span text:style-name="T394">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94">ел</text:span>ких отборных морских ракушек, тысячи их вмурованы в штукатурку, пурпурны<text:span text:style-name="T394">е</text:span>, <text:s/>коричневы<text:span text:style-name="T394">е</text:span>, розовы<text:span text:style-name="T394">е</text:span>, <text:span text:style-name="T394">взамен</text:span> большущ<text:span text:style-name="T394">ей</text:span> част<text:span text:style-name="T394">и</text:span> крыши (старая черепица всё ещё сложена штабелем возле Казино), созда<text:span text:style-name="T394">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94">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94">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8">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94">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95">ч</text:span>ём наигромаднейший ёбаный осьминог из всех, что Слотроп видел не в кино, Джексон, <text:span text:style-name="T395">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95">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95">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95">из</text:span> движени<text:span text:style-name="T395">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9">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95">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96">Е</text:span>вропейских ртов: «Я совсем уж было задохнулась». </text:p>
      <text:p text:style-name="Text_20_body">– Э..э—вы не немка. </text:p>
      <text:p text:style-name="Text_20_body">Отрицательно встряхива<text:span text:style-name="T396">ет</text:span> головой: «Голландка». </text:p>
      <text:p text:style-name="Text_20_body">– И вы тут оказались— </text:p>
      <text:p text:style-name="P90">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96">беспричинной</text:span> хитрости в её лице… </text:p>
      <text:p text:style-name="Text_20_body">И вот тут, в пляжной компании с незнакомцами, начина<text:span text:style-name="T397">ет полязгивать</text:span> в каждом слове твёрдо-острый прищёлк <text:span text:style-name="T397">металла</text:span>, а свет, хотя по-прежнему такой же яркий, уже не <text:span text:style-name="T397">изливает</text:span> ясности… это Пуританский рефлекс выискивать иные расклады под покровом видимо<text:span text:style-name="T397">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97">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1">Ямочки появляются возле её рта: «Ты всё время знал про осьминога? <text:span text:style-name="T397">Мне так показалось</text:span>, потому что <text:span text:style-name="T397">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97">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395"><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395"><text:soft-page-break/></text:p>
      <text:p text:style-name="P295">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99">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99">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99">как ему известно</text:span>, неспособные понять такое, а ещё меньше принять, как <text:span text:style-name="T399">и </text:span>он. Потому что, в конце концов, <text:span text:style-name="T399">возможно, это был всего лишь обрывок из</text:span> неоглядно<text:span text:style-name="T399">го</text:span>, патологическо<text:span text:style-name="T399">го</text:span> сн<text:span text:style-name="T399">а</text:span> Сталина. По крайней мере, <text:span text:style-name="T400">ему </text:span>оставалась физиология, <text:span text:style-name="T400">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400">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400">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400">Приз</text:span>наки начала его не интересуют, ни даже знаки отходные… Когда мотор судна даёт полный вперёд, взбитая им вода взды<text:span text:style-name="T400">билась,</text:span> розовая <text:span text:style-name="T400">от</text:span> закат<text:span text:style-name="T400">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400">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400">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400">вместе </text:span>с не<text:span text:style-name="T400">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400">кто-то</text:span> из Шотландцев <text:span text:style-name="T400">поспешает</text:span> через комнату к роялю. Сезар Флеботомо подкручивает свои скользкие усы придать <text:span text:style-name="T400">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41">балладу тантиви макер-мафика</text:span> </text:p>
      <text:p text:style-name="P433">Джин из Италии <text:span text:style-name="T401">под стать </text:span>проклять<text:span text:style-name="T401">ю</text:span> матери,</text:p>
      <text:p text:style-name="P433">А пиво Франции мерзкий антисептик, </text:p>
      <text:p text:style-name="P433">Испанский виски <text:span text:style-name="T401">может вы</text:span>пить лишь святой, </text:p>
      <text:p text:style-name="P433">Или хотя бы эпилептик. </text:p>
      <text:p text:style-name="P433">Белая молния пламя зажгла </text:p>
      <text:p text:style-name="P433"><text:soft-page-break/>Под бродильным чаном с отравой, </text:p>
      <text:p text:style-name="P433">От которой раскалывается голова, </text:p>
      <text:p text:style-name="P433">Но всё ни по чём его глотке бравой. </text:p>
      <text:p text:style-name="P433">(<text:span text:style-name="T1">Припев</text:span>): О—Тантиви <text:span text:style-name="T403">повсюду </text:span>напивался,</text:p>
      <text:p text:style-name="P433">С кем попадя и в любых местах, </text:p>
      <text:p text:style-name="P433">Пред выпивкой не молвит он «не буду», </text:p>
      <text:p text:style-name="P433">Он хлыщет всё с улыбкой на устах! </text:p>
      <text:p text:style-name="P92"/>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2"/>
      <text:p text:style-name="P433"><text:span text:style-name="T401">З</text:span>аматерел он в океанах грога,</text:p>
      <text:p text:style-name="P433">Где шатается поддатый кашалот, </text:p>
      <text:p text:style-name="P433">Он пол-морей избороздил, как сельскую дорогу, </text:p>
      <text:p text:style-name="P433">В любые бури он прёт вперёд. </text:p>
      <text:p text:style-name="P433">И в лондонский туман, и под солнцем Сахары, </text:p>
      <text:p text:style-name="P433">И<text:span text:style-name="T401">ли</text:span> на горных ледниках, под ветра вой, </text:p>
      <text:p text:style-name="P433">Будь хоть по самые завязки он затарен, </text:p>
      <text:p text:style-name="P433">Всегда готов он хряпнуть по одной. </text:p>
      <text:p text:style-name="P433"/>
      <text:p text:style-name="P434">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402">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402">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3">– Ещё как понимаю. В той же самой Америке, тебе об этом говорят прежде всего прочего. У Гарварда там своё назначение. Его «образовательная» часть <text:span text:style-name="T402">всего</text:span> лишь только вывеска. </text:p>
      <text:p text:style-name="Text_20_body">– Мы тут ещё <text:span text:style-name="T402">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402">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402">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402">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296">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404">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404">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404">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8">слишком рано, чтоб понять (фокс-трот) </text:p>
      <text:p text:style-name="P435">Мы всё ещё не целовались в страсти жаркой, </text:p>
      <text:p text:style-name="P435">Не мчались за луной, круша покой ночной, </text:p>
      <text:p text:style-name="P435">Когда утихли танцы </text:p>
      <text:p text:style-name="P435">Над тайною лужайкой… </text:p>
      <text:p text:style-name="P435"/>
      <text:p text:style-name="P435">Слишком рано, чтоб понять </text:p>
      <text:p text:style-name="P435">Была ли наша болтовня, </text:p>
      <text:p text:style-name="P435">Вздох или два тому назад, </text:p>
      <text:p text:style-name="P435">Не просто флирт, обычный флирт, </text:p>
      <text:p text:style-name="P435">Который унесётся прочь, </text:p>
      <text:p text:style-name="P435">Минует, как и эта ночь… </text:p>
      <text:p text:style-name="P435"> </text:p>
      <text:p text:style-name="P435">Как можно знать, </text:p>
      <text:p text:style-name="P435">Как угадать? </text:p>
      <text:p text:style-name="P435">Любовь готовит сети втайне, </text:p>
      <text:p text:style-name="P435">Не нам решать… </text:p>
      <text:p text:style-name="P435"/>
      <text:p text:style-name="P435">Быть может, </text:p>
      <text:p text:style-name="P435">Это начало радостной любви, </text:p>
      <text:p text:style-name="P435">И день вдруг превратится в ночь вращением Земли</text:p>
      <text:p text:style-name="P435">Милая, откуда же нам знать, </text:p>
      <text:p text:style-name="P435">Ещё так СЛИШКОМ РАНО, ЧТОБ ПОНЯТЬ. </text:p>
      <text:p text:style-name="P435"/>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405">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406">Нис</text:span>падающие перья налипают им на кожу, пока бегают по спальне, её испятнанное тело постоянно увиливает, часто даже в этом свете, совсем <text:span text:style-name="T406">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406">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406">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297">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408">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408">крупную</text:span> ступню в дву<text:span text:style-name="T408">х</text:span>цветном ботинке, кофе с индиго, исчезающем за дверью. Вбежав в спальню, он обнаруживает, что всё, в чём он <text:span text:style-name="T408">приходил</text:span>, исчезло тоже, включая обувь и трусы. </text:p>
      <text:p text:style-name="P94">–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408">коридора.</text:span> Скользкая простыня никак не хочет держаться. Она плещет, сползает, спадает под ноги. Вверх по ступеням, <text:span text:style-name="T408">через</text:span> две за шаг, лишь затем, чтоб найти наверху ещё один коридор, такой же пустой. Куда все запропастились? </text:p>
      <text:p text:style-name="P95">В <text:span text:style-name="T408">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408">сам же он </text:span>к этому времени уже несётся туда. На лестнице он слышит шаги <text:span text:style-name="T409">спешащие </text:span><text:s/>вниз. Большой Пурпурный Змей с проклятьями ска<text:span text:style-name="T410">тывается на </text:span><text:s/>три пролёта следом <text:s/>и <text:span text:style-name="T410">через</text:span> дверь на маленькую террасу, <text:span text:style-name="T410">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410">дальше уж</text:span> карабкаешься без проблем, как по приставной лестнице. И вот там, окружённый роскошным лиственным светом, Слотроп<text:span text:style-name="T411">у</text:span> не вид<text:span text:style-name="T411">но</text:span> дальше, чем на пару сучьев. Однако, дерево подрагивает, и<text:span text:style-name="T411">з чего</text:span> он делает вывод, что вор должен быть где-то тут. Упорно <text:span text:style-name="T411">взбирается</text:span> он дальше, простыня цепляется, рвётся, кожа исколота иглами, <text:s/><text:span text:style-name="T411">ис</text:span>царап<text:span text:style-name="T411">ана</text:span> кор<text:span text:style-name="T411">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411">оказался</text:span> на сам<text:span text:style-name="T411">ой</text:span> верхушк<text:span text:style-name="T411">а</text:span> дерева и, вцепившись, <text:span text:style-name="T411">раскачивается</text:span> вместе с ней, наслажда<text:span text:style-name="T411">ется</text:span> прекрасным видом на гавань и сушу, акварельно син<text:span text:style-name="T411">ее</text:span> море, <text:span text:style-name="T411">с </text:span>барашками на гребнях волн, <text:span text:style-name="T411">со </text:span>штормом, что собирается на дальнем горизонте, <text:span text:style-name="T411">поглядывает на </text:span>макушк<text:span text:style-name="T411">и</text:span> людских голов, которые движутся далеко внизу. Ё-моё. Ниже, ствол дерева начинает <text:span text:style-name="T411">по</text:span>треск<text:span text:style-name="T411">ивать</text:span>, <text:s/>вибраци<text:span text:style-name="T411">я чувствуется и</text:span> тут, на <text:span text:style-name="T411">его</text:span> хрупком насесте. </text:p>
      <text:p text:style-name="P96">– О-о, эх…– Тот <text:span text:style-name="Emphasis">прохиндей</text:span>. <text:span text:style-name="T415">На</text:span> дерев<text:span text:style-name="T415">е</text:span> он <text:span text:style-name="T411">по</text:span>лез <text:span text:style-name="Emphasis">вниз</text:span>, а не наверх! Теперь он где-то там внизу, наблюдает! Они знали, что Слотроп <text:span text:style-name="T411">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412">на</text:span>дпилили ствол почти напрочь <text:span text:style-name="T412">сволочи</text:span>, а и теперь—</text:p>
      <text:p text:style-name="P96"><text:soft-page-break/>Они? <text:span text:style-name="Emphasis">Они</text:span>? </text:p>
      <text:p text:style-name="P97">– Ну,– приходит Слотроп к выводу,– мне лучше пожалуй, э-э… <text:span text:style-name="T412">Но</text:span> тут верхушка обламывается и, с великим шелестом и <text:span text:style-name="T412">треском</text:span>, смерч тёмных веток с иголками <text:span text:style-name="T412">крошит</text:span> его на пару тысяч острых <text:span text:style-name="T412">нис</text:span>падающих <text:span text:style-name="T412">осколков</text:span>, вниз валится Слотроп, <text:span text:style-name="T412">перефутболиваемый</text:span> <text:span text:style-name="T412">от</text:span> ветки <text:span text:style-name="T412">к</text:span> ветк<text:span text:style-name="T412">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412">в </text:span>шляпах с цветочками. Они играют в кр<text:span text:style-name="T413">о</text:span>кет. Похоже, Слотроп <text:span text:style-name="T412">шмякнется</text:span> где-то <text:span text:style-name="T412">среди них</text:span>. Он закрывает глаза и пытается представить тропический остров, надёжную комнату, где ничего <text:span text:style-name="T412">подобного</text:span> не может <text:span text:style-name="T412">произойти</text:span>. Откры<text:span text:style-name="T412">л он</text:span> их в момент удара о <text:span text:style-name="T412">землю</text:span>. В глубокой тиши<text:span text:style-name="T412">не</text:span>, прежде, чем он <text:span text:style-name="T412">успел </text:span>даже почувствова<text:span text:style-name="T412">ть</text:span> боль, раздаётся громкий цок удара деревом по дереву. Ярко-жёлтый полосатый шар про<text:span text:style-name="T412">носи</text:span>тся за дюйм от носа Слотропа и исчезает из виду, секундой позже <text:span text:style-name="T412">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412">по направлению</text:span> направлении, а возможно и сквозь, Слотропа. </text:p>
      <text:p text:style-name="Text_20_body">– С кем вы говорите, Генерал? </text:p>
      <text:p text:style-name="Text_20_body">– С эт<text:span text:style-name="T412">ой</text:span> вот <text:span text:style-name="T412">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13">ую</text:span>-нибудь «<text:span text:style-name="T413">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14">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14">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14">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407">Грёбанное</text:span> У.П.О.К., они там <text:span text:style-name="T407">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298">В безлюдьи полуденного затишья, <text:span text:style-name="T416">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17">черенками</text:span> перевёрнуты <text:span text:style-name="T417">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17">безутайных</text:span> и явных признаков азартной игры на удачу. Занятие <text:span text:style-name="T417">тут</text:span> иное, более реальное, менее жалостливое, систематически скры<text:span text:style-name="T417">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17">застенчивые</text:span> юноши <text:span text:style-name="T417">с</text:span> пастушк<text:span text:style-name="T417">ам</text:span>и, <text:s/>туманя<text:span text:style-name="T417">щаяся</text:span> листва, всплес<text:span text:style-name="T417">к</text:span> шарф<text:span text:style-name="T417">иков</text:span>…. Отовсюду <text:span text:style-name="T417">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8">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410">О, МИР ТАМ, он</text:p>
      <text:p text:style-name="P436">Текуч, изворотлив, необясним! </text:p>
      <text:p text:style-name="P436"><text:soft-page-break/>Словно-как-будто-бы, сон-что-пришёл, блуждать в мозгу у тебя! </text:p>
      <text:p text:style-name="P436"><text:span text:style-name="T418">П</text:span>ляск<text:span text:style-name="T418">ой шута</text:span> в Запретном Крыле, </text:p>
      <text:p text:style-name="P436"><text:span text:style-name="T418">До</text:span>жидая<text:span text:style-name="T418">сь</text:span>, вдруг-осенит-и-забрезжит?—ну, </text:p>
      <text:p text:style-name="P436">Кто сказал даже вздумать нельзя? </text:p>
      <text:p text:style-name="P436">Ес-ли станет-малость-больнее, </text:p>
      <text:p text:style-name="P436">Всегда-можешь вернуться-обратно, ведь </text:p>
      <text:p text:style-name="P436">Ты-ж-никогда не-говоришь прощай-навсегда! </text:p>
      <text:p text:style-name="P436"/>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18">дисциляции</text:span> зла, конденсат и осадк<text:span text:style-name="T418">и</text:span>, к которым боишься принюхаться, от забытых коррупций, комнаты полные стоячих статуй в сером оперении простёрты<text:span text:style-name="T418">х</text:span> крыль<text:span text:style-name="T418">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18">гладкие</text:span>, такие древние и безукоризненные? </text:p>
      <text:p text:style-name="P98">–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19">от</text:span> нежданного толчк<text:span text:style-name="T419">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19">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19">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396"><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299">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20">истончаясь</text:span> та<text:span text:style-name="T420">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20">с</text:span>саны и кофе, готовый к <text:span text:style-name="T420">возобновительному</text:span> курсу <text:s/>техническо<text:span text:style-name="T420">го</text:span> <text:span text:style-name="T420">Н</text:span>емецко<text:span text:style-name="T420">го</text:span>, <text:span text:style-name="T420">либо во всю</text:span> пытаясь затвердить теорию стреловидно-стабильных траекторий, <text:span text:style-name="T420">а может</text:span> водить, почти касаясь, кончиком носом по каким-нибудь немецким электросхемам, <text:span text:style-name="T420">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20">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21">нашли </text:span>способ <text:s/>солнце <text:span text:style-name="T421">рисовать</text:span>,– <text:span text:style-name="T421">излагает своё мнение</text:span> Слотроп. </text:p>
      <text:p text:style-name="Text_20_body">– Действительно, Готы, намного ранее, <text:span text:style-name="T421">для этого применяли</text:span> кружок с точкой в его центре. Обрыв <text:span text:style-name="T421">данной</text:span> линии явно совпадает с порой утраты наследия, <text:span text:style-name="T421">с</text:span> фрагментаци<text:span text:style-name="T421">ей племени, а</text:span> возможно <text:span text:style-name="T421">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21">трепетало поверх него. пока</text:span> <text:span text:style-name="T421">он</text:span> приближ<text:span text:style-name="T421">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21">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21">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22">сейчас</text:span> перемена в этом радиоконтроле Телефункена. Т<text:span text:style-name="T422">а</text:span> их <text:span text:style-name="T422">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9">– В нём явное присутствие поэзии, инженерной, то есть, поэзии… тут заложено <text:span text:style-name="Emphasis">Haverie</text:span>—среднее, сами знаете—<text:span text:style-name="T423">наверняка, там речь</text:span> <text:span text:style-name="T423">о</text:span> дв<text:span text:style-name="T423">ух</text:span> полусфер<text:span text:style-name="T423">ах</text:span>, не так ли, симметрично предпол<text:span text:style-name="T423">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23">ется</text:span> не кому-то конкретно, привод<text:span text:style-name="T423">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24">жет</text:span> просто <text:span text:style-name="T424">для</text:span> пропаганд<text:span text:style-name="T424">ы</text:span> Оси. Что-то на тему того Пирл-Харбора. </text:p>
      <text:p text:style-name="P100">Сэр Стивен взвешивает предположение, явно довольный. Он <text:s/>выбра<text:span text:style-name="T424">н Ими</text:span> из-за всех тех Пуритан пришибленных словом, которыми тут и там увешано фамильное дерево Слотропа? Или <text:span text:style-name="T424">же</text:span> Они теперь <text:span text:style-name="T424">хотят</text:span> ввести в соблазн его мозги <text:span text:style-name="T424">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24">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24">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24">у</text:span>гнет<text:span text:style-name="T424">ае</text:span>т его, о чём он даже <text:span text:style-name="T424">было </text:span>и мечтал и вот нашёл, <text:span text:style-name="T424">да </text:span>слишком, к своему неподдельному испугу, <text:span text:style-name="T424">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25">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1">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25">пропадала</text:span>, не будем жить прошлым, <text:span text:style-name="T425">вот </text:span>это сейчас и <text:span text:style-name="T425">есть </text:span>всё, что у нас есть…. </text:p>
      <text:p text:style-name="P102"><text:soft-page-break/>Там это классно срабатывало. Но не тут, постукав по её голому плечу, заглянув в её Европейскую темень, ошеломлённый увиденным, а сам-<text:span text:style-name="T426">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26">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26">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26">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26">тем </text:span>файлам о его мечтах: всё в его жизни, что казалось произвольным или случайным, оказывается, под<text:span text:style-name="T426">ч</text:span>инялось <text:span text:style-name="T426">целенаправленному</text:span> Контролю, всё время, на манер управляемого колеса рулетки—где важен <text:span text:style-name="T426">лишь</text:span> результат, в це<text:span text:style-name="T426">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26">в</text:span>скор<text:span text:style-name="T426">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26">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27">таки </text:span>под неё, зарезервированную для собственных чёрно-белых плохих новостей, <text:span text:style-name="T427">словно</text:span> то и вправду был<text:span text:style-name="T427">о</text:span> Радуг<text:span text:style-name="T427">ой</text:span>, а они её родны<text:span text:style-name="T427">ми</text:span> дет<text:span text:style-name="T427">ьми</text:span>…. </text:p>
      <text:p text:style-name="P300">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28">подтибривают</text:span> его <text:span text:style-name="T428">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28">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3">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29">ляя</text:span> <text:span text:style-name="T429">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29">Н</text:span>емецкого—смазанные <text:s/><text:span text:style-name="T429">оттиски мимеографа</text:span>, несколько выужен<text:span text:style-name="T429">ы даже</text:span> Польским Сопротивлением в сортирах тренировочного лагеря в Ближне, в пятнах неподдельного SS дерьма с мочой… или <text:span text:style-name="T429">в </text:span>заучивани<text:span text:style-name="T429">и</text:span> факторов конвертирования, дюймы в сантиметры, лошадиные силы в <text:span text:style-name="Emphasis">Pherdestärke</text:span>, <text:span text:style-name="T429">в </text:span>рисование по памяти схем и изометрии <text:span text:style-name="T429">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3">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29">г</text:span>обоя в концерте—в том же Лондоне на всех командных уровнях <text:span text:style-name="T429">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29">этот</text:span> Додсон-Трак <text:span text:style-name="T430">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30">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4">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30">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30">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30">рухнет</text:span>, обливая униформы и обувь—чтобы они могли начать построение заново. Игра пере<text:span text:style-name="T430">ходит</text:span> в <text:span text:style-name="T430">Сменного</text:span> Принца, где каждый <text:span text:style-name="T430">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437">Всю ночь вчера я шпокал Королеву Трансиль-ва-ни-и,</text:p>
      <text:p text:style-name="P437">Бургундскую сегодня буду шпокать, брат, </text:p>
      <text:p text:style-name="P437">Вот-вот пересеку границу Шизофре-ни-и, </text:p>
      <text:p text:style-name="P437">У Королевок я просто нарасхват…. </text:p>
      <text:p text:style-name="P437">На завтрак розовый шампусик и икра, </text:p>
      <text:p text:style-name="P437">А к чаю <text:span text:style-name="T431">завсегда</text:span> Шатобриан, кусочка два—</text:p>
      <text:p text:style-name="P437"><text:span text:style-name="T431">С</text:span>игары <text:span text:style-name="T431">я курю не ниже </text:span>десят<text:span text:style-name="T431">и</text:span> за штуку шиллингов, </text:p>
      <text:p text:style-name="P437">И до упаду хохочу, <text:span text:style-name="T432">когда хочу,</text:span></text:p>
      <text:p text:style-name="P437"><text:span text:style-name="T432">Передо мною</text:span> <text:span text:style-name="T431">чернь</text:span> расступ<text:span text:style-name="T432">ится</text:span> заранее, </text:p>
      <text:p text:style-name="P437">Дорогу <text:span text:style-name="T431">дать Шпок-</text:span>шпокарю Царицы Трансиль-вааа-ни-ии! </text:p>
      <text:p text:style-name="P105">Голова у Слотропа уже шар, который <text:span text:style-name="T433">летит</text:span> не вертикально, а по горизонтали, исключительно поперёк комнаты, но при этом остаётся на месте. Каждая клетка мозга <text:span text:style-name="T433">стала</text:span> пузырё<text:span text:style-name="T433">ч</text:span>к<text:span text:style-name="T433">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33">Н</text:span>е менее трёх кулачных поединков <text:span text:style-name="T433">в процесс продолжения</text:span>. Уже трудно определить <text:span text:style-name="T433">в каком конкретно месте идёт</text:span> игр<text:span text:style-name="T433">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33">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34">брюхо</text:span>-хватную <text:span text:style-name="T434">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301">–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35">га</text:span>лась к западу, а куда <text:span text:style-name="T435">ж </text:span>ещё <text:span text:style-name="T435">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35">им</text:span>ые гости… вон те фигуры в длинных одеяниях—наверное, <text:span text:style-name="T435">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35">таящиеся</text:span> в этой любви, разделённой с <text:span text:style-name="T435">череном</text:span> еженощных грабель Господина Смерти… потому что приказ КАС совершить рейд против гражданского Любека <text:span text:style-name="T435">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36">иваем</text:span>ого внутри, <text:span text:style-name="T436">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36">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36">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37">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37">ещё </text:span>в глубине, а дурак Слотроп слишком пьян, чтоб<text:span text:style-name="T437">ы хоть как-то</text:span> докопаться.– «<text:span text:style-name="T437">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37">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37">двига</text:span>ет<text:span text:style-name="T437">ся</text:span> <text:s/>соб<text:span text:style-name="T437">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8">Пенис, Который Он Считал Своим </text:p>
      <text:p text:style-name="P438">(ведущий тенор): <text:span text:style-name="T437">Он</text:span> пенис <text:span text:style-name="T437">тот </text:span>считал <text:span text:style-name="T438">за</text:span> сво<text:span text:style-name="T438">й</text:span>—</text:p>
      <text:p text:style-name="P438">Твёрд <text:span text:style-name="T438">словно</text:span> кость, большой, озорной… </text:p>
      <text:p text:style-name="P438">С отважной сизой головой </text:p>
      <text:p text:style-name="P438">Торчком в кровати той, </text:p>
      <text:p text:style-name="P438">Где девоньки играли в Телефон— </text:p>
      <text:p text:style-name="P438">(бас): Те-ле-фон…. </text:p>
      <text:p text:style-name="P438">(внутренние голоса): Но пришли Они из дырки ночью, </text:p>
      <text:p text:style-name="P438">(бас): И ласково тетешкали покуда не пропал— </text:p>
      <text:p text:style-name="P438">(внутренние голоса): И больше уж нигде его он не сыскал… </text:p>
      <text:p text:style-name="P438">(тенор): Теперь он тает на глазах, </text:p>
      <text:p text:style-name="P438">Всё только "ох!", да только "ах!" </text:p>
      <text:p text:style-name="P438">По пенису, который он считал своиииим! </text:p>
      <text:p text:style-name="P438">(внутренние голоса): Был <text:span text:style-name="T438">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38">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38">именно </text:span>так оно и <text:span text:style-name="T438">продолжается</text:span> уже какое-то неопределённое время…. Вот и расслабься, впади в пассивность, посмотри что <text:span text:style-name="T438">вы</text:span>рис<text:span text:style-name="T438">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38">с</text:span>вер<text:span text:style-name="T438">ять</text:span> что к чему, <text:span text:style-name="T438">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6">Нора всё ещё продолжает своё Приключение, свою «Идеологию Нуля», <text:span text:style-name="T439">у</text:span>держи<text:span text:style-name="T439">ва</text:span>тся среди прочёсанных кам<text:span text:style-name="T439">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39">С</text:span>воими крыльями <text:span text:style-name="T439">о</text:span>на смела <text:span text:style-name="T439">не ту</text:span> жизнь—не жизнь своего мужа Франца, который мечтал, умолял быть забранным именно так, но вместо этого удерж<text:span text:style-name="T439">ан</text:span> для чего-то совершенно другого—Петера Сачсу, <text:span text:style-name="T439">что</text:span> был пассивен по иному… или тут какая-то ошибка? Неужто Они никогда не д<text:span text:style-name="T439">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39">лась</text:span> древесной, широкой, материнской… всё, чему он должен следовать, это <text:soft-page-break/>обломки их времён <text:span text:style-name="T439">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397"/>
      <text:p text:style-name="P302">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49">й</text:span>. «Мать» это категория общественных служб, Матери <text:span text:style-name="T440">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43">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41">Тут</text:span> музыка <text:span text:style-name="T441">перехода</text:span>, <text:span text:style-name="T442">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303">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46">Phau Zwei»</text:span></text:span>. Подъём, <text:span text:style-name="T444">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44">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44">опёршись</text:span> на перила, он смотрит на <text:span text:style-name="T444">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44">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44">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44">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45">ы</text:span> зимо<text:span text:style-name="T445">й</text:span>, л<text:span text:style-name="T445">ьдисты</text:span>. Ей тепло. Но этого недостаточно. Никогда не было—нет уж, он понимает всё правильно, она имела ввиду <text:span text:style-name="T445">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45">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46">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45">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45">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398"><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304">– Обычно, своим поведением мы реагируем не на что-<text:span text:style-name="T448">либо</text:span> единичное, но на всю совокупность содержа<text:span text:style-name="T448">щегося</text:span> в нашем <text:span text:style-name="T448">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439">Так [никому эти личные записи Пойнтсмен никогда показывает], потянувшись</text:p>
      <text:p text:style-name="P439">к цветку на столе у себя, </text:p>
      <text:p text:style-name="P439">Знаю я, что комнаты моей мозаика простая </text:p>
      <text:p text:style-name="P439">Неспешно начинает растворяться, ингибиционно, </text:p>
      <text:p text:style-name="P439">Вокруг цветенья, стимула, потребности </text:p>
      <text:p text:style-name="P439">Горящей ярче, покуда резкость отхлынувшая </text:p>
      <text:p text:style-name="P439">Из всего вокруг, на нём сосредоточена </text:p>
      <text:p text:style-name="P439">(Но не настолько, чтобы слепить), как фокус наведённый. </text:p>
      <text:p text:style-name="P439">Хоть тут же, в гипнотичном комнаты смерканьи, </text:p>
      <text:p text:style-name="P441">Немало прочей всячины—книги, инструменты, </text:p>
      <text:p text:style-name="P441"><text:soft-page-break/>Одежда старика, для городков увесистая бита, </text:p>
      <text:p text:style-name="P439">Всё <text:span text:style-name="T449">стушевалось в призраки вещей</text:span>, </text:p>
      <text:p text:style-name="P439"><text:span text:style-name="T449">В</text:span> мои воспоминанья о том, где, как и почему всё было, </text:p>
      <text:p text:style-name="P439">Стёрты, в этот миг, лишь фокус пламенеет: </text:p>
      <text:p text:style-name="P439">В наклоне к хрупкому и ждущему цветку…</text:p>
      <text:p text:style-name="P439">Попутно, что-то там из прочего всего—ручка, иль пустой стакан— </text:p>
      <text:p text:style-name="P439">Задето, уронилось с места, где стояло, и, возможно, закатится </text:p>
      <text:p text:style-name="P442"><text:span text:style-name="T450">Вовне</text:span> границ померкших памяти…. </text:p>
      <text:p text:style-name="P439">Что, ясность тут внесём, отнюдь не «ротозейство старца», </text:p>
      <text:p text:style-name="P439">Тут сконце<text:span text:style-name="T447">н</text:span>трированность, которую те, что помоложе, </text:p>
      <text:p text:style-name="P439">Со смехом, тут же отметут, их мир </text:p>
      <text:p text:style-name="P439">Им дарит больше, чем одна потеря— </text:p>
      <text:p text:style-name="P439">Тогда как, в восемьдесят три, кора уж ослабела, </text:p>
      <text:p text:style-name="P439">Процессы возбуждения сгорели до золы, </text:p>
      <text:p text:style-name="P439">Настройкой к сдерживающим запретам истёрты пальцы, </text:p>
      <text:p text:style-name="P439">И всякий раз, как комната уходит в <text:s/>неясность <text:span text:style-name="T450">таковую</text:span>, </text:p>
      <text:p text:style-name="P439">Мне кажется, что я взглянул на город в учениях по отключенью света </text:p>
      <text:p text:style-name="P439">(Докатимся и до такого, если Германия <text:s/>продолж<text:span text:style-name="T448">и</text:span>т </text:p>
      <text:p text:style-name="P440">Столь безумный курс). И гаснет каждый огонёк…. </text:p>
      <text:p text:style-name="P440">За исключеньем одного цветка <text:span text:style-name="T450">горящего</text:span>, </text:p>
      <text:p text:style-name="P440">И не под силу погасить его Дежурным. Ил<text:span text:style-name="T450">ь</text:span> не <text:span text:style-name="T450">на</text:span> этот раз. </text:p>
      <text:p text:style-name="P440"/>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51">промаятьс</text:span>я <text:span text:style-name="T451">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51">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51">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51">л</text:span>и», и он, как ни в чём не бывало, работает в Фицморис-Хаус, желающие мо<text:span text:style-name="T451">г</text:span>ут у<text:span text:style-name="T451">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51">о</text:span>бще-то, работает от Молет-Стрит сейчас. Боюсь, мы не злоумышляли ничего страшнее небольшой координации усилий в этом дел<text:span text:style-name="T451">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51">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51">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52">слишком </text:span>важны. </text:p>
      <text:p text:style-name="Text_20_body">А други<text:span text:style-name="T452">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51">а</text:span> я <text:span text:style-name="T451">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306">Сверху, под Германск<text:span text:style-name="T455">им</text:span> углом <text:span text:style-name="T454">съёмки</text:span>, Вебли Силвермейлу вся эта лаборатуха смахивает на полн<text:span text:style-name="T455">ейший</text:span> лабиринт, <text:span text:style-name="T455">а </text:span>чё не<text:span text:style-name="T455">т</text:span>?.. бихейвиористы крутятся вокруг всех тех ихних столов и приборов, <text:span text:style-name="T455">прям тебе</text:span> крысы с мыш<text:span text:style-name="T455">вой</text:span>. Их <text:span text:style-name="T455">заставляет</text:span> бег<text:span text:style-name="T455">ать</text:span> не кусочек жрачки, а удачный эксперимент. Но кто наблюдает сверху, кто <text:span text:style-name="T455">от</text:span>сле<text:span text:style-name="T455">живает</text:span> их реакци<text:span text:style-name="T455">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55">покидают</text:span> <text:s/>свои загород<text:span text:style-name="T455">ки</text:span>, разрастаясь до размеров Вебли Силвермейла (хотя все <text:span text:style-name="T455">те</text:span> лаборанты, похоже, без понятия про это всё), чтоб танцевать с ним вдоль длинных проходов и мимо <text:span text:style-name="T455">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41">Павловия</text:span> (бальный танец) </text:p>
      <text:p text:style-name="P444">Весна пришла в Павловию-ю-ю,</text:p>
      <text:p text:style-name="P444">Я в лабиринте заблудился… </text:p>
      <text:p text:style-name="P443"><text:soft-page-break/>Пропах лизолом лёгкий бриз, </text:p>
      <text:p text:style-name="P443">И без конца мой поиск длился. </text:p>
      <text:p text:style-name="P443">Тебя я встретил в тупичке, </text:p>
      <text:p text:style-name="P444">Откуда взялась ты <text:span text:style-name="T456">и</text:span> как тебя звать? </text:p>
      <text:p text:style-name="P444">Тут наши носики нечаянно столкнулись </text:p>
      <text:p text:style-name="P444">И сердце моё научилось летать! </text:p>
      <text:p text:style-name="P443"/>
      <text:p text:style-name="P443">Так вместе отыскали мы путь свой, </text:p>
      <text:p text:style-name="P443">Кусочек жрачки сгрызли, или два… </text:p>
      <text:p text:style-name="P443">Всё было словно вечер в кафешке с тобой, </text:p>
      <text:p text:style-name="P443">Ничё мне не надо, не нужны нам слова… </text:p>
      <text:p text:style-name="P443">Осень пришла в Павловию-ю-ю, </text:p>
      <text:p text:style-name="P443">И <text:span text:style-name="T455">вот</text:span> я <text:span text:style-name="T455">снова </text:span>один— </text:p>
      <text:p text:style-name="P443">Долбают меня милливольтами, </text:p>
      <text:p text:style-name="P443">Аж до нейронов и до кости </text:p>
      <text:p text:style-name="P443">Тебя вспоминаю моментами, </text:p>
      <text:p text:style-name="P445">Хоть имя <text:span text:style-name="T456">забылось</text:span>, уж ты прости— </text:p>
      <text:p text:style-name="P443">Ничего не осталось <text:span text:style-name="T456">мне кроме</text:span> Павлови-и-и, </text:p>
      <text:p text:style-name="P443">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56">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444">Омой меня водой, </text:p>
      <text:p text:style-name="P444">Которой моешь дочь свою грязнулю, </text:p>
      <text:p text:style-name="P444">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56">отсюда</text:span> уловить обертона: «Я благословенный Метатрон. Я хранитель Тайны. Я о<text:span text:style-name="T456">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57">словно</text:span> вода. Старому Падингу нужно выдержать с полдюжины кабинетов или приёмных, прежде чем он достигнет <text:s/>место <text:span text:style-name="T457">своего </text:span>назначения. Не прошло ещё и полмесяца, но здесь уже зарождается некое подобие ритуала, его повторяемости. В каждой из комнат <text:span text:style-name="T457">подстроена</text:span> какая-нибудь особенная гадость для него: тест, который он должен пройти. Хотелось бы ему знать, не <text:span text:style-name="T457">происки </text:span><text:s/>ли это Пойнтсмен<text:span text:style-name="T457">а</text:span>. Конечно, конечно, <text:span text:style-name="T457">чьи</text:span> же ещё… как <text:span text:style-name="T457">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57">текущей</text:span> ночи. В первой комнате: шприц и прочие к нему причиндалы оставлены на столе. Очень явно поблескивают, а всё прочее в<text:span text:style-name="T457">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57">сохранилось в памяти</text:span>, это <text:span text:style-name="T457">что</text:span> он говори<text:span text:style-name="T457">т</text:span>, а кто-то его слуша<text:span text:style-name="T457">ет</text:span>… Он дрожит <text:span text:style-name="T457">в</text:span> страх<text:span text:style-name="T457">е с</text:span> лицо<text:span text:style-name="T457">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57">лишь</text:span> <text:span text:style-name="T457">воз</text:span>можно, преобладающей формы (<text:span text:style-name="T457">типа, </text:span>как безумный разрушитель в своей вечерней посудомоечной воде нач<text:span text:style-name="T457">инае</text:span>т тереть ложку меж<text:span text:style-name="T457">ду</text:span> двух чашек, или даже <text:span text:style-name="T457">затиснув</text:span> стаканом и тарелкой, из страха перед Трясучкой, якобы… потому что на самом деле это он <text:span text:style-name="T457">уже </text:span>ухватил трясучкин язык, защемил между двух фатальных контактов пальцами, что <text:span text:style-name="T457">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57">о</text:span> стольких войнах за Англию, <text:span text:style-name="T457">ч</text:span>то всех уж не упомню… разве я не <text:span text:style-name="T457">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57">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58">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58">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58">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53">таком</text:span> свете ногти почти черны. «Хватит. Приготовься». </text:p>
      <text:p text:style-name="P307">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66">осветительной ракетой</text:span>, что висел<text:span text:style-name="T466">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59">вы</text:span>стр<text:span text:style-name="T459">а</text:span>чи<text:span text:style-name="T459">ва</text:span>ли свои узоры <text:span text:style-name="T459">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59">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59">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59">союзку</text:span>. Уголком глаза, на столике, <text:span text:style-name="T460">ему удаётся</text:span> различить остатки её раннего ужина, край тарелки, горлышки двух бутылок, минеральная вода, французское вино…. </text:p>
      <text:p text:style-name="P107">– Время для боли, Генерал. Получишь двенадцать самых лучших, если твоё <text:span text:style-name="T460">священодейство</text:span> в эту ночь понравится мне. </text:p>
      <text:p text:style-name="P107">Это <text:span text:style-name="T460">самый тяжкий</text:span> момент для него. Она уже отвергала его <text:span text:style-name="T460">прежде</text:span>. Его воспоминания про Выступ ей не интересны. Похоже ей не так интересно про массовую мясорубку, как <text:span text:style-name="T460">сам</text:span> миф, <text:span text:style-name="T460">а</text:span> <text:span text:style-name="T460">пр</text:span>о пережит<text:span text:style-name="T460">ый</text:span> ужас не интересно… но, пожалуйста… пожалуйста, пусть она выслушает…. </text:p>
      <text:p text:style-name="P107">–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8">Она чуть помолчала, заставляя его ожидать. Наконец, глядя ему в глаза, она улыбается, <text:span text:style-name="T460">добавка</text:span> злости, <text:span text:style-name="T460">что</text:span>, <text:span text:style-name="T460">как </text:span>ей уже известно, нужна ему, <text:span text:style-name="T460">подействует</text:span> <text:span text:style-name="T460">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61">старели</text:span> в Нидер-Ландах, чьи голоса портились из юных в старческие, от задорности к безразличию, а та война <text:span text:style-name="T461">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61">оказались</text:span> <text:span text:style-name="T461">совсем</text:span> молоденькими. Летний день, день любви: один из самых страстных дней, что я познала. <text:span text:style-name="T461">Неплохо</text:span>. Ты заслужил сегодня <text:s/>свою боль». </text:p>
      <text:p text:style-name="Text_20_body">Эта часть исполняемой рутины ей не претит, по крайней мере. Хотя <text:span text:style-name="T462">ей</text:span> никогда не <text:span text:style-name="T462">доводилось </text:span>чита<text:span text:style-name="T462">ть</text:span> класси<text:span text:style-name="T462">ку</text:span> британской порно-литературы, она чувствует себя уверенно, как рыба в воде, <text:span text:style-name="T462">в</text:span> основно<text:span text:style-name="T462">м из</text:span> местн<text:span text:style-name="T462">ых</text:span> течени<text:span text:style-name="T462">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62">лишь</text:span> так ей удаётся сдерж<text:span text:style-name="T462">ив</text:span>ать собственные стоны <text:span text:style-name="T462">при</text:span> кажд<text:span text:style-name="T462">ом</text:span> из его всхлипов боли, два голоса диссонанс<text:span text:style-name="T462">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62">в </text:span>боли, <text:span text:style-name="T462">нужды в чём-то</text:span> <text:s/>настояще<text:span text:style-name="T462">м</text:span>, неподдельно<text:span text:style-name="T462">м</text:span>. Его так далеко <text:span text:style-name="T462">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62">Для</text:span> тако<text:span text:style-name="T462">го</text:span> случа<text:span text:style-name="T462">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63">представляется, такая неловкость</text:span>, но <text:span text:style-name="T463">с</text:span>держаться <text:span text:style-name="T463">никак</text:span> не <text:span text:style-name="T463">получается</text:span>, <text:span text:style-name="T463">представляется</text:span> негритянск<text:span text:style-name="T463">ий</text:span> член, он знает, что <text:span text:style-name="T463">да,</text:span> отчасти <text:span text:style-name="T463">это </text:span>вразрез с <text:span text:style-name="T463">окружающими</text:span> условиями, но невозможно отринуть этот образ брутального Африканца, <text:span text:style-name="T463">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63">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9">Есть ещё две какашки, поменьше, а когда он съел их, <text:span text:style-name="T463">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63">выскальзывает</text:span> из его рук. Она приказывает ему дрочить пред нею. <text:span text:style-name="T463">Н</text:span>а<text:span text:style-name="T463">смотревшись</text:span> капитана Блисеро с Готфридом, <text:span text:style-name="T463">она </text:span>знает как отдать команду надлежащ<text:span text:style-name="T463">и</text:span>м <text:span text:style-name="T463">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65">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64">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64">сдерживания</text:span> поноса. Хотя возможно, завтрашней ночью… может тогда. Он не знает как ему выдерживать дальше. Но, может, <text:s/>в <text:span text:style-name="T467">часы перед <text:s/></text:span>рассвет<text:span text:style-name="T467">ом</text:span>…. </text:p>
      <text:p text:style-name="P399"><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308">Великий гребень—зелёное равноденствие и превращение, сонных рыб в молодого барашка, водной дрёмы в пробудившийся огонь, <text:span text:style-name="T468">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1">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69">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69">а</text:span>, с поворотом задвижки, выплеснуться и поджарить Германских захватчиков, <text:span text:style-name="T469">которые застряли</text:span> в устаревших уже кошмарах… горючее в ожидании гиперголичного возж<text:span text:style-name="T470">ига</text:span>ния, либо майского <text:span text:style-name="T470">бунта</text:span> ду<text:span text:style-name="T470">ши</text:span>, <text:span text:style-name="T470">чтобы </text:span>под <text:span text:style-name="T470">бодрую</text:span> мелодию баварского музыкотворца Карла Орфа </text:p>
      <text:p text:style-name="P427">O, O, O,</text:p>
      <text:p text:style-name="P427">To-tus flore-o! </text:p>
      <text:p text:style-name="P427">Iam amore virginali </text:p>
      <text:p text:style-name="P446"><text:span text:style-name="T1">Totus ardeo .</text:span> . .</text:p>
      <text:p text:style-name="P112">воспламенить вс<text:span text:style-name="T470">ю</text:span> эт<text:span text:style-name="T470">у </text:span>крепость-побережье, от Портсмута до Дангениза, полыхать весенней люб<text:span text:style-name="T470">овью</text:span>. Такие вот замыслы вынашиваются ежедневно в <text:span text:style-name="T470">самых</text:span> <text:span text:style-name="T470">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70">затаённый</text:span> холод, вопреки раздуваемым в море пожарам? </text:p>
      <text:p text:style-name="P112">В Казино Герман Геринг новый режим приходит к власти. Единственн<text:span text:style-name="T470">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70">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70">расставаний</text:span>. Но теперь— </text:p>
      <text:p text:style-name="P504"><text:soft-page-break/>Пословицы для Параноиков, 1: Тебе никак не позволяется коснуться Хозяина, но можешь щекотать <text:s/>его <text:span text:style-name="T468">творения</text:span>. </text:p>
      <text:p text:style-name="Text_20_body">И потом, ну, он с недавних пор начинает <text:span text:style-name="T471">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71">ему </text:span>кажется будто он прикоснулся, и остался притронутым, на какое-то время, к знакомой нам <text:span text:style-name="T471">уже </text:span>душе, к голосу, который не раз <text:span text:style-name="T471">вещал</text:span> через медиума исследовательского заведения Кэрола Эвентира: <text:span text:style-name="T471">снова</text:span> покойный Роланд Фельдпат, издавна привлечённый специалист по системам управления, формулам наведения, <text:span text:style-name="T471">реагированию </text:span><text:s/>на <text:span text:style-name="T471">ЧП</text:span> <text:s/>в одном <text:span text:style-name="T471">или ином </text:span>из Заведений Аэронавтики. <text:span text:style-name="T471">Похоже</text:span> на то, что, по неким личным мотивам, Роланд продолжает зависать над этим Слотропианским пространством, <text:span text:style-name="T471">как</text:span> залитом светом солнца, чья энергия едва ли до него доходит, <text:span text:style-name="T471">так </text:span>и в бури щекочущие его спину статичным электричеством, шептания Роланда доносятся с восьми километров, <text:span text:style-name="T471">крутая</text:span> высота, где он расквартирован на одной из Последних Парабол—куда никогда не <text:span text:style-name="T471">следует</text:span> распростран<text:span text:style-name="T471">ять</text:span> зон<text:span text:style-name="T471">у</text:span> полётов—<text:span text:style-name="T471">занимая</text:span> теперь должност<text:span text:style-name="T471">ь</text:span> одного из невидимых <text:span text:style-name="T471">Огранич</text:span>ителей в стратосфере, на безнадёжно <text:span text:style-name="T471">обюрократившейся</text:span> той стороне, ничуть не <text:span text:style-name="T471">в </text:span>мен<text:span text:style-name="T471">ьш</text:span>е<text:span text:style-name="T471">й мере</text:span>, чем всегда было и на этой, он <text:span text:style-name="T472">поджал</text:span> свои астральные растопырки насколько можно было <text:span text:style-name="T472">рассчитывать</text:span>, при<text:span text:style-name="T474">мазался</text:span> к «небу», такой весь из себя взвинченный <text:span text:style-name="T475">провалами</text:span> попыт<text:span text:style-name="T475">ок</text:span> установить контакт, <text:span text:style-name="T475">по причине</text:span> бессилия <text:span text:style-name="T475">кое-каких</text:span> сновидцев, <text:span text:style-name="T473">что</text:span> пытаются про<text:span text:style-name="T473">буди</text:span>ться, <text:span text:style-name="T475">либо</text:span> заговорить, <text:span text:style-name="T474">да</text:span> не <text:span text:style-name="T474">выходит,</text:span> и <text:span text:style-name="T475">брыкаются против гирек</text:span> и щуп<text:span text:style-name="T475">ов</text:span> черепной боли, той что, похоже, при пробуждении станет и вовсе невыносимой, он <text:span text:style-name="T475">дожидается</text:span> бесцельны<text:span text:style-name="T475">х,</text:span> не вызванны<text:span text:style-name="T475">х</text:span> необходимостью появлени<text:span text:style-name="T475">й</text:span> тут пеньтюхов наподобие Слотропа— </text:p>
      <text:p text:style-name="Text_20_body">Роланд <text:span text:style-name="T475">в мандраже</text:span>. Может вон <text:span text:style-name="T23">тот</text:span>? <text:span text:style-name="T480">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75">о</text:span>н наживка? </text:p>
      <text:p text:style-name="P113">Как видно, Роланду придётся попыхтеть, тут уж ничего не поделаешь. Раз <text:span text:style-name="T475">уж </text:span>они до такого доходят, он им <text:span text:style-name="T475">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75">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75">за</text:span>гнать молодых энтузиастов Кибернетической Традиции в <text:span text:style-name="T476">пахоту на</text:span> Управлени<text:span text:style-name="T476">е</text:span>: в конце концов, экономическая инфляция, устремляясь в высь, как шар, в её своеобразном <text:span text:style-name="T476">воспроизведении</text:span> поверхности Земли, возносясь ценами всё выше, неуправляемо, день за днём взлетала <text:span text:style-name="T476">всё выше и выше</text:span>, <text:span text:style-name="T476">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77">о сноровкой</text:span>, которая не заставила себя ждать. Дождливые дни никогда не <text:span text:style-name="T478">позволяли себе лишнего</text:span> гром<text:span text:style-name="T478">а</text:span> и молни<text:span text:style-name="T478">й</text:span>, <text:span text:style-name="T478">а только</text:span> высокомерно стеклянная серость <text:span text:style-name="T478">с</text:span>капливала<text:span text:style-name="T477">с</text:span>ь в нижних <text:span text:style-name="T478">слоях</text:span>, монохромный вид долин заполненных мшистой трухой, корнями торчащими к небу с не слишком злобной игривостью (вроде <text:span text:style-name="T478">определённого</text:span> бело<text:span text:style-name="T478">го сюрприза</text:span> для элитарников, там наверху, которые никогда не замечают, нет… ), долины переполняются осенью, <text:span text:style-name="T478">и</text:span> <text:s/>увядают <text:span text:style-name="T478">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78">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78">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10">Точно так же и жуткий пробег Ракеты был сведён, буквально, к буржуазным терминам, терминам уравнения, как тот элегантн<text:span text:style-name="T479">ое</text:span> <text:span text:style-name="T479">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10">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79">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5">После чего Слотроп оставался не то, чтобы с каким-то <text:span text:style-name="T481">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5"><text:soft-page-break/><text:span text:style-name="T186">Да, такие эпизоды бывали, типа, </text:span><text:span text:style-name="T188">Германскими</text:span><text:span text:style-name="T186">. Ну, в последнее время Слотропу даже сны сн</text:span><text:span text:style-name="T187">ятся</text:span><text:span text:style-name="T186"> на этом языке. Его тут вовсю обуча</text:span><text:span text:style-name="T187">ют</text:span><text:span text:style-name="T186"> диалектам,</text:span><text:span text:style-name="Emphasis"><text:span text:style-name="T189"> Plattdeutsch</text:span></text:span><text:span text:style-name="T186">, для зоны, которая планир</text:span><text:span text:style-name="T187">уется</text:span><text:span text:style-name="T186">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87">по</text:span><text:span text:style-name="T186">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82">и</text:span> базу статичных тестов в Лэнгхёрсте возле Хорсхэма и начал<text:span text:style-name="T482">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82">стал</text:span> Отцом Британских Исследований Жидкого Кислорода, <text:span text:style-name="T482">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82">ую</text:span> эпох<text:span text:style-name="T482">у</text:span>, <text:span text:style-name="T482">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83">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83">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83">с</text:span> передатчик<text:span text:style-name="T483">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83">стой</text:span>. <text:s/><text:span text:style-name="T487">Т</text:span>олько <text:span text:style-name="T487">ли </text:span><text:span text:style-name="T1">это</text:span> <text:span text:style-name="T487">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86">с</text:span> </text:p>
      <text:p text:style-name="Text_20_body">Хилари Бонс и его Озадаченная Улыбка. Ещё один невинный, тихий энтузиаст, <text:span text:style-name="T483">из породы</text:span> сэр<text:span text:style-name="T483">а</text:span> Стивен<text:span text:style-name="T483">а</text:span> Додсон-Трак<text:span text:style-name="T483">а</text:span>. Но: </text:p>
      <text:p text:style-name="P504">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83">изобразить</text:span> что-то <text:span text:style-name="T483">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83">вероятно</text:span> у него генетическая к тому предрасположенность—<text:span text:style-name="T483">от </text:span>все<text:span text:style-name="T483">х</text:span> те<text:span text:style-name="T483">х</text:span> былые Слотропы, таскавши<text:span text:style-name="T483">х</text:span> библии сред<text:span text:style-name="T483">и</text:span> синеющих вершин, как часть своего снаряжения, знавши<text:span text:style-name="T483">х</text:span> назубок главы и стихи <text:span text:style-name="T483">о </text:span>конструкци<text:span text:style-name="T483">ях</text:span> Арок, Храмов, Тронов <text:span text:style-name="T483">Зримых</text:span>—все материалы и размеры. Данные, за которыми <text:span text:style-name="T483">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83">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84">Однако,</text:span> что <text:span text:style-name="T484">данное</text:span> «устройство изоляции» делает рядом с номером контракта на Агрегат? А к тому же ещё <text:soft-page-break/>помечен<text:span text:style-name="T484">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84">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86">Г</text:span>енерала Виверна, заскакивая в дверь,– хотелось бы глянуть на тот Документ SG-1. </text:p>
      <text:p text:style-name="Text_20_body">– Хо, хо,– отвечает <text:span text:style-name="T486">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84">крадущиеся</text:span> шаг<text:span text:style-name="T484">и</text:span>, которые, похоже никому не слышны…. </text:p>
      <text:p text:style-name="Text_20_body">– Что-то не так?– В дверном проёме снова нос Хилари Бонса. </text:p>
      <text:p text:style-name="Text_20_body">– <text:span text:style-name="T484">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84">вы</text:span>, ребята, в Лангхёрсте не <text:span text:style-name="T484">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4">–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84">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84">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85">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88">К</text:span>С<text:span text:style-name="T488">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85">получен</text:span> ответ из Лондона, пр<text:span text:style-name="T485">и</text:span>тарахтел, чисто печатаясь на машине Бонса, теперь прихорашивается. Информацию можно прочесть и после. Напевает, </text:p>
      <text:p text:style-name="P447">С лицом как микрофон <text:s/>сияющим,</text:p>
      <text:p text:style-name="P447"><text:span text:style-name="T485">С прямым пробором</text:span> в волосах, </text:p>
      <text:p text:style-name="P447"><text:span text:style-name="T485">Пломбира</text:span> шарик<text:span text:style-name="T485">ом сладкo <text:s/>тающим,</text:span>, </text:p>
      <text:p text:style-name="P447">Я, мистер Беззаботность, <text:span text:style-name="T485">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85">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400"><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309">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89">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6">Что именно происходит неясно. В сад<text:span text:style-name="T489">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89">х</text:span>, перекрыв доступ к двери в туалет. <text:span text:style-name="T489">Снаружи,</text:span> офицеры <text:span text:style-name="T489">помоложе</text:span> заблёвывают цинии. Парочки прогуливаются. Девушек предостаточно, драпированы <text:span text:style-name="T489">в</text:span> бархат, рукава прозрачны<text:span text:style-name="T489">е</text:span>, <text:span text:style-name="T489">сами широкие в плечах, со </text:span>следами недоедания, <text:span text:style-name="T489">в</text:span> шестимесячны<text:span text:style-name="T489">х</text:span> завивка<text:span text:style-name="T489">х</text:span>, говорят на полудюжине языков, <text:span text:style-name="T489">попадаются</text:span> коричневые от здешнего солнца, другие бледны как Зам Смерти из более восточных <text:span text:style-name="T489">регионов</text:span> Войны. Рьяные молодчики с волосами <text:span text:style-name="T489">глаже </text:span>патентованной кожи шустрят вокруг, старательно завлекая дам, тогда как головы постарше и <text:span text:style-name="T489">вовсе</text:span> без волос предпочитают <text:span text:style-name="T489">вы</text:span>ж<text:span text:style-name="T489">и</text:span>дать, прикладывая минимум усилий, глаза <text:s/>и рт<text:span text:style-name="T490">ы устремлены</text:span> по комнатам вокруг, толкуя, между тем, про бизнес. <text:span text:style-name="T490">Дальний</text:span> конец салона занят танцевальным оркестром и тощим шансонье с очень красными глазами, который поёт: </text:p>
      <text:p text:style-name="P78">Джулия (Фокс-Трот) </text:p>
      <text:p text:style-name="P448">Джу-лия,</text:p>
      <text:p text:style-name="P448">Без тебя проживу ли я? </text:p>
      <text:p text:style-name="P448">Как мне выманить твой </text:p>
      <text:p text:style-name="P448">Хоть один поцелуй? </text:p>
      <text:p text:style-name="P448"/>
      <text:p text:style-name="P448">Джуул-яааа, </text:p>
      <text:p text:style-name="P448">Никто тебя не любит так как я, </text:p>
      <text:p text:style-name="P448">Никто не приголубит так, как я, </text:p>
      <text:p text:style-name="P448">Только дай мне один поцелуй! </text:p>
      <text:p text:style-name="P448"/>
      <text:p text:style-name="P448"><text:soft-page-break/>Ах, Джуул-яааа— </text:p>
      <text:p text:style-name="P448">Тебя одну люблю я, </text:p>
      <text:p text:style-name="P448">Стремлюсь, как пчёлка к улью, </text:p>
      <text:p text:style-name="P448">К тебе одной— </text:p>
      <text:p text:style-name="P448">Поверь, постой— </text:p>
      <text:p text:style-name="P448"/>
      <text:p text:style-name="P448">Джу-лия, </text:p>
      <text:p text:style-name="P448">Вопить я буду Алелуйа, </text:p>
      <text:p text:style-name="P448">Когда красотка Джулия </text:p>
      <text:p text:style-name="P448">Придёт в объятия мои. </text:p>
      <text:p text:style-name="Text_20_body">Саксофония и мелодия в стиле Парк-Лейн, <text:span text:style-name="T490">самое оно </text:span><text:s/>для определённых состояний сознания. Слотроп <text:span text:style-name="T490">заметил</text:span> Хилари Бонса, <text:s/>явно <text:span text:style-name="T490">павшего</text:span> жертвой <text:span text:style-name="T490">галлюциногенного</text:span> голландского сыра, <text:span text:style-name="T490">тот</text:span> <text:span text:style-name="T490">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90">видит</text:span>. </text:p>
      <text:p text:style-name="P117">Алкаши с наркушами, утратив всякий стыд, вступают в <text:span text:style-name="T490">бойцовские</text:span> <text:span text:style-name="T490">единоборства</text:span> в буфете и на кухнях, обыскивают кладовки, вылизывают донышки кастрюль. <text:span text:style-name="T490">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90">сфокусировано</text:span>, пока не разда<text:span text:style-name="T490">ёт</text:span>ся саркастичный туш оркестра на появление сам<text:span text:style-name="T490">ого</text:span> жутк<text:span text:style-name="T490">ого</text:span> мордоворота из всех, какие <text:span text:style-name="T490">попадались</text:span> Слотропу за пределами кино про Франкенштейна—в белом зут-с<text:span text:style-name="T490">ъю</text:span>те, с уймой складок <text:span text:style-name="T490">на штанинах</text:span>, да <text:span text:style-name="T490">при том</text:span> ещё и длинная золотая цепочка <text:span text:style-name="T490">от</text:span> часов, что взбалтывается сверкающей петлёю на каждый его шаг по комнате, где он хмурится на каждого, типа, в спешке, <text:span text:style-name="T491">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91">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91">роняет</text:span> на ковёр вишню марашино и раздавливает <text:span text:style-name="T491">при</text:span> шаг<text:span text:style-name="T491">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91">Пора переходить в толкачи</text:span> наркот<text:span text:style-name="T491">ой</text:span>»,– грит Жан-Клод. </text:p>
      <text:p text:style-name="Text_20_body"><text:soft-page-break/>– Слышь,– приятель Слотропа вытаскивает конверт плотной бумаги, который, <text:span text:style-name="T491">как </text:span>даже в сумраке <text:span text:style-name="T491">угадывает</text:span> Слотроп, набит американскими оккупационными кредитками с жёлтой печатью,– ты подержи это при себе, пока не <text:span text:style-name="T491">заберу</text:span>. Похоже Итало хочет <text:span text:style-name="T491">за</text:span>явиться <text:span text:style-name="T491">сюда</text:span> раньше Тамары, а я не уверен кто— </text:p>
      <text:p text:style-name="Text_20_body">– Расклад, сталпыть, такой, Тамара <text:span text:style-name="T491">на</text:span>думала <text:span text:style-name="T491">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91">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91">после </text:span>эти<text:span text:style-name="T491">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91">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92">новения</text:span> бриз<text:span text:style-name="T492">а</text:span>, через кого-то из множества своих контактов он снял общее расписание на каждый фильм в каждом оккупационном городе, и известен случай, <text:span text:style-name="T492">когда</text:span> он угнал Генеральский джип просто <text:span text:style-name="T492">затем</text:span>, чтоб <text:span text:style-name="T492">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92">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92">времён</text:span> Второй Мировой, <text:span text:style-name="T492">обыкновенная</text:span> вечеринка у Рауля, на которой предстоящая доставка <text:span text:style-name="T492">партии </text:span>опиума используется Тамарой <text:span text:style-name="T492">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92">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92">оно </text:span>там прёт <text:span text:style-name="T492">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92">заводятся</text:span> визжать, спринтуя на <text:span text:style-name="T492">все </text:span>выходы. Наркуши оглядываются по сторонам, помаргивая, улыбаясь, вторя, всяк <text:span text:style-name="T492">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92">ты-</text:span>уж-та<text:span text:style-name="T492">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8">– Эт чепуха.– Эрол Флин приглаживает свои усики.– Я <text:span text:style-name="T493">тут недавно</text:span> даму спас от осьминога, <text:span text:style-name="T493">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95">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94">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94">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94">тех</text:span> пустых комнат, где роятся мухи…. </text:p>
      <text:p text:style-name="P401"><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310">Imipolex G <text:s/>оказался <text:span text:style-name="T507">ни</text:span>чем <text:s/>более—или менее—страшным, чем новы<text:span text:style-name="T498">м видом </text:span>пластик<text:span text:style-name="T498">а</text:span>, <text:span text:style-name="T498">этот</text:span> ароматический гетероцикличный полимер <text:span text:style-name="T498">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98">и </text:span>тот из золота, что болтается и пошлёпывает вокруг пупка Хилари Бонса, сочетаясь, тут и там, в так называемые гетероцикличные кольца. </text:p>
      <text:p text:style-name="P119">Происхождение Imipolex G прослеживается <text:span text:style-name="T498">до</text:span> ранни<text:span text:style-name="T498">х</text:span> исследовани<text:span text:style-name="T498">й</text:span> проводивши<text:span text:style-name="T498">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98">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98">могут </text:span>заранее <text:s/>определится какие <text:span text:style-name="T499">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99">их</text:span> часто принимали <text:s/>за Нацистские лозунги и, <text:s/>в общем-то, <text:s text:c="2"/>они <text:span text:style-name="T499">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99">уд</text:span>а <text:span text:style-name="T499">близящийся</text:span> вечер сгущался до фактуры дыма из курительной трубки, а руки молодых пассажиров <text:span text:style-name="T499">тянулись прочь</text:span> из рукавов своих пальто в<text:span text:style-name="T499">о</text:span> <text:span text:style-name="T499">что</text:span>-нибудь ещё, как карлики в поисках убежища, либо экстатично <text:span text:style-name="T499">отрешались от</text:span> расписания <text:span text:style-name="T500">ради</text:span> тактильны<text:span text:style-name="T500">х</text:span> утех с бельём намного <text:span text:style-name="T500">превосходившим нейлон своей </text:span>соблазнительн<text:span text:style-name="T500">остью</text:span>…). Л. Джамф, <text:span text:style-name="T500">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500">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500">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500">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500">достаточно</text:span> ценные <text:span text:style-name="T500">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500">с нескрываемым</text:span> <text:span text:style-name="T500">волнением</text:span>. Пара моментов, <text:span text:style-name="T501">незамедлительно</text:span> бросаются в глаза. Ему доходит больше, чем он вообще мог <text:span text:style-name="T501">предположит</text:span>ь, даже в <text:span text:style-name="T501">своих</text:span> самых параноидных <text:span text:style-name="T501">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501">ется</text:span> в Бритиш Шелл в тот же, примерно, период… и, ой, ё-моё, <text:soft-page-break/>Слотропу вдруг доходит где <text:span text:style-name="T26">собрана</text:span><text:span text:style-name="T501">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501">оё</text:span> Шелл Мекс-Хаус—<text:span text:style-name="T501">буквально</text:span> в сердце <text:span text:style-name="T501">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501">от них отделаешься</text:span>, даже если не больно?), грубо <text:span text:style-name="T501">расшвыривая</text:span> папки, <text:span text:style-name="T501">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502">о</text:span> бле<text:span text:style-name="T502">ющего</text:span> перед их правотой, и не распахнутое окно, побег по-Цыгански, гадальные карты <text:span text:style-name="T502">россыпью</text:span> в спешке, и даже не <text:span text:style-name="T502">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502">словно</text:span> кожа прыщавых лиц, хрупких как последние <text:span text:style-name="T502">из</text:span> Германски<text:span text:style-name="T502">х</text:span> стен, <text:span text:style-name="T502">что</text:span> стоя<text:span text:style-name="T502">т </text:span><text:s/><text:span text:style-name="T502">лишившись</text:span> опоры после <text:span text:style-name="T502">взрывов</text:span> отгремевшей бомбёжки и <text:span text:style-name="T502">колеблются </text:span>теперь высоко над головой, готовые <text:span text:style-name="T502">вот-вот </text:span>сложиться вниз с небес под <text:span text:style-name="T502">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502">Пора</text:span> сдвинуть шляпу на лоб, пустить по кругу после-заварушную сигарету, прикидывая как будем ноги уносить… ты запомнил как<text:span text:style-name="T502">им путём</text:span> добирались, все <text:span text:style-name="T502">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504">Пословица для Параноиков, 3: Если тебя вынудили задавать неправильные вопросы, то им <text:span text:style-name="T503">и</text:span> думать <text:span text:style-name="T503">ни к чему как отвечать </text:span>на <text:span text:style-name="T503">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503">C</text:span>ложного Изделия. </text:p>
      <text:p text:style-name="P120">“<text:span text:style-name="Emphasis"><text:span text:style-name="T146">S-Gerät</text:span></text:span>, 11/00000.” </text:p>
      <text:p text:style-name="P120">Если эти цифры серийный номер ракеты, как видно по их форме, то это должн<text:span text:style-name="T503">о</text:span> быть <text:span text:style-name="T503">некая</text:span> спецмодель—Слотроп ни разу не слыхал о чём-то с четырьмя нулями, не говоря уж о пяти… и ни про какое изделие <text:span text:style-name="Emphasis"><text:span text:style-name="T146">S-Gerät</text:span></text:span>, <text:span text:style-name="T503">имеются лишь</text:span> <text:span text:style-name="Emphasis">K-Gerät</text:span> и <text:span text:style-name="Emphasis">L-Gerät </text:span><text:s/>упом<text:span text:style-name="T503">янутые</text:span> в руководстве… ну, Документ SG-1, который, якобы, не существует, должен прояснять всё это…. </text:p>
      <text:p text:style-name="Text_20_body"><text:span text:style-name="T503">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503">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508">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508">земле</text:span> Германской артиллерией...» и подписал его самый предан<text:span text:style-name="T503">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504">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504">Отправили</text:span> его друга <text:span text:style-name="T504">погибнуть </text:span>в какой-то <text:span text:style-name="T504">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504">считал</text:span>, что на грацию у него дефицит. Однако, <text:span text:style-name="T504">получилось</text:span>. Он изумлён и <text:span text:style-name="T505">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505">сорвался</text:span> в Ниццу, в быстром побеге по горной дороге, заносясь на виражах и <text:span text:style-name="T505">визжа</text:span> тормозами над согретыми солнцем пропастями, <text:span text:style-name="T505">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506">ъезж</text:span>ает в город в своём белом зуте, тёмных очках, трепеща полями шляпы как у Сидни Гринстрита. Он не <text:span text:style-name="T506">отличается особой</text:span> непримет<text:span text:style-name="T506">ностью в</text:span> толп<text:span text:style-name="T506">е</text:span> военных и мамзелей, <text:span text:style-name="T506">что перешли</text:span> уже на летнюю форму одежды. Но <text:s/>брос<text:span text:style-name="T506">ив</text:span> машину возле Площади Гарибальди, <text:span text:style-name="T506">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506">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506">когда</text:span> свет неба уравнивается со светом уличных фонарей, <text:s/>перед <text:span text:style-name="T506">самой </text:span>первой звездой, <text:span text:style-name="T506">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311">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509">вовсю </text:span>в комнатах с увесистой мебелью. Лестничная клетка оказывается не очень вертикальной, а <text:span text:style-name="T511"><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510">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510">т</text:span> обувь пока ты спишь, но ещё и подм<text:span text:style-name="T510">етёт</text:span> маненько, постави<text:span text:style-name="T510">т</text:span> горшок на огонь перед тем, как проснёшься и, может быть, живой цветок на подоконник— </text:p>
      <text:p text:style-name="Text_20_body">– Ещё не поздно. </text:p>
      <text:p text:style-name="P123">– Вы не понимаете. Они убили моего друга.– Но увидеть это напечатанным в <text:span text:style-name="T511"><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511"><text:s/></text:span></text:span><text:span text:style-name="Emphasis">как вы парни</text:span> и застенчивая улыбка… эй, Тантиви, ты где пропадал? </text:p>
      <text:p text:style-name="P123">– Где <text:span text:style-name="T511"><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3">Выше только крыша и, типа, пентхаус, по центру. Три молод<text:span text:style-name="T510">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511"><text:s/></text:span><text:span text:style-name="Emphasis">mon ami</text:span>». </text:p>
      <text:p text:style-name="Text_20_body">– Ну, ладно,– снова машет карточкой Ваксвинга. </text:p>
      <text:p text:style-name="P123">– Ах, <text:span text:style-name="T511"><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510">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510">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510">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2">– Хорошо, но они <text:span text:style-name="T511"><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510">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1">– Нет, я не могу.– <text:span text:style-name="T511"><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510">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511"><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511">из</text:span>водят часы <text:span text:style-name="T511">на </text:span>игр<text:span text:style-name="T511">у</text:span> в молекулы, имитиру<text:span text:style-name="T511">ют</text:span> производственный синтез, рассыпаясь, складываясь вновь, сцепленные и пересцепленные, он то <text:span text:style-name="T511">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511">ется</text:span> подштопать где-то отрезок колеи, долгие ожидания на сортировочных станциях, где рельсы <text:span text:style-name="T511">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511">какая из </text:span>воюющих сторон, только сама Война, неизменный исковерканный пейзаж, в котором «нейтральная Швейцария» довольно <text:span text:style-name="T511">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312">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12">перекликаются</text:span> гудк<text:span text:style-name="T512">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12">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4">–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12">до чего</text:span> же всё переменилось. Германская инфляция, мне с бы <text:span text:style-name="T512">с</text:span>ледовало делать выводы, нули нанизанные друг за другом отсюда и аж до Берлина. Мне при<text:span text:style-name="T512">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12">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12">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12">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5">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13">лев</text:span>ой форме, выходцы из Южной Америки, закутанные в меховые пальто и дрожащие на ярком солнце, пожилые ипохондрики, <text:span text:style-name="T513">которых</text:span> <text:span text:style-name="T513">грянувшая</text:span> Войн<text:span text:style-name="T513">а</text:span> застука<text:span text:style-name="T513">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13">уж это </text:span>будь уверен, среди всех мрачных лиц и улиц <text:span text:style-name="T513">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41">Психи на Побывке!</text:span> </text:p>
      <text:p text:style-name="P410">(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13">на </text:span>затемнение рассудка. Однако, с виду все счастливы, по-свойски <text:span text:style-name="T513">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410"/>
      <text:p text:style-name="P449">А вот и мы, привет-привет—готовы вы к такому или нет,</text:p>
      <text:p text:style-name="P449">Хоть маски одевайте, хоть козни <text:span text:style-name="T513">затев</text:span>айте, </text:p>
      <text:p text:style-name="P449">Нам все лишь смех—из саночек мы сковырнулись в снег,</text:p>
      <text:p text:style-name="P449">Как детвора, когда пришла весёлая пора </text:p>
      <text:p text:style-name="P449">Каникулов. </text:p>
      <text:p text:style-name="P449"/>
      <text:p text:style-name="P449">О, да, мы Психи на Побывке </text:p>
      <text:p text:style-name="P449">Забот ни шиша— </text:p>
      <text:p text:style-name="P449">Мозги наши в промывке, </text:p>
      <text:p text:style-name="P449"><text:soft-page-break/>На Ярмарке душа, </text:p>
      <text:p text:style-name="P449">Придурки в отпуску, похерили тоску, </text:p>
      <text:p text:style-name="P449">Под лёгкий модный стук </text:p>
      <text:p text:style-name="P449">Нашей чечётки! </text:p>
      <text:p text:style-name="P449"/>
      <text:p text:style-name="P449">По кругу шляпу мы пускаем—для вашей хмурости и слёз, </text:p>
      <text:p text:style-name="P449"><text:span text:style-name="T514">А с ними</text:span> страхов, что одолевают вас <text:span text:style-name="T514">из</text:span>давн<text:span text:style-name="T514">а</text:span> и так всерьёз— </text:p>
      <text:p text:style-name="P449">Поверьте опытному психу, жизнь стоит, чтобы жить её, </text:p>
      <text:p text:style-name="P449">Так обними и расцелуй своё сегодня и моё! </text:p>
      <text:p text:style-name="P449">Ла-да-да, яа-та, йа-та, та-та… (Они продолжают распевать без слов, фоном для того, что следует дальше): </text:p>
      <text:p text:style-name="P511">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14">хоть </text:span>кто разглядит! Ну, в общем, короче, мне ясно прекрасно как тебя колбасит от этих уличных торгашей, что тут т<text:span text:style-name="T514">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510"/>
      <text:p text:style-name="P510">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14">при</text:span> гланд<text:span text:style-name="T514">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510">Слотроп: Пойду вздремну, пожалуй… </text:p>
      <text:p text:style-name="P510">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14">Случалось заниматься</text:span> разраб<text:span text:style-name="T514">откой</text:span> полимер<text:span text:style-name="T514">а</text:span>, когда вокруг одни <text:span text:style-name="T514">лишь</text:span> праздношатающиеся? <text:span text:style-name="T514">При</text:span> наш<text:span text:style-name="T514">е</text:span>м гигантск<text:span text:style-name="T514">о</text:span>м родителе <text:span text:style-name="T514">с</text:span> север<text:span text:style-name="T514">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15">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313"><text:span text:style-name="T520">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410">Пословицы для Параноиков, 4: <text:span text:style-name="T516">Начнёшь с</text:span>крыва<text:span text:style-name="T516">т</text:span>ься, начинают искать. </text:p>
      <text:p text:style-name="Text_20_body">Заннгггг! диддиланг, диддила-та-та-та, йа-та-та-та это тут Увертюра к Вильгельму Теллю, <text:span text:style-name="T516">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16">прикидывает</text:span> он. Ноги уже нач<text:span text:style-name="T516">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16">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6"><text:soft-page-break/>Снова по городу: прецизионные банки, церкви, готические входы маршируют мимо… от отеля нужно держаться подальше, и от трёх кафе, <text:span text:style-name="T516">точно</text:span>, <text:span text:style-name="T516">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7">Он замечает, что <text:span text:style-name="T517">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17">вообще</text:span>, со смертностью пешеходов, с безостановочным пересечением потребностей или отчаяния <text:span text:style-name="T517">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17">наличной </text:span>мелочи хват<text:span text:style-name="T517">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18">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18">а</text:span> вот карикатура тут, типа как, для <text:span text:style-name="T518">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18">и</text:span>ной коллег, <text:span text:style-name="T518">в том числе</text:span> международн<text:span text:style-name="T518">ая звезда</text:span> эксцентрик<text:span text:style-name="T518">и</text:span> Грасиела Имаго Порталес, угнали Германскую подлодку устаре<text:span text:style-name="T518">вше</text:span>го образца <text:span text:style-name="T518">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18">по</text:span>слет<text:span text:style-name="T518">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18">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8">–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18">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18">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19">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19">е</text:span>й его извращённости и <text:span text:style-name="T519">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19">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19">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19">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19">Сквалидози</text:span> в Цюрихе, чтобы установить контакт с правительствами, которые захотели бы, <text:span text:style-name="T519">из каких</text:span> угодно <text:span text:style-name="T519">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19">Сквалидози</text:span> называет сумму, которой хватит расплатиться с Марио Швейтаром и поддержит Слотропа <text:span text:style-name="T519">в </text:span>сыт<text:span text:style-name="T519">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19">Сквалидози</text:span>, что остаётся один за столом. Встрях чубом, свет меркнет. </text:p>
      <text:p text:style-name="P402"/>
      <text:p text:style-name="P314">Самолёт, развалюшный DC-3, выбран за сходство с лунным светом, за доброе выражение его морды с окошками, <text:span text:style-name="T521">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21">так</text:span> зрелищны, как <text:span text:style-name="T521">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21">себе </text:span>в самолёт и летят куда хотят… зачем тормозится в Женеве? Точн<text:span text:style-name="T521">як</text:span>, <text:span text:style-name="T521">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22">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22">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22">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22">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22">шастают</text:span> из <text:span text:style-name="T522">улочки</text:span> в <text:span text:style-name="T522">улочку</text:span>, Слотроп сидит с кофе, круасантом, газетой. Вскоре тучи рассеиваются. Солнце <text:span text:style-name="T522">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22">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22">он</text:span> сейчас <text:span text:style-name="T522">усматривает </text:span>туп<text:span text:style-name="T522">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23">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23">к </text:span>тен<text:span text:style-name="T523">ям</text:span> и листв<text:span text:style-name="T523">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9">На следующий день, когда Слотроп встречается с Марио Швейтаром у Штрёгли <text:span text:style-name="T524">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23">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23">ит</text:span> и швыря<text:span text:style-name="T523">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23">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403"><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315">М-р Пойнтсмен решил Троицу <text:span text:style-name="T525">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26">верстает</text:span> коридоры «Белого Посещения», где все прочие словно бы застыли в <text:soft-page-break/>позах явно паркинсонов<text:span text:style-name="T526">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26">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26">срез</text:span> секс<text:span text:style-name="T526">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26">сквериках</text:span>, корота<text:span text:style-name="T526">ют</text:span> время над салатами из хризантем и кастрюльками <text:span text:style-name="T526">с </text:span>баранин<text:span text:style-name="T526">ой</text:span>, либо торчат в <text:span text:style-name="T526">какой-нибудь</text:span> фруктовой лавке. —«Эй, Спид, гля<text:span text:style-name="T526">нь</text:span>, <text:span text:style-name="T1">дыни</text:span>! Я ни одной не <text:span text:style-name="T526">пробовал</text:span> <text:span text:style-name="T526">с</text:span> Третьего Курса—ух-ты, понюхай вот эту, просто прелесть! Как насчёт дыни, Спид? А? Да, <text:span text:style-name="T526">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30">– Да. Вот <text:span text:style-name="T527">эта вот</text:span>,– проворачивает показать ему, как негодяи поворачивают лица запуганных девушек,– та самая, что выбрал я, <text:span text:style-name="T527">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27">ж-оно-</text:span>точно-<text:span text:style-name="T1">доброе</text:span>! ухмылка <text:span text:style-name="T527">достаточно</text:span> широка, чтоб <text:span text:style-name="T527">распрямить</text:span> их обоих, <text:s text:c="2"/>осклабившихся <text:span text:style-name="T527">до дрожи</text:span>, тут <text:span text:style-name="T527">вот</text:span>, а сама <text:span text:style-name="T527">до того</text:span> <text:span text:style-name="T1">старая</text:span>, что годится <text:span text:style-name="T527">им в</text:span> Матер<text:span text:style-name="T527">и</text:span>—их общей Матерью, вобравшей самые гадкие черты м-с Пурде и м-с Спид—фактически, она теперь и становится именно такой, <text:span text:style-name="T527">буквально</text:span> у них на глазах. Эти <text:span text:style-name="T527">руины </text:span>моря <text:s/>полны <text:span text:style-name="T527">соблазни</text:span>тельниц—вот уж где склизко и блудливо. И пок<text:span text:style-name="T528">уд</text:span>а <text:span text:style-name="T528">двух вылупившихся</text:span> детектив<text:span text:style-name="T528">ов</text:span> всмятку <text:span text:style-name="T528">затягивает</text:span> её аур<text:span text:style-name="T528">а</text:span>, <text:span text:style-name="T528">с </text:span>подмиг<text:span text:style-name="T528">ами</text:span> прям тут, на улице, <text:span text:style-name="T528">в </text:span>медн<text:span text:style-name="T528">ых</text:span> <text:span text:style-name="T528">от</text:span>блеск<text:span text:style-name="T528">ах</text:span> хны, с цветами страсти на вискозном шёлке—за миг до спотыкливой <text:span text:style-name="T528">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28">пр</text:span>о сок<text:span text:style-name="T528">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28">о</text:span> <text:span text:style-name="T528">выскакивает</text:span> <text:span text:style-name="T528">в этот миг</text:span>, мимо мешков с песком и <text:span text:style-name="T528">низвергающихя</text:span> кулис, сдерживая одышку, чтобы прокартавить им скрипуче <text:span text:style-name="T528">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28">Однако,</text:span> «доходит» <text:span text:style-name="T528">на тот манер </text:span>как, типа, заходишь <text:span text:style-name="T529">к себе в</text:span> спальню, а на тебя <text:span text:style-name="T529">валится</text:span>, из лёгкой <text:span text:style-name="T529">сумеречности</text:span> на твоём потолке, гигантский угорь мурена, зубы <text:span text:style-name="T529">оскалены</text:span> в дурноватой ухмылке смерти, выдыхает, <text:span text:style-name="T529">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1">–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29">обнаружение</text:span> случа<text:span text:style-name="T529">ев</text:span>, когда имена на карте Слотропа не <text:span text:style-name="T529">не приходят в</text:span> соответстви<text:span text:style-name="T529">е</text:span> с фактами, которые нам удалось установить, его пребывани<text:span text:style-name="T529">я</text:span> в Лондоне. Установ<text:span text:style-name="T529">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29">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29">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30">намеревается</text:span> перевести программу в Группу Операций Особых Запусков (ГООС), <text:span text:style-name="T530">в виде</text:span> придаток<text:span text:style-name="T530">а</text:span> к Британским усилиям ракетной зачистки, Операция Ответный Огонь, что базируется в Каксхевене на Северном море. Чуть ли не каждый день <text:span text:style-name="T530">видит</text:span> <text:span text:style-name="T530">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30">же </text:span><text:span text:style-name="T1">ещё</text:span> делает хоть что-нибудь? разве не на нём всё <text:span text:style-name="T1">держится</text:span>, <text:span text:style-name="T532">за</text:span>част<text:span text:style-name="T532">ую</text:span> без опоры на что-<text:span text:style-name="T530">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30">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30">распоряжении</text:span> ВКСЭС Артиллерийское управление Американской Армии и целая рать конкурирующих исследовательских команд заняты<text:span text:style-name="T530">х</text:span> сбором всего, что <text:span text:style-name="T530">только </text:span>подвернётся. Они уже обложили фон Брауна и 500 других, интернировали их в Гармише. Что если они <text:span text:style-name="T530">с</text:span>хватили Слотропа? </text:p>
      <text:p text:style-name="P132"><text:soft-page-break/><text:span text:style-name="T530">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31">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316">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33">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33">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33">исполненное</text:span> надежд<text:span text:style-name="T533">ы</text:span>, обещани<text:span text:style-name="T533">я</text:span> лавандовых сумерек, беседок из нержавеющей стали, где каждый возведён наконец-таки в аристократы, и где любовь без <text:span text:style-name="T534">всякой</text:span> платы…. </text:p>
      <text:p text:style-name="P133">Пойнтсмен на сегодня планировал не говорить о делах, <text:span text:style-name="T534">а</text:span> пустить беседу на самотёк, более или менее органичный. Ждать пока другие выдадут себя. Разговор минимален. Деннис Джойн<text:span text:style-name="T534">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35">я</text:span> никак не предполагает в ней какого-либо влияния, всё же её побаивается. Много чего он всё-таки пока ещё не знает. <text:span text:style-name="T536">Пожалуй</text:span>, всего бол<text:span text:style-name="T536">е</text:span>е, что беспокоит его <text:span text:style-name="T536">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37">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37">Дом </text:span>Двенадцат<text:span text:style-name="T537">ь</text:span>»), Прентис слишком <text:span text:style-name="T537">уж</text:span> зачастил туда, подкатывает к секретаршам, пыта<text:span text:style-name="T537">ется</text:span> заглянуть в ту или иную папку…. С чего бы это? Какую послежизнь <text:span text:style-name="T537">обрела</text:span> Контора по эту сторону Дня Победы? Что <text:span text:style-name="T537">надо </text:span>Прентису… <text:soft-page-break/>сколько он стоит? Может влюбился в эту Боргесиус? Разве <text:span text:style-name="T537">способна</text:span> эта женщина любить? <text:span text:style-name="T1">Любовь</text:span>? <text:span text:style-name="T538">Попробуй</text:span> тут не <text:span text:style-name="T538">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37">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4">–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39">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40">ы</text:span>й сдвиг по фазе, нет?– старается говорить негромко, ухмыляясь со спортивной паранойей туманно в сторону странного Павловца—не <text:span text:style-name="T540">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40">вснх имеющих</text:span> хоть как-то <text:span text:style-name="T540">отношение к</text:span> фильм<text:span text:style-name="T540">у</text:span>, участников массовок, установщиков камер, работников <text:span text:style-name="T540">по </text:span>проявлени<text:span text:style-name="T540">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40">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5">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40">устрашения</text:span> прошлогоднего врага окажется истинной, буквально—и теперь никак не <text:span text:style-name="T540">выйдет</text:span> загнать их назад в бутылку или даже выговорить заклинание задом наперёд: никто и не знал заклинани<text:span text:style-name="T540">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40">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40">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41">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41">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42">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41">ся ему</text:span> принадлежащим лицу на широко известной фотографии <text:span text:style-name="T541">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41">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41">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404"><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407" text:outline-level="3">2</text:h>
      <text:h text:style-name="Heading_20_1" text:outline-level="1">В Зоне</text:h>
      <text:h text:style-name="P406" text:outline-level="3"> </text:h>
      <text:p text:style-name="P515">Тото, у меня такое чувство, что это мы совсем не в Канзасе… </text:p>
      <text:p text:style-name="P17">—<text:span text:style-name="T141">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6">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43">ой</text:span> <text:span text:style-name="T543">леденящий сонм</text:span>, способные одним выдохом, <text:span text:style-name="T543">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44">хохорятся</text:span> своею мощью: не <text:span text:style-name="T544">слишком</text:span>-то <text:s/>к лицу святым <text:span text:style-name="T544">такое</text:span>, ни даже Христианам. Молитвы виноградарей, сборщиков, энтузиастов винопотребления, к ним <text:span text:style-name="T544">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44">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44">ала</text:span> <text:span text:style-name="T544">возрастать</text:span> поверх зубов дракона, падших Юнкерсов, сожжённых танков. Солнце <text:span text:style-name="T544">про</text:span>гре<text:span text:style-name="T544">ва</text:span>ет холмистые склоны, реки текут яркие, как вино. Святые сжали<text:span text:style-name="T544">ли</text:span>сь. Ночи мягки. Мороз не вернулся. Это весна мира. Урожай винограда, даст Бог хотя бы сто солнечных дней, <text:span text:style-name="T544">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44">ел,</text:span> рассыпаясь по городу, <text:span text:style-name="T545">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45">л</text:span>, чьи пальцы легче снов, на <text:span text:style-name="T545">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46">по ходу события</text:span> <text:span text:style-name="T546">никакого</text:span> обсужд<text:span text:style-name="T546">ения</text:span> <text:s/>верований Иреро относительно предков <text:span text:style-name="T546">не велось</text:span>. И всё же своих он чувствует сейчас тем сильнее, чем дальше отступают границы, а Зона <text:span text:style-name="T546">смыкается вокруг</text:span> <text:span text:style-name="T546">н</text:span>его, тех своих Англо-Саксонских Белых Протестантов в застёгнутом чёрном, которы<text:span text:style-name="T547">м</text:span> слышал<text:span text:style-name="T547">ся</text:span> обращённый к ним голос Бога в каждом встрепенувшемся листке или <text:span text:style-name="T547">в </text:span>корове отпущенной пастись среди яблоневых садов осенью…. </text:p>
      <text:p text:style-name="Text_20_body">Знаки Катье и <text:span text:style-name="T547">её </text:span>двойники тоже. Однажды ночью он сидел в детском домике для игр среди покинутой усадьбы, подкладыва<text:span text:style-name="T547">л</text:span> в костёр волосы куклы блондинки с глазами из ляпис-лазури. Он оставил эти глаза, через пару дней <text:span text:style-name="T547">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47">магистралей</text:span> последнего рас<text:span text:style-name="T547">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47">ш</text:span>енных Германских игрушечек, орангутанг на колёсиках, появляется ки-ки-кикая в света костра, дёргается, болта<text:span text:style-name="T548">я</text:span> головой, на лице ухмылка идиота, царапая ста<text:span text:style-name="T547">л</text:span>ьными сгибами пальце<text:span text:style-name="T547">в</text:span> пол. Чуть не за<text:span text:style-name="T547">ехал</text:span> в огонь прежде чем кончился завод, качающаяся голова замерла в <text:span text:style-name="T548">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48">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48">м</text:span>, похоже, указывает<text:span text:style-name="T548">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48">приписан к</text:span> <text:s/>Миттельверке, <text:s/>подземном<text:span text:style-name="T549">у призводственному</text:span> комплекс<text:span text:style-name="T549">у</text:span> <text:span text:style-name="T549">в подчинении </text:span><text:s/>SS. <text:span text:style-name="T549">И</text:span> слова <text:span text:style-name="T549">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7">Слотроп сел в раскачивающийся вагон с тридцатью другими продрогшими оборванными душами, глаза <text:span text:style-name="T549">пере</text:span>полнены зрачками, губы в кратерах болячек. Они пели, <text:span text:style-name="T549">не все, но </text:span>некоторые. Многие из них ещё дети. Это песня Перемещённого Лица, Пе-Эла, и Слотропу не раз ещё доведётся <text:span text:style-name="T549">выслушать</text:span> её в Зоне, на привалах, на дорогах, в дюжине вариаций: </text:p>
      <text:p text:style-name="P450">Как увидишь поезд этим вечером,</text:p>
      <text:p text:style-name="P450"><text:soft-page-break/>На краю небес вдали, </text:p>
      <text:p text:style-name="P450">Завернись в одеяло из досок </text:p>
      <text:p text:style-name="P450">Пусть пройдёт он, а ты засни. </text:p>
      <text:p text:style-name="P450"/>
      <text:p text:style-name="P451"><text:span text:style-name="T550">Ночь за ночью поезда нас зовут</text:span>, </text:p>
      <text:p text:style-name="P450">Из далей <text:span text:style-name="T551">где меркнет свет</text:span>, </text:p>
      <text:p text:style-name="P451"><text:s/><text:span text:style-name="T550">Ч</text:span>ерез пустые города <text:span text:style-name="T550">п</text:span>оезда <text:span text:style-name="T550">те</text:span> идут, </text:p>
      <text:p text:style-name="P450"><text:span text:style-name="T551">Нигде им пристанища нет</text:span>. </text:p>
      <text:p text:style-name="P450"/>
      <text:p text:style-name="P450">Паровоз без машиниста, </text:p>
      <text:p text:style-name="P450">И прожектор светит сам, </text:p>
      <text:p text:style-name="P450">Пассажиров им не надо </text:p>
      <text:p text:style-name="P450">Полуночным поездам, </text:p>
      <text:p text:style-name="P450"/>
      <text:p text:style-name="P450">Опустели все вокзалы, </text:p>
      <text:p text:style-name="P450">Рельсы холодно молчат: </text:p>
      <text:p text:style-name="P450">Что <text:span text:style-name="T551">теряем –</text:span> им в прибыток, </text:p>
      <text:p text:style-name="P450"><text:span text:style-name="T553">И </text:span>колёса <text:span text:style-name="T553">всё</text:span> стучат. </text:p>
      <text:p text:style-name="P450"/>
      <text:p text:style-name="P452">Поезда<text:span text:style-name="T552">м</text:span> <text:span text:style-name="T552">средь</text:span> ночи чёрной,</text:p>
      <text:p text:style-name="P450"><text:span text:style-name="T552">Вольно</text:span> вместе с ветром выть, </text:p>
      <text:p text:style-name="P452"><text:span text:style-name="T554">Да греметь во тьме бездонной</text:span>, </text:p>
      <text:p text:style-name="P450">Ну, а нам петь и грешить. </text:p>
      <text:p text:style-name="P329"/>
      <text:p text:style-name="P329">Трубки ходят по кругу. Дым зависает на сырых деревянных брусьях, выплёскивается через щели в <text:span text:style-name="T555">течение </text:span>ноч<text:span text:style-name="T555">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55">несчастьем</text:span>. </text:p>
      <text:p text:style-name="Text_20_body">Досье Швейцарской фирмы на Л. (т. е. Ласло) Джамфа перечисляет все его достижения к моменту <text:span text:style-name="T555">его </text:span><text:s/>при<text:span text:style-name="T555">езда для</text:span> работ<text:span text:style-name="T555">ы</text:span> в Цюрихе. <text:span text:style-name="T555">В</text:span>ыясн<text:span text:style-name="T555">яется</text:span>, <text:span text:style-name="T555">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8">Лёг на курс, Джексон. Имя Лайла Бленда ему знакомо, даже очень. И оно же часто всплывает в частных записях Джамфа о <text:span text:style-name="T555">личных</text:span> деловых сделках. Похоже этот Бленд, в начале двадцатых, плотно стыковался с операциями Гуго Штинеса в Германии. Штинес, при жизни, <text:span text:style-name="T555">представлял из себя</text:span> вундеркинда Европейских финансов. За пределами Рура, где его семья на протяжении поколений <text:span text:style-name="T556">оставались</text:span> угольными баронами, молодой Штинес создал <text:span text:style-name="T556">обширную</text:span> империю производства стали, газа, электроэнергии, трамвайных и судоходных линий <text:span text:style-name="T556">прежде</text:span>, <text:span text:style-name="T556">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56">под контролем </text:span>Рейнелбе-Юнион в <text:span text:style-name="T556">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56">л</text:span> иностранные деньги за марки занятые в Рей<text:span text:style-name="T556">х</text:span>сбанке, <text:span text:style-name="T556">по</text:span>нижая <text:span text:style-name="T556">затем </text:span>курс марки, и выплачива<text:span text:style-name="T556">л</text:span> займы ничтожной долей <text:span text:style-name="T556">от </text:span>первоначальной <text:span text:style-name="T556">суммы</text:span>. Бол<text:span text:style-name="T556">е</text:span>е всех прочих финансистов <text:span text:style-name="T556">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57">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57">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57">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57">от </text:span>вживлённ<text:span text:style-name="T557">ого</text:span> <text:span text:style-name="T557">прибора</text:span>, <text:span text:style-name="T557">который они внесли</text:span> в его тело подобно колониальному аванпосту тут, в нашем неупорядоченном шумном мире, ещё одно <text:span text:style-name="T557">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57">рас</text:span>продавать свою долю в операциях Штинеса. <text:span text:style-name="T557">Какая-то</text:span> из <text:span text:style-name="T557">таких</text:span> продаж произв<text:span text:style-name="T557">одилась</text:span> через Ласло Джамфа <text:span text:style-name="T557">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63">о</text:span>папа Слотроп. </text:p>
      <text:p text:style-name="P139">Н<text:span text:style-name="T558">е</text:span>слабый способ докопаться, что твой отец заключил, 20 лет тому, сделку для <text:span text:style-name="T558">о</text:span>платы тво<text:span text:style-name="T558">его</text:span> образовани<text:span text:style-name="T558">я</text:span>. Если вдуматься, Слотропу не <text:span text:style-name="T558">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58">насчёт </text:span>наблюдени<text:span text:style-name="T558">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58">обуздат</text:span>ь обычным Ёб Твою… Запах, запретная комната, на самом краешке его памяти. Не видно, <text:span text:style-name="T558">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58">своей</text:span> жизни, однако, <text:s/>в <text:soft-page-break/><text:span text:style-name="T558">самых</text:span> глубин<text:span text:style-name="T558">ах</text:span>, <text:span text:style-name="T558">вернувшись </text:span>обратно <text:s/>в <text:span text:style-name="T558">ту </text:span>тёпл<text:span text:style-name="T558">ую</text:span> тем<text:span text:style-name="T558">ень</text:span>, <text:span text:style-name="T558">к</text:span> начальны<text:span text:style-name="T558">м</text:span> форм<text:span text:style-name="T558">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59">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62">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59">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40">–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60">при </text:span>ВКОЭС, фантази<text:span text:style-name="T560">ям</text:span> Геббельса не <text:span text:style-name="T560">хватало такой</text:span> разухабист<text:span text:style-name="T560">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60">и</text:span> даже, как известно <text:soft-page-break/>Марви, не разоружены. –«Мало нам забот с Русами, <text:span text:style-name="T560">Л</text:span>ягушатниками, <text:span text:style-name="T560">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60">После</text:span> Д<text:span text:style-name="T560">ня</text:span> Победы почти везде, где была ракета, <text:span text:style-name="T560">встретишь</text:span> ниггера. Никогда чтоб вся батарея из одних буги-вугов, даже <text:span text:style-name="T560">К</text:span>апустники не <text:span text:style-name="T1">настолько</text:span> тупые! Одна батарея это 81 человек, <text:span text:style-name="T1">плюс</text:span> всё <text:span text:style-name="T560">её</text:span> обеспечение, тут тебе и управление стартом, и электричество, и топливо, охранение тоже—кореш, это <text:span text:style-name="T560">получилася</text:span> б целая куча ниггеров в одном месте. А они всё так же по<text:span text:style-name="T560">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60">л</text:span>ь<text:span text:style-name="T560">ч</text:span>е. </text:p>
      <text:p text:style-name="Text_20_body">– Зато наше терпение,– добавляет спокойный голос из темноты,– <text:span text:style-name="T561">необъятно</text:span>, хотя, <text:span text:style-name="T561">пожалуй</text:span>, не безгранично.– С этими словами, высокий Африканец с широкой длинной бородой подступает <text:span text:style-name="T561">и </text:span>сошвыр<text:span text:style-name="T561">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64">колеся</text:span> руками-ногами, пропадает из виду. Ели толпятся на холмах. Ущербная луна взошла над зазубренным кряжем.</text:p>
      <text:p text:style-name="P330">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66">С</text:span> Марви одн<text:span text:style-name="T566">и</text:span> беспокойств<text:span text:style-name="T566">а</text:span>, это точно. Всё же он не настолько большая проблема как...– Он всматривается в Слотропа.– Хмм. А вы действительно военный <text:span text:style-name="T566">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65">т</text:span> на крыше, по<text:span text:style-name="T565">чёсывает</text:span> свои босые ноги. Друг? Добрый знак? <text:span text:style-name="T1">Чёрные ракетчики</text:span>? Что блядь за головоломки? </text:p>
      <text:p text:style-name="P453">Ну, банда, <text:s/>утро доброе, начнём его прощаньем:</text:p>
      <text:p text:style-name="P454"><text:span text:style-name="T566">Бывай, </text:span>Втора-а-я Мирова-а-я!</text:p>
      <text:p text:style-name="P453"><text:span text:style-name="T565">П</text:span>ока, трах-тарарах! </text:p>
      <text:p text:style-name="P453">Б<text:span text:style-name="T566">итвы позади</text:span> и мы кайфуем, </text:p>
      <text:p text:style-name="P453"><text:soft-page-break/>И вот он я, несу вам солнца на плечах— </text:p>
      <text:p text:style-name="P453">Привет, Германский Герман, и неча рожу кривить, </text:p>
      <text:p text:style-name="P453">Домой ты попадёшь, так радуйся давай— </text:p>
      <text:p text:style-name="P453">Нам тут в Ракете хмурых лиц не нада, </text:p>
      <text:p text:style-name="P453">У нас прекрасен каждый-божий день— </text:p>
      <text:p text:style-name="P453">(Брось хныкать, Гретхен!) <text:span text:style-name="T566">В</text:span>аляй </text:p>
      <text:p text:style-name="P453">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66">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66">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453">Любовь никогда не уйдёт, </text:p>
      <text:p text:style-name="P453">До конца никогда не умрёт, </text:p>
      <text:p text:style-name="P453">При взгляде на сувенир, </text:p>
      <text:p text:style-name="P453">Нежданно вдруг оживёт. </text:p>
      <text:p text:style-name="P453"/>
      <text:p text:style-name="P453">Ты покинул меня, </text:p>
      <text:p text:style-name="P453">Но цветок розы белой </text:p>
      <text:p text:style-name="P453">Хранит книга моя, </text:p>
      <text:p text:style-name="P453">Меж страниц пожелтелых… </text:p>
      <text:p text:style-name="P453"/>
      <text:p text:style-name="P453"><text:soft-page-break/>Год сменяется годом, </text:p>
      <text:p text:style-name="P453">Я давно уж не та, </text:p>
      <text:p text:style-name="P453">Отчего же слезами </text:p>
      <text:p text:style-name="P453">Роза та залита… </text:p>
      <text:p text:style-name="P453"/>
      <text:p text:style-name="P453">Любовь не пройдёт никогда, </text:p>
      <text:p text:style-name="P453">Если это любовь, </text:p>
      <text:p text:style-name="P453">Днём, иль ночью тревожит она, </text:p>
      <text:p text:style-name="P453">Вновь свежа и нежна, </text:p>
      <text:p text:style-name="P453">Как алая роза, любимый, </text:p>
      <text:p text:style-name="P453">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66">ы</text:span> сбивают с толку звук моторов и, кажется, он идёт <text:span text:style-name="T566">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67">до того </text:span>всё <text:s/>неорганизованно. Без договорённостей никак не<text:span text:style-name="T567">л</text:span>ь<text:span text:style-name="T567">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67">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67">тут же</text:span> кончает, фантазии о Чичерине, нескрываемо и трогательно, на её лице. Это раздражает Слотропа, хотя не мешает кончить и самому. </text:p>
      <text:p text:style-name="P331">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68">погружается</text:span> в дремоту, вновь возбуждается её губами, пальцами, скольжением по нему рос<text:span text:style-name="T568">ян</text:span>ых ног. Солнце в <text:span text:style-name="T568">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68">угощает</text:span> его вареной капустой, ложк<text:span text:style-name="T568">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68">вдоль</text:span> мостовой. </text:p>
      <text:p text:style-name="Text_20_body">Что-то <text:span text:style-name="T569">грянуло</text:span>, хлопая крыльями, с неба, когти скребут верх балдахина. «Что это?»– <text:span text:style-name="T569">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69">полакомится</text:span>, <text:span text:style-name="T569">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69">Но где-то </text:span>задерживается. Так<text:span text:style-name="T569">ое </text:span>случается. </text:p>
      <text:p text:style-name="Text_20_body"><text:soft-page-break/>Слотроп выс<text:span text:style-name="T569">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1">– О, иди сюда. Ночь уже, он где-нибудь с женщиной. <text:span text:style-name="T569">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70">что </text:span>ты вовсе не ищешь Ракету Номер 00000. Надо же, <text:s text:c="2"/>глупо <text:span text:style-name="T570">так</text:span> <text:span text:style-name="T570">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70">единственной</text:span> ракетой из 6000 <text:span text:style-name="T570">оборудованной</text:span> прибором <text:span text:style-name="T570">из </text:span>Imipolex G? </text:p>
      <text:p text:style-name="Text_20_body">– А про <text:span text:style-name="T1">Schwarzgerät</text:span>, тебе вообще до лампочки,– не унимается она. <text:span text:style-name="T570">Ни в какую не хочет </text:span>ун<text:span text:style-name="T570">я</text:span>т<text:span text:style-name="T570">ь</text:span>ся. </text:p>
      <text:p text:style-name="P142">– <text:span text:style-name="T570">Эт ты о чём</text:span>?</text:p>
      <text:p text:style-name="P142">– Его ещё называют <text:span text:style-name="T1">S-Gerät</text:span>. </text:p>
      <text:p text:style-name="P142">Из списка <text:span text:style-name="T570">последующей</text:span> сборки , Слотроп, вспомнил? Вернер, на балдахине, заухал. Сигналит тому Чичерину, точняк. </text:p>
      <text:p text:style-name="P504">Параноики не <text:span text:style-name="T574">оттого</text:span> параноики (Пословица 5) что они параноики, а потому что постоянно <text:span text:style-name="T570">вляпываются</text:span>, эти ёбаные идиоты, <text:s/>в <text:span text:style-name="T570">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70">всякие там </text:span>ракеты, приборы. </text:p>
      <text:p text:style-name="Text_20_body">– Я <text:span text:style-name="T570">прочитываю</text:span> почту Вацлава,– как будто отвечает на тупой вопрос, но <text:span text:style-name="T570">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71">У меня</text:span> редакторы <text:span text:style-name="T571">такие</text:span> твердолобы<text:span text:style-name="T571">е</text:span>, ты ж понимаешь. </text:p>
      <text:p text:style-name="P143">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71">е</text:span>нужная <text:span text:style-name="T571">больше</text:span> метла через плечо. Меня избрали <text:span text:style-name="T571">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71">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3">– Откуда мне знать интересно или нет, <text:span text:style-name="T571">если даже</text:span> не знаю что <text:span text:style-name="T571">тут вообще может <text:s/>быть </text:span>интересного. </text:p>
      <text:p text:style-name="Text_20_body">– <text:span text:style-name="T572">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72">покойник</text:span> был шпион<text:span text:style-name="T572">ом</text:span>, <text:span text:style-name="T572">ладно</text:span>, пока, мне <text:span text:style-name="T572">ещё</text:span> в Пенемюнде и к <text:span text:style-name="T572">одной </text:span>роскошной польской девке с грудями как ванильное мороженое, заскочу к тебе в другой раз. </text:p>
      <text:p text:style-name="Text_20_body">– Мне, <text:span text:style-name="T572">так </text:span>думаю, <text:span text:style-name="T572">уже </text:span>пора отсюда,– грит Слотроп,– в пишущую машинку ленту надо <text:span text:style-name="T572">ещё</text:span> заправ<text:span text:style-name="T572">ля</text:span>ть, карандаши под<text:span text:style-name="T572">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73">его</text:span> он ещё не <text:span text:style-name="T573">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73">готов</text:span> достать. За полмиллиона швейцарских франков, если ты в курсе. <text:span text:style-name="T573">Будет ждать </text:span>на Странд-Променад, каждый день до полудня. <text:span text:style-name="T573">В</text:span> бел<text:span text:style-name="T573">ом</text:span> костюм<text:span text:style-name="T573">е</text:span>. </text:p>
      <text:p text:style-name="Text_20_body"><text:soft-page-break/>О, даже так? –«Блодгет Ваксвинг». </text:p>
      <text:p text:style-name="Text_20_body">– Он не подписал. Но не думаю, что Ваксвинг. <text:span text:style-name="T573">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74">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73">полным</text:span> счастьем четырёхлет<text:span text:style-name="T573">ки</text:span> и <text:span text:style-name="T573">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73">персонально</text:span>, даже засыпает, вскоре, в объятии её голых рук. </text:p>
      <text:p text:style-name="P332"><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333">Это рассвет из книжки <text:span text:style-name="T576">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76">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76">круговой </text:span>обороне. Солнце уже пригревает. Горы полнятся запахом вечнозелёных. Этот <text:span text:style-name="T616">старлей</text:span> за рулём служит в танковой роте, <text:span text:style-name="T577">назначенной в</text:span> охран<text:span text:style-name="T577">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15">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77">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77">шариковые</text:span> подшипники от сервомотор<text:span text:style-name="T577">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79">делалось</text:span> <text:span text:style-name="T1">на самом деле</text:span>?» </text:p>
      <text:p text:style-name="P144">Посетитель, готовый выложить экстравагантную сумму, редко оста<text:span text:style-name="T577">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77">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77">по ту сторону</text:span> мерца<text:span text:style-name="T577">ния</text:span> защитн<text:span text:style-name="T577">ого</text:span> барьер<text:span text:style-name="T577">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78">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78">от </text:span>кажд<text:span text:style-name="T578">ого</text:span> луч<text:span text:style-name="T578">ится</text:span> яркий от<text:span text:style-name="T578">свет</text:span> флуоресцентных пластиков, обратно в Вальс, в странно всеобщий Вальс Будущего, <text:span text:style-name="T578">чуть</text:span> обеспок<text:span text:style-name="T578">аи</text:span>вающ<text:span text:style-name="T578">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78">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78">уя</text:span> челюсти, встроена секция, почти что гульфик для лица, содержащий возможность радиосвязи, что выступ<text:span text:style-name="T578">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80">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16">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75">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334">Вход в туннель исполнен в виде параболы. Манера Альберта Спира. Кое-кого в тридцатые тянуло на параболы, <text:span text:style-name="T581">и тогда же</text:span> Альберт Спир <text:s/>заведовал Новой Германской Архитектурой, а <text:span text:style-name="T581">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82">он </text:span>узнал, что парабола является также формой предполагаемого пути ракеты в пространстве. (Что он, фактически, сказал, было: «О, прекрасно».) А <text:span text:style-name="T582">такое имя дала ему </text:span>его мать, <text:span text:style-name="T582">назвав</text:span> <text:span text:style-name="T582">первым </text:span>имен<text:span text:style-name="T582">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83">сеть</text:span> на шесте <text:span text:style-name="T583">для свёртывания</text:span> её обратно. Гора уходит склоном вверх, тут и там проступает камень среди кустов и деревьев. </text:p>
      <text:p text:style-name="P145"><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83">е</text:span> «Специальн<text:span text:style-name="T583">ой</text:span> Мисси<text:span text:style-name="T583">и</text:span> V-2» в Париже. Фирменное блюдо кухни Ваксвинга. Вторая рота 47-го мотострелкового полка 5-й мотострелковой дивизии похоже занята ещё чем-то <text:span text:style-name="T583">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5">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83">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83">с каких пор</text:span>, <text:span text:style-name="T583">с каких пор начал</text:span> затрухива<text:span text:style-name="T583">ть</text:span> эту страну…. Внутрь, под параболу и <text:s/>в <text:span text:style-name="T583">толщу </text:span>гор<text:span text:style-name="T583">ы</text:span>, солнечный свет исчез, в холод, тьму, в долгие перекаты эха Миттельверке. </text:p>
      <text:p text:style-name="P146">Существует не-такое-уж-редкое расстройство личности именуемое Таннхаузеризм. Некоторые из нас любят <text:span text:style-name="T584">оказаться</text:span> <text:span text:style-name="T584">затерянными</text:span> в недра<text:span text:style-name="T584">х</text:span> гор, и не всегда ради <text:span text:style-name="T584">лишь</text:span> вставших торчком ожиданий—Венера, фрау Хольда, её сексуальные услады—нет, многи<text:span text:style-name="T585">х манят</text:span>, <text:span text:style-name="T585">в сущности</text:span>, <text:s/>гном<text:span text:style-name="T585">ы</text:span>, создани<text:span text:style-name="T585">я</text:span> мельче тебя, <text:span text:style-name="T585">манит</text:span> тягуче<text:span text:style-name="T585">е</text:span>, <text:span text:style-name="T585">словно</text:span> в склепе, времен<text:span text:style-name="T585">я,</text:span> в ногу с твоей прогулкой <text:span text:style-name="T585">покрывшись</text:span> капюшон<text:span text:style-name="T585">ом</text:span> тут, внизу, <text:span text:style-name="T585">не спеша,</text:span> через дворы длящиеся миля за милей, <text:span text:style-name="T585">без боязни</text:span> заблудиться… вдали от людских взглядов… даже Миннезингеру нужно порой побыть одному… долгие <text:span text:style-name="T585">укрощённые</text:span> прогулки пасмурного дня… уютность <text:span text:style-name="T585">замкнутости</text:span> места, где все в полном согласии относительно Смерти. </text:p>
      <text:p text:style-name="Text_20_body">Слотроп<text:span text:style-name="T586">у известно</text:span> это место. Не столько по картам, которые ему при<text:span text:style-name="T586">ш</text:span>лось <text:span text:style-name="T586">зубрить</text:span> в Казино, а тем самым знанием, <text:span text:style-name="T586">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86">из неисчислимых</text:span> множеств <text:span text:style-name="T586">сообщаемых</text:span> Богом и Историей. Когда узники Доры впали в своё буйство, электрические лампочки в ракетных цехах <text:span text:style-name="T586">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86">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86">Либо</text:span> же <text:span text:style-name="T586">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7"><text:soft-page-break/>Но в форме заложено больше, чем вытянутые SS. Подмастерье Хупла прибегает в один из дней <text:span text:style-name="T586">сообщить</text:span> архитектору: «Мастер!»– кричит он.– «Мастер!» Ольш зан<text:span text:style-name="T586">има</text:span>л квартиру в Миттельверке, отделившись от производства парой частных тоннелей не <text:span text:style-name="T586">представленных</text:span> ни <text:span text:style-name="T586">на</text:span> одном плане этого места. Впада<text:span text:style-name="T587">в</text:span> в грандиозную идею <text:span text:style-name="T587">относительно подобающей архитектору</text:span> жизн<text:span text:style-name="T587">и</text:span> на этих глубинах, он <text:span text:style-name="T587">уже </text:span>треб<text:span text:style-name="T587">овал обращения с</text:span> <text:s/>титул<text:span text:style-name="T587">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87">му</text:span> из зданий не <text:span text:style-name="T587">полагалось</text:span> стоять. С виду вполне нормальные, они спроектированы падать, <text:span text:style-name="T587">подобно заснувшему </text:span><text:s/>в опере толстяк<text:span text:style-name="T587">у, что</text:span> валится кому-то на колени, как только <text:span text:style-name="T587">вколочена</text:span> последняя заклёпка, <text:span text:style-name="T587">сняты </text:span>последние <text:span text:style-name="T587">опалубки</text:span> с нововоздвигнутой аллегорической статуи. В этом проблема «желания смерти» Ольша, как эти помощнички её называют: ей <text:span text:style-name="T587">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87">померк</text:span>, каждый стол в этом сводчатом, почти наружном зале <text:span text:style-name="T587">снабжён</text:span> сво<text:span text:style-name="T587">им</text:span> собственны<text:span text:style-name="T587">м</text:span> свет<text:span text:style-name="T587">ом</text:span> от лампы накаливания. Гномы <text:span text:style-name="T587">остаются</text:span> тут, в ночи, <text:s/><text:span text:style-name="T587">только</text:span> лишь <text:span text:style-name="T587">с </text:span>их лампочками, сияющими условно, неопределённо… всё это может утонуть во мраке так легко, <text:span text:style-name="T588">в любую</text:span> секунду…. Каждый гном работает за <text:span text:style-name="T588">отдельной</text:span> чертёжной доской. Они работают допоздна. Назначен срок—неясно лишь работают <text:span text:style-name="T588">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88">хлопушкой</text:span>!» </text:p>
      <text:p text:style-name="Text_20_body">– Продолжай, Хупла, с информацией, что <text:span text:style-name="T588">стала причиной</text:span> тво<text:span text:style-name="T588">го</text:span> довольно грубо<text:span text:style-name="T588">го</text:span> появлени<text:span text:style-name="T588">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89">податливым</text:span> <text:s/>символизму связанному с Ракетой. В статичном пространстве архитектора, ему, <text:span text:style-name="T589">вероятно,</text:span> приходилось использовать двойной интеграл, время от времени, в начале его карьеры, <text:span text:style-name="T589">ис</text:span>числяя объёмы под поверхностями, чьи уравнения известны—массы, моментумы, центры тяжести. Но столько лет уж миновало с т<text:span text:style-name="T589">ой</text:span> пор<text:span text:style-name="T589">ы</text:span>, как приходилось <text:span text:style-name="T589">иметь дело с </text:span>чем-либо столь элементарным. Нынче большая часть его вычислений <text:span text:style-name="T589">ведётся</text:span> <text:span text:style-name="T589">насчёт</text:span> мар<text:span text:style-name="T589">ок</text:span> <text:span text:style-name="T589">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89">Однако, </text:span><text:s/>в динамичном пространстве жив<text:span text:style-name="T589">ущей</text:span> Ракеты, двойной интеграл имеет <text:span text:style-name="T589">иное</text:span> значение. <text:span text:style-name="T589">Тут ин</text:span>теграция <text:s/>оперир<text:span text:style-name="T590">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8">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90">яе</text:span>тся к борту, из центра. На нём закреплена катушка. <text:span text:style-name="T590">При движении</text:span> катуш<text:span text:style-name="T590">ки</text:span> через магнитное поле, в ней возника<text:span text:style-name="T590">ет</text:span> электрический ток. Чем больше ускорение, тем сильнее ток. Так что Ракета, со своей стороны, в полёте прежде всего <text:span text:style-name="T590">оценивала</text:span> ускорение. Люди, <text:span text:style-name="T590">от</text:span>сле<text:span text:style-name="T590">живая его</text:span>, первым делом <text:span text:style-name="T590">оценивали</text:span> положение, или расстояние. Для перехода от ускорения к расстоянию, Ракет<text:span text:style-name="T590">е</text:span> <text:span text:style-name="T590">требовалось</text:span> интегрировать дважды—<text:span text:style-name="T590">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90">для достижения того</text:span>, что человеческий глаз видит прежде <text:span text:style-name="T591">чего-либо прочего</text:span>—расстояние по курсу полёта. </text:p>
      <text:p text:style-name="P149">Тут снова выступала та обратная симметрия, та самая, которую <text:span text:style-name="T591">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91">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91">проходил через</text:span> мостовую схему Витстона и заряжал конденсатор. Заряд <text:span text:style-name="T591">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91">накопленный в</text:span> ход<text:span text:style-name="T591">е</text:span> полёта уравнивается с <text:s/>зарядом (<text:span text:style-name="Emphasis">АiL</text:span>) <text:span text:style-name="T591">размещённом </text:span>на другом конце, конденсатор разряжен. <text:span text:style-name="T591">С</text:span>рабатывает <text:span text:style-name="T591">в</text:span>ыключатель, горючее перекрыто, горение прекращено. Ракета предоставлена сама себе. </text:p>
      <text:p text:style-name="P150">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91">наподобие</text:span> монолит<text:span text:style-name="T591">ов</text:span> оставле<text:span text:style-name="T591">н</text:span>ны<text:span text:style-name="T591">х</text:span> ему в сумраке, оставлен<text:span text:style-name="T591">н</text:span>ы<text:span text:style-name="T591">х</text:span> некоей подпорченной идеей «Цивилизация», в котор<text:span text:style-name="T592">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92">я</text:span> на со<text:span text:style-name="T592">бор</text:span>ах живого камня». Нет, ничего <text:span text:style-name="T592">такого </text:span>подобного, но <text:span text:style-name="T592">в виде</text:span> точк<text:span text:style-name="T592">и</text:span> в пространстве, точк<text:span text:style-name="T592">и</text:span> расположенн<text:span text:style-name="T592">ой</text:span> <text:span text:style-name="T592">именно</text:span> там, где должно прер<text:span text:style-name="T592">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92">Д</text:span>ля каждой пусковой площадки <text:span text:style-name="T592">и</text:span>меется <text:span text:style-name="T592">своя </text:span><text:span text:style-name="Emphasis">Brennschluss</text:span> точка. Они всё так <text:span text:style-name="T592">и</text:span> висят там, каждая из них, созвездие в ожидании 13-го знака Зодиака названное его именем… но они расположены к Земле <text:span text:style-name="T592">настолько</text:span> близко, что из многих мест не видны вообще, а из зоны <text:span text:style-name="T593">где</text:span> <text:s text:c="2"/>различимы, они складываются в совершенно иные конфигурации. </text:p>
      <text:p text:style-name="P335">Двойной интеграл это <text:span text:style-name="T594">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94">повтора </text:span>Их энтропий, от Их льстивости и от Их денег: <text:span text:style-name="T594">возможно</text:span> ему кажется, что если <text:s/><text:span text:style-name="T594">удастся</text:span> сделать <text:span text:style-name="T594">это</text:span> для неё, то и для себя тоже сможет… <text:span text:style-name="T595">но это считай что</text:span> благородств<text:span text:style-name="T595">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95">подобно</text:span> голоса<text:span text:style-name="T595">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3">Озерца света, волоки темноты. Бетонный верхний слой тоннеля уступил побелке по <text:span text:style-name="T595">складкам</text:span> неровной поверхности, <text:span text:style-name="T595">смахивает на</text:span> <text:s/>поддел<text:span text:style-name="T595">ку</text:span> пещер<text:span text:style-name="T595">ы </text:span>в парке аттракционов. Входы в поперечные тоннели проплывают мимо как наставленные раструбы с воздухом сквозящим из их ртов... когда-то <text:span text:style-name="T596">прежде</text:span> визжали токарные станки, игривые токари <text:s/>перестрел<text:span text:style-name="T596">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96">тиск</text:span>ивали <text:span text:style-name="T596">лязг</text:span> в воздухе, как глухая пора зимы, и янтарный свет ра<text:span text:style-name="T596">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96">необоримая</text:span>. Каждая вещь замерла, утонула, обессиле<text:span text:style-name="T596">в от</text:span> сумрак<text:span text:style-name="T596">а</text:span>, смертельн<text:span text:style-name="T596">ого</text:span> сумрак<text:span text:style-name="T596">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96">ки</text:span> своего промышленного запаха. И пусть <text:span text:style-name="T596">всё ещё</text:span> на плаву и с привидениями, <text:span text:style-name="T596">тут</text:span> вам не легендарн<text:span text:style-name="T596">ая</text:span> <text:span text:style-name="T596">шхуна</text:span> Marie-Celeste—дальнейший курс не настолько чёток, эти рельсы под ногами бегут вперёд и во все стороны по затихшей Европе, и <text:span text:style-name="T596">пот скатывается по </text:span>наш<text:span text:style-name="T596">ей</text:span> плот<text:span text:style-name="T596">и</text:span>, <text:span text:style-name="T603">и</text:span> <text:span text:style-name="T596">про</text:span>бег<text:span text:style-name="T596">аю</text:span>т мурашки <text:span text:style-name="T597">от</text:span> дом<text:span text:style-name="T597">овы</text:span>х тайн, чердачного ужаса <text:span text:style-name="T603">не столько </text:span>перед тем Что Может Тут <text:span text:style-name="T603">Произойти</text:span>, как от нашего знания, что ведь и впрямь <text:span text:style-name="T603">скорее всего</text:span> <text:span text:style-name="T1">происходи</text:span><text:span text:style-name="T37">ло</text:span>…<text:span text:style-name="T603">и</text:span> <text:span text:style-name="T597">так </text:span>всегда <text:s/><text:span text:style-name="T597">просто </text:span>было, в открытых пуст<text:span text:style-name="T597">ошах</text:span>, поддаться Паническому страху безлюдья, <text:span text:style-name="T603">однако, </text:span><text:soft-page-break/><text:span text:style-name="T603">здесь</text:span> наваливаются городские фантомы, <text:span text:style-name="T603">явившись</text:span> по твою душу, когда ты заблудился или застрял <text:span text:style-name="T597">посреди</text:span> уходящего времени, где нет больше Истории, нет капсулы машины времени, чтобы <text:span text:style-name="T597">отыскать</text:span> свой путь обратно, <text:span text:style-name="T597">а</text:span> только опоздание и пустота <text:span text:style-name="T597">з</text:span>аполнившие громадный перрон, после эваку<text:span text:style-name="T597">ации</text:span> столиц<text:span text:style-name="T597">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597">у</text:span> <text:span text:style-name="T597">под</text:span> белым<text:span text:style-name="T597">и</text:span> потолкам<text:span text:style-name="T597">и</text:span>… их <text:span text:style-name="T597">только</text:span> в Зоне встре<text:span text:style-name="T597">т</text:span>ишь, они соответствуют новейшей Неопределённости. Призраки <text:span text:style-name="T598">привыкли быть</text:span> либо подобием мёртвых или же <text:span text:style-name="T598">привидениями</text:span> живых. Но тут в Зоне категории <text:span text:style-name="T598">совершенно</text:span> <text:span text:style-name="T598">с</text:span>мешались. Статус имени по которому тоскуешь, которое любишь, ищешь, стал сомнительным и <text:span text:style-name="T598">отстранённым</text:span>, но в этом больше <text:span text:style-name="T598">простой</text:span> бюрократи<text:span text:style-name="T598">и</text:span> массового отсутствия—кто-то всё ещё жив, кто-то умер, но многие, многие забыли кто они есть. Их подобие уже не поможет. Тут внизу лишь <text:span text:style-name="T599">пеленанья</text:span> сброшенные на свету, в темноте же: лики Неопределённости…. </text:p>
      <text:p text:style-name="Text_20_body">Пос<text:span text:style-name="T600">т</text:span>-А4-ное человечество движется, со стуком и <text:span text:style-name="T600">гамом</text:span>, среди тоннелей. Слотроп видит гражданских в хаки, со значками, <text:span text:style-name="T600">в </text:span>подшлемник<text:span text:style-name="T600">ах</text:span> с трафарет<text:span text:style-name="T600">ами</text:span> <text:span text:style-name="T600">букв</text:span> Джи-Эл, иногда ему кивают, блеснув очками под дальней лампочкой, чаще просто не замечают. Отделения рядовых ходят скорым шагом, туда-<text:span text:style-name="T600">обратно</text:span>, таскают ящики. Слотроп голоден, а Жёлтого Джеймса нигде не видать. И нет никого тут внизу, <text:span text:style-name="T600">что </text:span>сказа<text:span text:style-name="T600">л бы</text:span> «как ты?», ещё меньше <text:span text:style-name="T600">таких, кто </text:span>накорми<text:span text:style-name="T600">л бы</text:span> независимого Йана Скафлинга. Нет, погоди, ей-бо, тут под<text:span text:style-name="T600">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600">влиться в</text:span> потрясную оргию, что идёт день за днём, полную маков, игры, пения и продолжения. </text:p>
      <text:p text:style-name="P151">По достижении Штольни 20 и выше, движение нарастает. Тут <text:span text:style-name="T600">размещалась</text:span> часть завода <text:span text:style-name="T600">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600">х</text:span> секций всё ещё тут, складированы <text:span text:style-name="T601">чередуясь</text:span>, стабилизатор<text:span text:style-name="T601">ами</text:span> вверх/стабилизатор<text:span text:style-name="T601">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601">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601">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601">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42">Ракетные Лимерики</text:span>. </text:p>
      <text:p text:style-name="P456">Однажды была хрень Фау-2 </text:p>
      <text:p text:style-name="P456">Без лётчиков летала, </text:p>
      <text:p text:style-name="P456">На кнопку нажмёшь </text:p>
      <text:p text:style-name="P456">Всё вдрызг разнесёт </text:p>
      <text:p text:style-name="P456">Оставит лишь яму и трупов немало.</text:p>
      <text:p text:style-name="Text_20_body">Мотив извест<text:span text:style-name="T601">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455"><text:span text:style-name="Emphasis">[Припев:] Ja, ja, ja, ja!</text:span> </text:p>
      <text:p text:style-name="P455">В Пруссии не лижут пусю, </text:p>
      <text:p text:style-name="P455">Кошек там слишком мало, </text:p>
      <text:p text:style-name="P455">Да и тем больше мусор по вкусу, </text:p>
      <text:p text:style-name="P455">Так давай повальсуем, Русский, чтоб небу жарко стало! </text:p>
      <text:p text:style-name="P152"/>
      <text:p text:style-name="Text_20_body"><text:span text:style-name="T602">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605">завалились</text:span> на бок. </text:p>
      <text:p text:style-name="P455">Жил да был паренёк, его звали Крокетай </text:p>
      <text:p text:style-name="P455">Один раз поимел он секс с ракетой, </text:p>
      <text:p text:style-name="P455">Подверись тебе наблюдать, </text:p>
      <text:p text:style-name="P455">Ты <text:span text:style-name="T604">и</text:span> глаз <text:span text:style-name="T604">бы </text:span>не мог оторвать, </text:p>
      <text:p text:style-name="P455">Что творили они в случке этой. </text:p>
      <text:p text:style-name="P336"><text:soft-page-break/>Слотроп голоден и хочет пить. Несмотря на явные <text:span text:style-name="T606">и </text:span>несомненн<text:span text:style-name="T606">ые</text:span> миазмы зла в Штольне 41, он начинает высматривать как можно туда спуститься и, быть может, <text:span text:style-name="T606">пристроиться на</text:span> долю в тамошнем ланче. <text:span text:style-name="T606">Как оказалось</text:span>, единственный путь <text:span text:style-name="T606">вниз</text:span> это трос подъёмного крана над головой. <text:span text:style-name="T606">Окоселый</text:span> <text:span text:style-name="T606">М</text:span>ладший <text:span text:style-name="T606">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606">ознесен</text:span> над Штольней 41, головы движутся туда-сюда далеко внизу, пивная пена п<text:span text:style-name="T606">о</text:span>л<text:span text:style-name="T606">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606">М</text:span>ладший <text:span text:style-name="T606">Е</text:span>фрейтор врубает тормоз. Маниакальный хохот <text:span text:style-name="T606">сверху за спиной</text:span>. Трос, резко натянувшись, шелестит в ладони Слотропа пока <text:span text:style-name="T607">рука его</text:span> не отдёр<text:span text:style-name="T607">нулась и он</text:span> падает и плавно <text:span text:style-name="T607">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457">Был такой себе парень по имени Гектор,</text:p>
      <text:p text:style-name="P457">Он обожал стартовый эректор, </text:p>
      <text:p text:style-name="P457">Но хлюпы и хлопы </text:p>
      <text:p text:style-name="P457">Резких спадов давления </text:p>
      <text:p text:style-name="P457">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608">подносится</text:span> на <text:span text:style-name="T608">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608">в исходное положение</text:span>, к его озорному крановщику и следующему дуболому, что поддастся на его посулы скорого спуска. </text:p>
      <text:p text:style-name="P457">Один парень, по имени Джек Маккой,</text:p>
      <text:p text:style-name="P457">Перепихнулся с боеголовкой, </text:p>
      <text:p text:style-name="P457">Жена, как узнала, </text:p>
      <text:p text:style-name="P457">Ушла сразу, </text:p>
      <text:p text:style-name="P457"><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608">сползает</text:span> пена. «Опаньки, мы не ждали ещё и Англичанина. Крутая вечеринка, а? Зависай тут—он через минуту явится». </text:p>
      <text:p text:style-name="P154">–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458">Был техник по имени Урбино </text:p>
      <text:p text:style-name="P458">Он перепихнулся с турбиной </text:p>
      <text:p text:style-name="P458">Сказал: «Выходит глаже, </text:p>
      <text:p text:style-name="P458">Чем с женщиной даже, </text:p>
      <text:p text:style-name="P458">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5">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608">по-</text:span>спортивно<text:span text:style-name="T608">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608">отсапнул</text:span> пену из своего носа, когда Марви, замети<text:span text:style-name="T609">в его,</text:span> вылупил <text:span text:style-name="T609">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46">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609">над </text:span>брюха<text:span text:style-name="T609">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609">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609">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609">явного </text:span>мандража. </text:p>
      <text:p text:style-name="Text_20_body">– Что теперь делать? </text:p>
      <text:p text:style-name="Text_20_body">– Ты будешь экспертом по выразительному <text:span text:style-name="T609">А</text:span>нглийскому. Скажи что-нибудь обидное. </text:p>
      <text:p text:style-name="Text_20_body">Слотроп высовывает голову в длинный тоннель и кричит с самым <text:span text:style-name="T609">А</text:span>нглийским акцентом <text:span text:style-name="T609">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611">о</text:span> Глимпф, <text:s/>привод<text:span text:style-name="T610">я</text:span> кран в движение. </text:p>
      <text:p text:style-name="P337">Свежая мысль приходит на ум Слотропу. Он снова высовывает голову и вопит: «Майор Марви сосает <text:span text:style-name="T141">ниггеров</text:span>!» </text:p>
      <text:p text:style-name="Text_20_body">– Я думаю, нам следует поторопиться,– грит Глимпф. </text:p>
      <text:p text:style-name="Text_20_body">– Эх, <text:span text:style-name="T612">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12">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12">ется</text:span> <text:span text:style-name="T612">через этот</text:span> кромешн<text:span text:style-name="T612">ы</text:span>й <text:span text:style-name="T612">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12">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12">а</text:span> теперь даже чувствуется ветерок. Хорошо катим. </text:p>
      <text:p text:style-name="P459"><text:span text:style-name="T613">С</text:span>качет <text:span text:style-name="T613">как в классики </text:span>всяк Нацистёнок, <text:s/>рад быть здесь</text:p>
      <text:p text:style-name="P459">На Миттельверке-Экспресс! </text:p>
      <text:p text:style-name="P459">Смешные Фашисты усы подкрутили, привет-привет! </text:p>
      <text:p text:style-name="P459"><text:soft-page-break/><text:span text:style-name="T613">А </text:span>едем <text:span text:style-name="T613">куда</text:span>? <text:span text:style-name="T613">Давай</text:span>, угадай! </text:p>
      <text:p text:style-name="P459">Туда, где дефицитов <text:span text:style-name="T613">и</text:span> налогов <text:s/>нет, </text:p>
      <text:p text:style-name="P459">Где кончатся пути, <text:span text:style-name="T613">там </text:span>и есть та страна, </text:p>
      <text:p text:style-name="P459"><text:span text:style-name="T613">Где п</text:span>ридут для Минни <text:span text:style-name="T613">и</text:span> Макс<text:span text:style-name="T613">а</text:span> добрые времена, </text:p>
      <text:p text:style-name="P459">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13">аж</text:span> посвист<text:span text:style-name="T613">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13">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13">С</text:span>зади, громко будто в мегафоны, в массовом хорале: </text:p>
      <text:p text:style-name="P410">Однажды был парень по имени Рей,</text:p>
      <text:p text:style-name="P267">– О, блядь,– грит Слотроп.</text:p>
      <text:p text:style-name="P459">Любитель аккумуляторных батарей </text:p>
      <text:p text:style-name="P459">До замыкания в 50 вольт доигрался </text:p>
      <text:p text:style-name="P459">И от хуя его лишь огрызок остался </text:p>
      <text:p text:style-name="P459">Хлипкий, как устрица из морей. </text:p>
      <text:p text:style-name="P459"><text:span text:style-name="Emphasis"/></text:p>
      <text:p text:style-name="P459"><text:span text:style-name="Emphasis">Ja, ja, ja, ja,</text:span> </text:p>
      <text:p text:style-name="P459">В Пруссии не лижут пусю, <text:span text:style-name="Emphasis">u.s.w.</text:span> </text:p>
      <text:p text:style-name="P156">– Можете перебраться назад и отцепить те платформы,– интересуется Глимпф.</text:p>
      <text:p text:style-name="P156"><text:s/>– Думаю, что да….– Но копается там несколько, кажется, часов. </text:p>
      <text:p text:style-name="P460">Однажды был парень по имени Лограф,</text:p>
      <text:p text:style-name="P460">Который засадил в <text:span text:style-name="T1">ос</text:span>цилл<text:span text:style-name="T1">ограф</text:span>, </text:p>
      <text:p text:style-name="P460">Циклический след их плотских утех </text:p>
      <text:p text:style-name="P460">Озадачил всех </text:p>
      <text:p text:style-name="P460"><text:soft-page-break/>Почти бесконечным наклоном </text:p>
      <text:p text:style-name="P156">–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6">– Думаете их это остановит?– <text:span text:style-name="T614">На это</text:span> им в зад, в гармонической раскладке на четыре голоса: </text:p>
      <text:p text:style-name="P460">Однажды парень по имени Юрий</text:p>
      <text:p text:style-name="P460">Сопло ебал через клапан вентури </text:p>
      <text:p text:style-name="P460">Его на том поймали, и арестовали </text:p>
      <text:p text:style-name="P460">И срок большой ему вмандюрил </text:p>
      <text:p text:style-name="P460">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14">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14">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14">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14">ет</text:span> парой кольтов калибр .45 </text:p>
      <text:p text:style-name="Text_20_body">Слотроп ныряет за цилиндрический предмет в задней части трактора. Марви <text:span text:style-name="T614">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14">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14">у</text:span>гас<text:span text:style-name="T614">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14">ую</text:span> парабол<text:span text:style-name="T614">у</text:span> зелёных склонов гор и солнечного света…. </text:p>
      <text:p text:style-name="P338">–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16">старлей</text:span> оставлял его. </text:p>
      <text:p text:style-name="P157">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16">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17">текут</text:span> из его бойниц. Зелёное дыхание лесов стало острее, похолодало. </text:p>
      <text:p text:style-name="P158">Они <text:span text:style-name="T617">идут</text:span> по <text:span text:style-name="T617">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17">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17">на</text:span> Баварск<text:span text:style-name="T617">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17">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17">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461"><text:s text:c="2"/>ОХ… а уж тута… </text:p>
      <text:p text:style-name="P461">По щелям Нацисты, </text:p>
      <text:p text:style-name="P461">Во стенах Фашисты, </text:p>
      <text:p text:style-name="P461">А Япошки лыбятся зубами-домино, </text:p>
      <text:p text:style-name="P461">Норовят за яйца тя </text:p>
      <text:p text:style-name="P461">Хапанутя. </text:p>
      <text:p text:style-name="P461">Но... </text:p>
      <text:p text:style-name="P461">Кады кончица война </text:p>
      <text:p text:style-name="P461">Ох, же ж радый буду я, </text:p>
      <text:p text:style-name="P461">Погоню до Русаков </text:p>
      <text:p text:style-name="P461">По новой завести </text:p>
      <text:p text:style-name="P461">Да и Третию </text:p>
      <text:p text:style-name="P461">Закруговертити... </text:p>
      <text:p text:style-name="P339"><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512"><text:soft-page-break/>В <text:span text:style-name="T618">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18">тносительно</text:span> давлени<text:span text:style-name="T618">я</text:span> в камере. Наши расчёты показывают, что давление в 40 atü <text:span text:style-name="T618">стало</text:span> бы наиболее оптимальным. Но данные все<text:span text:style-name="T618">х</text:span> <text:span text:style-name="T618">проведённых </text:span><text:s/>нами <text:span text:style-name="T618">тестов</text:span> группируются вокруг значения всего в 10 atü». </text:p>
      <text:p text:style-name="P504">– Тогда, разумеется,– ответил Нгу<text:span text:style-name="T618">а</text:span>рарор<text:span text:style-name="T618">е</text:span>ру,– вы должны следовать данным. </text:p>
      <text:p text:style-name="P504">– Но это не будет ни самым совершенным, ни достаточным значением– возразил Немец. </text:p>
      <text:p text:style-name="P504">– Гордый человек,– сказал <text:span text:style-name="T618">Нгуарарореру</text:span>,– что в этих данных, если не прямое откровение? Откуда <text:s/>они <text:span text:style-name="T620">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19">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20">Метрополию</text:span>, этот громадный тупой зоопарк, как образчики, <text:span text:style-name="T620">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20">ылавшимися</text:span> <text:span text:style-name="T620">на </text:span>подав<text:span text:style-name="T620">ление</text:span> Велико<text:span text:style-name="T620">го</text:span> восстани<text:span text:style-name="T620">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20">по</text:span> установлени<text:span text:style-name="T620">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21">х</text:span>ся далеко позади неё, тёмны<text:span text:style-name="T621">е</text:span> склад<text:span text:style-name="T621">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21">вливается</text:span> в кончики пальцев. Это несомненно и освежающе, как сон. Это тепло. Чем <text:span text:style-name="T621">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9">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21">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21">эта примесь</text:span> уже Германск<text:span text:style-name="T621">ой—</text:span>из Славянской и Цыганской<text:span text:style-name="T621">—</text:span>кров<text:span text:style-name="T621">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21">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22">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22">т</text:span> полоску кожи без узелка: это частица старинного символизма, который среди них счита<text:span text:style-name="T622">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22">ого</text:span> и человечь<text:span text:style-name="T622">его</text:span>. Otu- для неодушевлённ<text:span text:style-name="T622">ого</text:span> и распространяющ<text:span text:style-name="T622">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22">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22">т</text:span>о больше, н<text:span text:style-name="T622">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22">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60">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22">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22">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22">настолько</text:span> честны, как могли бы, может мы и впрямь отняли у них стада и земли… ну, а <text:span text:style-name="T622">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23">в</text:span> этих Иреро, было тайной <text:span text:style-name="T623">столь</text:span> же непостижимой, как кладбища слонов, или лемминг<text:span text:style-name="T623">и</text:span> бросающи<text:span text:style-name="T623">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23">уловка</text:span> <text:span text:style-name="T623">в</text:span> наслаждени<text:span text:style-name="T623">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23">всевозможные</text:span> формы, <text:span text:style-name="T623">которые</text:span> ему удаётся <text:span text:style-name="T623">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23">превращая </text:span>самого себя, в новую конфигурацию. Он чувствует это. И <text:span text:style-name="T623">в </text:span>это<text:span text:style-name="T623">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23">путь</text:span> <text:span text:style-name="T623">начертанный им</text:span>, и <text:span text:style-name="T624">его</text:span> откровения. Это ему не льстит. </text:p>
      <text:p text:style-name="P340">То, что Енцин хочет создать не будет иметь истории. И тут не <text:span text:style-name="T625">потребуется правки</text:span> <text:span text:style-name="T625">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26">наметилось</text:span> некое странное сближение с Пустыми: в <text:span text:style-name="T626">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26">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26">А вот</text:span> чего нет, так это—ладно, забудь. </text:p>
      <text:p text:style-name="Text_20_body">– Ха! Нечем продолж<text:span text:style-name="T626">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26">Тут</text:span> охва<text:span text:style-name="T626">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26">Такая уйма</text:span> в одном акте? </text:p>
      <text:p text:style-name="Text_20_body">Всё это и <text:span text:style-name="T626">кое-что</text:span> ещё. Оба знают, что подспудно идёт обсуждение акта самоубийства, который включает <text:span text:style-name="T626">ещё и</text:span> <text:span text:style-name="T626">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26">по</text:span> все<text:span text:style-name="T626">м</text:span> пустеющи<text:span text:style-name="T626">м</text:span> чертог<text:span text:style-name="T626">ам</text:span>, две тени-женщины выползают из полостей своей умирающей раковины, у <text:span text:style-name="T626">финальной</text:span> пепельной полосы прибоя, <text:span text:style-name="T626">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26">елк</text:span>ого «бычка». Это пустая болтовня, или <text:span text:style-name="T627">же </text:span>Омбинди <text:span text:style-name="T627">хочет</text:span> обмахерить Енцина? Если <text:span text:style-name="T627">сказать</text:span>, типа: «Это ж ты жулишь, верно?»– а окажется, что нет, тогда— Однако, альтернатива настолько странна, что Енцина, так уж оно выходит, <text:span text:style-name="T143">П</text:span><text:span text:style-name="T141">риболтали </text:span><text:span text:style-name="T143">Н</text:span><text:span text:style-name="T141">а </text:span><text:span text:style-name="T143">С</text:span><text:span text:style-name="T141">амоубийство </text:span></text:p>
      <text:p text:style-name="P462">А мне похрен что я ем, </text:p>
      <text:p text:style-name="P462">Буги-вуги надоели совсем, </text:p>
      <text:p text:style-name="P462">Но меня приболтали на <text:span text:style-name="T1">самоубийство</text:span>! </text:p>
      <text:p text:style-name="P462"/>
      <text:p text:style-name="P462">И под гитару, и под трубу, </text:p>
      <text:p text:style-name="P462">Все ваши песни «бу-бу-бу-бу!» </text:p>
      <text:p text:style-name="P462">И меня приболтали на самоубийство! </text:p>
      <text:p text:style-name="P462"/>
      <text:p text:style-name="P462">Всё по талонам: от соли до трусиков, </text:p>
      <text:p text:style-name="P462">Мамашами становятся флиртующие пупсики, </text:p>
      <text:p text:style-name="P462">Плевать! Меня приболтали на <text:span text:style-name="T1">самоубийство</text:span>! </text:p>
      <text:p text:style-name="P462"/>
      <text:p text:style-name="P462">Ни галстук мне не нужен, ни нараспашку ворот, </text:p>
      <text:p text:style-name="P462">Ссышь на деревню, <text:span text:style-name="T631">так </text:span>ссы и на город. </text:p>
      <text:p text:style-name="P161"><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27">таких</text:span>, о чём <text:span text:style-name="T627">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27">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27">для подставы</text:span>, сколько неохочий зазывала ради доли в нахлебаловке, который может слушать, а может и нет. </text:p>
      <text:p text:style-name="P162">–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28">ной</text:span>, а?– Чтобы прошлое рода развеялось <text:span text:style-name="T628">полностью</text:span>, все воспоминания должны стать общедоступными, какой резон хранить историю устремляясь к Последнему Н<text:span text:style-name="T628">у</text:span>лю…. <text:span text:style-name="T628">При всей</text:span> цинично<text:span text:style-name="T628">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28">из</text:span>люб<text:span text:style-name="T628">ленный</text:span> конёк Омбинди с его призывами обратиться к невинности прошлого, о которой он <text:span text:style-name="T628">всего</text:span> лишь слы<text:span text:style-name="T628">ш</text:span>ал, <text:span text:style-name="T628">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28">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28">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29">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29">меридианы</text:span> тела.… Нам <text:span text:style-name="T629">надлежит</text:span> изуч<text:span text:style-name="T629">а</text:span>ть эти новые карты Земли: и с ростом интереса к путешествиям в Глубинку, когда карты обретают иной смысл, <text:span text:style-name="T629">мы должны</text:span>….»– И он <text:span text:style-name="T629">заводится ещё и</text:span> о землях Гондваны, <text:s/>до разбегания материков, когда Аргентина ласково приалась к Юго-Западу… люди <text:span text:style-name="T629">вы</text:span>слуш<text:span text:style-name="T629">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2">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29">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3"><text:span text:style-name="Emphasis">Erdschweinhöhle</text:span> и вовсе самая худшая западня, диалектика слова <text:span text:style-name="T629">обрела</text:span> плоть, плоть <text:s/><text:span text:style-name="T629">переходит</text:span> дальше <text:span text:style-name="T630">во что</text:span>-то ещё…. Енцин отчётливо видит ловушку, но не способ обойти её…. И вот теперь сид<text:span text:style-name="T630">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30">завитушками</text:span> железной стружк<text:span text:style-name="T630">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30">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30">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30">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30">Вайсман</text:span> принёс новое имя домой, к своему возлюбленному, не столько покрасоваться, <text:span text:style-name="T630">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341">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32">в пограничьи с</text:span> кра<text:span text:style-name="T632">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32">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32">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35">в</text:span>люб<text:span text:style-name="T635">лённост</text:span>ь к последнему взрыв—<text:span text:style-name="T636">вмыв</text:span> и <text:span text:style-name="T636">вс</text:span>крик <text:span text:style-name="T636">вырывающийся</text:span> выше страха…. С чего бы Вайсман<text:span text:style-name="T632">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33">только</text:span> лишь в прилегающей <text:span text:style-name="T633">вплотную </text:span>пустоте, слегка вле<text:span text:style-name="T633">чься</text:span> его потоком, но <text:span text:style-name="T633">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4"><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33">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33">для</text:span> этих мраморных кулуар<text:span text:style-name="T633">ов</text:span> власти. Енцин охладел: не столько типа угасание пламени, как в полном смысле повеяло холодом, вкус горечи <text:span text:style-name="T633">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33">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33">по</text:span> наивности, которую я уже утратил, что всё возбуждение тех дней доставалось мне, так или иначе, как дар от Вайсмана. Он п<text:span text:style-name="T633">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33">столь</text:span> несчётному числу светловолосых молодых людей, тому как пот и пыль <text:span text:style-name="T633">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34">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342">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37">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38">первая</text:span> половина смены Андреаса, в основном принимает, отвечает только <text:span text:style-name="T638">в случае необходимости</text:span>. Выстукивание любой шифровки это приглашение мгновенной паранойи. Тут же <text:span text:style-name="T639">взвивается</text:span> возможность, что засекут твою антенну, тысячи квадратных километров там, в ночи, полной врагов в их собственных лагерях <text:span text:style-name="T639">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39">удобный</text:span> момент напасть и уничтожить без следа…. Енцин полагает, они будут выжидать пок<text:span text:style-name="T639">уд</text:span>а первая Африканская ракета не будет <text:s/>собрана <text:span text:style-name="T639">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41">заставляет</text:span> нас к <text:span text:style-name="T39">предполагать</text:span> «послевоенно<text:span text:style-name="T641">е</text:span> соперничеств<text:span text:style-name="T641">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39">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39">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39">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39">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41">schwarze besatzung am rhein</text:span></text:span><text:span text:style-name="Emphasis"><text:span text:style-name="T146">!</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40">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40">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5">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40">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343"><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343">Вот-вот рассветёт. На сотню футов ниже расстилается бледное покрывало облака протянувшееся к западу насколько им хватает глаз. <text:span text:style-name="T642">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42">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6">– Для поцелуя дьявола, конечно же,– Гели прижимается ох-ты-глупенький к его подмышке и Слотроп чувствует себя малость противным <text:s/>проста<text:span text:style-name="T642">ч</text:span>ком, что не знал такого. Впрочем, о ведьмах он почти без понятия, <text:span text:style-name="T642">хотя</text:span> <text:span text:style-name="T642">у н</text:span>его <text:span text:style-name="T642">в </text:span>предках <text:span text:style-name="T642">имелась даже</text:span> одна настоящая Салемская Ведьма, одна из последних в <text:span text:style-name="T642">ряду</text:span> вздёрнутых, несколько <text:span text:style-name="T642">подобных ей</text:span> на протяжении столетий зависли с фамильного дерева Слотропа. <text:span text:style-name="T642">З</text:span>вали <text:span text:style-name="T642">её </text:span>Эми Спру, отщепенка в семье, что стала Антиномианисткой в возрасте 23 <text:span text:style-name="T642">и</text:span>, <text:span text:style-name="T642">не в себе, <text:s/></text:span><text:s/>бегала <text:span text:style-name="T642">по</text:span> округе Бёркшира, опередив на 200 лет Чокнутую Сью Дамхэм, крадя младенцев, <text:span text:style-name="T643">гоняя</text:span> в сумерки на коровах, <text:span text:style-name="T643">устраивая</text:span> жертв<text:span text:style-name="T643">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463">Она шла в Род-Айленд прибежище найти, </text:p>
      <text:p text:style-name="P463">Решила отдохнуть в Салеме по пути, </text:p>
      <text:p text:style-name="P463">Но там им не понравилось как она улыбалась </text:p>
      <text:p text:style-name="P463">И к утру в компании ведьм на <text:span text:style-name="T643">виселице</text:span> она болталась… </text:p>
      <text:p text:style-name="P166">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7">–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6">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44">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47">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44">так</text:span> называе<text:span text:style-name="T644">мое</text:span> «<text:span text:style-name="T644">людское</text:span> <text:span text:style-name="T644">любопытство</text:span>», конечно, увлека<text:span text:style-name="T644">ет</text:span>, нам <text:span text:style-name="T644">же </text:span>всегда интересно чем вы, ребята, занимаетесь… Гели хмык<text:span text:style-name="T644">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45">ведутся </text:span>они идут с <text:span text:style-name="T645">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45">к</text:span>верх<text:span text:style-name="T645">у</text:span>, пока он бесчинствует с воплями <text:span text:style-name="T1">Схватить </text:span><text:span text:style-name="T146">Агликашку ’есоса мне похер сколько требуется людей хоть и ёбаная </text:span><text:span text:style-name="T1">дивизия</text:span><text:span text:style-name="T146">,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45">имеются</text:span> и в Гарварде и, наверняка, где-то выходят на Лайла Блэнда… кто они, а? что нужно им от Слотропа? Он уже <text:s/>знает <text:span text:style-name="T645">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46">что называется</text:span> <text:span text:style-name="T646">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46">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46">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46">ит</text:span> их, <text:span text:style-name="T646">несмотря на</text:span> <text:span text:style-name="T646">упирающиеся </text:span><text:s/>ног<text:span text:style-name="T646">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46">валиваются</text:span>, машут «до свиданья». Последней отцеп<text:span text:style-name="T646">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46">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46">з</text:span>ен: Собор, Ратхаус, церковь св. Бласиуса… квартал без крыш, в котором он встретил Гели…. </text:p>
      <text:p text:style-name="P344">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48">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8">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48">Пре</text:span>свят<text:span text:style-name="T648">ое Блядство</text:span>! У меня точн<text:span text:style-name="T648">як</text:span> галлюцинации <text:span text:style-name="T648">гуляют</text:span>».– И тому подобный <text:span text:style-name="T653">подхалимаж</text:span> младшего подельника. </text:p>
      <text:p text:style-name="Text_20_body"><text:soft-page-break/>– <text:span text:style-name="T648">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54">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48">чуть</text:span> слышно, различается хор Фурий: </text:p>
      <text:p text:style-name="P464">Был молодчага по имени Женя,</text:p>
      <text:p text:style-name="P464">Любитель усилителя напряжения, </text:p>
      <text:p text:style-name="P464">Но пара коротких </text:p>
      <text:p text:style-name="P464">Оставила парня в чём мать родила </text:p>
      <text:p text:style-name="P464">И дом его сожгла дотла! </text:p>
      <text:p text:style-name="P464"/>
      <text:p text:style-name="P464"><text:span text:style-name="Emphasis">Ja, ja, ja, ja!</text:span> </text:p>
      <text:p text:style-name="P464">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49">чешет</text:span> мимо и <text:span text:style-name="T1">шмяк</text:span> влепляется <text:span text:style-name="T649">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50">На этот раз</text:span> им видна спина самолёта, кабина лётчика битком полна накачанных пивом Американцев, они поют: </text:p>
      <text:p text:style-name="P465">Был парень по имени Риттер,</text:p>
      <text:p text:style-name="P465">Он поимел контрольный трансмиттер,</text:p>
      <text:p text:style-name="P465"><text:span text:style-name="T651">С той поры</text:span> его хуй </text:p>
      <text:p text:style-name="P465">Стал болтаться как буй, </text:p>
      <text:p text:style-name="P465">Ил<text:span text:style-name="T651">и</text:span> шквалом растерзанный свитер. </text:p>
      <text:p text:style-name="Text_20_body">Дистанция <text:s text:c="2"/>метров <text:span text:style-name="T651">сто </text:span>и быстро сокращается. Шнорп <text:span text:style-name="T651">ухватывает</text:span> руку Слотропа, <text:span text:style-name="T651">по</text:span>казывает вправо по курсу. Провидению вздумалось выставить на их пути белый склон большущего облака и ветер <text:span text:style-name="T651">у</text:span>скор<text:span text:style-name="T651">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51">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465">Был однажды парень по имени Род, </text:p>
      <text:p text:style-name="P465">Он трахнул сервопривод, </text:p>
      <text:p text:style-name="P465">Но его конец </text:p>
      <text:p text:style-name="P465">Отрастил зубец, </text:p>
      <text:p text:style-name="P465">Не член стал, а полный урод. </text:p>
      <text:p text:style-name="Text_20_body">Шнорп возится с пламенем, серо-розовый нимб, чтоб ста<text:span text:style-name="T651">ло</text:span> менее заметным, однако <text:span text:style-name="T651">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51">угодить</text:span> <text:span text:style-name="T651">по</text:span> шар<text:span text:style-name="T651">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465">Был <text:span text:style-name="T651">один молодчик</text:span> из Декатера </text:p>
      <text:p text:style-name="P465">Что спал с ЖК генератором </text:p>
      <text:p text:style-name="P465">Яйца и хуй сковало льдом </text:p>
      <text:p text:style-name="P465">Жопу тоже, но малость потом </text:p>
      <text:p text:style-name="P465">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51">при себе</text:span> как лёгкое вооружение. Но они <text:span text:style-name="T651">проскользнули</text:span> мимо и туман уже снова смыкается. Раздались пара выстрелов. </text:p>
      <text:p text:style-name="Text_20_body">– Блядь, если они продырявят <text:span text:style-name="T651">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52">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52">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52">плывёт</text:span> над сельской местностью, чью зелёную чересполосицу сумерки <text:span text:style-name="T652">сводят</text:span> сейчас к чёрному: нить речки пылающей в вечернем солнце, <text:span text:style-name="T652">дёрганно</text:span>-угловатый узор ещё одного обескрышенного города. </text:p>
      <text:p text:style-name="P169">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52">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52">вспоминается</text:span> тут Слотроп<text:span text:style-name="T652">у</text:span>.– «Да. Это там, где и я преодолел звуковой барьер….» </text:p>
      <text:p text:style-name="P345"><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345">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56">др</text:span>ав серые подолы рубах, бродят <text:s/>гр<text:span text:style-name="T656">езя</text:span> посреди полей. Грёзы о еде, забытьи, других историях…. </text:p>
      <text:p text:style-name="Text_20_body"><text:soft-page-break/><text:span text:style-name="T656">Здешняя тишь</text:span> это от<text:span text:style-name="T656">ход</text:span> звука, как отступает прибой перед приливом: звуки утекают прочь, под уклон акустических каналов, скопиться, где-то там, в гр<text:span text:style-name="T656">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56">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57">ое</text:span> при<text:span text:style-name="T657">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57">В</text:span>ибриру<text:span text:style-name="T657">я всей</text:span> плот<text:span text:style-name="T657">ью</text:span> движется чокнутый сборщик утиля Чичерин, <text:span text:style-name="T657">в составе </text:span>котор<text:span text:style-name="T657">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57">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57">П</text:span>риказ<text:span text:style-name="T657">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57">щее</text:span> интересы народа. <text:span text:style-name="T658">И по мнению </text:span>Чичерин<text:span text:style-name="T658">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58">потребности</text:span>, которую он уже и не пытается понять, <text:span text:style-name="T658">на </text:span>необходимост<text:span text:style-name="T658">и</text:span> уничтожить <text:span text:style-name="Emphasis">Schwarzkommando </text:span>и своего мифического сводного брата Енцина. <text:span text:style-name="T658">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58">Тот был</text:span> <text:span text:style-name="T658">из</text:span> давни<text:span text:style-name="T658">х</text:span> <text:span text:style-name="T658">деятелей</text:span>, Меньшевик перешедший к Большевикам, <text:span text:style-name="T658">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58">вот</text:span> и ладно. Теперь такое государство есть. Но опять-таки, есть и <text:span text:style-name="T658">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58">исполненными</text:span> предан<text:span text:style-name="T658">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59">громоздились на</text:span> подоконник<text:span text:style-name="T659">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59">на </text:span>лошад<text:span text:style-name="T659">ях</text:span>, <text:span text:style-name="T659">непрестанных</text:span> толчков земл<text:span text:style-name="T659">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59">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59">ыхало</text:span> молниями: трепещущими, слепящими. Жуть. Земля сотрясается гулом ниже предела слышимости. Может <text:span text:style-name="T659">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59">бозрим</text:span>ыми десятинами трав, столбиками коровяка, в зыб<text:span text:style-name="T659">ком колыхании</text:span> насколько хватает глаз, зелёно<text:span text:style-name="T659">м</text:span> и серо<text:span text:style-name="T659">м</text:span> от ветра. Ошелом<text:span text:style-name="T659">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60">на</text:span> самы<text:span text:style-name="T660">х</text:span> промозглы<text:span text:style-name="T660">х</text:span> <text:span text:style-name="T660">бивуаках</text:span> его души, сталкиваясь в оголённом Ленинграде с неизбежностью своей смерти, смертями своих товарищей, никогда не обратится <text:span text:style-name="T660">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61">подходит</text:span> быть даже «воспоминанием». Галина скорее уж <text:span text:style-name="T661">нечто</text:span> типа фигуры алфавита, или процедуры при разборке винтовки Мосина—да, <text:span text:style-name="T661">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61">е</text:span>мны, словно от ударов без промаху. Челюсть у неё невелика, квадратна и <text:span text:style-name="T661">выступает</text:span> вперёд, нижние зубы показываются чаще, когда заговорит…. Почти никогда не улыбается. Кости её лица крепко изогнуты и склёпаны. <text:span text:style-name="T661">А</text:span>ура <text:span text:style-name="T661">её из</text:span> пыл<text:span text:style-name="T661">и</text:span> мела, хозяйственно<text:span text:style-name="T661">го</text:span> мыл<text:span text:style-name="T661">а,</text:span> пот<text:span text:style-name="T661">а</text:span>. С отчаянной Любой на <text:span text:style-name="T661">периферии</text:span>, <text:span text:style-name="T661">непременно</text:span>, своей комнаты, у своего окна, миловидный беркут. Галина натренировала её—но летает <text:span text:style-name="T661">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61">наподобие</text:span> поклона и салюта швабр<text:span text:style-name="T661">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61">в</text:span> дружбе этого Русского. Отец Джакыпа Кулана погиб во время восстания 1916, <text:span text:style-name="T661">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62">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62">в </text:span>так<text:span text:style-name="T662">ой дали</text:span> от железной дороги. Они охотились на Сартов, Казахов, Кыргызов, Дунганов в то жуткое лето, как на дичь. <text:span text:style-name="T662">Велся</text:span> ежедневный <text:span text:style-name="T662">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62">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62">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62">посулом</text:span> соколиной охоты—опутят, небес <text:span text:style-name="T662">с</text:span> земл<text:span text:style-name="T662">ёю</text:span>, <text:span text:style-name="T662">странствий</text:span>…. Или молчани<text:span text:style-name="T662">я</text:span> от Галины там, где могли быть слова…. </text:p>
      <text:p text:style-name="P170">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62">устрашающи</text:span> как стихии в этом медвежьем углу—предназначены для Земли б<text:span text:style-name="T94">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55">ем</text:span> Неназываем<text:span text:style-name="T655">ым</text:span>, что так страшит её…. </text:p>
      <text:p text:style-name="P346">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63">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63">й</text:span> гладко<text:span text:style-name="T663">й</text:span>, безукоризненно<text:span text:style-name="T663">й</text:span> проск<text:span text:style-name="T663">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64">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64">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65">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66">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347">–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67">джентльменское</text:span> отвращение. <text:span text:style-name="T667">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67">же </text:span>день, как Чичерин <text:span text:style-name="T667">явился</text:span> доложить <text:span text:style-name="T667">о</text:span> <text:span text:style-name="T667">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67">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68">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68">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68">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68">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68">в</text:span> послеполуденных и садовых форм<text:span text:style-name="T668">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1">Чу Пень тоже наблюдает их, когда являются, и глазеют, и уходят. Они фигурки снов. Они его забавляют. Они часть опиума: никогда не <text:span text:style-name="T668">появляются</text:span> от чего-то ещё. <text:span text:style-name="T668">З</text:span>дешний гашиш <text:span text:style-name="T668">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69">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69">в основном из</text:span> куско<text:span text:style-name="T669">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69">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2">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70">н</text:span>айти и пары экспертов, которые <text:span text:style-name="T670">пришли <text:s/>бы к </text:span>согласи<text:span text:style-name="T670">ю</text:span> даже о значении этого слова. «Понуждение»? А кого не понуждают? «Соизволение»? «Подчинённость»? А эти что <text:span text:style-name="T670">о</text:span>знача<text:span text:style-name="T670">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2">–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70">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70">пока</text:span> однажды <text:span text:style-name="T670">не </text:span>пропад<text:span text:style-name="T670">ё</text:span>т в хаосе. То же самое и с вашим работодателем. </text:p>
      <text:p text:style-name="Text_20_body">– Мой «работодател<text:span text:style-name="T673">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71">ав</text:span>ать больше правды, прежде чем <text:span text:style-name="T671">по</text:span>чувствовать неловкость. Его терпе<text:span text:style-name="T671">ливость</text:span> с Чичеринской красноармейской версией экономики <text:span text:style-name="T671">оказалась</text:span> довольно <text:span text:style-name="T671">обширной</text:span>. Они расстались <text:span text:style-name="T671">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71">Чудненько</text:span> <text:s/>прове<text:span text:style-name="T671">сти</text:span> зим<text:span text:style-name="T671">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3">Это из-за Енцина, наверняка проклятый Енцин. Чичерин побывал в Красно<text:span text:style-name="T671">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71">даже</text:span> 20 лет спустя. И теперь он знает. А <text:span text:style-name="T671">раз</text:span> это всё <text:s/><text:span text:style-name="T671">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71">придания </text:span>Дантова оттенка <text:s/>Их понятия<text:span text:style-name="T672">м</text:span> <text:span text:style-name="T671">о</text:span> расправ<text:span text:style-name="T671">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348">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74">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4">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74">включёнными</text:span> на палубе по ночам, таскали мешки с углём, полуслепые <text:span text:style-name="T674">от </text:span>луч<text:span text:style-name="T674">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75">просто</text:span> <text:span text:style-name="T675">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75">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5">Но он ушёл обратно. Его будущее было с Балтийским флотом, в этом ни он, ни девушка не могли <text:span text:style-name="T675">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75">скупых</text:span> слов в Адмиралтействе. Но это была эра Сиадоры Александровны, той самой с нижним бельём из шкуры козлёнка, и <text:span text:style-name="T675">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76">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76">Вайсмана</text:span> и его политическ<text:span text:style-name="T676">ом</text:span> приключени<text:span text:style-name="T676">и</text:span> в Юго-Западной) было воспроизведено неким ушлым аппаратчиком и ушло в досье на самого Чичерина. И так оно обернулось, что <text:span text:style-name="T676">по прошествии пары</text:span> <text:s text:c="2"/>месяц<text:span text:style-name="T676">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76">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76">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76">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76">точно</text:span> торчанье в Арабских кварталах города, дожида<text:span text:style-name="T676">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76">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77">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77">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77">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77">как </text:span>часовы<text:span text:style-name="T677">е</text:span>, обглоданные до кости. Горбуны, прокажённые, гебефреники и ампутанты вс<text:span text:style-name="T677">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349">До чего алфавитна природа молекул. Это доходит тебе тут, внизу: тут встречаешь Комитеты молекулярной структуры один <text:span text:style-name="T678">в</text:span> <text:span text:style-name="T678">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78">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78">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78">ое</text:span> <text:span text:style-name="T678">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78">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78">плодятся</text:span> в городах, в Самарканде, Пишпеке, Верном и Ташкете. Вдоль тротуаров и на стенах по<text:span text:style-name="T678">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79">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79">подъезжают к</text:span> деревн<text:span text:style-name="T679">е</text:span>, которую они искали. Люди собрались в круг: весь день <text:span text:style-name="T679">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79">при всей</text:span> деревн<text:span text:style-name="T679">е</text:span> ведут насмешливую ну-ты-мне-нравишься-хотя-у-тебя-есть-пара-сдвигов-например <text:span text:style-name="T679">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79">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466">Ты выпил много очень много кумыса,</text:p>
      <text:p text:style-name="P466">Я должно быть слышу тут слова кумыса— </text:p>
      <text:p text:style-name="P466">Где ты был в тот вечер, когда мой брат </text:p>
      <text:p text:style-name="P466">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466">Мне послышалось ты сказал слово «свадьба»? </text:p>
      <text:p text:style-name="P466">Так это и <text:span text:style-name="T682">есть</text:span> свадьба— </text:p>
      <text:p text:style-name="P466">В этом тёплом кругу песен, </text:p>
      <text:p text:style-name="P466">Весёлом и громком, как всякая свадьба. </text:p>
      <text:p text:style-name="P466"/>
      <text:p text:style-name="P466">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41">Песня </text:span><text:span text:style-name="Emphasis"><text:span text:style-name="T141">Акына</text:span></text:span> </text:p>
      <text:p text:style-name="P467">Я пришёл от края мира, </text:p>
      <text:p text:style-name="P467">Я пришёл из дыхания ветра, </text:p>
      <text:p text:style-name="P467">Там увидел я совсем небывалое, </text:p>
      <text:p text:style-name="P467">Даже Джамбул не смог бы об этом спеть. </text:p>
      <text:p text:style-name="P467">Страхом в сердце острее острого, </text:p>
      <text:p text:style-name="P467">Он прорежет любой металл. </text:p>
      <text:p text:style-name="P467"/>
      <text:p text:style-name="P467">В древних легендах говорится об этом, </text:p>
      <text:p text:style-name="P467">О времени старше, чем Коркыт, </text:p>
      <text:p text:style-name="P467">Который взял от дерева ширгай </text:p>
      <text:p text:style-name="P467">Первый кобыз и первую песнь— </text:p>
      <text:p text:style-name="P467">Говорится в ней о в земле далёкой, </text:p>
      <text:p text:style-name="P467">Где размещён Кыргызский Свет. </text:p>
      <text:p text:style-name="P467"/>
      <text:p text:style-name="P467">В месте том слова неизвестны, </text:p>
      <text:p text:style-name="P467">И горят глаза словно свечи в ночи, </text:p>
      <text:p text:style-name="P467">И лик Бога там пребывает </text:p>
      <text:p text:style-name="P467">Укрытый маскою неба— </text:p>
      <text:p text:style-name="P467">У высокого чёрного камня в пустыне, </text:p>
      <text:p text:style-name="P467">До времени последних дней. </text:p>
      <text:p text:style-name="P467"/>
      <text:p text:style-name="P467">А и не будь то место таким далёким, </text:p>
      <text:p text:style-name="P467">И если б нашлись слова, выговорены, </text:p>
      <text:p text:style-name="P467">То Бог стал бы золотой иконой, </text:p>
      <text:p text:style-name="P467"><text:soft-page-break/>Иль страницею в книге бумажной. </text:p>
      <text:p text:style-name="P467">Но Оно представляется как Кыргызский Свет— </text:p>
      <text:p text:style-name="P467">Нет у Этого иных имён. </text:p>
      <text:p text:style-name="P467"/>
      <text:p text:style-name="P467">Гром Его голоса глухота, </text:p>
      <text:p text:style-name="P467">Отблеск огня Его незрячесть, </text:p>
      <text:p text:style-name="P467">Равнина пустыни содрогается, </text:p>
      <text:p text:style-name="P467">И лицо Его невыносимо. </text:p>
      <text:p text:style-name="P467">Ник<text:span text:style-name="T682">о</text:span>му не дано остаться тем, кем был, </text:p>
      <text:p text:style-name="P467">Увидавши Кыргызский Свет. </text:p>
      <text:p text:style-name="P467"/>
      <text:p text:style-name="P467">Говорю же вам я видел Это, </text:p>
      <text:p text:style-name="P467">В месте древнее, чем тьма, </text:p>
      <text:p text:style-name="P467">Куда даже Аллах не может достигнуть. </text:p>
      <text:p text:style-name="P467">Сами видите, борода моя поле под инеем, </text:p>
      <text:p text:style-name="P467">С палкой хожу, чтоб не падать, </text:p>
      <text:p text:style-name="P467">Но свет этот должен нас превращать детей. </text:p>
      <text:p text:style-name="P467"/>
      <text:p text:style-name="P467">И теперь не могу ходить далеко, </text:p>
      <text:p text:style-name="P467">Детям надо ходить научиться. </text:p>
      <text:p text:style-name="P467">И слова мои слуху вашему, </text:p>
      <text:p text:style-name="P467">Кажутся лепетом несмышлёныша. </text:p>
      <text:p text:style-name="P467">Оттого, что глаза мои унёс Кыргызский Свет, </text:p>
      <text:p text:style-name="P467">Как дитя теперь щупаю Землю. </text:p>
      <text:p text:style-name="P467"/>
      <text:p text:style-name="P467">Это к северу, в шести днях пути, </text:p>
      <text:p text:style-name="P467">По ущельям серого цвета смерти, </text:p>
      <text:p text:style-name="P467">А потом через каменную пустыню, </text:p>
      <text:p text:style-name="P467">К горе, чья вершина белая юрта. </text:p>
      <text:p text:style-name="P467">И если ты прошёл безопасно, </text:p>
      <text:p text:style-name="P467"><text:soft-page-break/>Место чёрного камня найдёт тебя. </text:p>
      <text:p text:style-name="P467"/>
      <text:p text:style-name="P467">Но если ты для этого не рождён, </text:p>
      <text:p text:style-name="P467">Оставайся у своего тёплого красного огня, </text:p>
      <text:p text:style-name="P467">И оставайся со своей женой, в кибитке, </text:p>
      <text:p text:style-name="P467">И никогда не найдёт тебя Свет, </text:p>
      <text:p text:style-name="P467">И сердце твоё станет тяжким от старости, </text:p>
      <text:p text:style-name="P467">А глаза закрываться будут только для сна. </text:p>
      <text:p text:style-name="Text_20_body">– <text:span text:style-name="T680">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81">познавшим</text:span> его, подобно утренним землетрясениям и гонящему тучи ветру, <text:span text:style-name="T681">в </text:span>очередной чистке, войне, <text:span text:style-name="T681">подобно </text:span>миллионам миллионов душ ушедших до него, он едва сможет вспомнить Это. </text:p>
      <text:p text:style-name="Text_20_body">Но в Зоне, <text:span text:style-name="T681">затаившись</text:span> в летней Зоне, Ракета ждёт. Его снова потянет на тот же путь…. </text:p>
      <text:p text:style-name="P350"><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350">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83">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83">ов</text:span>ых луковиц. Внести <text:span text:style-name="T683">сюда </text:span>малость Американского просвещения. Но он <text:span text:style-name="T683">от них </text:span>просто в отчаян<text:span text:style-name="T683">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6">Так что, вон он под деревьями в летней листве, в цвету, многие срезаны взрывами горизонтально, или же расщеплены <text:span text:style-name="T684">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84">После ночи</text:span> без сна и сдыхая от жажды, Слотроп лежит животом на земле и хлебает воду, просто старый бродяга, <text:span text:style-name="T684">что</text:span> спеши<text:span text:style-name="T684">л</text:span>ся тут у бочага…. Дуболом. Рвота, судороги, понос, и кто он <text:span text:style-name="T684">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84">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84">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85">типа</text:span> Германск<text:span text:style-name="T685">ой</text:span> народн<text:span text:style-name="T685">ой</text:span> песенк<text:span text:style-name="T685">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85">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85">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85">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85">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85">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85">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2">Сидя на склоне холма, они едят хлеб и сосиски. Дети из города <text:span text:style-name="T685">бродят</text:span> вокруг <text:span text:style-name="T685">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85">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86">И</text:span> <text:span text:style-name="T686">как </text:span>не бы<text:span text:style-name="T686">ва</text:span>ло. </text:p>
      <text:p text:style-name="Text_20_body"><text:soft-page-break/>– Странный разговор, Полковник. </text:p>
      <text:p text:style-name="Text_20_body">– Не слишком, если побываешь там, где нам <text:span text:style-name="T687">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87">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87">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87">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87">подверженной</text:span> случайн<text:span text:style-name="T687">остям</text:span>, как и <text:span text:style-name="T687">у нас</text:span>, мог<text:span text:style-name="T687">ла</text:span> оказаться <text:span text:style-name="T687">судьба </text:span>Агрегат<text:span text:style-name="T687">а</text:span> 4—<text:span text:style-name="T687">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87">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87">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87">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87">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87">отбрасыват</text:span>ь пока не отрылось полметра стабилизатора. Определённость Номера. <text:span text:style-name="T688">Нгуарарореру</text:span> <text:span text:style-name="T688">наклоняется</text:span> <text:span text:style-name="T688">отереть</text:span> грязь прочь, открывает часть опознавательного номера, бел<text:span text:style-name="T688">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89">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89">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89">ю</text:span>т ваш<text:span text:style-name="T689">и</text:span> <text:span text:style-name="T689">устремления</text:span>. Но они пытаются прихлопнуть нас. Я только что из Гамбурга. Там у нас неприятности. Они <text:span text:style-name="T689">по</text:span>пытались выдать это за нападение Пе-эЛов, но за <text:span text:style-name="T689">всем</text:span> стояло Британск<text:span text:style-name="T689">ая</text:span> военн<text:span text:style-name="T689">ая администрация</text:span>, и им <text:span text:style-name="T689">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351">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90">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90">рас</text:span>пе<text:span text:style-name="T690">ва</text:span>л песенку или две подыгрывая на ук<text:span text:style-name="T690">улел</text:span>е, и не чуишь раззи, что тут ты оказался в засасывающих болотах греха, Слотроп? <text:span text:style-name="T690">возможно</text:span> не совсем т<text:span text:style-name="T690">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90">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29">о</text:span>рой: той, с кем он проведёт какое-то время прежде, чем <text:span text:style-name="T690">покинет</text:span> снова. Минезингер <text:span text:style-name="T690">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691">вших</text:span> для неё пурпурный гель в <text:span text:style-name="T698">фильтр </text:span>основно<text:span text:style-name="T698">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691">нашёптываний</text:span>, что веют <text:span text:style-name="T691">обвиваясь</text:span>, как <text:span text:style-name="T691">от </text:span>кожаны<text:span text:style-name="T691">х</text:span> занавес<text:span text:style-name="T691">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691">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691">несомненного</text:span> нет не может быть да так и есть да это же КОСЯК! А и горит <text:span text:style-name="T692">же </text:span>где-то совсем неподалёку. Пронизанная золотом зелень покатых полей <text:span text:style-name="T692">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692">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692">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692">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692">воображал</text:span> полномасштабное Чествование Р<text:span text:style-name="T692">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692">н</text:span>ных липах, жареные индюшки <text:span text:style-name="T692">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692">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692">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692">Тот</text:span> отзванивает <text:span text:style-name="T692">многоголосьем</text:span>. Некоторые ноты малость не строят, к тому же: они звучат очень странно, <text:span text:style-name="T692">когда</text:span> все вместе…. </text:p>
      <text:p text:style-name="Text_20_body">– Не знаю который час,– Кислота озирается по сторонам,– нам не нужно <text:span text:style-name="T692">ещё </text:span>заглянуть в Чикаго-Бар? Или это вчера было? </text:p>
      <text:p text:style-name="Text_20_body">– <text:span text:style-name="T692">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693">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693">совсем</text:span> <text:span text:style-name="T693">неподходяще для</text:span> <text:s/>таких штанят и вскочивший хуй Слотропа, увеличиваясь, разбухает громом в тесноте. </text:p>
      <text:p text:style-name="P177">–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693">о</text:span> кистями пламени до порохового чёрного по всем взрыво<text:span text:style-name="T693">произведённ</text:span>ым изгибам и выступам, исчёркан<text:span text:style-name="T693">о</text:span> мелом по всему твёрдо-гулкому обугленному нутру Киррилицей инициалов и множеством имён товарищей полёгших в мае. </text:p>
      <text:p text:style-name="P178">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694">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694">о</text:span> тут тела людей, откопаны из-под сегодняшних развалин, каждое в своём солдатском пердёжном мешке с биркой. Но тут больше, чем <text:span text:style-name="T694">просто </text:span>оптический промах. Они доходят, они пресуществились, а после лета и с наступлением голодной зимы, как знать чем будем мы кормиться <text:span text:style-name="T694">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694">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694">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8">Мечта Наркомана </text:p>
      <text:p text:style-name="P468">Прошлой ночью мне приснился сон, </text:p>
      <text:p text:style-name="P468">Я в улёте тянул из кальяна </text:p>
      <text:p text:style-name="P468">Тут Арабский джин, здоровенный как слон, </text:p>
      <text:p text:style-name="P468">Выпрыгнул из дыма-тумана: </text:p>
      <text:p text:style-name="P468">«Твои желанья исполню я, </text:p>
      <text:p text:style-name="P468">Всё, что только захочешь ты» </text:p>
      <text:p text:style-name="P468">«Братан»,– говорю,– «директива моя: </text:p>
      <text:p text:style-name="P468">Ты добудь мне наркоты». </text:p>
      <text:p text:style-name="P468">Улыбнулся, схватил он за руку меня, </text:p>
      <text:p text:style-name="P468">Понеслись мы повыше крыш </text:p>
      <text:p text:style-name="P468">Оказались в стране, где вместо гор у ручья </text:p>
      <text:p text:style-name="P468">Горою был сложен гашиш! </text:p>
      <text:p text:style-name="P468">А в ручье том журчал морфин, </text:p>
      <text:p text:style-name="P468">А деревья расцветали таблетками: </text:p>
      <text:p text:style-name="P468">Рамилар, ноксирон, кадеин, </text:p>
      <text:p text:style-name="P468">И море грибов изумляли расцветками! </text:p>
      <text:p text:style-name="P468"><text:span text:style-name="T694">А</text:span> навстречу попадались красотки одни </text:p>
      <text:p text:style-name="P468">С движениями тягучими </text:p>
      <text:p text:style-name="P468">Протягивали пригоршнями кокаин, </text:p>
      <text:p text:style-name="P468">Угоститься по такому случаю. </text:p>
      <text:p text:style-name="P468">И покатились дни </text:p>
      <text:p text:style-name="P468">На марихуанной ноте, </text:p>
      <text:p text:style-name="P468">Мускатные чаи </text:p>
      <text:p text:style-name="P468">Закусывались кактусами пейоте. </text:p>
      <text:p text:style-name="P468">И печенюшками разными, </text:p>
      <text:p text:style-name="P468">И все были такими классными, </text:p>
      <text:p text:style-name="P468"><text:soft-page-break/>Что я решил там навеки остаться. </text:p>
      <text:p text:style-name="P468">Но этот джин всё по своему сбацал. </text:p>
      <text:p text:style-name="P468">Киданул он меня обратно </text:p>
      <text:p text:style-name="P468">В этот мир холода и мрака, </text:p>
      <text:p text:style-name="P468">Вот такой оказался он подлой собакой. </text:p>
      <text:p text:style-name="P468">Теперь проведённые в Наркутии дни вспоминаю </text:p>
      <text:p text:style-name="P468">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697">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694">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695">палить</text:span> его <text:span text:style-name="T695">и меня заодно</text:span>. Все те Русские могут выстроиться вокруг печи и ловить приход. </text:p>
      <text:p text:style-name="Text_20_body"><text:soft-page-break/>– Наверное,– самая декадент<text:span text:style-name="T695">н</text:span>ая красотка, какую только в жизни видел Слотроп, в светящихся индиго теня<text:span text:style-name="T695">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696">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9"><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9">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700">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700">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700">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700">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700">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701">гда </text:span><text:s/>может быть также, даже здесь, <text:span text:style-name="T701">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701">и</text:span> нагромождения обломков, их <text:span text:style-name="T701">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701">с</text:span> земл<text:span text:style-name="T701">и</text:span> носят свои лёгкие у себя на груди. Объявления о<text:span text:style-name="T701">б</text:span> <text:span text:style-name="T701">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704">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702">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702">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702">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702">что</text:span> дожидаю<text:span text:style-name="T702">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702">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703">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703">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699">и </text:span>официанту затянуться, <text:span text:style-name="T699">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80">Кислота кое как свёл разговор <text:span text:style-name="T705">со </text:span>Слотроп<text:span text:style-name="T705">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705">да</text:span> ничего такого не вид<text:span text:style-name="T705">н</text:span>ел<text:span text:style-name="T705">ось</text:span>, что могло <text:span text:style-name="T705">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705">А</text:span> како<text:span text:style-name="T705">м</text:span>у другу не охота—как бы тебе попонятнее?—<text:span text:style-name="T1">шмякнуть тортом </text:span><text:span text:style-name="T146">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705">с </text:span>перманганат<text:span text:style-name="T705">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706">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706">Совсем</text:span> не то, что нужно для А4, <text:span text:style-name="T1">а, Ракетмэн</text:span>? Этот твой <text:span text:style-name="T706">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706">При</text:span> моей невезух<text:span text:style-name="T706">е</text:span>… </text:p>
      <text:p text:style-name="Text_20_body">– Что-то ты в лице переменился, Ракетмэн. </text:p>
      <text:p text:style-name="Text_20_body"><text:soft-page-break/>– Что, до <text:span text:style-name="T706">того</text:span> страшно? Ты сюда слушай!– И Слотроп задаёт вопрос не слыхал ли Кислота что-нибудь про Schwarzgerät. </text:p>
      <text:p text:style-name="P183">Тот не то чтобы взвопил <text:span text:style-name="T1">Вууий</text:span>! и <text:span text:style-name="T710">не </text:span>пустился рвать когти вдоль улицы, однако п-пииск точно <text:span text:style-name="T706">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707">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4">Во второй половине дня он уже миновал Целендорф, <text:span text:style-name="T707">под покровом</text:span> своего Ракетмэн<text:span text:style-name="T707">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707">ет</text:span> на малой, солдат в <text:span text:style-name="T707">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707">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707">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707">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707">впёртую</text:span> ему в рот с таким напором, что у <text:span text:style-name="T707">бедняги</text:span> и глаза перекосило, хотя руку, или что там удерживает ошеломляющий сервелат: на снимке не видно.<text:span text:style-name="T141">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708">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708">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469">Джубли Джим разносчик-торговец, ты только посмотри,</text:p>
      <text:p text:style-name="P469">Подмигивает дамам от Стокбриджа до Ли— </text:p>
      <text:p text:style-name="P469">Купи подружке брошку, забудешь про скуку, </text:p>
      <text:p text:style-name="P469">А вот наряды бальные по доллару за штуку, </text:p>
      <text:p text:style-name="P469">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708">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708">но</text:span> в более мягком <text:span text:style-name="T708">уже</text:span> освещении, пробуждаются тёплые оттенки, лёгкие тени мускулов ляжек, на<text:span text:style-name="T708">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709">слямзить</text:span> вашу <text:span text:style-name="T1">лодку</text:span>. Ха! </text:p>
      <text:p text:style-name="P181">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711">перед его</text:span> лицо<text:span text:style-name="T711">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12">где-то внизу</text:span>, нежданно, бледная арка переезда Авус возникает впереди. <text:span text:style-name="T712">Ещё чуть</text:span> дальше и Слотроп вернётся обратно в Американский сектор. Он <text:span text:style-name="T712">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12">среди всего </text:span><text:s/>проч<text:span text:style-name="T712">его</text:span>, что мерещится ночью…. </text:p>
      <text:p text:style-name="P185"><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13">чтоб они послужили</text:span> смертельн<text:span text:style-name="T713">ой</text:span> преград<text:span text:style-name="T713">ой</text:span>. Тут всё сплошь самоучки, Фрицы фон О<text:span text:style-name="T713">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13">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13">стоп-сигнала</text:span> <text:span text:style-name="T714">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14">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14">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14">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44">А</text:span><text:span text:style-name="T141">дмиралтейство, </text:span><text:span text:style-name="T144">М</text:span><text:span text:style-name="T141">ид, </text:span><text:span text:style-name="T144">Г</text:span><text:span text:style-name="T141">осдепартамент, </text:span><text:span text:style-name="T144">Н</text:span><text:span text:style-name="T141">ачальники </text:span><text:span text:style-name="T144">Ш</text:span><text:span text:style-name="T141">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6">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15">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15">содержимого</text:span>. </text:p>
      <text:p text:style-name="Text_20_body">– О, нет. Нет. Не транди.– Какое-то время он стоит на улице, <text:s text:c="2"/>дрож<text:span text:style-name="T715">а</text:span> и прокли<text:span text:style-name="T715">ная</text:span> то<text:span text:style-name="T715">го</text:span> Моряк<text:span text:style-name="T715">а</text:span> Бодайн<text:span text:style-name="T715">а</text:span>, долбодон<text:span text:style-name="T715">а</text:span>, сволоч<text:span text:style-name="T715">угу</text:span> и агент<text:span text:style-name="T715">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15">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16">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16">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16">у</text:span>вил<text:span text:style-name="T716">ива</text:span>ет за угол виллы, и вниз к берегу, оставляя Микки Руни, <text:span text:style-name="T716">у</text:span>пёршего локти <text:span text:style-name="T716">в</text:span> перила, так и смотреть. </text:p>
      <text:p text:style-name="Text_20_body">Выйдя за проволоку, избегая часовых, у самого края воды, по<text:span text:style-name="T716">качи</text:span>вая вещев<text:span text:style-name="T716">ую</text:span> сумк<text:span text:style-name="T716">у</text:span> <text:span text:style-name="T716">за</text:span> её завязк<text:span text:style-name="T716">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16">он, похоже,</text:span> забрёл <text:span text:style-name="T716">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16">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16">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16">за</text:span>вихре<text:span text:style-name="T716">нии</text:span> <text:span text:style-name="T716">анестезии</text:span>, парит застенчиво над пропастью Смерти…. </text:p>
      <text:h text:style-name="P266"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7">В команде, что угнала эту подводную лодку, встретишь любую разновидность Аргентинских маний. Эль Нято тут говорит <text:span text:style-name="T717">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18">солидарность</text:span> <text:span text:style-name="T718">под</text:span> <text:span text:style-name="T718">непрестанным</text:span> стресс<text:span text:style-name="T718">ом</text:span>, который, впрочем, тут <text:span text:style-name="T718">далеко </text:span>не один. Луз нынче с Филипе, хотя <text:span text:style-name="T718">номинально</text:span> она девушка Сквалидози—после того, как Сквалидози пропал в своей поездке в Цюрих, она начала крутить с поэтом на основ<text:span text:style-name="T719">е</text:span> страстной декламации «Павос Реалес» Лугонеса, <text:span text:style-name="T719">в ту </text:span><text:s/>душн<text:span text:style-name="T719">ую</text:span> ноч<text:span text:style-name="T719">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19">Наверно</text:span> глупо было так поступ<text:span text:style-name="T719">а</text:span>ть. </text:p>
      <text:p text:style-name="Text_20_body">– Больше с ним не встречался? </text:p>
      <text:p text:style-name="Text_20_body">– Нет, совсем нет. </text:p>
      <text:p text:style-name="P188">– Они теперь будут следить за нами,– Беластегуи мрачнеет.– Кем бы он ни был, за ним охота. Ну, хорошо <text:span text:style-name="T719">же ты </text:span>разбираешься в людях. </text:p>
      <text:p text:style-name="Text_20_body">– А что по-твоему мне следовало делать: отвести его сперва к психоаналитику? <text:span text:style-name="T720">Оценить</text:span> <text:span text:style-name="T720">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20">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20">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20">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20">для</text:span> люб<text:span text:style-name="T720">ой</text:span> марк<text:span text:style-name="T720">е</text:span>, модел<text:span text:style-name="T720">и</text:span> и год<text:span text:style-name="T720">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21">вознамерился</text:span> финансировать все свои будущие фильмы из собственных несметных доходов. –«Единственный способ довести съёмки до конца ¿verdad? <text:span text:style-name="T721">А с</text:span>кажи<text:span text:style-name="T721">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9">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21">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21">тот</text:span> составляет для фон Гёля, используя для этого одолженный у Эль Нято томик Мартина Фиеро, давно распавшийся на части от пере<text:span text:style-name="T721">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470">Aquí me pongo a cantar</text:p>
      <text:p text:style-name="P470">l compás de la vigüela, </text:p>
      <text:p text:style-name="P470"><text:soft-page-break/>que el hombre que lo desvela </text:p>
      <text:p text:style-name="P470">una pena estrordinaria, </text:p>
      <text:p text:style-name="P470">como la ave solitaria </text:p>
      <text:p text:style-name="P470">con el cantar se consuela.</text:p>
      <text:p text:style-name="P352">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22">путём</text:span> уничтожения людей, которые живут там: превра<text:span text:style-name="T722">тить</text:span> деревень в каторжные лагеря, переда<text:span text:style-name="T722">ть</text:span> стран<text:span text:style-name="T722">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22">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22">ужн</text:span>о. Однако, я <text:span text:style-name="T722">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22">Неч</text:span>то настолько анти-общественное? </text:p>
      <text:p text:style-name="Text_20_body">– Но <text:span text:style-name="T722">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22">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22">вшуюся</text:span> «<text:span text:style-name="Emphasis">Emulsion J</text:span>», которую изобрёл Ласло Джампф, <text:span text:style-name="T722">которая обладала особым</text:span> свойством делать, даже при обычном дневном освещении, человеческую кожу прозрачной на глубину в пол<text:span text:style-name="T722">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23">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23">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23">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26">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90">По той простой причине, что подлодка только что появилась на экране локатора Американского эсминца <text:span text:style-name="Emphasis">Джон Э. Бэдас</text:span> (улыб<text:span text:style-name="T723">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23">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23">с</text:span> кажды<text:span text:style-name="T723">м</text:span> оборот<text:span text:style-name="T723">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24">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24">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24">лохмы</text:span> серебряной мочалки <text:span text:style-name="T1">прямо</text:span><text:span text:style-name="T45">,</text:span><text:span text:style-name="T1"> тебе, в мозги</text:span>!» Так что, в мягком море-обороте эт<text:span text:style-name="T724">ой</text:span> ноч<text:span text:style-name="T724">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24">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24">и</text:span> расчёт 3-дюймовой пушки на турели по правому борту эсминца, крошил <text:span text:style-name="T724">его</text:span> полчаса в клочья, пока серый военный корабль держался в отдалении, опасаясь заразы. </text:p>
      <text:p text:style-name="P191">Так какое <text:span text:style-name="T724">же </text:span>море ты пересёк, конкретно, и в какое море погружался не раз до дна, в тревоге, <text:span text:style-name="T725">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25">затхлого</text:span> подлодочного дыхания? Понадобилось Дело Дрейфуса, чтобы расшевелить и объединить Сионистов, <text:span text:style-name="T725">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471"><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353">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27">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27">для него было </text:span><text:s/>бы лучше, если б его где-нибудь прикрыли. Он вообще без понятия что такое его свобода, а ещё меньше чего она стоит. Так что <text:span text:style-name="T727">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27">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27">только </text:span>он одел маску, перед зеркалом возле иконки, он <text:span text:style-name="T727">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27">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46">Schwarzgerät</text:span></text:span>. И он сочетал «<text:span text:style-name="Emphasis">schwarz</text:span>-» со странными существительными в отрывках <text:span text:style-name="T727">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27">еск</text:span>о<text:span text:style-name="T727">го</text:span> комбин<text:span text:style-name="T727">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27">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28">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28">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28">стиснувшие</text:span> руль,– или Американец, или кто он там есть, ты уж узнай <text:span text:style-name="T728">откуда</text:span> он берёт такую дурь. </text:p>
      <text:p text:style-name="Text_20_body">– П<text:span text:style-name="T728">иши</text:span> докладную, чтобы не забыть,– отдаёт приказ Чичерин. Они оба начинают гоготать как чокнутые там, под деревом. </text:p>
      <text:p text:style-name="P472"><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354">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30">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30">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30">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31">змель</text:span>чается прочь от мощных линз, что когда-то воззрялись в них. Круги свет<text:span text:style-name="T731">а</text:span> намалёваны на декорациях, действуя Слотропу на нервы, которому постоянно попадаются эти <text:span text:style-name="T731">разрежено</text:span> жёлтые полосы, резко озирается, потом вообще разворачивается в поисках источника света, которого там никогда <text:s/>не бы<text:span text:style-name="T731">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31">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3">Она тут проездом: одна из миллиона утративших корни. В поисках своей дочери, Бианки, дви<text:span text:style-name="T731">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31">тут</text:span> всегда было её любимое место. <text:span text:style-name="T731">Здесь</text:span> ею руководил великий Герхардт фон Гёль в завуалированно порнографичных фильмах ужасов. –«Я знала, что он гений, с самого начала. <text:span text:style-name="T731">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31">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31">В</text:span> них <text:span text:style-name="T731">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35">взблеск</text:span> браслет<text:span text:style-name="T735">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32">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32">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32">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32">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32">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2">–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36">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50">Вистуле</text:span></text:span><text:span text:style-name="Emphasis"><text:span text:style-name="T737">,</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33">уж </text:span>там подвернётся с рубцами от порки ждущими в плоти их неба, такого сумрачного, что никак не скрыться, ждущими пока <text:span text:style-name="T733">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33">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34">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34">за</text:span>ходит<text:span text:style-name="T734">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473"><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355">...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38">насколько</text:span> лж<text:span text:style-name="T738">иво</text:span> её притвор<text:span text:style-name="T738">н</text:span>о<text:span text:style-name="T738">е</text:span> <text:span text:style-name="T738">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38">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38">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51">произошло зачатие</text:span></text:span><text:span text:style-name="Emphasis"><text:span text:style-name="T738">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38">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39">раж</text:span>ают партизанские <text:span text:style-name="T739">наскоки</text:span> ветров с моря. </text:p>
      <text:p text:style-name="P194">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39">проводил</text:span> каникул<text:span text:style-name="T739">ы</text:span> <text:s/>в Цвёльфкинде<text:span text:style-name="T739">ре</text:span>? Держал своего отца за руку, когд<text:span text:style-name="T739">а</text:span> вы ехали на поезде от Любека, уставясь на свои колени, или на других детей, <text:s/>как <text:span text:style-name="T739">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4">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39">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39">в </text:span>наде<text:span text:style-name="T739">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39">с</text:span> бород<text:span text:style-name="T739">ой</text:span>… он видел витки стальной проволоки обтянутые чёрной резиной, <text:span text:style-name="T739">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39">к</text:span>ивая, как <text:span text:style-name="T739">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39">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40">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42">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40">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40">ец</text:span>,– выплюнула ему, как плевалась на его слепоту каждый день, <text:span text:style-name="T740">а кроме</text:span> неё <text:s text:c="2"/>ещё <text:span text:style-name="T740">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40">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40">как заверяла</text:span> Арми<text:span text:style-name="T740">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40">ну, </text:span>правда <text:span text:style-name="T740">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41">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41">авшись</text:span> прин<text:span text:style-name="T741">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41">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41">без </text:span>фанати<text:span text:style-name="T741">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356">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43">раз</text:span>неслись ветром. Он даже в кино не мог ходить. Совсем <text:span text:style-name="T743">изредка</text:span> <text:span text:style-name="T743">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43">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43">ю</text:span> Берлинских трущоб, думал он, <text:span text:style-name="T743">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43">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43">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43">п</text:span>ке решил смешать перекись водорода со спиртом перед впрыскиванием смеси в толкающую камеру, посмотреть что <text:span text:style-name="T743">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43">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44">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44">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44">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44"><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44">смсленн</text:span>ыми молитвами, Енцин <text:span text:style-name="T744">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44">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44">с </text:span>цемент<text:span text:style-name="T744">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44">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5">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45">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45">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45">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45">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45">ом</text:span> не <text:span text:style-name="T745">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45">ми</text:span> клапан<text:span text:style-name="T745">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357">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46">тебе крутили</text:span> кадры начиная с высоты <text:span text:style-name="T746">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6">Он вернулся к себе на закате, <text:span text:style-name="T746">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46">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46">тесно сдвинуты</text:span>, рядом с цветастым саквояжем из ковровой ткани, юбка натянута поверх её колен, <text:span text:style-name="T746">а</text:span> глаза встревоженно, фатально, <text:span text:style-name="T746">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47">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48">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48">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48">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48">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48">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48">словно</text:span> песня какой-то птицы. Синее Пенемюнде зеркалилось вокруг них по всем направлениям, мечта из бетона и стальных масс отража<text:span text:style-name="T748">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48">о</text:span>знач<text:span text:style-name="T748">а</text:span>ло, что секретность ничуть не наруш<text:span text:style-name="T748">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7">–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49">по</text:span> данной части Пенемюнде, выстраивая на своём куске потолка планы, отбр<text:span text:style-name="T749">асываем</text:span>ые мечты, заслуги перед <text:span text:style-name="T749">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358">Пёклер <text:s/>в ту ночь, возможно, всего лишь свидетелем—или же он и впрямь часть всего этого. Ему не открылось что именно. Ты вдумайся. Вот-вот <text:span text:style-name="T750">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50">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50">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50">о</text:span>знач<text:span text:style-name="T750">а</text:span>ло—один из этих архетипов начинает выглядеть весьма и очень даже как <text:span text:style-name="T750">всякий</text:span> другой, о, ты слышишь кого-то из этих ново трудоустроенных, что заискивающей толпой завал<text:span text:style-name="T750">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50">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51">осознание</text:span> насколько далеко зашли репрессии в т<text:span text:style-name="T751">у пору</text:span>, мы можем получить <text:span text:style-name="T751">из</text:span> глубин<text:span text:style-name="T751">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51">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51">по </text:span>его вычурно<text:span text:style-name="T751">му</text:span> выражени<text:span text:style-name="T751">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51">шаблоном</text:span>, основой <text:span text:style-name="T751">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51">грёз </text:span>окружающий Мир. Но сколько подлости, цинизма в том, как используют этот сон. Змий возгла<text:span text:style-name="T751">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54">ха</text:span>! Не поймите меня <text:span text:style-name="T751">превратно</text:span>, это действительно милый город, чудесные радушные люди—когда не дерутся на дуэли. Хотя если всерьёз, они встречают тебя <text:span text:style-name="T751">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51">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51">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52">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53">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8">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53">дрыхшего</text:span> без задних ног. Затем остыл до раздражённости элитарного инженера: «Они тупицы, не отличат синус от косинуса, <text:span text:style-name="T755">а</text:span> ещё <text:span text:style-name="T755">хотят</text:span> <text:span text:style-name="T1">мне </text:span><text:span text:style-name="T152">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41">Жертва в Пустоте</text:span>! </text:p>
      <text:p text:style-name="P477">Nur . . . ein . . . Op-fer! </text:p>
      <text:p text:style-name="P477">Sehr ins Vakuum, </text:p>
      <text:p text:style-name="P477">(“Может хоть кто-нибудь попользуется мною?”) </text:p>
      <text:p text:style-name="P477">Wird niemand ausnut-zen mich, auch? </text:p>
      <text:p text:style-name="P477">(“Я раб без госпожи, я в простое,”) </text:p>
      <text:p text:style-name="P477">Nur ein Sklave, ohne Her-rin, (ya-ta ta-ta) </text:p>
      <text:p text:style-name="P477">(“И кому, к чорту, нужна эта свобода?”) </text:p>
      <text:p text:style-name="P477">Wer zum Teufel die Freiheit, braucht? </text:p>
      <text:p text:style-name="P474"/>
      <text:p text:style-name="P359">(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56">постарайтесь</text:span> прорваться сквозь молчания, <text:span text:style-name="T756">постарайтесь</text:span> дотянуться и связаться….) </text:p>
      <text:p text:style-name="P478"><text:span text:style-name="T756">Т</text:span>ускнеют натриевые фонари <text:s/>Берлин<text:span text:style-name="T756">а</text:span>,</text:p>
      <text:p text:style-name="P478"><text:soft-page-break/>В бар прихожу, но нет там никого! Все разошлись уж прочь, </text:p>
      <text:p text:style-name="P478">А для меня жутчее Греческой трагедии </text:p>
      <text:p text:style-name="P478">Остаться ЖЕРТВОЙ ВАКУУМА в эту ночь! </text:p>
      <text:p text:style-name="P199">Шли дни, похожие для Пёклера один на другой. Идентичное утро плюха<text:span text:style-name="T757">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57">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57">заговор</text:span> против кого-<text:span text:style-name="T757">т</text:span>о <text:span text:style-name="T757">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57">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57">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58">изобретением</text:span> Похлмана по <text:span text:style-name="T758">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58">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58">являлись</text:span> кодировкой чего-то помимо лично<text:span text:style-name="T758">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59">у</text:span>держи<text:span text:style-name="T759">вае</text:span>т<text:span text:style-name="T759">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59">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59">л</text:span> <text:span text:style-name="T759">просчитывать</text:span> комбинации для третьего визита, для четвёртого…. У Вайсмана, тех, кто за ним, <text:span text:style-name="T759">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59">а</text:span>, опустошённый <text:span text:style-name="T759">подобно</text:span> Пёклер<text:span text:style-name="T759">у</text:span>, чувствовать в ту ночь, <text:span text:style-name="T759">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60">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60">относительно</text:span> перекрёстного допроса. Не смог узнать кто она. В фальшивой Антарктике, не имея понятия что привлекло её туда, <text:span text:style-name="T760">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360">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61">д</text:span>на из её ладошек замерла у начала его оголившейся икры. Глаза их встретились на полсекунды. Несколько неопределённостей <text:span text:style-name="T761">с</text:span>двинулись для Пёклера и обрели смысл. К его стыду, первым его чувством стала гордость. Он и не знал, что был <text:span text:style-name="T761">на</text:span>столь<text:span text:style-name="T761">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61">у</text:span> их недовольства. Ты можешь не понимать в чём собственно состоит их работа, не на уровне данных, но <text:span text:style-name="T761">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61">нам следует</text:span> отложить свои суждения пока что, после войны будет время <text:span text:style-name="T761">разобраться</text:span> c Пёклерам<text:span text:style-name="T761">и</text:span> и их гнусным секретишкам…. </text:p>
      <text:p text:style-name="P200">Он ударил её по темени открытой ладонью, громкий и жуткий удар. Это <text:span text:style-name="T761">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61">з</text:span>а <text:span text:style-name="T761">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61">В</text:span>троём, <text:s/><text:span text:style-name="T761">стояли они </text:span>на той палубе, обнявшись…. </text:p>
      <text:p text:style-name="Text_20_body">Нет. Пёклер предпочёл считать, что <text:span text:style-name="T762">ей</text:span> хотел<text:span text:style-name="T762">ось</text:span> покоя в ту ночь, <text:span text:style-name="T762">не </text:span>хотела остаться одна. Несмотря на Их игру, Их явную злобу, хотя у него не было оснований больше доверять «Илзе», чем он доверял <text:span text:style-name="T762">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62">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62">е</text:span>мся бумажном мозгу Государства некая <text:span text:style-name="T762">определённая</text:span> извращённость была <text:span text:style-name="T762">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1">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62">ли</text:span> красный и зелёный, снова и снова, в темнот<text:span text:style-name="T762">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62">с</text:span> фигур<text:span text:style-name="T762">ами</text:span> и комбинаци<text:span text:style-name="T762">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63">Г</text:span>енерала фон Троф<text:span text:style-name="T763">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63">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63">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63">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63">приблизительно около</text:span> калибра 2, <text:span text:style-name="T766">утоншаясь</text:span> к хвосту, которая затем растягивалась, <text:s/>к <text:span text:style-name="T763">до невозможности </text:span>высокой точке, <text:span text:style-name="T766">от</text:span> меньш<text:span text:style-name="T766">его</text:span> плечев<text:span text:style-name="T766">ого</text:span> радиус<text:span text:style-name="T766">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64">При подъезде к</text:span> на станци<text:span text:style-name="T764">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64">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64">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64">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64">неслись</text:span> на восток, в Польшу. Запуски с Пенемюнде все были нацелены в море и невозможно было пронаблюдать обратный вход А4. Ближна <text:span text:style-name="T764">стала</text:span> почти исключительно проектом SS: часть <text:span text:style-name="T767">созидания</text:span> империи Ген.-Майор<text:span text:style-name="T767">ом</text:span> Каммлер<text:span text:style-name="T767">ом</text:span>. Ракету в ту пору лихорадили проблемы взрывов в воздухе в завершающей фазе—аппарат разрывался на части до достижения цели. У каждого <text:span text:style-name="T765">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65">с</text:span> окислител<text:span text:style-name="T765">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65">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65">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65">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361">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68">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68">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68">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68">слишком</text:span> <text:span text:style-name="T768">много</text:span> и на слишком многое. Пёклер никак не согласовывается, право же ни в какую, <text:span text:style-name="T768">с его</text:span> мечта<text:span text:style-name="T768">нием</text:span> быть безупречно принесённым в жертву <text:span text:style-name="T768">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68">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69">разновидностям</text:span> пытки. </text:p>
      <text:p text:style-name="Text_20_body">Однако, внутри жизни Пёклера, не в записях, но в душе, в его <text:span text:style-name="T769">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69">а</text:span>, что застигнет его <text:span text:style-name="T769">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70">С</text:span>тол <text:span text:style-name="T770">его </text:span>завален документами, докладами, справочниками. Оказалось сюрпризом увидеть его не <text:span text:style-name="T770">таким</text:span> демоничным, а измытаренным, как <text:span text:style-name="T770">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70">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70">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71">Д</text:span>о самого августа, <text:span text:style-name="T771">когда</text:span> пришёл отпуск, как обычно в своём чёрном картонном конверте, и Пёклер <text:span text:style-name="T771">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71">вш</text:span>ую в фойе отеля в Цвёльфкиндер с такой же точно тьмой в её глазах (как мог он не заметить прежде? <text:span text:style-name="T771">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76">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4">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76">а</text:span>ре и в Любеке, <text:span text:style-name="T776">а</text:span> иногда слышали разрывы бомб. Что делал Пёклер в этом мире <text:span text:style-name="T776">грёз</text:span>, среди этой лжи? Его страна ожидала разрушения захватчиками вторгшимися с востока и запада: в Нордхаузен истерия <text:span text:style-name="T776">достигла</text:span> эпического уровня <text:span text:style-name="T776">с подготовкой</text:span> первы<text:span text:style-name="T776">х</text:span> ракет <text:s/>к выпуску в поле, исполнить инженерные пророчества из древних мирных времён. Почему в <text:span text:style-name="T776">столь</text:span> критич<text:span text:style-name="T776">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76">опустошённо</text:span>, без истинного интереса, поглядывали на случайных мальчиков предназначенных для <text:span text:style-name="Emphasis">Volkssturm</text:span>, мальчики <text:span text:style-name="T776">чуть </text:span>старше, больше не интересующиеся ею. Они мечтали о получен<text:span text:style-name="T776">ии</text:span> приказ<text:span text:style-name="T776">ов</text:span>, <text:span text:style-name="T776">о грандиозных </text:span><text:s/>взрывах и смерти—если они даже <text:span text:style-name="T776">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4"><text:soft-page-break/><text:span text:style-name="T777">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777">Alpdrücken</text:span></text:span><text:span text:style-name="T777">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475"><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362">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778">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778">н</text:span>ки кроватей, <text:span text:style-name="T778">что</text:span> отдаю<text:span text:style-name="T778">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778">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778">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41">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778">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778">так </text:span>это что к ней прилагается ещё и анти-паранойа, где ничто ни с чем не связано, условие, которые мало кто из нас может долго выдерживать. И <text:span text:style-name="T778">вот</text:span> тут-<text:span text:style-name="T778">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779">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779">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779">лихорадочных </text:span>температур. Где-то утечка газа <text:span text:style-name="T779">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779">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779">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779">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779">перерытую взрывами</text:span> стоянку грузовиков, откуда полчаса не может выбраться, кругов<text:span text:style-name="T779">ё</text:span>рт<text:span text:style-name="T779">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780">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780">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780">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780">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780">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781">давнишним</text:span> <text:span text:style-name="T781">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781">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782">о</text:span>, это 30-е столетие и безрассудный Ракетмэн <text:span text:style-name="T782">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782">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782">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782">и </text:span>вход в Миттельверке, параболичной, <text:span text:style-name="T782">только</text:span> больше <text:span text:style-name="T782">смахивает</text:span> на рот и глотку, суставы хряща отступ<text:span text:style-name="T782">или</text:span> в ожидании, выжидая проглотить… повыше рта, <text:span text:style-name="T782">пара</text:span> оквадраченных глаз, белки органди, зрачки черные, как смола, уставились на него… оно хохочет, как и все эти годы, <text:span text:style-name="T782">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782">а</text:span>й…. Но боль, двадцать, двадцать пять лет боли застывшей <text:span text:style-name="T782">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783">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783">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783">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5">Кислота в движении тоже, хотя внутреннем, шмонает свои сны. Это <text:span text:style-name="T783">смотрится</text:span> как одна большая комната, тёмная, полная табачного и косячного дыма, осыпавшихся гребней штукатурки там, где стены <text:span text:style-name="T783">про</text:span>шиблены <text:span text:style-name="T783">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783">ночных бульварных</text:span> тротуаров <text:s/>обтягивающ<text:span text:style-name="T783">им</text:span> камень мелки<text:span text:style-name="T783">ми</text:span> морщинка<text:span text:style-name="T783">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783">ью</text:span>, безвольн<text:span text:style-name="T783">ым</text:span> подчинени<text:span text:style-name="T783">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784">п</text:span>равимый старый наркоман недостаточно добр, чтоб удержаться и не <text:span text:style-name="T784">распахнуть</text:span> мгновенно старую матросскую сумку и заглянуть, глазами как проссаные в сугробе дырки, <text:span text:style-name="T784">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479">Из Марокко кой-чего кусочек </text:p>
      <text:p text:style-name="P479">Заверну я в носовой платочек </text:p>
      <text:p text:style-name="P476"/>
      <text:p text:style-name="P363">– Да. Такие дела, Дер-Шпрингер настучал про наш фальшивопечатный бизнес. Типа временн<text:span text:style-name="T785">ый</text:span> <text:span text:style-name="T785">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785">ует</text:span> Стерлинг<text:span text:style-name="T785">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785">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785">тут достаточно для вывода</text:span>, что Кислота никак не может быть <text:span text:style-name="T785">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785">Ф</text:span>унтов <text:span text:style-name="T785">С</text:span>те<text:span text:style-name="T785">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785">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785">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786">свои </text:span>приставания к Густаву в рояле и подходит присесть и потереться щекой о ворс <text:span text:style-name="T786">в</text:span> штан<text:span text:style-name="T786">ин</text:span>ах Слотропа, миленькие голые ножки перешёптываются друг об дружку, волосы распущены, рубаха полурасстёгнута, <text:span text:style-name="T786">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786">комфорта</text:span>, тут радушный дом, никаких предпочтений отдельным <text:span text:style-name="T786">ощущениям</text:span> или органам, всем <text:span text:style-name="T786">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786">вот </text:span>подтя<text:span text:style-name="T786">нула</text:span> свои колен<text:span text:style-name="T786">к</text:span>и, <text:span text:style-name="T786">в</text:span>полз<text:span text:style-name="T786">ае</text:span>т <text:span text:style-name="T786">ц</text:span>епляясь <text:span text:style-name="T786">за </text:span>волос<text:span text:style-name="T786">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786">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788">во </text:span>выйду, п<text:span text:style-name="T788">а</text:span>йду <text:span text:style-name="T788">и </text:span>вторг<text:span text:style-name="T788">нусь</text:span> в Польшу. Тоже мне, Ода Радости. Да у него даже чувства юмора не было. Я тебе говорю,– покачивая старым морщинистым пальцем,– того <text:span text:style-name="T786">же</text:span> Возвышенного <text:span text:style-name="T786">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787">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787">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787">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787">и</text:span>сь наконец? Или придётся начинать da capo с Карлом Орфом? </text:p>
      <text:p text:style-name="Text_20_body">– Об этом я <text:span text:style-name="T787">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6">–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789">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787">да</text:span>лись там, на концерте <text:span text:style-name="T787">среди</text:span> <text:span text:style-name="T787">прочих</text:span> <text:span text:style-name="T787">пархатых</text:span> стары<text:span text:style-name="T787">х</text:span> п<text:span text:style-name="T787">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6">– Это великая мелодия!– Кислота кричит в ответ.– Выкури ещё од<text:span text:style-name="T787">ин такой же</text:span> и я тебе <text:s/>изображу её, сыграю <text:s/>на <text:span text:style-name="T790">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788">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788">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7">Двадцать минут спустя, где-то в Американском секторе, Слотроп <text:span text:style-name="T788">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788">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788">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364">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792">х</text:span> и больших шляпах с мягкими полями <text:span text:style-name="T792">и</text:span> рею<text:span text:style-name="T792">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793">Ходил по делам</text:span>,– Слотроп шарит <text:span text:style-name="T793">среди</text:span> накрыты<text:span text:style-name="T793">х</text:span> жестян<text:span text:style-name="T793">ок</text:span> на полке над плитой, находит головки сушёного клевера заварить чай. </text:p>
      <text:p text:style-name="Text_20_body">– Но ты бросил меня одну.– Её волосы вз<text:span text:style-name="T793">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793">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8">– Безопасно.– Жуткий хохот, от которого его коробит. Вода нач<text:span text:style-name="T793">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793">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793">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794">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794">просекают</text:span> тёмные вздутые рубчики на более ранних синяках, что сходили уже с её ягодиц и ляжек. <text:span text:style-name="T794">Он вынужден</text:span> пустить кровь, прежде, чем она убирает рыбу. Закончив, она становится на колени и целует его ботинки. Не совсем <text:span text:style-name="T794">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09">Неизвестно что с ней не т<text:span text:style-name="T794">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45">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46">трижды</text:span></text:span>. </text:p>
      <text:p text:style-name="Text_20_body">Домик у реки служит заводью, которая действует как пружина-подвеска для дня и погоды, пропуская <text:span text:style-name="T794">лишь</text:span> плавную смену света и <text:span text:style-name="T794">зноя</text:span>, вниз в вечер, снова вверх, в утро до пика полудня, но всё приглушается мягким покачиванием землетрясения от окружающего дня. </text:p>
      <text:p text:style-name="P210">Когда Грета слышит выстрелы во всё более отдалённых улицах, ей <text:span text:style-name="T794">вспоминаются</text:span> установк<text:span text:style-name="T795">и</text:span> звука в <text:span text:style-name="T795">пору </text:span>её ранней карьер<text:span text:style-name="T795">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795">которые</text:span> <text:span text:style-name="T795">совпадают с</text:span> представления<text:span text:style-name="T795">ми</text:span> Режиссёра о живописности—<text:span text:style-name="T795">половодье</text:span> лиц загримированных жёлтым с белыми губами из-за несовершенства киноплёнок того периода, <text:span text:style-name="T795">обливающиеся</text:span> п<text:span text:style-name="T94">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796">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796">длится</text:span> и <text:span text:style-name="T796">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796">из </text:span>вежливо<text:span text:style-name="T796">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796">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796">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796">служивает её</text:span> <text:span text:style-name="T796">странствие</text:span>. Ключевая гамма <text:span text:style-name="T796">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796">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791">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796">ой</text:span> гамм<text:span text:style-name="T796">ой</text:span> теперь зелёный. «И там, пробившись к солнцу,/ Останки её нашли сон в воде/ И в глубине лета/ Творения <text:span text:style-name="T796">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365"><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366"><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797">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797">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797">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797">с живущей в нём </text:span>семь<text:span text:style-name="T797">ёй</text:span>, <text:span text:style-name="T797">то и </text:span>семья органична, <text:span text:style-name="T797">а </text:span>дом <text:span text:style-name="T797">отчётливо</text:span>-<text:span text:style-name="T797">с</text:span>чит<text:span text:style-name="T797">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798">пока </text:span>ещё не окончательно созревшие для паранойи,– «а <text:span text:style-name="T798">с наличием у дома </text:span><text:s/>туалетн<text:span text:style-name="T798">ой</text:span> част<text:span text:style-name="T798">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798">заметно</text:span> краснеет, потупившись на свои колени, среди добродушн<text:span text:style-name="T798">о</text:span> улыбчивых зубов своих однокашников <text:span text:style-name="T798">по </text:span>технолог<text:span text:style-name="T798">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798">я</text:span>сь опирается о стену, замечательно похожий на Американского ковбойного актёра Генри Фонда, <text:span text:style-name="T798">давно</text:span> забыл, что дом органичен и никто ему не ука<text:span text:style-name="T798">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798">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798">ю</text:span> <text:span text:style-name="T798">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799">может </text:span>педик? Что я такое? Ч<text:span text:style-name="T799">т</text:span>о <text:span text:style-name="T799">нужно</text:span> Джи-Эл, чтоб я был тут? Это некая неясная <text:span text:style-name="T799">мера</text:span> <text:span text:style-name="T799">наказания</text:span> в компании, даже <text:span text:style-name="T800">вплоть до</text:span>, Боже правый, вечн<text:span text:style-name="T800">ой</text:span> ссылк<text:span text:style-name="T800">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808">вспоротый</text:span> хот-дог с рекламного щита). Прокати её в Баффало Плавни </text:p>
      <text:p text:style-name="P480">Ты прикинь какая хохма—</text:p>
      <text:p text:style-name="P480"><text:span text:style-name="T801">С</text:span>тарый комарище в плавнях </text:p>
      <text:p text:style-name="P480">Голову <text:span text:style-name="T801">сунул</text:span> ей под платье, в <text:span text:style-name="T801">самые </text:span>лохмы, </text:p>
      <text:p text:style-name="P480">С улыбкой противной и плавной, </text:p>
      <text:p text:style-name="P480">Выжить непросто в Баффало Плавнях, </text:p>
      <text:p text:style-name="P480">Эй, Москит, </text:p>
      <text:p text:style-name="P480">Закрой-ка свои глазки ты: </text:p>
      <text:p text:style-name="P480">Йа та, йа та-та, йа та-та, тата </text:p>
      <text:p text:style-name="P480">Ты прикинь какая хохма, </text:p>
      <text:p text:style-name="P480">Ивв-месте! </text:p>
      <text:p text:style-name="P212">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802">таки </text:span>до него и сделали своё неудобосказуемое дело. А мы <text:span text:style-name="T802">пос</text:span>ып<text:span text:style-name="T94">а́</text:span>ли <text:span text:style-name="T802">инсектицидами</text:span>, а и бомбили плавни цитронеллой, и это неправильно, ребята. Они плодятся быстрее, чем мы успе<text:span text:style-name="T802">ва</text:span>ем их <text:span text:style-name="T802">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802">допустим, чтоб </text:span><text:s/><text:span text:style-name="T802">они </text:span><text:span text:style-name="T53">существовали</text:span> даже? </text:p>
      <text:p text:style-name="P481">—Выжить непросто в Баффало Плавнях,</text:p>
      <text:p text:style-name="P481">Эй, Москит, </text:p>
      <text:p text:style-name="P481">Закрой-ка свои глазки ты, </text:p>
      <text:p text:style-name="P481">Хабба, хабба— </text:p>
      <text:p text:style-name="P481">Эй, Москит, </text:p>
      <text:p text:style-name="P481">Закрой-ка свои глазки ты! </text:p>
      <text:p text:style-name="P211">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1">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802">срочно </text:span>просраться. <text:span text:style-name="T802">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803">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803">в постоянных</text:span> поиск<text:span text:style-name="T803">ах</text:span> нео<text:span text:style-name="T803">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803">б</text:span> не <text:span text:style-name="T803">понять</text:span> в какую сторону оно направляется. Команда корабля размещались, фактически, каждый в <text:span text:style-name="T803">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803">чья</text:span> колода, <text:span text:style-name="T803">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803">ит</text:span>ые, как очереди в банках), сортирные юристы делятся советами, всевозможные посетители приходят и уходят, ссутул<text:span text:style-name="T803">ившиеся</text:span> команды подводных лодок нервно вскидывают <text:span text:style-name="T803">взгляд</text:span> каждую секунду или две к потолку, моряки с эсминцев резвя<text:span text:style-name="T803">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803">ся</text:span> солёной воды ревёт под ними), <text:span text:style-name="T803">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804">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804">маскировки</text:span> <text:span text:style-name="T804">испытательной</text:span> станции в Пенемюнде), <text:span text:style-name="T804">никак</text:span> не <text:span text:style-name="T804">располагает</text:span> времен<text:span text:style-name="T804">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804">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805">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804">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805">достаётся многим из нас</text:span>. </text:p>
      <text:p text:style-name="P367"><text:span text:style-name="T806">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20">гомерианцев среди</text:span> горных ущел<text:span text:style-name="T820">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806">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806">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806">А</text:span> у тебя <text:span text:style-name="T806">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806">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806">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809">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810">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807">оно</text:span> уж<text:span text:style-name="T807">е</text:span> там, летает, этот несущий порыв в—это и есть свобода? Неужели никто не ощущает как<text:span text:style-name="T810">ое</text:span> гравитация <text:span text:style-name="T810">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811">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368"><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368"><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13">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13">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13">о</text:span>е, лишённ<text:span text:style-name="T813">о</text:span>е окон, припудренн<text:span text:style-name="T813">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13">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13">Прилегающая </text:span><text:s/>к ней <text:span text:style-name="T813">полоса</text:span> отведена кипарисам. Фонтан<text:span text:style-name="T813">чики</text:span> <text:span text:style-name="T813">ниспадают</text:span> в массивны<text:span text:style-name="T813">е</text:span> каменны<text:span text:style-name="T813">е</text:span> чаш<text:span text:style-name="T813">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14">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14">Рядом с топью</text:span>»,– это <text:span text:style-name="T814">её</text:span> ш<text:span text:style-name="T814">опо</text:span>т?– «на закате, эта женщина в чёрном….» </text:p>
      <text:p text:style-name="Text_20_body">– Ладно тебе. Всё хорошо,– опять по<text:span text:style-name="T814">кати</text:span>ли Берлинские <text:span text:style-name="T814">бредни</text:span>.– Она тут просто для лечения.– Идиот, идиот—прежде, чем он успевает её остановить, она вырывается и <text:span text:style-name="T814">убегает</text:span> прочь, отчаянн<text:span text:style-name="T814">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14">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14">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14">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15">с нею</text:span>. Осталось не больше километра. </text:p>
      <text:p text:style-name="Text_20_body">– <text:span text:style-name="T815">О</text:span> <text:span text:style-name="T814">чём ты</text:span>? </text:p>
      <text:p text:style-name="Text_20_body"><text:soft-page-break/>– Бианка, моё дитя, и мои друзья. Я думала они давно уже в С<text:span text:style-name="T815">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15">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15">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15">валивает</text:span>, Слотроп, вскрик<text:span text:style-name="T815">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12">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3">–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15">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4">– Я заметила. Чей-нибудь вечерний костюм должен на тебя <text:span text:style-name="T816">прийтись</text:span>. Обсуши<text:span text:style-name="T816">вайся</text:span>, я выйду посмотрю что <text:span text:style-name="T816">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16">ставит из</text:span> себя кинопродюсер<text:span text:style-name="T816">а</text:span>. Ну, ты знаешь Карела. И конечно же ей больше всего <text:span text:style-name="T816">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16">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16">изображала</text:span> с ней папашу. Сомневаюсь, что у неё <text:span text:style-name="T816">есть</text:span> отец. Это было непорочным зачатием, она чистая <text:span text:style-name="T816">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16">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8">Добро пожаловать на борт! </text:p>
      <text:p text:style-name="P482">Добро пожаловать на борт, эй, <text:span text:style-name="T817">тут</text:span> крутая ор-гия,</text:p>
      <text:p text:style-name="P482"><text:span text:style-name="T817">Тебе понравится</text:span>, мой друг, <text:span text:style-name="T817">от неё в восторге я.</text:span></text:p>
      <text:p text:style-name="P483"><text:s/><text:span text:style-name="T817">К</text:span>ак <text:s/>начинали, <text:span text:style-name="T817">у</text:span>же не вспомнить,</text:p>
      <text:p text:style-name="P482">Зато конец <text:span text:style-name="T817">будет у нас</text:span>, без вариантов, <text:span text:style-name="T817">полный </text:span>класс! </text:p>
      <text:p text:style-name="P482">Ведём себя по скотски, без лишних слов, и плотски, </text:p>
      <text:p text:style-name="P482">Но ты придёшься ко двору, </text:p>
      <text:p text:style-name="P482"><text:span text:style-name="T817">Отбросив</text:span> этики муру </text:p>
      <text:p text:style-name="P482">И ста<text:span text:style-name="T817">в к тому же </text:span><text:s/>истерично громогласным! </text:p>
      <text:p text:style-name="P482"/>
      <text:p text:style-name="P482">Тут мамочки любовников меняют, </text:p>
      <text:p text:style-name="P482"><text:soft-page-break/>У дочек ухажёров отбивают. </text:p>
      <text:p text:style-name="P482">Большим эрекциям особая предилекция, </text:p>
      <text:p text:style-name="P482">Ты не поверишь и глазам, </text:p>
      <text:p text:style-name="P482">Иди попробуй сам, </text:p>
      <text:p text:style-name="P482">И подымайся </text:p>
      <text:p text:style-name="P482">На борт <text:span text:style-name="Emphasis">Титаника</text:span>, где среди праздника </text:p>
      <text:p text:style-name="P482">В трюм айсберг трахнет <text:span text:style-name="T817">наконец</text:span>, </text:p>
      <text:p text:style-name="P483">И <text:span text:style-name="T819">всем</text:span> придёт <text:span text:style-name="T817">капец</text:span>,</text:p>
      <text:p text:style-name="P483"><text:span text:style-name="T817">За</text:span>молкнет визг и вой, </text:p>
      <text:p text:style-name="P482"><text:span text:style-name="T818">Ну, так вали</text:span> на борт, друг мой!</text:p>
      <text:p text:style-name="P369">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21">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21">бывшая</text:span> херня, что творилась когда-то на вилле Рауля де ля Пирлимпинпин<text:span text:style-name="T823">а</text:span> и, насколько <text:span text:style-name="T821">кажется </text:span>Слотроп<text:span text:style-name="T821">у</text:span>, вечеринка всё та же. </text:p>
      <text:p text:style-name="Text_20_body">Он примечает Маргрету с её дочерью, но вокруг <text:span text:style-name="T821">тех</text:span> сгрудились оргиасты держа его <text:span text:style-name="T821">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21">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21">со всей </text:span>тщательно<text:span text:style-name="T821">стью</text:span> и безукоризненно <text:s/>переплетены ниткой жемчуга, чтобы открыть висящие серьги кристалла блистающего <text:span text:style-name="T821">под</text:span> её крохотны<text:span text:style-name="T821">ми</text:span> моч<text:span text:style-name="T821">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21">исполнилось и</text:span> 30, в Зоне, от <text:span text:style-name="T823">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22">повествует для</text:span> все<text:span text:style-name="T822">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22">одан</text:span> и он придвигается <text:span text:style-name="T822">вы</text:span>слушать. – её Нептун с изъяном. А чей без? спросит кое-кто. Ах. Но, <text:span text:style-name="T823">для </text:span>обитател<text:span text:style-name="T822">ей</text:span> <text:span text:style-name="T56">э</text:span><text:span text:style-name="T1">той</text:span> планеты, <text:s/>Грета, <text:s/><text:span text:style-name="T822">основном,</text:span> жила <text:s/>на Нептуне—недуг её был более прямолинеен, чист и ясен, чем известные <text:s/>тут <text:span text:style-name="T822">среди нас</text:span>. </text:p>
      <text:p text:style-name="P215">Она нашла Онейрин в тот день, когда её аванпост в Англии, <text:span text:style-name="T822">прив</text:span>ычный <text:span text:style-name="T822">поставщик</text:span> Хлородайн<text:span text:style-name="T822">а</text:span>, под<text:span text:style-name="T822">качал</text:span>. Недалеко от Темзы, когда герань света плыла по небу <text:span text:style-name="T823">чересчур</text:span> медленно, <text:span text:style-name="T823">до невозможности</text:span> выразить—медн<text:span text:style-name="T823">оватый свет</text:span>, <text:span text:style-name="T823">свет</text:span> лёгкого загара кожи и мягкого персика, стилизованные цветы рисовались и <text:span text:style-name="T823">про</text:span>рисов<text:span text:style-name="T823">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24">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24">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24">для</text:span> карнавальн<text:span text:style-name="T824">ого</text:span> освещени<text:span text:style-name="T824">я</text:span> цвете, костлявая хихикающая Смерть вот-вот <text:span text:style-name="T824">хапнет</text:span> <text:span text:style-name="T824">пару</text:span> любовников <text:span text:style-name="T824">из </text:span>постели. </text:p>
      <text:p text:style-name="Text_20_body">Он <text:span text:style-name="T825">запросто переводится</text:span> на тему Ракеты. «Эта А4»,– грит он,– «мне видится младенцем И<text:span text:style-name="T826">и</text:span>сусом, с <text:span text:style-name="T826">бесконечными</text:span> комитетами Иродов, <text:span text:style-name="T825">что тужатся</text:span> убить его в младенчестве—Пруссаки, некоторые из них, в глубине глубин своих сердец, всё ещё <text:span text:style-name="T826">смотрят на</text:span> артиллери<text:span text:style-name="T826">ю</text:span> как к опасно<text:span text:style-name="T826">е</text:span> нововведени<text:span text:style-name="T826">е</text:span>. Если б ты только видел… с первой же минуты, ясно было, они становились всё покорнее перед её… в ней и впрямь <text:span text:style-name="T826">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27">позволили</text:span> случиться. Невозможно вообразить кого-то, кто <text:span text:style-name="T1">избрал</text:span> бы <text:span text:style-name="T827">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27">еннечески</text:span> хочет—хочет?—знать: «Ну, я был в Нордхаузене, видал куски и части. Но никогда А4 в полном сборе. Это <text:span text:style-name="T827">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27">затем</text:span> отходит. Неясно, <text:span text:style-name="T827">раз</text:span>дум<text:span text:style-name="T827">ыв</text:span>ал ли Танац <text:span text:style-name="T827">над</text:span> ответ<text:span text:style-name="T827">ом:</text:span> «Да, заправленная, живая, готовая к запуску… пятьдесят футов в высоту, дрожит… а потом это фантастич<text:span text:style-name="T827">ески</text:span>й мощный рёв. Почти рвёт <text:span text:style-name="T827">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27">яркими</text:span> исключениями конечно. Мы живём ради <text:span text:style-name="T827">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27">гром</text:span>а, отступления через <text:s/>нефтяные поля <text:span text:style-name="T827">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31">elnj ария</text:span> капитана <text:span text:style-name="T827">из </text:span><text:span text:style-name="Emphasis">Wozzeck</text:span>, и голос вдруг срывается в самые верхни<text:span text:style-name="T827">е</text:span> регистры истерики. Всё разваливалось и он вернулся к какой-то бы<text:span text:style-name="T827">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27">залиты</text:span> серым дождём <text:span text:style-name="T827">изнутри</text:span>. Он <text:span text:style-name="T827">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28">чересчур</text:span> Христианизированными, <text:span text:style-name="T828">слишком</text:span> расслабились <text:span text:style-name="T828">от</text:span> наши<text:span text:style-name="T828">х</text:span> обязанност<text:span text:style-name="T828">ей</text:span> перед <text:span text:style-name="Emphasis">Gesellschaft</text:span> с его знаменитым «Договором», которого никогда не существовало, <text:span text:style-name="T828">так </text:span>что мы, даже мы, приходим в ужас сталкиваясь с <text:span text:style-name="T828">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28">рвалось</text:span> из-под контроля— </text:p>
      <text:p text:style-name="Text_20_body">На этом месте их прервали Маргрета и Бианка театральн<text:span text:style-name="T828">ой</text:span> <text:span text:style-name="T828">инсценировкой</text:span> матери и непослушного дитя. Перешёптыванье с дирижёром, любители затей охотно окружают <text:span text:style-name="T828">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28">в </text:span>жутко<text:span text:style-name="T828">м</text:span> сомнени<text:span text:style-name="T828">и</text:span> продержится ли он в п<text:span text:style-name="T828">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28">ую</text:span> улыбк<text:span text:style-name="T828">у</text:span>, запинающ<text:span text:style-name="T828">ую</text:span>ся чечётк<text:span text:style-name="T828">у</text:span>… её нежные голые руки начинают <text:span text:style-name="T828">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28">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28">ты</text:span> к грудям и <text:span text:style-name="T828">гениталиям</text:span>, кадыки <text:span text:style-name="T829">по</text:span>драгивают, языки в пробежке по губам… где старая мазохистка и статуя, которую Слотроп знал в Берлине! Грета словно <text:span text:style-name="T829">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29">е</text:span>тся зеркально-обёрнут<text:span text:style-name="T829">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29">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29">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29">сами </text:span>они <text:span text:style-name="T829">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29">в обрамлении</text:span> ресниц <text:s/>пушисты<text:span text:style-name="T829">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29">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6">Происходит общий отвал от отверстий, чуть погодя выпивка, приём <text:span text:style-name="T829">наркотиков</text:span> и болтовня возобновляются и многие начинают <text:span text:style-name="T830">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30">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30">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370"><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370">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32">ительны</text:span>й разговор со Слотропом, но приближаясь к пробуждению он забыл его, как обычно. Теперь <text:span text:style-name="T832">вот </text:span>лежит уставясь на валы и подшипники над головой, колен<text:span text:style-name="T832">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1"><text:soft-page-break/>– О, она <text:span text:style-name="T832">совсем с ума сошла</text:span>, только что обвинила меня в любовной связи с Танацем. <text:span text:style-name="T57">Безумие</text:span>, <text:s text:c="2"/>конечно, <text:span text:style-name="T839">мы </text:span>добрые <text:span text:style-name="T1">друзья</text:span>, но и только… если б она уделяла мне хоть чут<text:span text:style-name="T832">очку</text:span> <text:s/>внимани<text:span text:style-name="T832">я</text:span>, то знала бы. </text:p>
      <text:p text:style-name="P217">–<text:span text:style-name="T832">Но</text:span> заднице твоей <text:s/><text:span text:style-name="T832">о</text:span>на уж точно уделила там внимание, <text:span text:style-name="T832">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32">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32">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33">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33">ясь</text:span> медленно, мучительно, пока он заполняет её, натягивает полностью…. </text:p>
      <text:p text:style-name="P218"><text:soft-page-break/>И что-то, э, типа <text:span text:style-name="T1">забавное</text:span>, тут случается. Не то чтобы Слотропу <text:span text:style-name="T833">сразу же и</text:span> до<text:span text:style-name="T833">шло</text:span>, пока всё про<text:span text:style-name="T833">исходит</text:span>—уже попозже <text:span text:style-name="T833">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33">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39">м</text:span> героическо<text:span text:style-name="T839">м</text:span> <text:s/>взрывно<text:span text:style-name="T839">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19">Где-то в их <text:span text:style-name="T841">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34">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34">большое </text:span><text:s/>открытие. </text:p>
      <text:p text:style-name="P219">Но её руки зашевелились у него на шее, встревоженно. И есть от чего. Конечно, он побудет тут, но в <text:span text:style-name="T834">завершение</text:span> уйдёт, и оттого его <text:span text:style-name="T834">следует</text:span> причисл<text:span text:style-name="T834">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34">исполняет</text:span> формальности от<text:span text:style-name="T834">быт</text:span>ия, прививки от забывчивости, визы на выезд со штампами любовных укусов… но о <text:span text:style-name="T834">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34">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34">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34">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34">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34">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34">с</text:span>веряя <text:span text:style-name="T834">со </text:span>сколько в <text:span text:style-name="T834">Те</text:span> раз<text:span text:style-name="T834">ы</text:span>, в зеркале заднего вида, каждый из которых слишком внутри металла и сгорания, <text:span text:style-name="T835">придавая</text:span> планам на день больше <text:span text:style-name="T835">значимости</text:span>, чем чему-то, <text:span text:style-name="T835">что </text:span><text:s/>мо<text:span text:style-name="T835">жет</text:span> приключиться нежданно, по Закону Мёрфи, прин<text:span text:style-name="T835">е</text:span>ся, возможно, спасение…. <text:span text:style-name="T835">Пропадают</text:span>, <text:span text:style-name="T835">раз за разом</text:span>, мимо бедн<text:span text:style-name="T838">яги</text:span> Бекета <text:span text:style-name="T838">у</text:span>топленного из-за размытой дамбы, вверх и вниз по коричневым как колея склонам, мехграбли ржавеющие дни напролёт, серо-лиловое небо <text:span text:style-name="T835">потемнело</text:span> как жёванная резинка, туман начинающий <text:span text:style-name="T835">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35">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35">однако,</text:span> <text:span text:style-name="T835">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35">яет</text:span> <text:span text:style-name="T835">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35">на</text:span> <text:span text:style-name="T1">её</text:span> обочин<text:span text:style-name="T835">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20"><text:span text:style-name="T836">Разлучены</text:span>, да эти <text:span text:style-name="T836">разлучены как надо</text:span>. Ещё как. Чересчур приблизиться и станет больно возвращать её. Но <text:span text:style-name="T836">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36">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36">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36">с</text:span> массовк<text:span text:style-name="T836">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36">при</text:span>сутул<text:span text:style-name="T836">ивш</text:span>емуся на своём сиденье, <text:span text:style-name="T836">которому </text:span>ни разу не <text:span text:style-name="T836">грозило</text:span> ни по прямой, ни по диагонали за весь вечер, ты, чь<text:span text:style-name="T840">ё</text:span> отлуч<text:span text:style-name="T840">ение</text:span> от водно-белой любви её матери абсолютна, ты, один, <text:span text:style-name="T836">бормочущий</text:span> <text:span text:style-name="T1">знаю я их</text:span>, <text:span text:style-name="T840">пропущен</text:span>, хихикающий <text:s/><text:span text:style-name="T1">и </text:span><text:span text:style-name="T58">я туда же</text:span>, не<text:span text:style-name="T840">способный</text:span>, прикидывающий <text:span text:style-name="T837">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371"><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372">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42">атор</text:span>ского флота Япон<text:span text:style-name="T842">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43">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43">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43">оставалось</text:span> бы делать?– Он хихикает и сплёвывает апельсиновое зёрнышко за борт. <text:span text:style-name="T843">В общем,</text:span> он про<text:span text:style-name="T843">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43">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43">направлен</text:span> <text:span text:style-name="T843">ему в</text:span> глаз. –«Она не сказала тебе из-за чего? Чёрт, Джек, тебе лучше знать….» </text:p>
      <text:p text:style-name="P78">Рассказ <text:span text:style-name="T843">М</text:span>ичмана Моритури </text:p>
      <text:p text:style-name="P222">Войны умеют опережать дни незадолго до своего начала. Оглядываясь назад, замечаешь массу шума и давления. Но у нас рефлекс забывать. <text:span text:style-name="T843">За</text:span>тем, чтоб война <text:span text:style-name="T843">приобретала</text:span> бы б<text:span text:style-name="T94">о́</text:span>льшую зн<text:span text:style-name="T94">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44">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44">чтоб</text:span> вски<text:span text:style-name="T844">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44">х</text:span> удив<text:span text:style-name="T844">ило</text:span>, что он продержался так долго. Грета была передана Зигмунду вряд ли выздоровевшей, но без <text:span text:style-name="T844">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44">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44">чаще всего</text:span> полупьян, тупо упивш<text:span text:style-name="T844">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44">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45">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45">на</text:span> Венецианском праздни<text:span text:style-name="T845">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45">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45">свою</text:span> тросточку перед Ингаляториумом, с видом заблудившегося, некуда идти, да и желания нет. Не сговариваясь, <text:s text:c="2"/>они <text:span text:style-name="T845">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45">c</text:span>водились и на миг <text:span text:style-name="T845">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42">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373">На следующий вечер, Моритури следил за ней в последний раз. Вдоль <text:span text:style-name="T849">основного</text:span> русла, под привычные деревья, мимо пруда с Германскими золотыми рыбками, <text:s/>напомина<text:span text:style-name="T846">вший</text:span> ему о доме, через площадки для гольфа, где последни<text:span text:style-name="T846">е</text:span> белоусы<text:span text:style-name="T846">е</text:span> игроки дня пробивались через тенёта и ловушки, их клюшконосцы в аллегорической постойке смирно в сиянии заката, вяз<text:span text:style-name="T846">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46">пере</text:span>полнило его словно речной ветер: где она и бывала при своих исчезновениях, а дети из тех заголовков были— </text:p>
      <text:p text:style-name="P223">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46">игр</text:span>авшийся, когда все ушли. Волосами его был холодный снег. Моритури мог слышать лишь обрывки <text:span text:style-name="T846">произносимого</text:span> ими. Мальчик <text:span text:style-name="T846">с</text:span>начал<text:span text:style-name="T846">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46">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46">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46">второй</text:span> рукой в перчатке между его ног. Моритури бросился вперёд. Какой-то миг они раскачивались <text:span text:style-name="T846">едиой</text:span> группой. Серая Нацистская статуя: могла бы называться «Семья». Никакой Греческой неподвижности: нет, они <text:span text:style-name="T1">шевелились</text:span>. <text:span text:style-name="T846">И р</text:span>еч<text:span text:style-name="T846">и</text:span> не <text:span text:style-name="T846">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47">о,</text:span> как <text:span text:style-name="T847">случай</text:span> с д’Анунцио в Фиоме, как сам Рейх, как <text:span text:style-name="T847">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4">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47">А </text:span>самому <text:span text:style-name="T847">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47">за</text:span>кончилось бы так же, в официальном заключении, или как <text:span text:style-name="T847">уж </text:span>есть, понимаете». Следующим днём было 1-е сентября. У детей уже не осталось возможности исчезать загадочно. </text:p>
      <text:p text:style-name="P224"/>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47">Изучающий</text:span> взгляд лишает Слотропа равновесия. Дождь <text:span text:style-name="T847">во всю</text:span> барабанит по тенту, <text:span text:style-name="T850">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47">взвесь</text:span> весь <text:span text:style-name="T847">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4">–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47">и </text:span><text:span text:style-name="T236">выше</text:span>, пок<text:span text:style-name="T847">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47">тяивать</text:span>—<text:span text:style-name="T847">да</text:span> вылазь уже из-за стола, ты, жопа— </text:p>
      <text:p text:style-name="Text_20_body">– Мы так и будем <text:span text:style-name="T847">лишь</text:span> просто двигаться, только и всего. <text:span text:style-name="T847">Под</text:span> кон<text:span text:style-name="T847">ец</text:span> не имеет значения. </text:p>
      <text:p text:style-name="Text_20_body">– <text:span text:style-name="T847">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48">Всё чего я</text:span> хочу, <text:span text:style-name="T848">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48">и</text:span> размерам<text:span text:style-name="T848">и</text:span>, достаточно велик для городских развлечений, достаточно <text:span text:style-name="T848">и </text:span>для безмятежности <text:span text:style-name="T848">необходимой</text:span> человеку. <text:span text:style-name="T848">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48">кручи</text:span>вается торопливо, хлеща кругами по дождю. Тент провисает воронкой, <text:span text:style-name="T848">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48">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48">ко</text:span> все<text:span text:style-name="T848">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48">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48">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48">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48">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48">ы</text:span> что-нибудь случилось. </text:p>
      <text:p text:style-name="Text_20_body">Один из Общих Распорядков на этом судне. Ничего не должно случ<text:span text:style-name="T848">а</text:span>ться. Ладно, Слотроп вежливо вставляет остатки своей сигары между губ <text:span text:style-name="Emphasis">Mme</text:span>. Прокаловска и оставляет её попыхивать е<text:span text:style-name="T848">ю</text:span>, с кулаками в вязаных карманах джемпера. </text:p>
      <text:p text:style-name="P225">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48">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374"><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374">Мужчины всегда могли <text:span text:style-name="T179">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51">М</text:span>ноги<text:span text:style-name="T851">е имели</text:span> тот или другой невероятный дар, антигравитация, вещие сны… коматозные образы вокруг их лиц, <text:span text:style-name="T851">в </text:span>мерцающ<text:span text:style-name="T851">ем</text:span> <text:s/>воздухе: свет сам по себе <text:span text:style-name="T851">эти</text:span> слёзы <text:span text:style-name="T851">плача</text:span>, <text:span text:style-name="T851">излитые</text:span> <text:span text:style-name="T851">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51">расторяющаяся</text:span> тень, что сияет чёрным вокруг всего… либо же <text:span text:style-name="T851">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51">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52">удавалось</text:span> заставить его говорить и думать в точности, как <text:span text:style-name="T852">она того</text:span> хо<text:span text:style-name="T852">чет</text:span>. </text:p>
      <text:p text:style-name="Text_20_body">На миг она задумалась—не совсем словами—не так ли точно чувствует <text:span text:style-name="T852">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52">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52">них</text:span> мы модулировали его энергию….</text:p>
      <text:p text:style-name="Text_20_body"/>
      <text:p text:style-name="Text_20_body">В роли ошеломлённой дебютантки Лотты Люстиг, она <text:span text:style-name="T852">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6">По реке хлещет дождь: слышатся приближающиеся пороги, пока ещё не <text:span text:style-name="T852">различимы</text:span>, но они <text:span text:style-name="T852">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52">вовсе</text:span>… <text:span text:style-name="T852">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53">даже</text:span></text:span><text:span text:style-name="Emphasis"><text:span text:style-name="T856">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52">На него находило</text:span> вдохновение, после порки. <text:span text:style-name="T852">До того</text:span> переполнялся мыслью, что <text:span text:style-name="T853">у них получится</text:span>, убегут. <text:span text:style-name="T854">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54">уется</text:span> на ней в тишине, клетка за клеткой, посреди ночи. Она чувствовала себя почти в безопасности….</text:p>
      <text:p text:style-name="Text_20_body"/>
      <text:p text:style-name="P228">Всякий раз под плетью, <text:span text:style-name="T856">под ударом</text:span>, в своей беспомощности избежать, ей являлось одно и то же видение, только одно, <text:span text:style-name="T856">при</text:span> каждо<text:span text:style-name="T856">м</text:span> в<text:span text:style-name="T856">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57">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55">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55">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7">Не<text:span text:style-name="T855">мыслим</text:span>о было продвигаться в это дальше. Ужас <text:span text:style-name="T855">объял</text:span> обоих. Они развернулись, чувствуя спинами это, и торопливо ушли. </text:p>
      <text:p text:style-name="P326">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58">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46">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46">: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858">в </text:span>упоительно<text:span text:style-name="T858">м</text:span> незнани<text:span text:style-name="T858">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58">являлся</text:span> ли он позицией самой Ракеты? моментом взлёта? Германская Одиссея. Который из островов окажется домом? </text:p>
      <text:p text:style-name="P229">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58">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58">проговорить</text:span>, и я произнесла «За́мок». Рот улыбнулся мельком, но <text:span text:style-name="T858">отсутствующе</text:span>, изморщиненные волко-очи ушли уже даже <text:span text:style-name="T858">вне таких</text:span> <text:span text:style-name="T859">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59">помещении</text:span> казались знакомыми. Я знала их по фильмам, в них <text:span text:style-name="T859">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59">е</text:span> не <text:span text:style-name="T859">имели</text:span> и следа его шарма. Они все дожидались Блисеро. Встреча знати в За́мке. <text:span text:style-name="T859">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59">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59">научившиеся</text:span> говорить, с этими их словами, <text:span text:style-name="T859">которые</text:span> изобретают на каждом шагу. Мне это <text:span text:style-name="T859">по</text:span>казалось эктоплазмой—которую они заставили, объединёнными усилиями, материализоваться на столе. Ни <text:span text:style-name="T861">один</text:span> не шевелил губами. Это был сеанс. Я поняла тогда, что Блисеро перенёс меня <text:span text:style-name="T859">за</text:span> гран<text:span text:style-name="T859">ь</text:span>. Ввёл <text:s/>наконец-<text:span text:style-name="T859">то</text:span> в его род<text:span text:style-name="T859">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59">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860">из</text:span> мо<text:span text:style-name="T860">ей</text:span> голов<text:span text:style-name="T860">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860">стар</text:span>аться попасть в Свинемюнде. Что-то явно <text:span text:style-name="T860">произошло</text:span> на площадке. На поляне царила тишь, которую мне случалось почувствовать лишь однажды. Однажды в Ме<text:span text:style-name="T860">кси</text:span>к<text:span text:style-name="T860">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327"><draw:frame draw:style-name="fr2" draw:name="Image52" text:anchor-type="paragraph" svg:width="6.9252in" svg:height="0.3661in" draw:z-index="52"><draw:image xlink:href="Pictures/1000000000000B720000009B428C9716555D8079.png" xlink:type="simple" xlink:show="embed" xlink:actuate="onLoad" loext:mime-type="image/png"/></draw:frame></text:p>
      <text:p text:style-name="P327"><text:soft-page-break/></text:p>
      <text:p text:style-name="P327">Наверху, на мостике <text:span text:style-name="Emphasis">Анубиса</text:span>, шторм лупит лапами громко по стеклу, большущие мокрые ласты беспорядочно хлещут из ночи <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862">так вызывающе</text:span> за <text:span text:style-name="T862">столь</text:span> хрупк<text:span text:style-name="T862">ой</text:span> тонк<text:span text:style-name="T862">ой перегородкой</text:span> <text:s/>и в упор <text:span text:style-name="T862">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862">через</text:span> борозд<text:span text:style-name="T862">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862">промелькивать</text:span> в корабельной оснастке. Шторм дёргает за <text:s/>канат<text:span text:style-name="T862">ы и тросы</text:span>, наполняя ночь под тучами <text:span text:style-name="T862">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862">е</text:span> стоять, где <text:span text:style-name="T862">фосфоресцирующая</text:span> трава рябит в прицелах, а люфт ощу<text:span text:style-name="T862">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862">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863">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863">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230">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863">по</text:span> которы<text:span text:style-name="T863">м</text:span> трудно <text:span text:style-name="T863">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863">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863">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863">через</text:span> считанны<text:span text:style-name="T863">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863">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863">почему</text:span>-то по фиг. </text:p>
      <text:p text:style-name="Text_20_body"><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864">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864">в</text:span> отблеска<text:span text:style-name="T864">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864">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864">хоть</text:span> <text:span text:style-name="T864">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864">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865">заглатывает</text:span>, без крика о помощи, просто кроткий всхлип <text:span text:style-name="T1">ёб твою</text:span>, слёзы, которые ничем не дополнят кипень белого опустошения, что проносится над Дельтой Одера в эту ночь…. </text:p>
      <text:p text:style-name="P328"><draw:frame draw:style-name="fr2" draw:name="Image53" text:anchor-type="paragraph" svg:width="6.9252in" svg:height="0.3661in" draw:z-index="53"><draw:image xlink:href="Pictures/1000000000000B720000009B428C9716555D8079.png" xlink:type="simple" xlink:show="embed" xlink:actuate="onLoad" loext:mime-type="image/png"/></draw:frame></text:p>
      <text:p text:style-name="P328">Голоса <text:s/>Немецк<text:span text:style-name="T866">ие</text:span>. Похоже это рыболовный сейнер лишённый зачем-то сетей и лебёдок. Груз уложен на палубе. Розоволицый юноша заглядывает вниз на Слотропа с палубы по центру судна, нависая с бортом поближе, откачиваясь назад. –«На нём вечерний костюм»,– кричит он в сторону рубки рулевого.– «Это хорошо или плохо? Ты ведь не с военным правительством, а?» </text:p>
      <text:p text:style-name="Text_20_body">– Исусе, парень, я тону. Я выдам тебе справку, если хочешь.– Ну, это так Привет, Друг на Немецком. Юноша протягивает розовую руку с обросшей мозолями ладонью и втаскивает наверх, уши замёрзли, из носа текут солёные сопли, шлёпаются на деревянную палубу пахнущую поколениями рыбы и до блеска измызганную грузом более солидным. Судно ложится на курс с резким взмывом ускорения. Слотроп <text:span text:style-name="T866">расхлябано</text:span> откатывается к корме. Позади них высокий петушиный хвост пены встаёт торчком навстречу дождю. Маниакальный хохот катит на корму из рулевой рубки. –«Эй, кто или что командует этим тут кораблём?» </text:p>
      <text:p text:style-name="Text_20_body">– Мать моя,– розовый парнишка присаживается на корточки рядом со Слотропом с беспомощно виноватым видом.– Гроза открытого моря. </text:p>
      <text:p text:style-name="Text_20_body"><text:soft-page-break/>Эта дама с яблочками щёк Фрау Гнаб, а сынка её кличут Отто. В приливах симпатии, она зовёт его «Отто Молчун», что кажется ей очень смешным, но и выдаёт её возраст. Пока Слотроп стаскивает дорогой костюм и развешивает его внутри сушиться, сам завёрнутый в армейское одеяло, мать с сыном делятся как вдоль всего Балтийского побережья доставляют они товары на чёрный рынок. Кто бы ещё вышел в море в такую штормовую ночь? У него лицо вызывает доверие, у этого Слотропа, люди расскажут ему что угодно. Сейчас они типа направляются в Свинемюнде принять груз для завтрашнего рейса вдоль береговой линии Ю<text:span text:style-name="T869">зе</text:span>дома. </text:p>
      <text:p text:style-name="Text_20_body">– А знаком вам человек в белом костюме,– цитируя Гели Трипинг из пары эпох тому назад,– который вроде как бывает на Прибрежном Променаде в том Свинемюнде всегда примерно в полдень? </text:p>
      <text:p text:style-name="Text_20_body">Фрау Гнаб занюхивает щепотку табака и сияет: «Его все знают. Он рыцарь белого коня на чёрном рынке, а я королева каботажного товарооборота». </text:p>
      <text:p text:style-name="Text_20_body">– Дер-Шпрингер, верно? </text:p>
      <text:p text:style-name="Text_20_body">– А кто ж ещё. </text:p>
      <text:p text:style-name="Text_20_body">Больше некому. В кармане штанов Слотропа до сих пор заныкана та шахматная фигурка от старого Кислоты Бумера. 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не устаёт повторяет Слотроп голосом в точности как у Ширли Темпл, утратив голову совершенно. И это, в натуре, смущает. Он просыпается к солнечному свету, вскрикам чаек, запаху машинного масла номер 2, бамканью винных бочек, что скатываются по доскам на берег. Они пришвартованы в Свинемюнде у ввалившихся длинных останков испепелённых складов. Фрау Гнаб следит за разгрузкой чего-то. У Отто вскипает жестянка с ей-же-ей <text:span text:style-name="Emphasis">Bohnenkaffee</text:span>: «Давненько такого не пробовал»,– признаётся Слотроп обожжённым ртом. </text:p>
      <text:p text:style-name="Text_20_body">– Чёрный рынок,– урчит Отто,– <text:span text:style-name="T866">милое</text:span> дело проворачивать на нём дела. </text:p>
      <text:p text:style-name="Text_20_body">– Я малость занимался….– О, да и бросил остатки того гашиша Б<text:span text:style-name="T866">о</text:span>дайна, не так ли, несколько ёбаных унций фактически, на том <text:span text:style-name="Emphasis">Анубисе</text:span>, умник. Сиди и облизывай<text:span text:style-name="T866">с</text:span>я на воспоминания— </text:p>
      <text:p text:style-name="Text_20_body">– Приятное утро,– замечает Отто. </text:p>
      <text:p text:style-name="Text_20_body">Слотроп натягивает обратно свой вечерний прикид, поморщенный и крепко севший, но почти сухой, и сходит на берег с Отто отыскать Дер-Шпрингера. Похоже это Шпрингер подрядил сегодняшний рейс вдоль берега. Слотроп высматривает <text:span text:style-name="Emphasis">Анубис</text:span>, но корабля нигде не видно. В отдалении порталы кранов сбились в кучу, словно скелеты высясь над разрухой, что так нежданно грянула на порт. Штурм Русских по весне усложнил тут общую панораму. Белый корабл<text:span text:style-name="T867">ь</text:span> может спрятаться за любым из этих <text:span text:style-name="T867">нагромождений</text:span> портовых обломков. Выходи, выходи…. </text:p>
      <text:p text:style-name="Text_20_body">Шторм улёгся, ветер сегодня тих и небо раскинулось над головой безупречной интерференцией цвета, скумбрийно-серый с синим. Где-то заводятся и лязгают военные машины. Мужчины и женщины орут вблизи и подальше на Русском. Отто со Слотропом обходят их переулками с <text:soft-page-break/>наполовину бревенчатыми домами по сторонам, почти готовы сомкнуться над головой после столетий неприметного пере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набегает бриз. Русские солдаты, <text:span text:style-name="T868">опёршись</text:span> на столбы или скамейки, разговаривают с девушками в дирндльсах и белых носках до колен, почти все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синей униформе, пробираются со шлангом и метлой, счищ<text:span text:style-name="T867">а</text:span>ют мусор и каменную пыль качаемой из гавани водой. Две девчушки носятся кругами вокруг кричаще красного киоска оклеенного хромофотографиями Сталина. Рабочие в кожаных 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хором птиц, которых не разглядеть. </text:p>
      <text:p text:style-name="Text_20_body">Как Гели и говорила, 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машет конём из пластмассы. Дер-Шпрингер улыбается с поклоном. </text:p>
      <text:p text:style-name="Text_20_body">– Герхардт фон Гёль, к вашим услугам.– Они обмениваются рукопожатием, хотя у Слотропа в руке неприятное колотье. </text:p>
      <text:p text:style-name="Text_20_body">Чайки кричат, волны распрямляются на берегу. –«Э»,– грит Слотроп.– «Со слухом у меня не совсем того, в общем, не могли бы—так говорите Герхард фон что, простите?»– это скумбриозное небо начинает всё меньше смахивать на муар, и <text:span text:style-name="T867">больше </text:span>походить на шахматную доску.– «Полагаю, у нас есть общая знакомая. Ну, та Маргрета Эрдман. Видел её прошлой ночью. Ага….» </text:p>
      <text:p text:style-name="Text_20_body">– Про неё ходил слух будто она погибла.– Он берёт Слотропа под руку и они начинают прогуливаться по променаду. </text:p>
      <text:p text:style-name="Text_20_body">– Н-ну, а про вас говорили, будто вы кинорежиссёр. </text:p>
      <text:p text:style-name="Text_20_body">– Это одно и то же,– подносит огонь к Американским сигаретам каждого.– Те же проблемы контроля. Только интенсивнее. Как для некоторых музыкальных ушей, диссонанс на самом деле высшая форма благозвучия. Вы слыхали про Антона Веберна? Весьма печально. </text:p>
      <text:p text:style-name="Text_20_body">– Это по ошибке. Он не виноват. </text:p>
      <text:p text:style-name="P231">– Ха. Конечно, нет. Ошибки тоже часть этого—вс<text:span text:style-name="T867">яко лыко в строку</text:span>. Начинаешь понимать как всё сочетается, <text:span text:style-name="Emphasis">ja</text:span>? осваиваешь структуру, привыкаешь к ритмам, и в один из дней ты больше не актёр, но уже свободен, по другую сторону камеры. Не стоит названивать <text:span text:style-name="T867">распорядителям</text:span>—<text:span text:style-name="T867">достаточно</text:span> однажды <text:span text:style-name="T867">очнуться</text:span> и <text:span text:style-name="T867">понять</text:span>, что Королева, Слон, и Король всего лишь приукрашенные калеки, а пешки, даже достигшие последнюю линию, обречены ползать в двух <text:soft-page-break/>измерениях, и ни одна Ладья не вознесётся и не опустится, нет: <text:span text:style-name="T1">полёт достался в удел одному лишь</text:span> <text:span text:style-name="Emphasis">Springer</text:span>'<text:span text:style-name="T1">у</text:span>! </text:p>
      <text:p text:style-name="Text_20_body">– Точно, Шпрингер,– грит Отто. </text:p>
      <text:p text:style-name="Text_20_body">Четвёрка Русских рядовых вышли из навала рухнувших гостиничных фронтонов, пересмеиваясь поперёк променада, через стенку к воде, где и стоят, бросают гладкие камешки, брыкают волны, напевают друг другу. Не слишком-то вольный город, Свинем<text:span text:style-name="T867">ю</text:span>нде. Слотроп информирует фон Гёля о Маргрете, стараясь не вдаваться в личное. Но какая-то тревога за Бианку, как видно проступила, Фон Гёль дёргает его руку, добрый дядюшка. –«Ничего. Я бы <text:span text:style-name="T867">слишком </text:span>уж так не беспокоился. Бианка умный ребёнок, а мать её вряд ли богиня уничтожения». </text:p>
      <text:p text:style-name="Text_20_body">– Вы умеете утешить, Шпрингер. </text:p>
      <text:p text:style-name="Text_20_body">Балтика, неутихающий серый Вермахта, шепчет вдоль берега. 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 text:style-name="Emphasis">Schwarzkommando</text:span>, и никто иной. Он удерживает за шею неощипанную мёртвую индюшку. Пока они пробираются среди обломков, больших и малых, от Свинемюнде и боёв, что шли тут весною, жители города начинают показываться из руин и стороной подбираться поближе к фон Гёл<text:span text:style-name="T868">ю</text:span>, обёрнуто<text:span text:style-name="T868">му</text:span> на сушу,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text:span text:style-name="T868">окружение</text:span> тут же уполовинивается. </text:p>
      <text:p text:style-name="Text_20_body">– Они сегодня голоднее,– замечает Нэриш. </text:p>
      <text:p text:style-name="Text_20_body">– Верно,– откликается Шпрингер,– но сегодня их меньше. </text:p>
      <text:p text:style-name="Text_20_body">– Ух,– врубается Слотропа,– нехорошо так говорить. </text:p>
      <text:p text:style-name="Text_20_body">Шпрингер пожимает плечами, –«Сочувствуй. Но не строй фантазий на их счёт. Презирай их, превозноси, но помни, мы определяем друг друга. Элита и обездоленные, мы движемся космическим дизайном тьмы и света и, при всём смирении, я один из очень немногих, кто способен понимать это <text:span text:style-name="Emphasis">in toto</text:span>. Посему взвесьте честно, молодой человек, на которой из сторон предпочтёте вы находиться. Пока они <text:span text:style-name="T868">прозябают</text:span> в вечной сумеречности, тут… всегда— </text:p>
      <text:p text:style-name="P17"><text:span text:style-name="T141">Прекрасная Погода (Фокс-трот)</text:span> </text:p>
      <text:p text:style-name="P484">—прекрасная погода для чёрного рын-ка</text:p>
      <text:p text:style-name="P484">Золото и серебро текут, звенят, блестят! </text:p>
      <text:p text:style-name="P484">От Моря Кораллов до Балтики синей </text:p>
      <text:p text:style-name="P484">Деньги чудеса творят. </text:p>
      <text:p text:style-name="P484"><text:soft-page-break/>Будто луч маяка сверкает этикетка, </text:p>
      <text:p text:style-name="P484">В таком декольте ты будешь как конфетка! </text:p>
      <text:p text:style-name="P484">Зелёное иль алое, неважно, подружка! </text:p>
      <text:p text:style-name="P484">В таком даже маманя, смотрится шлюшкой… </text:p>
      <text:p text:style-name="P484">А и прекрасная погода для чёрного, чёрного ры(ы)нка, </text:p>
      <text:p text:style-name="P484">Найдёшь тут всё: от танкера и до ботинков! </text:p>
      <text:p text:style-name="Text_20_body">Нэриш и Отто тут тоже <text:span text:style-name="T868">подхватывают</text:span> в раскладке на трёхголосье, пока безработное и голодное Свинемюнде смотрят, побелев лицами, словно терпеливый скот. Но тела их обозначены лишь намёком: проволочные вешалки для довоенных костюмов и платьев, слишком древние, слишком заеложенные грязью, устарелые. </text:p>
      <text:p text:style-name="Text_20_body">Оставив променад, они стоят на углу улицы, пока подразделение Русской пехоты и кавалерии маршируют мимо. –«Гля, они так и валят»,– отмечает Отто.– «Где цирк?» </text:p>
      <text:p text:style-name="Text_20_body">– Дальше по берегу, пацан,– грит Нэриш. </text:p>
      <text:p text:style-name="Text_20_body">– Что дальше по берегу,– интересуется Слотроп. </text:p>
      <text:p text:style-name="Text_20_body">– <text:span text:style-name="T1">Осторожней</text:span>,– предупреждает Нэриш,– <text:span text:style-name="T1">он шпион</text:span>. </text:p>
      <text:p text:style-name="Text_20_body">– Не говори на меня «пацан»,– окрысивается Отто. </text:p>
      <text:p text:style-name="Text_20_body">– Жопа от шпиона,– грит Слотроп. </text:p>
      <text:p text:style-name="P232">– Он в порядке,– Шпрингер похлопывает каждого из них по плечу, прям тебе тут <text:span text:style-name="Emphasis">Herr Gemütlich,– </text:span><text:span text:style-name="Emphasis"><text:span text:style-name="T146">об нём уже </text:span></text:span><text:span text:style-name="Emphasis"><text:span text:style-name="T154">прошёл </text:span></text:span><text:span text:style-name="Emphasis"><text:span text:style-name="T146">базар. Он даже без оружия.– Обернувшись к Слотропу.– Добро пожаловать с нами, вдоль берега. Тебе может показаться интересным.– Но Слотроп не лыком шит. Он примечает насмешку во взглядах всех тут присутствующих, включая Шпрингера. </text:span></text:span></text:p>
      <text:p text:style-name="P317">Среди груза направляемого вдоль берега шесть девушек хористок, разодетых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й, неплохо пародирует Гитлера, но не способен надолго сосредотачиваться. </text:p>
      <text:p text:style-name="Text_20_body">– Ну,– невразумительно,– ему лучше не связываться с моей мамашей. </text:p>
      <text:p text:style-name="Text_20_body">В обрамлении её косоугольного проёма, намного заметнее насколько всеобъемлюще присутствие тут этой старухи: она склоняется, приговаривая, широкая сладкая улыбка зубаста как только может быть, прямо на того Вольфганга, <text:span text:style-name="T1">воркуя</text:span> ему: «<text:span text:style-name="Emphasis"><text:span text:style-name="T146">Deine</text:span></text:span><text:span text:style-name="Emphasis"> </text:span><text:span text:style-name="Emphasis"><text:span text:style-name="T1">Mut</text:span></text:span><text:span text:style-name="Emphasis"><text:span text:style-name="T146">ter</text:span></text:span> . . .» </text:p>
      <text:p text:style-name="Text_20_body"><text:soft-page-break/>– Слышь, она ж в жизни не видала этих зверюк,– Слотроп оборачивается к Отто, огорошив юнца выражением лица полного, ну, скажем, дружественного душегубства,– так же ж? </text:p>
      <text:p text:style-name="Text_20_body">– Ах, она полный фантасти́к. Инстинктом чувствует—<text:span text:style-name="T1">как именно</text:span> оскорбить кого угодно. И неважно живое, или растительное—я даже видел как она кроет скалу однажды. </text:p>
      <text:p text:style-name="Text_20_body">– Да, ладно— </text:p>
      <text:p text:style-name="Text_20_body">– Правда! <text:span text:style-name="Emphasis">Ja</text:span>. Здоровенная глыба фельзитового выброса, в прошлом году, у берегов Дании, она разносила,– вот-вот впадёт в приступ того <text:span text:style-name="T870">унылого</text:span> хохота, который мы предпочитаем сдерживать,– её <text:span text:style-name="T1">кристаллическую структуру</text:span> минут двадцать без передышки. Невероятно. </text:p>
      <text:p text:style-name="Text_20_body">Хористки уже вскрыли один ящик водки. Хафтунг, причёсывая волосы, которые на темени растут лишь в его памяти, бросается туда наорать на них. 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иной формы, цвета и размера. Шпрингер стоит тут же, пенсне пристёгнуто перед его агатовыми глазами, сверяясь со списком в своём зелёном марокканском блокноте, улитки в чесночном соусе, один брутто… три ящика коньяка… теннисные мячи, две дюжины... одна Виктрола… фильм, <text:span text:style-name="Emphasis">Везунчик Пьер разбушевался</text:span>, три катушки… бинокли, шестьдесят… наручные часы… <text:span text:style-name="T1">u.s.w</text:span>., птичка на каждого ребёнка. </text:p>
      <text:p text:style-name="Text_20_body">Вскоре всё было убрано под палубу, шимпы уснули, музыканты проснулись, девушки окружают Хафтунга, обзывают его и щиплют за щёки. Отто идёт вдоль борта втягивает концы отчаленные детьми. Как только последний сброшен, с его причальной петлёй ещё на лету, обрамляя чайную каплю панорамы заглоченного ею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титек. </text:p>
      <text:p text:style-name="P233">Боковые течения сносят корабль в движении через расширяющуюся воронку Свина, к морю. Всё ещё за волноломом, где пенятся проломы пробомбленные весной, <text:span text:style-name="T62">вытарчивают</text:span><text:span text:style-name="T873">, </text:span>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ун Отто жалобно в окно рулевой рубки. В ответ, добрая женщина заводится реветь кровожадный </text:p>
      <text:p text:style-name="P78">Морской Напев </text:p>
      <text:p text:style-name="P513">Я Пиратская Царица на волнах Балтики всей, со мной не залупайся: не соберёшь костей,</text:p>
      <text:p text:style-name="P513">От всех, что когда-то пытались, одни лишь черепа на дне остались, </text:p>
      <text:p text:style-name="P513">Рыбки как посыльные к ним в глаза заплывают, песенки распевают: </text:p>
      <text:p text:style-name="P513">«Теперь догадался, что зря залупался на бизнес Гори Гнаб?» </text:p>
      <text:p text:style-name="P513">Затею битву с крейсером, возьму на абордаж,</text:p>
      <text:p text:style-name="P513"><text:soft-page-break/><text:span text:style-name="T871">Завидев мою</text:span> посудин<text:span text:style-name="T871">у,</text:span> адмиралы впадают в мандраж. </text:p>
      <text:p text:style-name="P513">Встречала я Летучего Голландца, он стал послушным, как мелкий краб, </text:p>
      <text:p text:style-name="P513">С тех пор орёт по всем морям: «Не залупайтесь на бизнес Гори Гнаб!» </text:p>
      <text:p text:style-name="P513"/>
      <text:p text:style-name="P234">После чего она ухватывается за своё рулевое колесо и добавляет ходу. Теперь они стремглав <text:span text:style-name="T871">несутся в</text:span> борт полузатонувшего сухогруза: чёрное вогнутое железо в мазках красно-свинцового, каждая заржавелая заклёпка и проломленный лист надвигаются, нависают—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text:span text:style-name="T871">в нахлынувших </text:span><text:s/>грёза<text:span text:style-name="T871">х</text:span> о смерти, ошалело <text:span text:style-name="T871">проносится</text:span> мимо выпрыгнуть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p>
      <text:p text:style-name="Text_20_body">– Она затевает что-то не очень законное,– Отто минутой позже, переведя дух,– будьте начеку. Я не знаю что с ней делать. </text:p>
      <text:p text:style-name="Text_20_body">– Бедный мальчик,– улыбается девушка. </text:p>
      <text:p text:style-name="Text_20_body">– О,– грит Отто. </text:p>
      <text:p text:style-name="Text_20_body">Слотроп оставляет их, всегда рад видеть, что молодые люди симпатизируют друг другу, 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ованной соле-пахучей Балтике. </text:p>
      <text:p text:style-name="Text_20_body">– Ну. И куда мы теперь, корешки?– хочет знать повеселевший Слотроп. </text:p>
      <text:p text:style-name="Text_20_body">Нэриш молча уставился. –«Это остров Юзедом»,– поясняет фон Гёль, мягко.–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 </text:p>
      <text:p text:style-name="Text_20_body">– Ладно. Ладно. </text:p>
      <text:p text:style-name="Text_20_body">– Мы направляемся вокруг острова Юзедом в место являющееся устьем реки Пене. </text:p>
      <text:p text:style-name="Text_20_body">– Попробую угадать… значит то место будет называться Перемюнде, верно? </text:p>
      <text:p text:style-name="Text_20_body">– Очень хорошо. </text:p>
      <text:p text:style-name="Text_20_body">– Ну и?– Следует пауза.– О. О, <text:span text:style-name="T1">то самое</text:span> Пенемюнде? </text:p>
      <text:p text:style-name="Text_20_body">Нэриш, оказывается, работал там. <text:span text:style-name="T872">Был</text:span> в состоянии <text:span text:style-name="T872">составить</text:span> некую идею о Русских оккупантах там. </text:p>
      <text:p text:style-name="Text_20_body">– Ещё там была фабрика производства жидкого кислорода, на которую я положил глаз, заодно,– Шпрингер и сам уже <text:span text:style-name="T872">сбавил</text:span> ходульно<text:span text:style-name="T872">сть</text:span>,– Я собирался запустить производство—мы всё ещё прощупываем насчёт той в Фолькенроде, в бывшем Институте Геринга. </text:p>
      <text:p text:style-name="Text_20_body"><text:soft-page-break/>– Есть ещё куча ЖК генераторов вокруг Нордхаузен,– Слотроп старается быть полезным. </text:p>
      <text:p text:style-name="Text_20_body">– Благодарю. Они отошли Русским, если помните. В том-то и проблема: не будь это столь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 </text:p>
      <text:p text:style-name="Text_20_body">– Охренеть,– Слотроп-умница на это,– как по-вашему, они нашли уже тот S-Gerät, а, мистер фон Гёль? </text:p>
      <text:p text:style-name="Text_20_body">– А, умно́,– сияет этот Шпрингер. </text:p>
      <text:p text:style-name="Text_20_body">– Он человек от ОСС,– стонет Нэриш,– говорю тебе, надо от него избавиться. </text:p>
      <text:p text:style-name="Text_20_body">– S-Gerät идёт нынче за £10,000, половину вперёд. Интересуетесь? </text:p>
      <text:p text:style-name="Text_20_body">– Не-а. Но я точно слыхал в Нордхаузене, что он у вас. </text:p>
      <text:p text:style-name="Text_20_body">– Неверный слух. </text:p>
      <text:p text:style-name="Text_20_body">– Герхардт— </text:p>
      <text:p text:style-name="Text_20_body">– Он в порядке, Клаус.– Взгляд, с которым Слотроп уже сталкивался, так продавец автомобилей сигналит своим напарникам <text:span text:style-name="Emphasis">тут нарисовался полный идиот, Леонард, смотри не спугни его, ладно</text:span>? Мы специально распустили этот слух в Штеттине. Убедиться как прореагирует полковник Чичерин. </text:p>
      <text:p text:style-name="Text_20_body">– Блядь. Опять он? Этот отреагирует, будьте уверены. </text:p>
      <text:p text:style-name="Text_20_body">– Ну, вот это мы и хотим узнать сегодня в Пенемюнде. </text:p>
      <text:p text:style-name="Text_20_body">– Ё-моё,– и Слотроп пересказывает о поимке в Потсдаме, и что, по мнению Гели, Чичерина интересует не столько запчасти Ракеты, как расправа с Оберстом Енциным. Если это как-то зацепило двух чёрнорыночников, виду они не подали. </text:p>
      <text:p text:style-name="Text_20_body">Разговор перетёк на что-то типа тех вольных, многоимённых пересказов, которыми мать Слотропа Налин любила занять себя во второй половине дня—Хелен Трент, Стелла Даллас, Мэри, Благородная Жена за Кулисами…. </text:p>
      <text:p text:style-name="Text_20_body">– Чичерин сложный человек. Это почти как если… он думает, что Енцин как бы… другая <text:span text:style-name="T1">часть</text:span> его—чёрная версия чего-то сидящего внутри него <text:span text:style-name="T1">самого</text:span>… Что-то, что ему нужно… ликвидировать. </text:p>
      <text:p text:style-name="Text_20_body"><text:span text:style-name="T141">Нэриш</text:span>: Ты считаешь тут может быть какая-то… какая-то <text:span text:style-name="T1">политическая</text:span> причина? </text:p>
      <text:p text:style-name="Text_20_body"><text:span text:style-name="T141">Фон Гёль</text:span>: (покачивая головой) Я просто не знаю, Клаус. После того случая в Центральной Азии— </text:p>
      <text:p text:style-name="Text_20_body"><text:span text:style-name="T141">Нэриш</text:span>: Ты имеешь ввиду— </text:p>
      <text:p text:style-name="Text_20_body"><text:span text:style-name="T141">Фон Гёль</text:span>: Да. Киргизский свет. Знаешь. Забавно, что он никогда <text:span text:style-name="T1">не хотел</text:span>, чтобы его считали империалистом— </text:p>
      <text:p text:style-name="Text_20_body"><text:soft-page-break/><text:span text:style-name="T141">Нэриш</text:span>: Никто из <text:span text:style-name="T1">них</text:span> не хочет. Но эта девушка…. </text:p>
      <text:p text:style-name="Text_20_body"><text:span text:style-name="T141">Фон Гёль</text:span>: Малышка Гели Трипинг. Та, что считает себя ведьмой. </text:p>
      <text:p text:style-name="Text_20_body"><text:span text:style-name="T141">Нэриш</text:span>: Но ты действительно думаешь, что она пойдёт на этот—этот её план, найти Чичерина? </text:p>
      <text:p text:style-name="Text_20_body"><text:span text:style-name="T141">Фон Гёль</text:span>: Я думаю… <text:span text:style-name="T1">Они</text:span>… <text:span text:style-name="T874">да</text:span>…. </text:p>
      <text:p text:style-name="Text_20_body"><text:span text:style-name="T141">Нэриш</text:span>: Но Герхардт, она же его любит. </text:p>
      <text:p text:style-name="Text_20_body"><text:span text:style-name="T141">Фон Гёль</text:span>: Он не устраивал свиданий с ней, не так ли? </text:p>
      <text:p text:style-name="Text_20_body"><text:span text:style-name="T141">Нэриш</text:span>: Ты же не хочешь сказать, будто— </text:p>
      <text:p text:style-name="Text_20_body">– Слышь,– взборматывает Слотроп,– что за околёсицу вы тут <text:span text:style-name="T1">плетёте</text:span>, вообще? </text:p>
      <text:p text:style-name="Text_20_body">– Паранойя,– Шпрингер огрызается досадливо (как люди огрызаются, когда их отрывают от увлекательной игры).– Тебе этого не понять. </text:p>
      <text:p text:style-name="P235">– Ну ызвиняюсь, надо отойти проблеваться,– классычная реплыка среди чарующей школы лохов, типа этого Тактичного Тайрона тут у нас, и довольно-таки продвинутый способ для суши, но только не тут, где Балтика не даст не укачаться до тошноты. Шимпы хором блюют накры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корабль, с ледяной улыбкой д-ра Мабуса в особенно удачный из его дней. Её слышно из рулевой рубки теперь, где она воет свой морской напев. –«Öööööö»,– подпевает Слотроп за борт. </text:p>
      <text:p text:style-name="Text_20_body">И так вот их отчаянное предприятие катит вдоль берега Юзедома, под облачно-летним небом. 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в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 </text:p>
      <text:p text:style-name="Text_20_body">До того как разглядишь, ты уже можешь почувствовать это место. Даже закрытое планширом, с щекой прижатой к верхнему краю борта пахнущего смолой, когда глаза слезятся, а кишки хлюпают внутри как море. Даже настолько опустошённым и выжженным, каким Рокоссовский и Белo-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oft-page-break/>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 </text:p>
      <text:p text:style-name="P318">Невысокие, сожжённые строения потянулись далее, пепельные образы маскировочных сетей впеклись в бетон (им отпущено всего минуту на горение, как шёлковой мантии <text:span text:style-name="Emphasis">bürger</text:span>’а—осветить интерьер побережья, эту гостиную инженеров полную тяжеловесных форм и нейтральных тонов… разве не было то всего лишь кратким рывком? ни к чему поправлять, не о чем выговаривать, никаких выходов на новые уровни… но кто бы это мог быть, смотрит учтиво так и кротко поверх модели? лицо всё в этих хромофото цветах заката, глаза внутри линз чёрной оправы, которые, словно горящие сети, служили, как <text:span text:style-name="T875">только</text:span> теперь <text:span text:style-name="T875">доходит</text:span>, маскировкой не ко<text:span text:style-name="T875">го-то</text:span> ещё, а Велосипедист<text:span text:style-name="T875">а</text:span> в Небе, чёрно-фатальный Эдвардианский силуэт на светящейся груди неба, в сегодняшнем Полдне Ракеты, два округлых взрыва внутри часа пик, в сцене смерти дневного света. Теперь гонщик пригибается там наверху, окончательно и безмятежно. В колоде Таро он известен как Дурак, но в здешней Зоне его кличут Проныра. Это 1945. Всё ещё ранний, всё ещё невинный. Отчасти.) </text:p>
      <text:p text:style-name="Text_20_body">Обугленная беспомощная решётка: что было деревянным теперь лишь оседает, обессилено. Зелёные человечьи фигуры п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средней скорости. Признаки оккупации нарастают: парковки грузовиков, палатки, загон для лошадей пол<text:span text:style-name="T875">он</text:span> пегих, чалых, снежно-белых, красных как кровь. Дикие летние утки вспол<text:span text:style-name="T875">ошились</text:span>, мокрым брызжущим взрывом, из зелени камышей, перемахивают за корму судна и опускаются вслед за ним, где <text:span text:style-name="T875">и </text:span>кач<text:span text:style-name="T875">а</text:span>ются, крякая, на метровых бурунах. Залитый солнцем вышины,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text:span text:style-name="T875">хнувшей</text:span> Европы. Но деревья, бук с сосной, начали снова расти на местах бывших вырубок под дома или управления—вверх сквозь трещины в дорожном покрытии, жизнь повсюду находит поживу, вверх устремляется зелёное лето ’45 и леса всё так же густы на возвышенности. </text:p>
      <text:p text:style-name="Text_20_body">Проплывают теперь гигантские почернелые останки Цехов Разработки, <text:span text:style-name="T875">опрокинутые</text:span>, в основном, вровень с землёй. Сериями, некоторые разодраны и разбиты, другие укрыты меж дюн, под почтительную перекличку Нэришем, одна за другой надвигаются бетонные массы испытательных установок, вех на пути <text:span text:style-name="T875">возложенного</text:span> креста, VI, V, III, IV, II, IX, VIII, I, в заключение и принадлежащие Ракете, где она стояла и взлетела-таки наконец, VII и X. Деревья, что когда-то укрывали их от моря, теперь лишь комли древесного угля. </text:p>
      <text:p text:style-name="Text_20_body">Огибая северное закругление полуострова, стену полигона и отступающие валы грунта—движутся теперь мимо Пенемюнде-Вест, давнишней территории <text:span text:style-name="Emphasis">Luftwaffe</text:span>.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ы мусором и разбитыми Мессершмидтами тянутся мимо, вглубь полуострова: миновав темя черепа, снова к югу в направлении к Пене, где—поверх <text:soft-page-break/>волнистых холмо<text:span text:style-name="T876">в</text:span>,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 </text:p>
      <text:p text:style-name="Text_20_body">Фрау Гнаб проводит свой корабль, резко свернув, через узкий залив к пристани. Летний покой разлёгся повсюду: подвижной состав застыл инертно на рельсах своих путей, один<text:span text:style-name="T876">окий</text:span> солдат сидит прислонившись к бочке горючего с оранжевым верхом, пытается подобрать мелодию на аккордеоне. Может просто балуется. Отто выпускает руку своей девушки хористки. Его мать <text:span text:style-name="T876">глушит</text:span> моторы, а он широко переступает на пристань и бегает там пришвартовываясь. Потом краткая пауза: дизельный чад, болотные птицы, тихое безделье…. </text:p>
      <text:p text:style-name="Text_20_body">Чья-то штабная машина, протарахтев из-за угла товарного склада, затормозила, из задней двери выскакивает Майор потолще даже Дуайна Марви, но с более добрым и смутно Восточным лицом. Седые волосы, как овечья шерсть, кучерявятся вокруг его головы. –«А! Фон Гёль!»– распростёр руки, глаза поблескивают—это вправду слёзы?– «Фон Гёль, мой дорогой друг!» </text:p>
      <text:p text:style-name="Text_20_body">– Майор Ждаев,– 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 </text:p>
      <text:p text:style-name="Text_20_body">Так и есть. Прежде, чем кто-либо успел шевельнутся, они подскочили, охватив кордоном Ждаева и Шпрингера, оружие наготове. –«Не стоит беспокоиться»,– машет сияющий Ждаев, направляясь обратно к машине, полуобняв другой рукою Шпрингера,– «мы ненадолго задержим вашего друга. Можете закончить свою работу и отправляться. Мы позаботимся, чтоб он вернулся в Свинемюнде в целости и сохранности». </text:p>
      <text:p text:style-name="Text_20_body">– Что за чёрт,– рявкает Фрау Граб, выкатываясь из рулевой рубки. Хафтунг выскакивает, дёргаясь лицом в тике, суёт руки в различные карманы и вынимает их обратно: «Кого они арестовали? А как же мой контракт? Что с нами будет?» Штабная машина укатила. Солдаты начали переходить на борт. </text:p>
      <text:p text:style-name="Text_20_body">– Блядь,– призадумался Нэриш. </text:p>
      <text:p text:style-name="Text_20_body">– Думаете, всё накрылось? </text:p>
      <text:p text:style-name="Text_20_body">– Думаю, Чичерин проявил заинтересованность. Как ты и говорил. </text:p>
      <text:p text:style-name="Text_20_body">– А, брось— </text:p>
      <text:p text:style-name="Text_20_body">– Нет, нет,– рука на рукаве,– он прав. Ты безвреден. </text:p>
      <text:p text:style-name="Text_20_body">– Спасибо. </text:p>
      <text:p text:style-name="Text_20_body">– Я предупреждал его, но он только смеялся. ‘Обычный прыжок, Нэриш. Я же должен скакать, верно?’ </text:p>
      <text:p text:style-name="Text_20_body">– Ну, и что теперь собираешься делать, освободить его? </text:p>
      <text:p text:style-name="Text_20_body"><text:soft-page-break/>Тут некоторая заварушка посреди судна. Русские сдёрнули брезент 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p>
      <text:p text:style-name="Text_20_body">– Так <text:span text:style-name="T876">уж вышло</text:span>...– Слотропу очень хочется, чтоб тот перестал говорить в такой манере.– Я его должник—<text:span text:style-name="T63">посюда</text:span>. </text:p>
      <text:p text:style-name="P236">– Ну, а я нет,– Слотроп уворачивается от нежданного выплеска жёлтой шимпанзиной рвоты.– Он сам должен уметь заботиться о себе. </text:p>
      <text:p text:style-name="Text_20_body">– Толкать речи он мастак. Но недостаточно параноик, <text:span text:style-name="T1">в глубине сердца</text:span>—для такой работёнки, и это катастрофа. </text:p>
      <text:p text:style-name="Text_20_body">Тут один из шимпов кусает Советского Ефрейтора за ногу. Ефрейтор вскрикивает, хватает свой ППШ и строчит с бедра, на то<text:span text:style-name="T877">т</text:span> <text:span text:style-name="T877">момент</text:span> шимп уже перескочил на фал. Дюжина других зверюк, многие прихватив по бутылке водки, гурьбой рванули к сходням. –«Не дайте им уйти, божмой!»– Вопит Хафтунг. Тромбонист высовывает голову, заспанно, из трюмного люка спросить чё за шухер и по его лицу протопотали три пары босых ног с розовыми пятками, прежде чем он сумел оценить ситуацию. Девушки, с озарёнными послеполуденным солнцем блёстками, все перья в трепете, загнаны к носу и корме умлева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те их»,– молит Хафтунг,– «кто-нибудь». Слотроп оказывается между Отто и Нэришем, теснимыми на берег по сходне солдатами, что гонятся за шимпами, или за девушками, или пытаются дергануть груз на берег. Среди всплесков, проклятий и девичьих визгов с другой стороны судна, хористки и музыканты, все выскакивают и мечутся туда-сюда. Просто непостижимо что за хуйня тут творится. </text:p>
      <text:p text:style-name="Text_20_body">– Слушай,– Фрау Граб перевешивается через борт. </text:p>
      <text:p text:style-name="Text_20_body">Слотроп подмечает неестественный прищур. –«Ты что-то задумала». </text:p>
      <text:p text:style-name="Text_20_body">– Вам придётся отчебучить диверсионный финт. </text:p>
      <text:p text:style-name="Text_20_body">– Что? Что? </text:p>
      <text:p text:style-name="Text_20_body">– Шимпы, музыканты, девки канкана. Приманки все разбросаны. Пока вы втроём прошмыгнёте и выхватите Дер-Шпригера. </text:p>
      <text:p text:style-name="Text_20_body">– Можем спрятаться,– Нэриш озирается гангстерским взором.– Никто не заметит. <text:span text:style-name="Emphasis">Ja, ja</text:span>! Корабь может отплыть, как будто мы <text:span text:style-name="T1">на борту</text:span>. </text:p>
      <text:p text:style-name="Text_20_body">– Я пас,– грит Слотроп. </text:p>
      <text:p text:style-name="Text_20_body">– Ха! Ха!– грит Фрау Гнаб. </text:p>
      <text:p text:style-name="Text_20_body">– Ха! Ха!– грит Нэриш. </text:p>
      <text:p text:style-name="Text_20_body">– Я лягу в дрейф <text:span text:style-name="T877">у</text:span> северо-восточно<text:span text:style-name="T877">й оконечности</text:span>,– продолжает эта шальная мамаша,– в проливе между островком и треугольной частью берега. </text:p>
      <text:p text:style-name="Text_20_body"><text:soft-page-break/>– Испытательная Установка Х. </text:p>
      <text:p text:style-name="Text_20_body">– Крутое имечко. Думаю, к тому времени прилив начнётся. Разведёте костёр. Отто! Отдать швартовы. </text:p>
      <text:p text:style-name="Text_20_body">– <text:span text:style-name="Emphasis">Zu Befehl, Mutti</text:span>! </text:p>
      <text:p text:style-name="Text_20_body">Слотроп и Нэриш делают рывок за товарный склад и прячутся в одном из вагонов на путях. Никто не заметил. 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p>
      <text:p text:style-name="Text_20_body">– Ну, Нэриш,– Слотропу можно уже и спросить,– куда его отвезут, по-твоему? а? </text:p>
      <text:p text:style-name="Text_20_body">– По моим приметам,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идеально для штаба. На вид неплохо сохранилось, хотя у Рокоссовского был приказ сравнять тут всё с землёй. </text:p>
      <text:p text:style-name="Text_20_body">– У тебя пушка есть?– Нэриш качает головой, отрицательно.– что ты за деляга чёрного рынка, вообще? даже без пушки? </text:p>
      <text:p text:style-name="Text_20_body">– Я заправлял инерционной частью. Ждёшь, что дам задний? </text:p>
      <text:p text:style-name="Text_20_body">– Н-ну и чем нам стрелять тогда? Своими мозгами? </text:p>
      <text:p text:style-name="Text_20_body">За дощатой стенкой вагона, небо темнеет, облака становятся оранжевыми, мандариновыми, тропическими. Отто и его девушка мурлычут в одном из углов. –«Распротак его»,– кривит рот Нэриш.– «Пять минут как от мамочки и уже Казанова». </text:p>
      <text:p text:style-name="Text_20_body">Отто всерьёз излагает своё отношение к Материнскому Заговору. Не часто встретишь девушку, которая выслушает. Раз в год Матери собираются вместе, тайком, на те громадные съезды, и обмениваются информацией. Рецепты, игры, ключевые фразы, для использования на своих детях. –«Что твоя обычно говорит, когда хочет, чтоб ты чувствовала себя виноватой?» </text:p>
      <text:p text:style-name="Text_20_body">– ‘У меня от работы пальцы до костей стёрлись!’– грит девушка. </text:p>
      <text:p text:style-name="Text_20_body">– Точно! И вечно готовила те жуткие кастрюли к-картошки с луком— </text:p>
      <text:p text:style-name="Text_20_body">– И с салом! Маленькие кусочки сала— </text:p>
      <text:p text:style-name="Text_20_body">– Вот видишь, видишь? Такое <text:span text:style-name="T1">не может быть</text:span> случайностью! Они проводят конкурс на Мать Года, кормление грудью, смена пелёнок, <text:span text:style-name="T1">засекают время</text:span>, эстафеты с кастрюлей, <text:span text:style-name="Emphasis">ja</text:span>—а ближе к концу переходят на детей.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что только вздумается. Удачи, мой мальчик». Пистолеты заряжены холостыми, <text:span text:style-name="Emphasis">natürlich</text:span>, но несчастный ребёнок о том и не догадывается. Только те матери по которым стреляли проходят в финал. Затем приводят психиатров и судьи сидят с секундомерами фиксировать как быстро дети <text:soft-page-break/>сломаются. –«Ну что ж, Ольга, разве не мило было со стороны Мамочки разрушить твой роман с тем длинноволосым поэтом?» –«Как видно, вы с матерью, э, <text:span text:style-name="T1">очень близки</text:span>, Герман. Помнишь как она застала тебя <text:span text:style-name="T1">мастурбирующим в её перчатку</text:span>? А?» Санитары стоят наготове оттащить детей, обомлевших, визжащих, в клонических судорогах. Наконец, всего одна Мать остаётся на сцене. Ей возлагают традиционную шляпу с цветами на голову, вручают державу и скипетр, которые в данном случае позолоченное тушёное мясо и розга, а оркестр играет <text:span text:style-name="T1">Тристана и Изольду. </text:span></text:p>
      <text:p text:style-name="P319"><draw:frame draw:style-name="fr2" draw:name="Image54" text:anchor-type="paragraph" svg:width="6.9252in" svg:height="0.3661in" draw:z-index="54"><draw:image xlink:href="Pictures/1000000000000B720000009B428C9716555D8079.png" xlink:type="simple" xlink:show="embed" xlink:actuate="onLoad" loext:mime-type="image/png"/></draw:frame></text:p>
      <text:p text:style-name="P319">Они вышли в остатки сумерек. Просто сонный летний вечер в Пенемюнде. Стая уток пролетела над головой, к западу. Никаких Русских вокруг. Одинокая лампочка горит над воротами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 </text:p>
      <text:p text:style-name="Text_20_body">Ночь наступила, когда они двинулись. Вглубь острова направляется группа захвата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аков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лёгкий ветерок в деревьях повыше. Ещё, издалека, выстрел или два. </text:p>
      <text:p text:style-name="Text_20_body">– Это огонь по моим обезьянам?– заводится Хафтунг.– Они по 2000 марок за штуку. Кто мне вообще возместит? </text:p>
      <text:p text:style-name="Text_20_body">Мышиное семейство стремглав перебегают поперёк путей, ещё и наступили Слотропу на ногу. –«Я ожидал тут просто бескрайнее кладбище. Похоже, зря». </text:p>
      <text:p text:style-name="Text_20_body">– Когда мы приехали, то расчистили сколько необходимо,– вспоминает Нэриш.– Большая часть осталась—лес, жизнь… тут наверно до сих пор олени водятся, где-нибудь. Такие здоровые, с тёмными рогами. И птицы—бекасы, лысухи, дикие гуси—шум испытаний отпугивал их к морю, но они всегда возвращались, когда стихнет. </text:p>
      <text:p text:style-name="Text_20_body">Пока они шли к аэродрому пришлось дважды рассыпаться по лесу, 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это они за нами»,– шепчет Нэриш.– «Пошли». </text:p>
      <text:p text:style-name="Text_20_body"><text:soft-page-break/>Через полосу леса, а затем осторожно на открытое поле аэродрома. Острый серп месяца взошёл. Обезьяны удрали вперёд, болтая руками. Это напряжённый отрезок. Каждый отличная мишень, никакого укрытия кроме самолётов расстрелянных где <text:span text:style-name="T880">и </text:span>стояли, вдребезги—ржавые стрингеры, обгоревшая краска, кабины сбиты назад в землю. Огни от бывшего комплекса <text:span text:style-name="Emphasis">Luftwaffe</text:span> мерцают южнее. Грузовики изредка урчат вдоль дороги на дальнем краю аэродрома. Слышится пение в казармах, а где-то ещё радио. Вечерние новости откуда-то. Слишком далеко, чтоб разобрать слова или даже язык, просто прилежная монотонность: новости, Слотроп, продолжаются <text:span text:style-name="T880">и </text:span>без тебя…. </text:p>
      <text:p text:style-name="Text_20_body">Они пересекли гудрон дороги и затаились в дренажном кювете прислушиваясь к движению. Вдруг, слева, жёлтые огни взлётной полосы вспыхивают, двойной ряд их цепочкой к морю, яркость пару раз подскочила и спала, пока стабилизировалась. –«Кто-то прилетает»,– пытается угадать Слотроп. </text:p>
      <text:p text:style-name="Text_20_body">– Скорее улетает,– отрезал Нэриш.– Нам надо поторопиться. </text:p>
      <text:p text:style-name="Text_20_body">Вернувшись теперь в сосновые леса, они направляются по укатанной грунтовке к Испытательной Установке VII, по пути собирая заблудившихся девушек и шимпанзе. 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text:span text:style-name="T880">и</text:span> высотой—застит звёзды. Высокая яркая полоса протянулась от распахнутой раздвижной двери, и свет льётся наружу. Нэриш стискивает руку Слотропа. –«Похоже на машину майора. И мотор на ходу». До хрена прожекторов, тоже, установлены на заборах с рядами колючей проволоки протянутой поверху—ещё и что-то похожее на подразделение охраны бродит под ними. </text:p>
      <text:p text:style-name="Text_20_body">– Кажется так и есть,– Слотроп немного нервничает. </text:p>
      <text:p text:style-name="Text_20_body">– Шш.– Звук самолёта, одномоторного истребителя, что кружит для захода на посадку низко над соснами.– Времени мало.– 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 </text:p>
      <text:p text:style-name="Text_20_body">– Титьки с жопой,– бормочут девушки,– титьки с жопой. Вот и всё зачем мы понадобились. </text:p>
      <text:p text:style-name="Text_20_body">– А ну, позатыкались быстро,– рычит Хафтунг, в своей обычной манере обращения с вспомогательным контингентом. </text:p>
      <text:p text:style-name="P240">– Тем временем,– продолжает Нэриш,– Слотроп и я зайдём внутрь за Шпрингером. Когда он будет с нами, постараемся вызвать их огонь. Это <text:span text:style-name="T886">сигнал</text:span> вам <text:s/>ломиться прочь <text:span text:style-name="T886">как будто чёрт за вами <text:s/>гонится</text:span>. </text:p>
      <text:p text:style-name="Text_20_body">– Ну, ещё как откроют огонь,– грит Слотроп.– а и как насчёт такого?– Ему только что пришла блестящая идея: фальшивые коктейли Молотова, <text:span text:style-name="T880">применение</text:span> старую <text:span text:style-name="T880">уловки</text:span> Кислоты Бумера. Он вскидывает <text:span text:style-name="T880">в </text:span>рук<text:span text:style-name="T880">е</text:span> бутылк<text:span text:style-name="T880">у</text:span> водки, указывая на неё и скалясь. </text:p>
      <text:p text:style-name="Text_20_body">– <text:span text:style-name="T883">Да</text:span> это пойло вряд ли даже загорится. </text:p>
      <text:p text:style-name="Text_20_body"><text:soft-page-break/>– Но они-то <text:span text:style-name="T64">по</text:span><text:span text:style-name="T1">дума</text:span><text:span text:style-name="T64">ют</text:span>, что это бензин,– начинает ощипывать страусиные перья с костюма ближайшей к нему девушки.– И только представь насколько увереннее <text:span text:style-name="T1">мы</text:span> будем себя чувствовать. </text:p>
      <text:p text:style-name="Text_20_body">– Феликс,– кларнетист спрашивает музыканта с тубой.– Во что мы вляпались?– 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 text:style-name="Emphasis">Zitz und Arsch</text:span>, вниз по склону. </text:p>
      <text:p text:style-name="Text_20_body">– Теперь мы представляем внушительную угрозу,– шепчет Нэриш.– Нужны будут спички. У кого-нибудь есть спички? </text:p>
      <text:p text:style-name="Text_20_body">– Не у меня. </text:p>
      <text:p text:style-name="Text_20_body">– И у меня нет. </text:p>
      <text:p text:style-name="Text_20_body">– От же ж, в зажигалке кремень кончился. </text:p>
      <text:p text:style-name="Text_20_body">– <text:span text:style-name="Emphasis">Kot</text:span>,– Нэриш всплескивает руками,– <text:span text:style-name="Emphasis">Kot</text:span>,– отходя между деревьев, где сталкивается с Феликсом и его тубой.– Ты тоже совсем без спичек. </text:p>
      <text:p text:style-name="Text_20_body">– У меня зажигалка Зиппо,– отвечает Феликс,– и две сигары Корона, из клуба Американских офицеров в— </text:p>
      <text:p text:style-name="Text_20_body">Минуту спустя. 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под бризом с моря. План в том, чтобы вскарабкаться на песчано-кустарниковую насыпь вокруг испытательной установки и проникнуть в Здание Сборки с тыла. </text:p>
      <text:p text:style-name="Text_20_body">И вот он Нэриш, что когда-то ракетой управлял. И каждый день в Полдень Ракеты смерть в небо запускал…. Хотя Нэришу удалось, в своё время, избежать почти всё это. </text:p>
      <text:p text:style-name="Text_20_body">Фактически, не случалось ещё двум людям с таким неподходящим снаряжением приближаться к пресвятому Центру, с той поры как Чичерин и Джакып Кулан тащили свои задницы через степь, отыскивая их Кыргызский Свет. Это составляет промежуток в десять лет. Что придаёт этой забаве примерно такую же уступчивость рекордсмен<text:span text:style-name="T881">ам</text:span> как и бейсбол, спорт тоже люто оплетённый белыми предсказаниями недоброго. </text:p>
      <text:p text:style-name="Text_20_body">Приближение-к-Святому-Центру скоро станет Зонным спортом номер один. Его благоуханный расцвет не за горами. Скоро всё больше чемпионов, экспертов, заклинателей всех мастей и званий расплодятся несметнее, чем <text:span text:style-name="T881">случалось </text:span>когда-либо <text:s/>за всю историю этой игры. И подобные Нэришу и Слотропу <text:s/>уже <text:span text:style-name="T881">начнут </text:span>искоренятся вагонами и даже танкерами. </text:p>
      <text:p text:style-name="Text_20_body">Слотроп, как уже отмечалось, во всяком случае ещё в эру <text:span text:style-name="Emphasis">Анубиса</text:span>, начал редеть, рассеиваться. –«Плотность личности»,– Курт Мондауген в своём кабинете в Пене<text:span text:style-name="T881">м</text:span>юнде, не слишком-то во многих шагах отсюда, формулируя Закон, что однажды станет носить его имя,– «прямо пропорциональна ширине темпорального охвата». </text:p>
      <text:p text:style-name="Text_20_body"><text:soft-page-break/>«Ширина темпорального охвата» это ширина твоего настоящего, твоё сейчас. Это хорошо знакомая «Δt» взятая как зависимая переменная. Чем дольше пребываешь в прошлом и будущем, тем больше <text:span text:style-name="T881">у тебя</text:span>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text:span text:style-name="T881">сейчас</text:span> у Слотропа—что ты вообще <text:span text:style-name="T1">тут</text:span> делаешь, у подножия этой колоссальной загнутой насыпи…. </text:p>
      <text:p text:style-name="Text_20_body">– Э,– развесив губы оборачивается он к Нэришу,– что мы вообще… </text:p>
      <text:p text:style-name="Text_20_body">– Что мы что? </text:p>
      <text:p text:style-name="Text_20_body">– Что? </text:p>
      <text:p text:style-name="Text_20_body">– Ты сказал ‘Что мы вообще...’ и остановился. </text:p>
      <text:p text:style-name="Text_20_body">– О. Так, пошутил. </text:p>
      <text:p text:style-name="P237">Что касается Нэриша, он слишком поглощён делом. 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пока однажды, ей известно, она <text:span text:style-name="T1">узреет в самый первый раз</text:span>, и с той поры это станет абсолютной потребностью, направляющей целью… <text:span text:style-name="T146">х-х-х</text:span><text:span text:style-name="T1">-хлысть</text:span> чёрнокостные опоры водонапорных башен сверху, склонились к огромному ободу, виднеются над деревьями в свете мрачном и синюшно-пурпурном как закаты <text:span text:style-name="T881">Пенемюнде</text:span> в холодно застывшую погоду для запусков… долгий взгляд с вершины какой-<text:span text:style-name="T881">либо</text:span> известной дамбы Нижнеземья в небо, которое растекается настолько ровно и желтит коричневость так, что солнце может быть за нею где угодно, а кресты крутящихся ветровых мельниц могут оказаться промельком спиц самог<text:span text:style-name="T94">о́</text:span> жуткого Гонщика, Слотроповский Гонщик, его два взрыва там вверху, его велосипедист— </text:p>
      <text:p text:style-name="Text_20_body">Нет, и даже это всего лишь навсего мельком про<text:span text:style-name="T881">бег</text:span>ает через какую-то часть рельефа Слотропиановской доли мозга и растворяется в его поверхности, исчезая. Так-то вот <text:span text:style-name="T881">случается</text:span> тут ещё одна его небрежность… и не в меньшей мере возрастает его, разумеется, Обойдённость…. И нет повода надеяться на какой-то иной оборот, какой-то нежданный <text:span text:style-name="T1">ой-мне-токо-щас-дошло</text:span>, уж только не со Слотропом. И вот он, полюбуйся, карабкается на стены целомудренно церемониального сплетения, представившего с вполне приемлемой наглядностью что есть лишённы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text:span text:style-name="T881">йтральн</text:span>ость. Простите кулак не стиснувшийся на его собственной груди, сердце неспособное замереть в приветствии…. Простите ему, как простили вы Чичерину у Киргизского Света…. Ещё придут лучшие дни. </text:p>
      <text:p text:style-name="Text_20_body">Слотроп прислушивается к перипатетической тубе вдалеке и кларнету, к которым присоединяются сейчас тромбон и тенор сакс стараясь влиться в мелодию… и к взрывам смеха солдат и девушек… звучит как вечеринка там внизу… вдруг найдутся и безлошадные дамочки… –«Слышь, а может попробуем, э… какой был у тебя—» </text:p>
      <text:p text:style-name="Text_20_body"><text:soft-page-break/>Нэриш, кожаное пугало, стараясь игнорировать поведение Слотропа, решил разобрать свою зажигательную бомбу: откупорил водку и поболтал перед своим носом перед тем как хряпнуть с горла. Он <text:span text:style-name="T881">про</text:span>сия<text:span text:style-name="T881">л</text:span>, цинично, торгашески, Слотропу. –«На». Затишье под белой стеной. </text:p>
      <text:p text:style-name="Text_20_body">– О, да я подумал это бензин, но они ведь поддельные, так что это просто водка, правда <text:span text:style-name="T881">ж</text:span>? </text:p>
      <text:p text:style-name="Text_20_body">Но по ту сторону насыпи, внизу на арене, что бы это такое могло быть сейчас, вон дожидается в этом изменчивом лунном свете, маскировочная краска от хвоста до вершины щербатится зубьями пилы… неужто вправду тебя так никогда и не цапанёт? Ни даже в самое гиблое время ночи, с заточками слов на твоей странице, одни только Δt вместо того, что они означают? А внутри мается жертва, перебирает чётки, стучит по дереву, избегая любого Готового Слова. Неужто это никогда не придёт за тобой, <text:span text:style-name="T882">а</text:span>? </text:p>
      <text:p text:style-name="P320">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южнее старых Цехов Разработки, густая темень. </text:p>
      <text:p text:style-name="Text_20_body">Они проталкиваются через ветви сосен и снова вниз, в Яйцо, высосанное от Германской техники, давно превращённое в Русскую <text:span text:style-name="T884">парковку</text:span>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дительный отвод»,– по словам Нэриша.– «Они наверное под ним. Нам надо заходить отсюда». </text:p>
      <text:p text:style-name="Text_20_body">Они прошли полпути вдоль склона к зданию встроенной в насыпь насосной для холодной воды, что когда-то уносила невообразимый жар пробных пусков. Теперь она ободрана, внутри гулкая темень. Слотроп, ступив пару шагов через порог, натыкается на кого-то. </text:p>
      <text:p text:style-name="Text_20_body">– Прошу прощения,– хотя это выходит не слишком сдержанно. </text:p>
      <text:p text:style-name="Text_20_body">– О, ничего страшного,– с Русским акцентом,– я не пострадал.– Он выпроваживает Слотропа обратно, о, сволочного вида Младший Сержант тут тебе, под два метра ростом. </text:p>
      <text:p text:style-name="Text_20_body">– Ну, так— и тут к ним подходит Нэриш. </text:p>
      <text:p text:style-name="Text_20_body">– О,– Нэриш моргая глядит на охрану.– Сержант, вы не слышите музыку? Почему вы не в Здании для Собраний, со своими товарищами? Там, как понимаю, несколько горячих <text:span text:style-name="Emphasis"><text:span text:style-name="T930">fräulein’</text:span></text:span><text:span text:style-name="Emphasis"><text:span text:style-name="T931">нок</text:span></text:span> <text:span text:style-name="T1">развлекают</text:span> присутствующих,– подпихивает локотком,– в самом обворожительном состоянии полуодетости, к тому же. </text:p>
      <text:p text:style-name="Text_20_body">– Наверняка, это всё просто божественно,– отвечает Сержант,– для <text:span text:style-name="T1">кого-то</text:span>. </text:p>
      <text:p text:style-name="Text_20_body">– <text:span text:style-name="Emphasis">Kot</text:span>...– время тактического <text:span text:style-name="T884">маневрирования</text:span> истекло. </text:p>
      <text:p text:style-name="Text_20_body">– И даже безмерно. </text:p>
      <text:p text:style-name="Text_20_body"><text:soft-page-break/>Со вздохом, Нэриш вскидывает свою бутылку и обрушивает её вниз, или <text:span text:style-name="T884">куда уж</text:span> дотянется,<text:span text:style-name="Emphasis"> тресь</text:span> Сержанта по затылку, сбивает с того подшлемник, только и всего. –«Хулиганьё»– Русский, уже осерчавши, наклоняется подобрать свой головной убор.– «Мне <text:span text:style-name="T1">точно</text:span> надо взять вас <text:span text:style-name="T1">обоих</text:span> под арест». </text:p>
      <text:p text:style-name="P238">– Хватит базарить,– рычит Слотроп, размахивая сигарой и «коктейлем Молотова»,– сдавай оружие, Иван, или я из тебя <text:span text:style-name="T1">живую сигнальную ракету </text:span>сделаю! </text:p>
      <text:p text:style-name="Text_20_body">– Ты, <text:span text:style-name="T1">сволочь</text:span>,– окрысился Сержант стаскивая свой ППШ чуть-чуть слишком быстро—Слотроп уворачивается, посылает свой обычный резкий пинок в пах, на этот раз промахивается, но вышибает оружие, которое у Нэриша достаточно ума подхватить. –«<text:span text:style-name="T884">Гады</text:span>»,– скулит Русский,– «ух, <text:s/>паскуд<text:span text:style-name="T884">ы падлючие</text:span>...»– убегая прочь в обступившую ночь. </text:p>
      <text:p text:style-name="Text_20_body">– Две минуты,– Нэриш уже внутри насосной. Слотроп перех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text:span text:style-name="T884">чуга</text:span>.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text:span text:style-name="T884">ую</text:span> <text:span text:style-name="T884">н</text:span>а полтора метра <text:span text:style-name="T884">выше</text:span> пола по всей длине комнаты. </text:p>
      <text:p text:style-name="Text_20_body">– Бросай свой карандаш,– командует Слотроп.– <text:span text:style-name="T884">Вот у</text:span>мничка, где тот Майор Ждаев? </text:p>
      <text:p text:style-name="Text_20_body">– Он на совещании. Если вы сообщите своё имя— </text:p>
      <text:p text:style-name="Text_20_body">– Наркотик,– кричит Нэриш,– они дали ему какой-то <text:span text:style-name="T1">наркотик</text:span>! Герхардт, Герхардт, ответь мне! </text:p>
      <text:p text:style-name="Text_20_body">Слотроп распознаёт симптомы: «Это тот Натрий Амитал. Пройдёт. Надо уходить». </text:p>
      <text:p text:style-name="Text_20_body">– Майор будет с минуты на минуту. Они наверху в караульном помещении, курят. По какому номеру он сможет <text:span text:style-name="T884">связаться с</text:span> вам<text:span text:style-name="T884">и</text:span>? </text:p>
      <text:p text:style-name="Text_20_body">Слотроп проскользнул под одну руку Шпрингера, Нэриш под другую, когда снаружи громко забарабанили в дверь. </text:p>
      <text:p text:style-name="Text_20_body">– Курят? <text:span text:style-name="T888">А ч</text:span>то курят? </text:p>
      <text:p text:style-name="Text_20_body">– <text:span text:style-name="T1">Слотроп, нам сюда</text:span>! </text:p>
      <text:p text:style-name="Text_20_body">– О.– 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у лестничных ступеней в длинный прямой коридор, освещённый шестью или семью лампочками, пространство между которыми тонет в густой мгле, вдоль каждой стены, от пола до потолка, проложены толстые связки кабелей измерительных датчиков. </text:p>
      <text:p text:style-name="Text_20_body">– Нам конец,– задыхается Нэриш. Тут 150 метров до бункера замеров, и никакого укрытия кроме тени между лампочками. Тем орлам останется лишь побрызгать по трафарету. </text:p>
      <text:p text:style-name="Text_20_body">– Она ни капли не запнётся, гетероскоростная,– орёт Герхардт фон Гёль. </text:p>
      <text:p text:style-name="P239"><text:soft-page-break/>– Попробуй идти сам,– Слотроп не на шутку пересрал,– давай, мэн, а то нам <text:span text:style-name="T1">жопа</text:span>!– Эхо <text:span text:style-name="T885">тяжких </text:span>ударов <text:span text:style-name="T885">с оттяжкой</text:span>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text:span text:style-name="T885">вдоль</text:span> коридор<text:span text:style-name="T885">а за сорок метров от себя</text:span>, широкая улыбка стали. Слотроп выпускает Шпрингера и перебегает в следующий островок света, автомат наготове. Русские хлопают глазами в изумлении. – Чичерин! Привет. </text:p>
      <text:p text:style-name="Text_20_body">Они стоят обернувшись друг к другу, каждый в своём кругу света. Слотроп припомнил, что у него выигрышное положение. С полуизвиняющейся улыбкой, он наводит дуло на них, подходит ближе. Ждаев и Чичерин, после обсуждения, которое кажется нестерпимо долгим, решают, что им лучше поднять руки. </text:p>
      <text:p text:style-name="Text_20_body">– Ракетмэн! </text:p>
      <text:p text:style-name="Text_20_body">– Как поживаешь? </text:p>
      <text:p text:style-name="Text_20_body">– Что ты делаешь в такой Фашистской униформе? </text:p>
      <text:p text:style-name="Text_20_body">– Ты прав. Пожалуй, перейду в Красную Армия,– 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ышибанием двери внизу. </text:p>
      <text:p text:style-name="Text_20_body">– Так может всё же разденетесь, парни? Слышь, Чичерин, как тебе понравился тот гашиш, между прочим? </text:p>
      <text:p text:style-name="Text_20_body">– Ну,– стаскивая брюки,– мы щас собрались все там в будке наверху, покурили… Ракетмэн, ты всегда фантастически вовремя. Ждаев, ну, разве он не что-то с чем-то? </text:p>
      <text:p text:style-name="Text_20_body">Слотроп выскальзывает из своего вечернего: «Просто проследи, чтоб у тебя не вскочил сейчас, кореш». </text:p>
      <text:p text:style-name="Text_20_body">– Я серьёзно. Это твой <text:span text:style-name="Emphasis">Schwarzphänomen</text:span>. </text:p>
      <text:p text:style-name="Text_20_body">– Брось херню пороть. </text:p>
      <text:p text:style-name="Text_20_body">– Ты даже не догадываешься как. Ты пляшешь под его дудку. Мой постоянно хочет довести меня до <text:span text:style-name="T1">погибели</text:span>. Нам лучше <text:span text:style-name="T1">ими</text:span> обменяться, вместо униформы. </text:p>
      <text:p text:style-name="Text_20_body">Процесс переодевания усложняется. Китель Ждаева с золото-звездными <text:span text:style-name="Emphasis">pogoni</text:span> напялен на Шпрингера, который теперь им всем напевает попурри из Курта Вайля. Ждаев одевает белый костюм Шпрингера, и затем его и Чичерина связывают их собственными ремнями, а и галстуками. –«Короче, идея такая»,– Слотроп поясняет– «ты, Чичерин, изображаешь меня, пока майор этот—» 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 бормочет он Чичерину,– «я <text:s/>тебя <text:s/><text:span text:style-name="T885">доверяю</text:span>, но учти, у меня очень большой пассивный запас слов, разберу что говоришь». </text:p>
      <text:p text:style-name="Text_20_body">Чичерин не против, но запутался: «Так я теперь буду <text:span text:style-name="T1">кто</text:span>?» </text:p>
      <text:p text:style-name="Text_20_body"><text:soft-page-break/>– О, блядь… слушай, просто пошли их проверить насосную снаружи, скажи, это срочно.– Слотроп жестикулирует и шевелит губами, пока Чичерин отдаёт приказ. Те двое козырнув, выбегают через дверь, которую только что расстреляли. </text:p>
      <text:p text:style-name="Text_20_body">– Те обезьяны,– Чичерин трясёт головой.– Те <text:span text:style-name="T1">чёрные</text:span> <text:span text:style-name="T1">обезьяны</text:span>! Как ты <text:span text:style-name="T885">c</text:span>мог догадаться, Ракетмэн? Конечно, ты ни при чём, это всё твой <text:span text:style-name="Emphasis">Schwarzphänomen</text:span> нарулил. Отличная деталь. Две из них посмотрели на меня через окно. Тут я подумал—ну, сам знаешь: я подумал, что ты думал, что я подумаю…. </text:p>
      <text:p text:style-name="Text_20_body">Но к этому времени Слотроп <text:span text:style-name="T885">давно</text:span> за пределами слышимости. 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старая испытательная платформа, окна выбиты, камуфляж, в стиле Немецкого Экспрессионизма, рябит разливаясь по ней волнами. Те два солдата, конечно же, шарят там в насосной не находя ничего. Вскоре они вновь исчезают внутри и Нэриш открывает дверь. –«Скорей». Они осторожно выходят, на арену. </text:p>
      <text:p text:style-name="Text_20_body">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теперь уже вчетвером они пытаются поднять полезную нагрузку составляемую массой щебечущего Герхарда фон Гёля на несколько грёбаных футов по насыпи, самая жалкая двигательная система из всех, которые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text:span text:style-name="T885">пути</text:span>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 </text:p>
      <text:p text:style-name="Text_20_body">– А, да распроеб<text:span text:style-name="T885">ут</text:span> твою...– рычит Слотроп. </text:p>
      <text:p text:style-name="Text_20_body">– Торчаще зелёный конь планетоида и хуя,– кивает Шпрингер в ответ. </text:p>
      <text:p text:style-name="Text_20_body">Музыка и разговоры в Здании Собраний уже стихли, их сменила неприятная тишина. Наконец в<text:span text:style-name="T885">зо</text:span>брались наверх, в лес, где Шпрингер притискивает свой лоб к стволу дерева и начинает безудержно блевать. </text:p>
      <text:p text:style-name="Text_20_body">– Нэриш, и мы подставляем свою жопу ради это<text:span text:style-name="T886">й</text:span> <text:span text:style-name="T886">скотины</text:span>? </text:p>
      <text:p text:style-name="Text_20_body">Однако Нэриш занят жимами на живот своего друга: «Герхардт, ты в порядке? Чем тебе помочь?» </text:p>
      <text:p text:style-name="Text_20_body">– Прекрасно,– пёрхает Шпригер, блевотина стекает по подбородку. – Ахх. Какое облегчение! </text:p>
      <text:p text:style-name="Text_20_body">Появляются шимпанзе, музыканты, девушки канкана. Переход к условленному месту. Через последнюю дюну и вниз к укатанному шлаку треугольника Испытательной Установки Х, оттуда к морю. Музыканты какое-то время наигрывают что-то типа марша. Вдоль берега прилив оставил им полосу песка. Но Фрау Гнаб нигде не видно. Хафтунг держится за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 </text:p>
      <text:p text:style-name="Text_20_body">– Мне тоже,– он обнимает её. </text:p>
      <text:p text:style-name="Text_20_body"><text:soft-page-break/><text:span text:style-name="T886">Раскручивается</text:span> адская катавасия—сирены воют, прожектора <text:span text:style-name="T886">об</text:span>шар<text:span text:style-name="T886">иваю</text:span>т <text:s/>лес наверху, <text:span text:style-name="T887">слышны </text:span>моторы грузовиков, <text:span text:style-name="T887">вы</text:span>крики команд. Группа захвата покидает шлак, чтоб затаиться в болотной траве. </text:p>
      <text:p text:style-name="Text_20_body">– Мы захватили один автомат и два пистолета,– шепчет Нэриш.– Они подойдут к нам с юга. Кто-то из нас должен вернуться и задержать их.– Он кивает и начинает проверять своё снаряжение. </text:p>
      <text:p text:style-name="P241">– Ты чокнулся,– шипит Слотроп,– они убьют тебя.– <text:span text:style-name="T887">Теперь з</text:span>аваруха <text:span text:style-name="T887">перемещается</text:span> повыше Испытательной Установки VII. <text:span text:style-name="T887">П</text:span>оявляются <text:s/><text:span text:style-name="T887">ф</text:span>ары, пара за парой, <text:span text:style-name="T889">по</text:span> той дороге <text:span text:style-name="T889">наверху</text:span>. </text:p>
      <text:p text:style-name="Text_20_body">Нэриш похлопывает Шпрингера по подбородку. Не ясно понимает ли Шпрингер кто это. –«<text:span text:style-name="Emphasis">Lebe wohl</text:span>»,– как бы там ни было, Шпрингер…. Наганы сунуты в карманы верхней куртки, автомат в колыбельке его рук, Нэриш срывается на бег, пригнувшись, не оглядываясь. </text:p>
      <text:p text:style-name="P321">– Где корабль?– Хафтунг в белой панике. Утки вс<text:span text:style-name="T890">полошились</text:span>, перекрякиваются вокруг. Ветер шевелит траву. Когда лучи прожекторов <text:span text:style-name="T890">скользят</text:span> мимо, стволы сосен наверху вспыхивают, глубоко озарённые, жуткие… а за спиной у каждого Балтика колышется, разливается. </text:p>
      <text:p text:style-name="Text_20_body">Выстрелы наверху—потом, должно быть в ответ от Нэриша, автоматная очередь. Отто прижимает Хильду к себе. –«Кто-нибудь читает Азбуку Морзе?»– интересуется девушка в руках Слотропа,– «потому что там огонёк, видите, с краю того островка? уже минуты две».– Это три точки, точка, точка, и ещё три точки. </text:p>
      <text:p text:style-name="Text_20_body">– Хмм, СЕЕС,– предполагает Феликс. </text:p>
      <text:p text:style-name="Text_20_body">– Может они не точки,– грит тенор-саксофонист,– может они <text:span text:style-name="T1">тире</text:span>. </text:p>
      <text:p text:style-name="Text_20_body">– Смешно,– грит Отто,– тогда получается ОТТО. </text:p>
      <text:p text:style-name="Text_20_body">– Так тебя зовут,– грит Хильда. </text:p>
      <text:p text:style-name="Text_20_body">– Мать!– 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сюда подходит!»– Отто скачет вверх-вниз по топи. </text:p>
      <text:p text:style-name="Text_20_body">– Эй, Нэриш,– Слотроп щурится пытаясь разглядеть того в свете, <text:span text:style-name="T890">который давно уж</text:span> слишком слаб,– давай <text:span text:style-name="T890">сюда</text:span>. Отходим.– Нет ответа. Но стрельба усиливается. </text:p>
      <text:p text:style-name="Text_20_body">С потушенными огнями, судно приближается на максимальной скорости, Фрау Граб решила протаранить Пенемюнде? нет, теперь она даёт полный назад, визг подшипников, гейзеры пены от винтов, судно разворачивается <text:span text:style-name="T890">затормозив до стопа</text:span>. </text:p>
      <text:p text:style-name="Text_20_body">– Всем на борт,– рявкает она. </text:p>
      <text:p text:style-name="Text_20_body">Слотроп <text:span text:style-name="T890">кричит и</text:span> кричит призывы Нэришу. Фрау Гнаб <text:span text:style-name="T890">д</text:span>а<text:span text:style-name="T890">ёт</text:span> свой гудок. 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p>
      <text:p text:style-name="Text_20_body"><text:soft-page-break/>– Они убьют нас.– Отто заталкивает Слотропа через борт, сам переваливается следом. Прожектора нашли и скрестились на них. Огонь усиливается—взбрызги и взбульки от воды, пули стучат о борт. </text:p>
      <text:p text:style-name="Text_20_body">– Все тут?– клыки Фрау обнажились в ухмылке.– Отлично!– 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а под конец и слуха. </text:p>
      <text:p text:style-name="Text_20_body">– Слышь, Феликс,– грит саксофонист,– как думаешь, может подвернуться халтура в Свинемюнде?</text:p>
      <text:p text:style-name="Text_20_body"/>
      <text:p text:style-name="Text_20_body">Джон Дилинджер, в конце, обрёл пару секунд странной благостыни <text:span text:style-name="T890">от</text:span> кадр<text:span text:style-name="T890">ов</text:span>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пока, Блэки… отвергнув отсрочку подписанную другом всей его жизни, который нынче Губернатор штата Нью-Йорк Вильям Повел, тощий 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стрёме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 text:style-name="T1">ты таки</text:span> Гейбл, гордая, блестящая, змеиная голова—пособить Дилинджеру продраться сквозь кусты, и чуть <text:span text:style-name="T891">по</text:span>легче в смерть. </text:p>
      <text:p text:style-name="Text_20_body">Нэриш сейчас собрался в комок внутри двух метров разбитой дренажной трубы из бетона, после перебежки под стеной Испытательной Установки VII, залёг по новой, в запахах застоялой штормовой воды, старается не дышать громко, чтоб не всхрапнуло предательское эхо—Нэриш не был в кино аж с <text:span text:style-name="Emphasis">Der Müde Tod</text:span>.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 в его карьере, чужой и перегревшийся... и ожоги на руках, которые завтра его не будут беспокоить. Ни малейших источников благостыни в пределах досягаемости, кроме твёрдого оружия и обожжённых пальцев—безжалостный конец для хорошего эксперта <text:span text:style-name="T891">по контролю</text:span>,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обе руки?—после бедного Пенемюнде по струнке, разве кто-то его осудил бы? </text:p>
      <text:p text:style-name="Text_20_body">Даже не было необходимости знать План целиком… нельзя же так много хотеть от кого-то… правда ведь? Эта стратегия с целью добыть S-Gerät, по которой он делает всё, чтобы умереть сегодня, что ему известно о <text:span text:style-name="T1">всех</text:span> намерениях Шпрингера в этом деле? Нэриш видит резон в том, что он, как фигура помельче, приносится в жертву, если это позволяет Шпригеру выжить, пусть <text:soft-page-break/>даже на один всего лишь день… образ мышления военного времени, <text:span text:style-name="Emphasis">ja, ja</text:span>… но слишком поздно что-то менять…. </text:p>
      <text:p text:style-name="Text_20_body">Разве в программе S-Gerät в Нордхаузене был в своё время хоть намёк как много людей, держав, 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н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 text:style-name="T1">попёрла Удача</text:span>! </text:p>
      <text:p text:style-name="Text_20_body">Но звонкое яркое предвкушенье в груди привело его сюда, вместо всего: сюда, в эту трубу, не больше как на пригоршню оставшихся минут…. </text:p>
      <text:p text:style-name="P242">Идея <text:span text:style-name="T891">состояла</text:span> в том, чтоб постоянно придерживаться фиксированного количества, А. Иногда ты <text:span text:style-name="T891">применял</text:span> диодный мост настроенный на определённую частоту, At, гудящую, тяжёлую предзнаменованием, внутри электронных коридоров… пока снаружи, в соответствии с традицией в этих делах, где-то будет собираться количество В, нарастать, по мере того как Ракета набирает скорость. И так до определённой для <text:span text:style-name="Emphasis">Brennschluss</text:span> скорости, <draw:frame draw:style-name="fr5" draw:name="Image55" text:anchor-type="as-char" svg:width="0.5937in" svg:height="0.2083in" draw:z-index="55"><draw:image xlink:href="Pictures/10000201000000390000001E89DDC89C2F1EAD69.png" xlink:type="simple" xlink:show="embed" xlink:actuate="onLoad" loext:mime-type="image/png"/><svg:title>term</svg:title></draw:frame><text:s/>загнанная как всякая крыса электрошоком в этот узкий лабиринт открытого пространства—да, радиосигналы с земли будут входить в тело Ракеты и, следуя рефлексу—буквально электросигналам пробегающим по рефлекторной дуге—контрольные поверхности перещёлкиваются, <text:span text:style-name="T891">вернуть</text:span> тебя обратно на курс в тот момент, когда ты начал отклоняться (как мог ты не сместиться, на такой высоте, в ту блистающую небрежность, покорённый ветром, чисто высотой… невообразимым пламенем у тебя под ногами)… так что для этого строго контролируемого полёта, всё держалось на острейшем, самом болезненном предчувствии, с В постоянно растущим, так ощутимо вздымающимся, как приливная волна, что обездвиживает любое незначительное создание, оттачивая воздух до холодного посвиста…. Твоё количество А—блистающее, постоянное А, унесённое, как <text:span text:style-name="T892">пришлось</text:span> когда-то, за <text:span text:style-name="T892">тридевять</text:span> земель, посреди ночи, Грааль, с тем д<text:span text:style-name="T892">а</text:span>вним <text:span text:style-name="T892">по-</text:span>солдафонски оголённым юмором… и однажды утром на широкой верхней губе сталисто-шерстяная седина двухдневной щетины, роковой, ужасный знак, он брился начисто ежесуточно, знаменующий, что настал Последний День—и, опять-таки, только лишь угрюмым шестым чувством, настолько же гадательно, как и чисто восприятием, что В с Множествеными Индексами уже тут, сразу за электронным горизонтом, действительно нарастает приближаясь, возможно на этот раз как «Вiw», угол прецессии гироскопа, надвигается невидимо, но ощутимо, жутко <text:span text:style-name="T892">возбуждающе</text:span>, по металлической раме к углу Aiw (так установлены тебе контакты: замыкаться, ты ж пойми, именно при таком угловом значении). Или <text:span text:style-name="T892">же </text:span>как «ВiL», другое интегрирование, не по значениям гироскопа, но по необработанным показателям самого тока, истекающего из движимой катушки между полюсами, «скованный» маятник… так представлялось это <text:s/>им, в Группе Разработки, условия принуждённости, <text:soft-page-break/>запретности… отношение к своему аппаратному обеспечению было более жестоким и солдафонским, о котором большинство инженеров и <text:span text:style-name="T892">по</text:span>смели <text:span text:style-name="T892">бы мечтать</text:span>… Они и вправду воспринимались как подкованная шипами элита, Дривелинг, и Шмайл, с флуоресцентными лампами отблескивающими на его голом лбу ночь за ночью… Внутри своих мозгов они разделяли общий давний-предавний электро-декор—стеклянные переменные конденсаторы, керосин как диэлектрик, медные платы и эбонитовые крышки, Цейссовские гальванометры с тысячами болтиков мелкой <text:span text:style-name="T892">резьбы</text:span> для настройки, миллиамперметры от Сименса на шиферных основах, терминалы с дизайном из Римских цифр, Стандартные Омметры с марганцевой проволокой в смазке, старый <text:span text:style-name="Emphasis">Gülcher Thermosäule</text:span> термо-электрический генератор, который работал от пара отопления, выдавал 4 вольта, никель и сурьма, азбест<text:span text:style-name="T892">ов</text:span>ые воронки сверху, слюдяные трубки…. </text:p>
      <text:p text:style-name="Text_20_body">Разве не была та жизнь приличнее гангстерства? Дружба чище… не такая <text:span text:style-name="T892">понаверченная</text:span>, во всяком случае…. Там мы видели что как сочетается… механизмы сами определяли это… всё было так ясно тогда, паранойя была лишь для врага, и никогда для своих…. </text:p>
      <text:p text:style-name="Text_20_body">– А как же SS? </text:p>
      <text:p text:style-name="Text_20_body">– О, они были скорее врагом, я бы сказал… [Смех.] </text:p>
      <text:p text:style-name="Text_20_body">Нет, Клаус, не расслабляйся, пожалуйста, никаких мечтаний о <text:span text:style-name="T892">благосклонном</text:span> Советском допросе, что закончится в какой-то горностаевой постели, в каком-то водочно-ароматном ступоре, ты знаешь это глупо…. </text:p>
      <text:p text:style-name="Text_20_body">В, В-индекс-Н-для Нэриш, почти тут—вот-вот прожгут сквозь последнюю <text:span text:style-name="T892">шепчущую</text:span> ширму уравниваясь с «А»—уравнять единственный кусочек себя с предоставленным ими, чтобы миновать этот миг, минимальная куколка Германского стирола, менее подлинная, чем все прежние «я»… количество, которым можно пренебречь в этом последнем свете… под эту дробь сапог охотников, и хорошо смазанных оружейных затворов…. </text:p>
      <text:p text:style-name="P322"><draw:frame draw:style-name="fr2" draw:name="Image56" text:anchor-type="paragraph" svg:width="6.9252in" svg:height="0.3661in" draw:z-index="56"><draw:image xlink:href="Pictures/1000000000000B720000009B428C9716555D8079.png" xlink:type="simple" xlink:show="embed" xlink:actuate="onLoad" loext:mime-type="image/png"/></draw:frame></text:p>
      <text:p text:style-name="P323">И тут Енцин, Андреас и Кристиан, прям тебе Смит, Кляйн &amp; Френч, вламываются в подвальную комнатушку—полевые серые ранцы, плетёные туфли, <text:s/>штан<text:span text:style-name="T893">ины</text:span> подвёрнут<text:span text:style-name="T893">ы,</text:span> руки блестят от машинного масла и солидола, по<text:span text:style-name="T893">водя</text:span>т для острастки карабинами. Но никого тут из Пустых, чтоб полюбовались на них.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автограф, их вызов. </text:p>
      <text:p text:style-name="Text_20_body">– Где она—,– Кристиан вот-вот обернётся в берсерка. Одно неверное слово и он сорвётся прочь, прикончить всякого Пустого что только подвернётся. Мария, его сестра, возможно уже— </text:p>
      <text:p text:style-name="Text_20_body">– Нам лучше,– Енцин уже повернулся на выход,– к её, э... мужу, знаешь…. </text:p>
      <text:p text:style-name="Text_20_body">– К Павлу.– Кристиан хочет видеть его глаза, но Енцин не обернулся. </text:p>
      <text:p text:style-name="Text_20_body"><text:soft-page-break/>У Павла с Марией должен был родиться ребёнок. Тогда Иосиф Омбинди и его люди начали являться с посещениями. Такое умение становиться стервятниками они переняли от Христианских миссионеров. У них составлены списки всех женщин в пригодном для деторождения возрасте. Всяк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p>
      <text:p text:style-name="Text_20_body">– Нефтеочистительный,– предполагает Андреас Орукамбе. </text:p>
      <text:p text:style-name="Text_20_body">– Точно? Он же зарок дал. </text:p>
      <text:p text:style-name="Text_20_body">– Теперь, может, и развязал.– Брат девушки уставился на него играя желваками. <text:span text:style-name="T1">Енцин, старый ублюдок, тебе уж и впрямь ничего не доходит</text:span>…. </text:p>
      <text:p text:style-name="Text_20_body">Они вновь садятся на свои мотоциклы и снова в путь. 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text:span text:style-name="Emphasis">Schwarzkommando</text:span> верхом на мотоциклах без глушителей с рёвом проносятся в эту ночь. </text:p>
      <text:p text:style-name="Text_20_body">Разделения не прекращаются. Каждая из альтернативных Зон уходит в отрыв от всех остальных, с предопределённым ускорением, сдвиг красной части спектра, разбегание от Центра. С каждым днём мифичное возвращение Енцина из грёз выглядит всё менее возможным. Когда-то требовалось знание униформ, знаков различия, маркировк<text:span text:style-name="T893">и</text:span> самолётов, для соблюдения границ. Но к нынешнему моменту слишком много выборов уже свершилось. Единый корень утрачен, ещё в майском опустошении. У каждой птахи теперь собственная ветка, и всякая из них <text:span text:style-name="T893">своя</text:span> Зона. </text:p>
      <text:p text:style-name="Text_20_body">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рот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об<text:span text:style-name="T893">ра</text:span>щения, декламирует: «Освободите улицу. Расходитесь по своим домам». Освободите у—расходитесь по своим что? Тут какая-то ошибка, это должно быть для другого города…. </text:p>
      <text:p text:style-name="P243"><text:span text:style-name="T1">Фрр</text:span> под нефтяной трубой на опорах сбегающих вниз налево, к воде, теперь, громадные стянутые болтами фланцы над головой смягчённые ржавчиной и промасленной грязью. Далеко по гавани движется нефтяной танкер поколыхивается безмятежно как паутина звёзд... <text:span text:style-name="T1">Вжиик</text:span> вверх по склону в сторону бастиона из обрезанных, запутанных, сплавленных и обожжённы<text:span text:style-name="T894">х</text:span>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 <text:span text:style-name="T1">перенастроено</text:span>», ну-ка? </text:p>
      <text:p text:style-name="P244"><text:soft-page-break/>Тут не то, чтобы озарило, нет, но прорвалось, как тот свет, что прор<text:span text:style-name="T894">ы</text:span>в<text:span text:style-name="T894">ае</text:span>тся однажды <text:span text:style-name="T894">среди </text:span>ноч<text:span text:style-name="T894">и</text:span> в слишком глубокий час, чтоб враз смог объяснить с чего бы это—тут нахлынуло на Енцина то, что кажется ему необычайным постижением. Этот змеящийся навал шлака, в который он вот-вот врежется, этот бывший перегонный, <text:s/><text:span text:style-name="Emphasis">Jamf Ölfabriken WerkeAG</text:span>, совсем никак <text:span text:style-name="T1">даже не развалина</text:span>. Тут всё в превосходном рабочем состоянии. Всего лишь в ожидании нужных подключений, и пуска… модифицировано, очень чётко, <text:s/><text:span text:style-name="T1">целенаправленно</text:span> бомбардировкой, которая никогда не была враждебной, а частью плана обеих сторон—« <text:span text:style-name="T1">сторон</text:span>?»—давно согласованного… да и теперь что если мы—хорошо, скажем, что мы все, какие тут имеются,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вот мы и предположили— <text:span text:style-name="Emphasis">natürlich</text:span>!—что этот священны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как же иначе? Её симметрии, скрытые состояния, <text:s/><text:span text:style-name="T1">хитроумие</text:span> её, околдовали и ввели в соблазн нас, пока истинный Текст застыл, ещё где-то в своей <text:span text:style-name="T895">непроглядности</text:span>, в нашей темноте… даже в такой дали от Юго-Западной нас не может миновать древняя трагедии потерянных посланий, проклятье, от которого нам не избавиться вовек…. </text:p>
      <text:p text:style-name="Text_20_body">Но, если я гоню по нему, по Истиному Тексту, в эту минуту, если так оно и есть… или если я сегодня проехал мимо него где-то в развалинах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для применения спецмеханизмов в виде бомбардировщиков 8-й АВС да «Союзнические» самолёты все, в конечном итоге, продукт от IG, посредством Директора Круппа, через его Английские сочленения—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text:span text:style-name="T1">именно такие руины</text:span> вокруг тем самым расшифровывая Текст, тем самым шифруя, перешифровывая, перерасшифровывая священный Текст… Если тут всё в рабочем состоянии, в чём его предназначение? Инженеры, строившие это как нефтеперегонный, понятия не имели о дальнейших шагах. Их объект «сдан», можно забыть. </text:p>
      <text:p text:style-name="Text_20_body">И следовательно эта Война никак и никогда не была политической, политика просто спектакль, для отвода глаз народам… втайне, вместо этого всё диктовалось потребностями технологии… заговором между людскими созданиями и техникой, <text:span text:style-name="T894">за</text:span>чем-то нуждавшимся в энерго-вспышке войны, в выкриках, «К чёртям деньги, само существование [вставь название державы] под угрозой!», что, скорее всего, означало, <text:s/><text:span text:style-name="T1">вот-вот рассветёт, мне нужна моя порция ночной крови, моё финансирование, финансирование, ахх, ещё, ещё</text:span>….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 </text:p>
      <text:p text:style-name="Text_20_body">Да, но Технология всего лишь реагирует (как часто этот довод повторялся, упрямый и унылый как редукция по Гауссу, среди <text:s/><text:span text:style-name="Emphasis">Schwarzkommando</text:span>, особенно помоложе): «Очень красивая болтовня, что ухватил чудище за хвост, но ты думаешь у нас была б Ракета если бы кто-то, некий <text:soft-page-break/>определённый кто-то, имеющий имя, имеющий член, не <text:s/><text:span text:style-name="T1">захотел</text:span>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ой элиты, у которых ни малейшего права быть там, где они—» </text:p>
      <text:p text:style-name="Text_20_body">Вот где мы должны искать источники власти, и схемы распределения, о которых нам никогда не говорили, маршруты власти, о которых наши учителя и слыхом не слыхивали, либо их предупреди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счисляе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и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 </text:p>
      <text:p text:style-name="Text_20_body">А если это не именно <text:s/><text:span text:style-name="Emphasis">Jamf Ölfabriken Werke</text:span>? Что если это заводы Круппа в Эссене, что если это <text:s/><text:span text:style-name="Emphasis">Blohm&amp;Voss</text:span> прямо здесь, в Гамбурге, или какая-то другая «понарошку» развалина, в другом городе? Другой <text:s/><text:span text:style-name="T1">стране</text:span>? ЙАААГГГГХХХХХ! </text:p>
      <text:p text:style-name="Text_20_body">Да, такой вот стимулирующий разговор, да, Енцин лопает <text:span text:style-name="T896">с переизбытком</text:span> Нацистск<text:span text:style-name="T896">ий</text:span> Первитин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 </text:p>
      <text:p text:style-name="Text_20_body"/>
      <table:table table:name="Table1" table:style-name="Table1">
        <table:table-column table:style-name="Table1.A"/>
        <table:table-column table:style-name="Table1.B"/>
        <table:table-row>
          <table:table-cell table:style-name="Table1.A1" office:value-type="string">
            <text:p text:style-name="P524">Типа рояля<text:line-break/>Оджи Кармайкла<text:line-break/>слышится фоном, тут <text:line-break/> <text:line-break/> <text:line-break/> <text:line-break/> <text:line-break/> <text:line-break/> <text:line-break/> <text:line-break/> <text:line-break/> <text:line-break/> <text:line-break/> <text:line-break/> <text:line-break/><text:soft-page-break/> <text:line-break/> <text:line-break/> <text:line-break/>  </text:p>
          </table:table-cell>
          <table:table-cell table:style-name="Table1.A1" office:value-type="string">
            <text:p text:style-name="P525">Море по колено, Батя, Дезокс-ёпфедрин всем скажжит "цыц!" </text:p>
            <text:p text:style-name="P525">По карманам у меня по́лно щастья без границ, </text:p>
            <text:p text:style-name="P525">Я по Зоне проношуся, среди диких псов, </text:p>
            <text:p text:style-name="P525">Раздаю задарма клочья своих личных снов… </text:p>
            <text:p text:style-name="P525">Да хошь радиолампы с приёмника маво ты вытаску-уй, </text:p>
            <text:p text:style-name="P525">До лампочки мине вся эта чип-уха— </text:p>
            <text:p text:style-name="P525">А на госгимны ты меня типеря не подсажу-вуй </text:p>
            <text:p text:style-name="P525">Склепаю сам не хуже, чем вся ента труха…. </text:p>
            <text:p text:style-name="P525"/>
            <text:p text:style-name="P525">Не закрываю рот, хоть слушать некому, </text:p>
            <text:p text:style-name="P525">Трещу без умолку всяческую муть— </text:p>
            <text:p text:style-name="P525">Без толку пристаю к калекам у </text:p>
            <text:p text:style-name="P525">Кого ботиночки самсем не жмуть! </text:p>
            <text:p text:style-name="P525"/>
            <text:p text:style-name="P525">Тебя от меня эфедринит, малышка, </text:p>
            <text:p text:style-name="P525">Ты от меня впадаешь в экстаз </text:p>
            <text:p text:style-name="P525">В комендантский час, када свет угас, </text:p>
            <text:p text:style-name="P525"><text:soft-page-break/>Я не хуже других отпресую матрас, </text:p>
            <text:p text:style-name="P525">(Токо свечку зажги) </text:p>
            <text:p text:style-name="P525">Как в прошлый раз….</text:p>
          </table:table-cell>
        </table:table-row>
      </table:table>
      <text:p text:style-name="P324"/>
      <text:p text:style-name="P324">Прошлой ночью в своём журнале Енцин записал: «Рот в последнее время почти не закрывался. Почти ничего, что смогло бы пойти хоть кому-то на пользу. Оправдания, О, Боже, о, Боже. Но они меня и впрямь достали. Пожалуйста, я <text:span text:style-name="T1">не желаю</text:span> так вот проповедывать… <text:span text:style-name="T897">Мне известно</text:span>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 </text:p>
      <text:p text:style-name="Text_20_body">Я мог бы уйти хоть завтра. Я научен жить в одиночку. Меня это не так пугает, как они. Берут постоянно—но никогда не пользуются тем, что берут. Что, по-ихнему, они могут взять от меня? Им не нужно моё патриаршество, не нужна моя любовь, ни моя информация, или мой труд, или энергия, или что уж есть у меня… У меня нет <text:span text:style-name="T1">ничего</text:span>. Деньги больше не существуют—никто их тут не видел месяцами, нет это не из-за денег… сигареты? Сигарет у меня всегда в обрез…. </text:p>
      <text:p text:style-name="Text_20_body">– Если я брошу их, куда бы я мог уйти? </text:p>
      <text:p text:style-name="Text_20_body">Обратно среди резервуаров теперь, в вечерний ветер, заносясь на этом поле синтетической свалки, вся бескомпромиссно черна. Мотор Кристиана похоже глохнет время от времени, приводя к потере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 </text:p>
      <text:p text:style-name="Text_20_body">Кристиан всё же не заглох, а Павел оказался на месте, типа как бы. 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pan text:style-name="Emphasis"><text:s/>Leunagasolin</text:span>’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тот вон Водяной Великан, гость высотою в милю, весь из текучей воды, который любит танцевать, выкручивается в талии,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нас? Мы соскучились. Где пропадаешь?»– Не много им там радостей на Интерфейсе, бьются всё с бактериями, что налетают в их страну света, эти клеточные аристократы, прут на стену углеводородов, каждая за своей долей Господнего изобилия—оставляют свои экскременты, зелёное бормотанье, сдвинуто нестабильную болтовню, слизь, что с каждым днём растёт всё толще, всё ядовитее. Это в натуре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text:soft-page-break/>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 text:style-name="Emphasis">Leunahalluzinationen</text:span> случается зашкаливают в полный хрен разберёшь, охрененнее, чем культурный шок даже, вот эта вот текущая уже вообще <text:span text:style-name="T1">мета</text:span>шок, 3-сигма белых лиц в ритуале чьё таинство глубже, чем северный свет над Калахари…) мы имеем ввиду по ту сторону всего этого, полного бактерио-углеводородо-экскрементного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тром крещендо) зелёный… бензин… между… субмарин… затихая, потому что Павел уже побрёл к нефтеочистительному, забудь про эти 2½ недели самоистязаний, люди Омбинди поджидали его у обмотанных стекловолокном труб котельной, мужчины и женщины, все стараются к нему подольстится, склонить с двух сторон Вопроса Самоубийства Племени, Енцин жалуется, слишком впутался в ту Ракету, чересчур вмалинился в свою распрю с Русским, чтобы думать ещё про кого-то кроме самого себя… А этот Павел старался держаться подальше от этого, От дыхания Мукуру, старался просто быть хорошим человеком— </text:p>
      <text:p text:style-name="Text_20_body">Моховое Создание шевелится. Оно подползло страшно ближе с прошлого раза как Паваел смотрел. Нежданно обильное истекание вишнёво-красного по склону горы справа от него (тут и горы были? Откуда <text:span text:style-name="T1">горы</text:span>-то взялись?) и он сразу же понимает, без всяких увёрток или надежды, что он соскользнул в Север, что вдыхание выдоха первого предка перенесло его в жуткий край, а он должен был знать, что так и будет, шаг за шагом, за эти последние годы, повернуть не получится (что значит повернуть? не знаю куда начать двигаться, не знаю <text:span text:style-name="T1">как</text:span> двигаться…) слишком поздно, мили перемен, слишком поздно уже. </text:p>
      <text:p text:style-name="Text_20_body">И вот его голова на стальной мушке Кристиана за 300 метров. Неожиданно эта ужасная развилка: две возможности уже начавшие разлетаться со скоростью мысли—новая Зона в любом случае, теперь, неважно стреляет Кристиан или сдерживается—прыгни, выбери— </text:p>
      <text:p text:style-name="Text_20_body">Енцин постарался вовсю—отбил ствол в сторону, обменялся парой резких слов с молодым мстителем. Но оба они видели разделившиеся ветви. Зона снова, только что, изменилась и они уже в ней, в новой…. </text:p>
      <text:p text:style-name="Text_20_body">Они едут дальше туда, где Павел нюхает синтетический бензин на склоне бежевого холма без фонарей, под резервуарами ползущими бледно как улитки к небу, туда, где он, один из счастливейших клиентов IG…. </text:p>
      <text:p text:style-name="Text_20_body">Знает ли Павел что-то, о чём никто из нас не догадывается? Если IG хотели сделать это прикрытием для чего-то ещё, то почему не для дыхания Мукуру? </text:p>
      <text:p text:style-name="Text_20_body">Енцин может вообразить себя в <text:span text:style-name="Emphasis">Erdschweinhöhle</text:span> начинающим новую жизнь на IG—устроить, чтоб становилась тучней и тучнее с отладкой новых связей, проверка бухгалтерских книг, приходят свидетели—не на переднем плане, но сбоку по крайней мере, всегда в тени…. А если окажется, что дело не в Ракете, не в IG? Что ж, тогда ему придётся, так ведь, перейти на что-нибудь ещё—завод Фольксваген, фармацевтические компании…. А если это даже не в Германии, <text:soft-page-break/>то ему придётся начинать в Америке, или в России, и если он умрёт прежде, чем найдут Истинный Текст для изучения, то нужен некий механизм, чтоб смогли продолжить другие…. Глянь, крутая идея—созываешь всех, сколько есть, <text:span text:style-name="Emphasis">Erdschweinhöhle</text:span>, подымаешься там, типа, <text:span text:style-name="T1">Народ Мой, было мне видение</text:span>… нет нет но понадобится больше штата, если это настолько широкий поиск, тихий отвод ресурсов с Ракеты, разнообразить деятельность, чтобы при этом смотрелось органичным ростом… и кого подключить? Кристиан—можно ли использовать парня теперь, гнев Кристиана, использует ли Текст так и так Кристиана, чтобы одолеть Омбинди… потому что если миссия <text:span text:style-name="Emphasis">Schwarzkommando</text:span> истинно открылась только что, то придётся что-то делать с Омбинди, с Пустыми, с доктриной Полного Нуля. Увеличение штата требует большего числа Иреро Зоны, а не меньшего—для сбора информации большего объёма о противнике, установка более широких связей приведёт к росту угрозы народу, значит число соплеменников должно возрастать. Имеется ли альтернатива? нет… он бы предпочёл игнорировать Омбинди, но потребности этого нового Поиска такого удовольствия уже не позволят… поиск начнёт направлять… </text:p>
      <text:p text:style-name="Text_20_body">Где-то, среди пустошей Мира, есть ключ, что приведёт нас обратно, возродит нас для нашей Земли и свободы. </text:p>
      <text:p text:style-name="Text_20_body">Андреас разговорился с Павлом, который всё ещё со своими странно освещёнными приятелями, подкатывая и так и эдак. Вскоре, лаской и уловками, он получает адрес связанного с Омбинди медика. </text:p>
      <text:p text:style-name="Text_20_body">Енцин знает кто это. «В Сент Паули. Поехали. Твой мотоцикл немного брыкается, Кристиан?» </text:p>
      <text:p text:style-name="Text_20_body">– Не подкатывай ко мне,– взрывается Кристиан,– тебе наплевать на меня, наплевать на мою сестру, она там где-то умирает, а ты просто вставляешь её в свои уравнения—ты—играешь свою рутину святого отца и внутри того эго ты даже не ненавидишь нас, тебе наплевать, ты даже уже больше <text:span text:style-name="T1">не </text:span><text:span text:style-name="T65">c нами</text:span>— Он замахивается кулаком в лицо Енцина. Он плачет. </text:p>
      <text:p text:style-name="Text_20_body">Енцин стоит, как стоял, и позволяет это. Больно. Он терпит. Его кротость не чисто политика, всё же. Он чувствует немало правды-матки в том, что сказал Кристиан—может быть не всё, не всё так уж настолько, но немало. </text:p>
      <text:p text:style-name="Text_20_body">– Вот ты и вернул меня. Может уже поедем за ней, теперь? </text:p>
      <text:p text:style-name="P325"><draw:frame draw:style-name="fr2" draw:name="Image57" text:anchor-type="paragraph" svg:width="6.9252in" svg:height="0.3661in" draw:z-index="57"><draw:image xlink:href="Pictures/1000000000000B720000009B428C9716555D8079.png" xlink:type="simple" xlink:show="embed" xlink:actuate="onLoad" loext:mime-type="image/png"/></draw:frame></text:p>
      <text:p text:style-name="P325">А вот и добрая фрау, склоняется над Слотропом от изножия койки: 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text:span text:style-name="T898">эскадрами</text:span> брони, под седыми волнами Балтики раскроенной килями, покойники под флот<text:span text:style-name="T898">илия</text:span>ми волн, прерий моря…. </text:p>
      <text:p text:style-name="Text_20_body">И тут же нога фон Гёля пихает Слотропа отнюдь не <text:span text:style-name="T898">ласковым</text:span> образом. Солнце высоко, всех девушек и близко нет. Отто бурчит на палубе с метлой и шваброй, убирая вчерашнее дерьмо от шимпанзе. Свинемюнде. </text:p>
      <text:p text:style-name="Text_20_body"><text:soft-page-break/>Шпрингер уже снова прежним бодрячком: «Свежие яйца и кофе в рулевой рубке. Мы выходим в море через 15 минут». </text:p>
      <text:p text:style-name="Text_20_body">– Ну, просто <text:span text:style-name="T898">сними</text:span> это «мы», Дружище. </text:p>
      <text:p text:style-name="Text_20_body">– Но мне нужна твоя помощь.– На Шпрингере костюм отличного твида в это утро, полный Савил-Роу, отлично сидит— </text:p>
      <text:p text:style-name="Text_20_body">– Нэришу тоже нужна была твоя <text:span text:style-name="T898">помощь.</text:span> </text:p>
      <text:p text:style-name="Text_20_body">– Ты сам не знаешь о чём говоришь.– Глаза его сталь клинка, не <text:span text:style-name="T898">ведают</text:span> проигрыша. Смех, с подзаголовком <text:span text:style-name="T1">Подыграем дурачкам</text:span>, <text:span text:style-name="Emphasis">Mitteleuropäisch</text:span> и безжалостен.– Хорошо, хорошо. Сколько ты хочешь? </text:p>
      <text:p text:style-name="Text_20_body">– На всё есть цена, верно?– Но <text:span text:style-name="T898">это </text:span>он <text:s/>не благород<text:span text:style-name="T898">ства ради</text:span>, нет, на самом деле только что вот дошло в какую цену он сам, вот и требуется сбавить темп разговора, на секундочку перевести дух и продолжить. </text:p>
      <text:p text:style-name="Text_20_body">– На всё. </text:p>
      <text:p text:style-name="Text_20_body">– Что за дело? </text:p>
      <text:p text:style-name="Text_20_body">– Мелкое пиратство. Забрать пакет для меня, пока я буду тебя прикрывать.– Он смотрит на часы с чрезмерной выразительностью. </text:p>
      <text:p text:style-name="Text_20_body">– Окей, добудь мне отставку, я пойду с тобой. </text:p>
      <text:p text:style-name="Text_20_body">– Что? Отставку? Для тебя? Ха! Ха! Ха! </text:p>
      <text:p text:style-name="Text_20_body">– Ты бы чаще смеялся, Шпрингер. Тебе идёт. </text:p>
      <text:p text:style-name="Text_20_body">– Отставку <text:span text:style-name="T1">какого</text:span> вида, Слотроп? <text:span text:style-name="T1">Почётную</text:span>, небось? Ах, ах-ха! Ха! Ха!– Как и Адольф Гитлер, Шпрингер легко ущекотывается тем, что Немцы называют <text:span text:style-name="Emphasis">Schadenfreude</text:span>, чувство радости от приключившегося несчастья. </text:p>
      <text:p text:style-name="Text_20_body">– Брось прикалываться, я серьёзно. </text:p>
      <text:p text:style-name="Text_20_body">– Ну, ты-то уж <text:span text:style-name="T1">ещё как</text:span> серьёзно, Слотроп.– Снова хаханьки. </text:p>
      <text:p text:style-name="Text_20_body">Слотроп ждёт, смотрит, посасывает яйцо, хотя в это утро чувствует себя далеко не мудрым пронырой. </text:p>
      <text:p text:style-name="Text_20_body">– Нэриш, понимаешь, должен был пойти со мной сегодня. Теперь у меня остался ты. Ха! Ха! Куда ты хочешь, чтоб доставили эту—ха—отставку? </text:p>
      <text:p text:style-name="Text_20_body">– Каксхавен.– 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text:span text:style-name="T899">зацепка</text:span> с Ракетой. Но уже понял, что ничего не выйдет. Он и Шпрингер <text:span text:style-name="T899">устанавливают</text:span> дату. </text:p>
      <text:p text:style-name="Text_20_body">– Будь в месте, что называется у Путци. Это по дороге на Дорум. Местные деловые тебе объяснят. </text:p>
      <text:p text:style-name="Text_20_body"><text:soft-page-break/>Так что снова—в путь, мимо мокрого объятия молов, в Балтику, с гребня на гребень, и в ореол пласт за пластом, подпрыгивает весёлый пиратский барк, в день уже шквалистый и резкий, и обещает стать по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p>
      <text:p text:style-name="Text_20_body">– Если идут в Копенгаген,– обветренное лицо Фрау Гнаб, несводимые складки улыбки вокруг её глаз и рта, сияет словно солнце,– то не больше, чем через час…. </text:p>
      <text:p text:style-name="Text_20_body">Видимость в это утро слишком малая, чтобы различить берег Юздома. Шпрингер присоединяется к Слотропу у поручня, что уставился в никуда, вдыхая давящий запах седой погоды. </text:p>
      <text:p text:style-name="Text_20_body">– Он в порядке, Слотроп. И не в таких бывал переделках. Два <text:span text:style-name="T899">месяца</text:span> назад в Берлине мы попали в засаду, прямо на выходе из Чикаго. Он прорвался через перескрестный огонь из трёх <text:span text:style-name="T1">шмайсеров</text:span> с предложением для наших конкурентов. Ни царапинки. </text:p>
      <text:p text:style-name="Text_20_body">– Шпрингер, он там отвлекал на себя половину армии Русских вчера. </text:p>
      <text:p text:style-name="Text_20_body">– <text:span text:style-name="T899">Те</text:span> его <text:span text:style-name="T1">не</text:span> убьют. Они знают кто он. Он работал по управлению, лучший человек у Шилинга, <text:s/>знает об интеграции цепей больше, чем кто-либо кого они найдут хоть где-нибудь вне Гармиша на данный момент. Русские предлагают фантастические зарплаты—больше, чем у Американцев—и они позволят ему оставаться в Германии в <text:span text:style-name="T899">Пенемюнде</text:span> или <text:span text:style-name="Emphasis">Mittelwerke</text:span>, как он и был. Он даже может уйти в бега, у нас найдутся для этого связи— </text:p>
      <text:p text:style-name="Text_20_body">– Но если его всё же <text:span text:style-name="T1">застрелили</text:span>? </text:p>
      <text:p text:style-name="Text_20_body">– Нет, <text:span text:style-name="T901">такого</text:span> не <text:span text:style-name="T901">предусматривалось</text:span>. </text:p>
      <text:p text:style-name="Text_20_body">– Шпрингер, тут тебе уже не ёбаное <text:span text:style-name="T1">кино</text:span>, завязывай давай. </text:p>
      <text:p text:style-name="Text_20_body">– 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 text:style-name="T1">тогда</text:span>… вот когда… «<text:span text:style-name="T1">А теперь по правому борту у нас показался легендарный Рюген</text:span>. Его меловые утёсы ярче неба. Тонкой дымкой подёрнулись узкие заливы и зелень дубов. Вдоль пляжей плывут жемчужные клочья тумана. </text:p>
      <text:p text:style-name="Text_20_body"><text:span text:style-name="T1">Наш капитан, Фрау Гнаб, направляется в Грайфсвальдер Боден прочесать длинные заливы в поисках намеченной жертвы. Спустя час</text:span> (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 text:style-name="T1">потраченный на безрезультатные поиски, пираты нашего времени снова в открытом море вдоль восточной береговой линии острова</text:span>. </text:p>
      <text:p text:style-name="Text_20_body">Заморосил лёгкий дождь. 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 text:style-name="T1">Древние Славяне воздвигли тут капище, </text:span><text:soft-page-break/><text:span text:style-name="T1">Световиду, их богу плодородия и войны: Старина Световид, в своём бизнесе пользовался множеством </text:span><text:span text:style-name="T66">кличек</text:span><text:span text:style-name="T1">! Трёхголовый Триглав, пятиголовый Поревид, СЕМИ-лицый Ругевид! Поделись </text:span><text:span text:style-name="T66">этой </text:span><text:span text:style-name="T1">информацией со своим боссом, когда </text:span><text:span text:style-name="T66">начнёт</text:span><text:span text:style-name="T1"> насчёт «двуличности»! Теперь, когда Аркона теряется позади за нашим левым бортом</text:span>»…. </text:p>
      <text:p text:style-name="Text_20_body">– Вон они!– кричит Отто с крыши рулевой рубки. В дальней дали, забирая круче в море из-за Виссов Клинке (бледный известковый засов, которым Провидение пробует сегодня сберечь сердца Слотропа), едва виднеясь в дожде, ныряет крохотный призрак судна…. </text:p>
      <text:p text:style-name="Text_20_body">– Определи азимут,– Фрау Гнаб, ухватывая руль, раскорячилась поустойчивее,– сегодня у нас <text:span text:style-name="T1">курс</text:span> <text:span text:style-name="T1">на столкновение</text:span>!– Отто крючится у пелоруса, дрожа. </text:p>
      <text:p text:style-name="Text_20_body">– Держи, Слотроп. </text:p>
      <text:p text:style-name="Text_20_body">Люгер? Коробка с обоймами? «Что за...» </text:p>
      <text:p text:style-name="Text_20_body">– Сегодня утром получено с яйцами. </text:p>
      <text:p text:style-name="Text_20_body">– Ты не говорил— </text:p>
      <text:p text:style-name="Text_20_body">– Он может немного разозлиться, но он реалист. Твоя знакомая Грета и я знали его в Варшаве, в прежние времена. </text:p>
      <text:p text:style-name="P245">– Шпрингер—скажи мне, Шпрингер, это вот что за корабль теперь?– Шпрингер протягивает ему какой-то бинокль. Изысканными золотыми буквами, пониже золочёного шакала на призрачно-белом носу, стоит имя, которое он уже знает.– О…. Кей,– пытаясь <text:span text:style-name="T899">заглянуть</text:span> сквозь дождь в глаза Шпрингера,– ты знал, что я был на борту. Ты меня теперь подставляешь, верно? </text:p>
      <text:p text:style-name="Text_20_body">– Когда <text:span text:style-name="T900">это</text:span> <text:span text:style-name="T1">ты</text:span> <text:span text:style-name="T900">был </text:span>на борту? </text:p>
      <text:p text:style-name="Text_20_body">– Брось— </text:p>
      <text:p text:style-name="P246">– Слушай—<text:span text:style-name="T900">З</text:span>а пакетом сегодня должен был идти Нэриш. Не ты. Мы тебя и <text:span text:style-name="T1">знать не знали</text:span>. Тебе обязательно во всём видеть заговоры? Я не командую Русскими, и я не сдавал его— </text:p>
      <text:p text:style-name="P246">– Ты в натуре <text:s/>тут сегодня невинного <text:span text:style-name="T900">изображаешь</text:span>, да? </text:p>
      <text:p text:style-name="Text_20_body">– Хватит пререкаться, идиоты,– орёт Фрау Гнаб,– и по местам—<text:span text:style-name="T1">к бою</text:span>! </text:p>
      <text:p text:style-name="Text_20_body">Лениво и призрачно проваливается меж волн <text:span text:style-name="Emphasis">Анубис</text:span>, не становясь отчётливее, когда они подходят ближе. Шпрингер достаёт мегафон из рулевой рубки и кричит: «Добрый день, Прокаловски—разрешите подняться на борт». </text:p>
      <text:p text:style-name="Text_20_body">В ответ пистолетный выстрел. Шпрингер падает на палубу, дождевик полощется жёлтым потоком, мегафон направлен вверх, воронка для заливки дождя ему в рот: «Придётся нам без разрешения, тогда—» Машет Слотропу приблизиться.– «Приготовься перейти туда»,– Затем Фрау Гнаб,– «Придётся сцепиться». </text:p>
      <text:p text:style-name="Text_20_body">– Отлично, но,– один взгляд на плотоядную ухмылку матери Отто и становится ясным, что сегодня она не ради денег,– когда ж мне уже таранить его? </text:p>
      <text:p text:style-name="Text_20_body"><text:soft-page-break/>Один на один в море с <text:span text:style-name="Emphasis">Анубисом</text:span>. Слотроп начинает потеть, неприятно. Зелёные скалы побережья Рюгена им фоном, взлетают и проваливаются в шквале. <text:span text:style-name="Emphasis">Цонгг</text:span> ещё один выстрел гремучей змеёй рикошетит от крыши. «Тарань»,– приказывает Шпрингер. Шторм свирепеет не на шутку. Радостная Фрау Гнаб, напевая сквозь зубы, вертит колесо, спицы сливаются в движении, нос разворачивается целя в середину корпуса. Сплошняк борта <text:span text:style-name="Emphasis">Анубиса</text:span>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text:span text:style-name="T900">перекатываясь</text:span> под качку корабля… ах—<text:span text:style-name="Emphasis">ja, ja</text:span>, здоровенная, в синих цветах, кастрюля с тёртым картофелем, лёгкий запах капусты и <text:s/>посудной тряпки <text:span text:style-name="T900">из-</text:span>под раковин<text:span text:style-name="T900">ы</text:span>, фартук узлом на бантик, уютный и плотный поверх её почек, и ягнята теснятся к ногам и <text:span text:style-name="Emphasis"><text:s/>ja</text:span>, тихонько, о,<text:span text:style-name="Emphasis"> ja</text:span>, тут раздаётся—ах—тут раздаётся, <text:span text:style-name="T1">раздаётся-тут</text:span> так ТИХОНЬКО—АХХ— </text:p>
      <text:p text:style-name="Text_20_body">ОТТО! шарахает свою посудину в<text:span text:style-name="Emphasis"> Анубис</text:span>, самый оглушительный, аж чертям тошно, Отто…. </text:p>
      <text:p text:style-name="Text_20_body">– Держись вплотную.– Шпрингер на ногах. Прокаловски поворачивает и добавляет ходу. Фрау Гнаб снова заходит с правого борта яхты, раскачиваясь на бурунах от винтов. Отто раздаёт абордажные крюки, издавна на Ганзейской службе, железные, заточенные, делового вида, пока Мамочка даёт полный вперёд. Парочки вышли под тент на<text:span text:style-name="Emphasis"> Анубисе</text:span>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 <text:s/>Капелек Дождя». </text:p>
      <text:p text:style-name="Text_20_body">Вверх по скользкой лесенке взбегает <text:span text:style-name="T900">оборзело</text:span> пиратствующий Слотроп, поглядывая на того Отто—размотать, покрутить как лассо, <text:span text:style-name="T1">эгей</text:span>!—бац. Шпрингер и Отто с носа и кормы закрючивают <text:span text:style-name="T900">синхронно</text:span>, подтягивают, суда ударяются, расходятся, ударяются… но <text:span text:style-name="Emphasis">Анубис</text:span>, <text:span text:style-name="T902">жидк</text:span>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text:span text:style-name="T900">творё</text:span>нная река ревёт, одичало белая, между двух кораблей. Шпрингер уже на главной палубе яхты. Слотроп втискивает Люгер под ремень и торопится следом. </text:p>
      <text:p text:style-name="P375">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 text:style-name="Emphasis">amis</text:span>, а сам Шпрингер как раз досказывает один из своего неисчерпаемого репертуара Германских сортирных анекдотов. </text:p>
      <text:p text:style-name="Text_20_body">– Что за чёрт, Герхардт,– Прокаловски указывает большим пальцем,– Красная Армия тоже работает на тебя? </text:p>
      <text:p text:style-name="Text_20_body">– И снова здравствуй, Энтони.– Серебристые звёздочки с каждого его погона подмигивают <text:span text:style-name="Emphasis">привет-привет</text:span>, но бестолку. </text:p>
      <text:p text:style-name="Text_20_body">– Я тебя не знаю.– Обернувшись к Шпрингеру,– Хорошо. Это в машинном отделении по правому борту, внизу позади генератора,– что есть намёком Слотропу проваливать. </text:p>
      <text:p text:style-name="Text_20_body"><text:soft-page-break/>У подножия лестницы он встречает Стефанию, что идёт вдоль перил. </text:p>
      <text:p text:style-name="Text_20_body">– Привет. Жаль, что <text:span text:style-name="T903">довелось</text:span> встре<text:span text:style-name="T903">ти</text:span>ться таким образом. </text:p>
      <text:p text:style-name="Text_20_body">– Привет. Я Стефания,– выдаёт скорую улыбку на ходу,– спиртное на палубу выше, угощайтесь,– и нет её, исчезла в дожде. Что за? </text:p>
      <text:p text:style-name="Text_20_body">Слотроп спускается в люк, начинает карабкаться по лесенке вниз в машинное отделение. Где-то над ним трижды бьёт колокол, медленно, чуть глухо, слегка отдаваясь эхом. Уже поздно… поздно. Он вспоминает где он. </text:p>
      <text:p text:style-name="Text_20_body">Едва <text:span text:style-name="T903">ступил </text:span>он <text:span text:style-name="T903">на</text:span> пол, свет гаснет. Воздуходувы с протяжным <text:span text:style-name="T903">подвывом</text:span> затихают. Машинное отделение на один пролёт ниже. Что, ему в темноте придётся? </text:p>
      <text:p text:style-name="Text_20_body">– Я не могу,– вслух. </text:p>
      <text:p text:style-name="Text_20_body">– Ты можешь,– 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 шепчет голос,– «чтобы смог спуститься в машинное». </text:p>
      <text:p text:style-name="Text_20_body">– Подожди— такое ощущение будто остроносый бальный туфель возник из ниоткуда и чуть с оттяжкой почёсывает ему под подбородком—затем бьёт пыром и его зубы сомкнулись на его языке. </text:p>
      <text:p text:style-name="Text_20_body">Боль жуткая. Он чувствует вкус крови. Пот заливает глаза. </text:p>
      <text:p text:style-name="Text_20_body">– Двигай давай,– 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 text:style-name="T1">Помнишь</text:span>?»– Туфель поднялся, но только затем, чтоб пнуть его подмышку. «Встать, встать». </text:p>
      <text:p text:style-name="Text_20_body">Слотроп нащупывает путь к следующей лестнице, с однорукой неуклюжестью спускается к ней. Чувствует как стальная рама люка остаётся вверху. «Не вздумай подниматься, пока не сделаешь что должен». </text:p>
      <text:p text:style-name="Text_20_body">– Танац?–Язык Слотропа пронизан болью. Имя насилу выговорилось. Тишина.– Моритури?– Нет ответа. Слотроп переставляет ногу на одну перекладину выше. </text:p>
      <text:p text:style-name="Text_20_body">– Нет, нет. Я ещё тут. </text:p>
      <text:p text:style-name="Text_20_body">Он движется вниз, дрожа, перекладина за перекладиной, 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б острые выступы… <text:span text:style-name="T1">я не хочу… как мне… схватить позади снизу… </text:span><text:span text:style-name="T67">пустыми</text:span><text:span text:style-name="T1"> руками… что если</text:span>... </text:p>
      <text:p text:style-name="Text_20_body">Неожиданный визг справа—что-то механическое—он подпрыгивает, дыхание, втягиваясь, леденит зубы, нервы спины и рук ходуном… что-то цилиндрическое преграждает путь… может <text:soft-page-break/>быть генератор… склоняется и начинает—Его рука ухватывает жёсткую тафту, отдёргивается. Он пытается подняться и ударяется головой о что-то острое… хочет уползти обратно к лестнице, но утратил всякое чувство направления теперь… садится на корточки, поворачиваясь по кругу, медленно… пусть уже кончится <text:span text:style-name="T1">пусжеконч</text:span>…. Но его руки, скребя по полу, возвращаются к скользкому атласу. </text:p>
      <text:p text:style-name="Text_20_body">– Нет.– 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 </text:p>
      <text:p text:style-name="Text_20_body">– Нет….– Он подымается в полуприсед, продвигаясь 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 text:style-name="T1">запах</text:span>… </text:p>
      <text:p text:style-name="Text_20_body">Когда зажигается свет, Слотроп стоит на коленях, 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text:s/>просто <text:span text:style-name="T903">лишь </text:span>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 </text:p>
      <text:p text:style-name="Text_20_body"/>
      <text:p text:style-name="Text_20_body">Уже на судне Фрау, Шпрингер достаёт бутылку шампанской любезности <text:span text:style-name="Emphasis">Анубиса</text:span>, 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 </text:p>
      <text:p text:style-name="Text_20_body">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 </text:p>
      <text:p text:style-name="P247">Слотроп <text:span text:style-name="T903">предполагает</text:span> там сой<text:span text:style-name="T903">ти</text:span>. Отправится в тот Каксхавен. –«Шпрингер, так по-твоему ты успеешь вовремя приготовить те бумаги?» </text:p>
      <text:p text:style-name="Text_20_body">– Я ничего не могу гарантировать,– отвечает Герхардт фон Гёль. </text:p>
      <text:p text:style-name="Text_20_body">В Штралсунде, на 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 text:style-name="Emphasis">auf Wiedersehen</text:span> поверх пенсне. Слотроп <text:span text:style-name="T903">с</text:span>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text:soft-page-break/>скрипящие баржи на деревянные телеги, серые кони с поклоном целуют голые камни без трав… радушные <text:span text:style-name="Emphasis">пока-пока</text:span> греют в карманах его пустые руки…</text:p>
      <text:p text:style-name="P376"><draw:frame draw:style-name="fr2" draw:name="Image58" text:anchor-type="paragraph" svg:width="6.9252in" svg:height="0.3661in" draw:z-index="58"><draw:image xlink:href="Pictures/1000000000000B720000009B428C9716555D8079.png" xlink:type="simple" xlink:show="embed" xlink:actuate="onLoad" loext:mime-type="image/png"/></draw:frame></text:p>
      <text:p text:style-name="P492">Где Папа Римский, чей посох зацвёл бы для меня? </text:p>
      <text:p text:style-name="P492">Вновь меня манит гора её шелками, ароматами, </text:p>
      <text:p text:style-name="P492"><text:span text:style-name="T904">К т</text:span>елам намащ<text:span text:style-name="T904">е</text:span>нным её рабынь, её посулам </text:p>
      <text:p text:style-name="P492">Неспешных, утончённых пыток, что небесам сродни, </text:p>
      <text:p text:style-name="P492"/>
      <text:p text:style-name="P492"><text:span text:style-name="T904">Сиянья ч</text:span>истото<text:span text:style-name="T904">й</text:span>—к поющим узам, </text:p>
      <text:p text:style-name="P492">К хлыстам: что рассекают спектр в размахе. </text:p>
      <text:p text:style-name="P492">Меня, игрушку утлую в пасти непогод, находит зов её, </text:p>
      <text:p text:style-name="P492">Куда ни повернусь, в густеющей ночи. </text:p>
      <text:p text:style-name="P492"/>
      <text:p text:style-name="P492">За мною нет покинутой Лизоры. </text:p>
      <text:p text:style-name="P492">В последней исповеди я преклонил колени, </text:p>
      <text:p text:style-name="P492">Агностик, пред сияньем жемчугов его… </text:p>
      <text:p text:style-name="P492">И тут, в моём последнем расщеплённом вздохе </text:p>
      <text:p text:style-name="P492">Ни песни нет, ни похоти, как нет вины, воспоминаний: </text:p>
      <text:p text:style-name="P492">Ни пентаграмм, ни кубков, ни святого Дурака…. </text:p>
      <text:p text:style-name="P409"/>
      <text:p text:style-name="Text_20_body">Бригадный генерал Падинг умер ещё в середине июня от <text:span text:style-name="T904">скоропостижного</text:span> кишечно-инфекционногоо заболевания, подскуливая, до последней минуты, «Бо-бо, у меня пузико бо-бо...», непрерывно. Случилось это как раз перед рассветом, как он и хотел. Катье остав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 </text:p>
      <text:p text:style-name="Text_20_body">Однажды она нашла коробки с плёнкой небрежно <text:span text:style-name="T904">сваленные</text:span> Вебли Сильвернейлом в музыкальной комнате, за<text:span text:style-name="T904">нят</text:span>ой теперь одним лишь распадающимся клавесином Wittmaier, на котором никто не играл, молоточки и педали поломаны бесстыдно, струны брошены съезжать в диезы, бемоли, или рассекаться деловитыми ножами погоды, что непрестанно проникала во все комнаты. Пойнтсмен в тот день отсутствовал по делам в Лондон<text:span text:style-name="T904">е</text:span>, отсижива<text:span text:style-name="T904">ть</text:span> ланчи с выпивкой среди своих промышленников. Он забыл о ней? Её освободят? Или уже свободна? </text:p>
      <text:p text:style-name="Text_20_body">Среди, по виду полной, пустоты «Белого Посещения», она <text:span text:style-name="T905">отыскивает</text:span>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 </text:p>
      <text:p text:style-name="Text_20_body">Когда это они—ах, да 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text:soft-page-break/>уставился—на каждом машинописная дата, показать закрепление условного рефлекса у животного. </text:p>
      <text:p text:style-name="Text_20_body">Приклеенным в конце всего этого, необъяснимо, <text:span text:style-name="T905">обнаруживается</text:span>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 </text:p>
      <text:p text:style-name="P78">Наркоманья Несыть </text:p>
      <text:p text:style-name="Text_20_body">«Мы начинаем с песни Нельсона Эдди, что звучит на заднем фоне:</text:p>
      <text:p text:style-name="P485">Наркоманья несыть,</text:p>
      <text:p text:style-name="P485">О, наркоманья несыть! </text:p>
      <text:p text:style-name="P485">Вселяешься как бесы, </text:p>
      <text:p text:style-name="P485">Самый пушистый кайф ломаешь, </text:p>
      <text:p text:style-name="P485">Меня в свинью ты превращаешь, </text:p>
      <text:p text:style-name="P485">Как всех познавших НАРКОМАНЬЮ НЕСЫТЬ! </text:p>
      <text:p text:style-name="P248"/>
      <text:p text:style-name="P248">Теперь в город въезжают два изнурённы<text:span text:style-name="T905">х долгой</text:span> дорогой ковбоя, Базил Ратбон и С. З. («Обнимашка») Сакал. На въезде в город, загораживая им дорогу, стоит Карлик, который играл главную роль в <text:span text:style-name="Emphasis">Уродцах</text:span>. Тот, у которого Немецкий акцент. Он в городе шериф. Носит громадную золотую звезду, что <text:span text:style-name="T905">по</text:span>крывает почти всю его грудь. Ратбон и Сакал придерживают лошадей неловко улыбаясь. </text:p>
      <text:p text:style-name="Text_20_body"><text:span text:style-name="T141">Ратбон</text:span>: Это же не может быть <text:span text:style-name="T68">на самом деле</text:span>, как думаешь? </text:p>
      <text:p text:style-name="Text_20_body"><text:span text:style-name="T141">Сакал</text:span>: Ху, ху! Ишшо как в<text:span text:style-name="T905">за</text:span>правду, пропашший ты наркуша, пашёл нажевалсси таво <text:span text:style-name="T1">кайтуса</text:span>, у дароги, заместа пакурить маёй канопельки, я ж те <text:span text:style-name="T1">грил</text:span>— </text:p>
      <text:p text:style-name="Text_20_body"><text:span text:style-name="T141">Ратбон</text:span> (с его нервической Болезненной Усмешкой): Я тебя умоляю—мне ни к чему Еврейская мамочка. Я и сам вижу что взаправду, а что не взаправду. (Карлик, тем временем, принимает позы крутого мачо, и вертит пару гигантски<text:span text:style-name="T905">х</text:span> Кольтов). </text:p>
      <text:p text:style-name="Text_20_body"><text:span text:style-name="T141">Сакал</text:span>: Када паматаисси с маё по дарогам—а <text:span text:style-name="T1">ты врубаисси про каки я дароги</text:span>, ты, салага сопливый—так тада уш дотюпаишь иде взаправдашний шериф карлик, а иде примерещенный. </text:p>
      <text:p text:style-name="Text_20_body"><text:span text:style-name="T141">Ратбон</text:span>: 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 </text:p>
      <text:p text:style-name="Text_20_body"><text:span text:style-name="T141">Сакал</text:span>: Ты забыл <text:span text:style-name="T905">ишшо </text:span>«ты старый нигадяй». </text:p>
      <text:p text:style-name="Text_20_body">Ратбон: Ты старый негодяй. </text:p>
      <text:p text:style-name="P249"><text:soft-page-break/>Они хохочут, выхватывают свои пистолеты и обмениваются парой игривых выстрелов. Карлик мечется туда-сюда, сыпя писклявыми Вестернизмами <text:s/>с Немецким акцентом, типа «Этот город слишком мал для нас двоих!» </text:p>
      <text:p text:style-name="Text_20_body"><text:span text:style-name="T141">Сакал</text:span>: Этта, мы <text:span text:style-name="T1">оба иво видим</text:span>. Значицца взаправдашний. </text:p>
      <text:p text:style-name="Text_20_body"><text:span text:style-name="T141">Ратбон</text:span>: Совместные галлюцинации не такая уж невидаль в нашем мире, партнёр. </text:p>
      <text:p text:style-name="Text_20_body"><text:span text:style-name="T141">Сакал</text:span>: Кто грит этта <text:span text:style-name="T1">савмесна</text:span> галюцация? Ху, ху! Была б этта вапше галюцация—я не грю <text:span text:style-name="T1">вот ба—</text:span>так тока от пейоты. Или жа от бешенава агурца, мазможна… </text:p>
      <text:p text:style-name="Text_20_body">Эта интересная беседа длится полтора часа. 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text:span text:style-name="T905">и</text:span> свали<text:span text:style-name="T905">вае</text:span>тся в корыто с водой для лошадей, а мы видим заключительный ближний план Ратбона улыбающегося в его неопределённой манере. Затихая звучит песня: </text:p>
      <text:p text:style-name="P486">Самый пушистый кайф ломаешь, </text:p>
      <text:p text:style-name="P486">Меня в свинью ты превращаешь, </text:p>
      <text:p text:style-name="P486">Как всех познавших НАРКОМАНЬЮ НЕСЫТЬ! </text:p>
      <text:p text:style-name="P249"/>
      <text:p text:style-name="P250">К этому имеется краткий эпилог, где Осби пытается пояснить что конечно элемент Несыти должен быть как-то включён <text:span text:style-name="T906">ещё</text:span> в сюжетную линию, чтобы оправдать название фильма, но плёнка заканчивается посреди его очередного «э-э...» </text:p>
      <text:p text:style-name="P250">Катье на этот момент сбита с толку, но она умеет распознать послание, когда видит его. 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она тут <text:s/>найдёт. Она перематывает и снова запускает фильм. Осби смотрит прямо в камеру: прямо на неё, никакого тебе бездельного дурачества наркуши, он играет роль. Ошибиться невозможно. Это послание, код которого, чуть погодя, она взламывает следующим образом. Допустим тот Ратбон представляет молодого Осби собственной персоной. С. З. Сакал возможно мистер Пойнтсмен, а Карлик шериф это вся затемнённая грандиозная Схема, вложенная в один пакетик, уменьшенный, явная цель. Пойнтсмен доказывает, что она настоящая, но Осби лучше знать.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text:span text:style-name="T906">нестриженых</text:span>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text:soft-page-break/>своём сердце—в движении, ранимая тень, очень давно, на встречу с Пиратом у ветряной мельницы под названием «Ангел». Где он теперь? Живёт ли <text:span text:style-name="T906">как и </text:span>преж<text:span text:style-name="T906">де</text:span> в Челси? Жив ли вообще? </text:p>
      <text:p text:style-name="Text_20_body">Осби оказывается дома, во всяком случае, курит косяки, заправляется кокаином. 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text:span text:style-name="T906">которая</text:span> ни <text:span text:style-name="T906">капли</text:span> не стеснила протуберанец. </text:p>
      <text:p text:style-name="Text_20_body">– Шерлок Холмс. Базил Ратбон. Я был прав,– дыхание перехватило, она роняет свою сумку. </text:p>
      <text:p text:style-name="Text_20_body">Аура пульсирует, в скромном поклоне. Он тоже сталь, сыромятная кожа и пот: «Хорошо, хорошо. Там и сын Франкенштейна есть, тоже. Я и хотел, чтоб мы могли напрямую, но—» </text:p>
      <text:p text:style-name="Text_20_body">– Где Прентис? </text:p>
      <text:p text:style-name="Text_20_body">– Вышел <text:span text:style-name="T906">при</text:span>смотреть кое-какой транспорт.– Он отводит её в заднюю комнату уставленную телефонами, пробковая доска вся покрыта пришпиленными заметками, столы завалены картами, расписаниями, <text:span text:style-name="Emphasis">Введение в Современный Иреро</text:span>, истории корпораций, <text:span text:style-name="T906">бобины</text:span> скрытой звукозаписи.– Тут пока ещё не совсем аккуратно всё. Но мало-помалу, милочка, постепенно. </text:p>
      <text:p text:style-name="Text_20_body">Это то, о чём она подумала? 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 </text:p>
      <text:p text:style-name="Text_20_body">Осби подтащил два раскладных стула, подаёт ей стопку бумаг <text:span text:style-name="T906">распечатки</text:span> на мимеографе, довольно толстенькую. «Пара-двойка деталей, тут, что тебе следует знать. Нам до чёртиков не охота тебя торопить. Но лошадиное корыто ждёт». </text:p>
      <text:p text:style-name="Text_20_body">И вскоре, излившись модуляциями по комнатам в великолепной (и поначалу невразумительной) демонстрации <text:span text:style-name="T906">бугенвиллий</text:span>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наступает момент, просто, раздел<text:span text:style-name="T906">и</text:span>ться. <text:span text:style-name="T906">Сейчас</text:span> мы в коридорах избранных нами, и направляемся к Трибуне….» </text:p>
      <text:p text:style-name="P377"><draw:frame draw:style-name="fr2" draw:name="Image59" text:anchor-type="paragraph" svg:width="6.9252in" svg:height="0.3661in" draw:z-index="59"><draw:image xlink:href="Pictures/1000000000000B720000009B428C9716555D8079.png" xlink:type="simple" xlink:show="embed" xlink:actuate="onLoad" loext:mime-type="image/png"/></draw:frame></text:p>
      <text:p text:style-name="P489">Дорогая Мама, я послал пару человек в Ад сегодня…. </text:p>
      <text:p text:style-name="P20">—Фрагмент, предположительно, из <text:span text:style-name="Emphasis">Евангелие от Фомы</text:span></text:p>
      <text:p text:style-name="P518">(номер документа в каталоге Папирусов Озиринчаса засекречен) </text:p>
      <text:p text:style-name="P251"><text:soft-page-break/><text:line-break/>Кто бы подумал, что их тут столько соберётся? А они всё прибывают через это раздражающее строение, <text:span text:style-name="T907">сбиваются в</text:span> групп<text:span text:style-name="T907">ы</text:span>, расхаживают в одино<text:span text:style-name="T907">чн</text:span>ой задумчивости, или рассматривают картины, книги, экспонаты. <text:span text:style-name="T907">Обстановка</text:span> смахивает на <text:span text:style-name="T907">некий весьма</text:span> обширный музей, построен<text:span text:style-name="T907">ный</text:span> во множестве уровней и новые крылья при<text:span text:style-name="T907">страива</text:span>ются как живая ткань—хотя всё <text:span text:style-name="T907">тут</text:span> и впрямь разрастается в некую окончательную форму, которую <text:span text:style-name="T907">пребывающие здесь,</text:span> внутри, не могут опознать. Посещение некоторых залов проводится на собственный страх и риск, и смотрители дежурят на всех подходах, ставить в полную об этом известность. Движение в подобны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text:span text:style-name="T907">требуется</text:span> заходить <text:span text:style-name="T1">внутрь</text:span>, обследовать бесчисленные полки, <text:span text:style-name="T907">а</text:span> каждая ломится под сластями, каждая более приятна и маняща,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с начинкой из Баварского крема, с завитушками горько-сладкого шоколада поверху, <text:span text:style-name="T907">молотый</text:span> миндаль, вишни величино<text:span text:style-name="T907">ю</text:span> с шарики <text:s/>пинг-понга, и поп-корн в топлёном зефире и масле, и помадки тысячи <text:span text:style-name="T907">видов</text:span>,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ит один конец ирисочной путеводной нити, чей остальной конец может вообще оказаться где угодно… ну, можно и п<text:span text:style-name="T908">р</text:span>ойти<text:span text:style-name="T908">сь</text:span> куда приведёт… <text:span text:style-name="T908">держит путь</text:span> не слишком-то довольный, сматывая ирис метр за метром, порой засовывая кусочек в рот—мм, арахисовое масло и патока—в общем, его <text:span text:style-name="T908">путь в </text:span>лабиринт<text:span text:style-name="T908">е</text:span> за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Теперь тур выводит Пирата в открытый двор, где небольшая толпа собралась вокруг одного из делегатов <text:span text:style-name="Emphasis">Erdschweinhöhle</text:span> в громогласном диспуте с рекламным <text:span text:style-name="T908">агентом</text:span> и о чём же ещё, если не относительно Вопроса Ереси, что уже обернулся камешком в башмаке этой Конвенции, и возможно станет каменной скалой, <text:span text:style-name="T908">что послужит её фундаментом</text:span>. Мимо проходят уличные артисты: акробаты-самоучки головокружительно ходят колесом по мостовой, что выглядит опасно твёрдой и скользкой, хоры казу исполняют попурри из Гильберт&amp;Салливан, юноша с девушкой танцующие не по ровной улице, а вверх-вниз, чаще всего <text:span text:style-name="T908">по</text:span> ступеня<text:span text:style-name="T908">м</text:span> маршей, <text:span text:style-name="T908">которые</text:span> пошире, как только там скопится поток <text:span text:style-name="T908">пешеходов</text:span>, чтоб через них протанцовывать…. </text:p>
      <text:p text:style-name="Text_20_body">Сматывая свой клубок ириса, что становится уже довольно громоздким, Пират минует Биверборд-Роу, так она называется: тут представлены офисы всех Комитетов, наименование <text:soft-page-break/>каждого прорисованы по трафарету над его входом—А4… IG… НЕФТЯНЫЕ КОМПАНИИ… ЛОБОТОМИЯ… САМООБОРОНА… ЕРЕСЬ… </text:p>
      <text:p text:style-name="P252">– Конечно, вы всё это видите глазами солдата,– 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все они <text:span text:style-name="T908">нынче</text:span> <text:span text:style-name="T908">при</text:span>держ<text:span text:style-name="T908">иваю</text:span>тся теперь. Она идёт с ним рядом длинными грациозными шагами, помахивает руками, потряхивает головой—тянется отщипнуть от его ириса, касаясь при этом его руки. </text:p>
      <text:p text:style-name="Text_20_body">– Для вас это всё цветущий сад,– предполагает он. </text:p>
      <text:p text:style-name="Text_20_body">– Да, похоже, вы не такой уж сухой пень, в конце концов. </text:p>
      <text:p text:style-name="Text_20_body">Ах, <text:span text:style-name="T908">до чего </text:span>они всё ещё <text:s/>его будоражат, эти независимые женщины не достигшие двадцати, их воодушевл<text:span text:style-name="T908">ение</text:span> так заразительн<text:span text:style-name="T908">о</text:span>. </text:p>
      <text:p text:style-name="Text_20_body"/>
      <table:table table:name="Table2" table:style-name="Table2">
        <table:table-column table:style-name="Table2.A"/>
        <table:table-column table:style-name="Table2.B"/>
        <table:table-row>
          <table:table-cell table:style-name="Table2.A1" office:value-type="string">
            <text:p text:style-name="P488">Послушай, это просто—не, —при, —лично, </text:p>
            <text:p text:style-name="P488">Такой <text:span text:style-name="T908">улёт</text:span>, всё—так, —от, —лично, </text:p>
            <text:p text:style-name="P488">Про возраст свой забыли все… </text:p>
            <text:p text:style-name="P488">Пчёлы в ме—ду </text:p>
            <text:p text:style-name="P488">Нам не по—, —ме, —ха, </text:p>
            <text:p text:style-name="P488">И на хо—ду </text:p>
            <text:p text:style-name="P488">Нас качает от—сме, —ха, </text:p>
            <text:p text:style-name="P487">Весельем бурлим у всех на виду </text:p>
          </table:table-cell>
          <table:table-cell table:style-name="Table2.B1" table:number-rows-spanned="2" office:value-type="string">
            <text:p text:style-name="P384"/>
            <text:p text:style-name="P384"/>
            <text:p text:style-name="P384">Откуда взялся этот оркестр свинга? </text:p>
            <text:p text:style-name="P384">Она вся просто скачет ходуном, </text:p>
            <text:p text:style-name="P384">ей хочется пуститься в джиттербаг, </text:p>
            <text:p text:style-name="P384">утратить гравитацию свою и он </text:p>
            <text:p text:style-name="P385">навстречу ей делает шаг...</text:p>
          </table:table-cell>
        </table:table-row>
        <table:table-row>
          <table:table-cell table:style-name="Table2.A1" office:value-type="string">
            <text:p text:style-name="P488"><text:s/></text:p>
            <text:p text:style-name="P488">На—чхать что тебе—из—твоей—тачки— кричат, </text:p>
            <text:p text:style-name="P488">Не оглян<text:span text:style-name="T909">ись</text:span>—и—они—замол—чат, </text:p>
            <text:p text:style-name="P488">За—будь, —что,— говорит—твой—ка—лендарь, </text:p>
            <text:p text:style-name="P488">В ладони, словно пуп—сик, —у, —дарь! </text:p>
            <text:p text:style-name="P488"/>
            <text:p text:style-name="P488">Глаза горят—так, —выра, —зительно, </text:p>
            <text:p text:style-name="P488">А смех ей-Бо, —гу, —зара, —зителен, </text:p>
            <text:p text:style-name="P488">Нет сил остаться про—сто, зрителем, </text:p>
            <text:p text:style-name="P487">Пускаюсь в пляс! </text:p>
          </table:table-cell>
          <table:covered-table-cell/>
        </table:table-row>
      </table:table>
      <text:p text:style-name="P253"><text:soft-page-break/></text:p>
      <text:p text:style-name="P253">Единственный офис на Биверборд-Роу, что не связан физически с остальными, намеренно размещён в отстранённости, это сморщенная хи<text:span text:style-name="T909">бар</text:span>а, из крыши торчит печная труба, куски автомобиля, махрово заржавелые, разбросаны по двору, груды дров под расползающимся брезентом дождевого цвета, домик-трейлер с его покрышками и одним колесом косо опёртыми, в забвении и шелесте холодного дождя, на его ошелушённые непогодой стенки… АДВОКАТ ДЬЯВОЛА вот что грит вывеска, да, и внутри засел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 text:style-name="T69">взаимосвязи</text:span> одного с другим, шансы на свободу накрываются безвозвратно. Слово уже перестало что-либо значить. Веские доводы выдаёт тут Отец Рапиер, не лишённые крутых моментов красноречия, пассажей, что и самого его явно трогают… нет нужды даже и заходить туда, в офис, съехавшиеся могут настроиться на волну из любой точки в Конвенции на его страстные выступления, которые часто прорываются в кипучее празднество и юмористы из съехавшихся умников стали уже называть это «Критической Массой» (усекаешь? Не очень многим доходило в 1945, Космическая Бомба всё ещё треп<text:span text:style-name="T909">ыхается</text:span> в своём младенчестве, ещё не представлена Народу, так что данный термин возможно было услыхать <text:span text:style-name="T909">только</text:span> в совсем уж как-сверх-умник-супер-умнику базаре). «Думаю возникла ужасающая возможность теперь, в Мире. И от неё нам лучше не отворачиваться, её должны мы рассмотреть. Допустим, что Они не умрут. Что Им теперь по силам существовать вечно—хотя мы, конечно, продолжим умирать, как всегда и делали это. Смерть послужила для Них источником власти. Нам не <text:span text:style-name="T909">составило</text:span> большого труда подметить это. Раз уж мы тут только однажды, всего лишь на один только раз, тогда мы <text:span text:style-name="T909">несомненно</text:span> тут затем, чтобы взять то, что можем, пока можем. Если Они взяли куда больше нашего, и взяли не только от Земли, но и от нас—ну, <text:span text:style-name="T909">стоит ли</text:span> возмущаться Ими, коль Они тоже обречены умирать как и мы? Все в одной лодке, все под одной тенью… да… да. Но так ли оно на самом деле? А что если это лучший, и наи<text:span text:style-name="T909">тща</text:span>тельнейше распростран<text:span text:style-name="T909">яем</text:span>ый, из их обманов, как известных, так и неизвестных? </text:p>
      <text:p text:style-name="Text_20_body">Нам остаётся рассм<text:span text:style-name="T909">о</text:span>тр<text:span text:style-name="T909">е</text:span>ть возможность, что мы умираем <text:span text:style-name="T1">только лишь</text:span> потому, что этого хотят они: потому что для Их существования Им нужен наш ужас. Для Них мы питательная среда…. </text:p>
      <text:p text:style-name="Text_20_body">И это должно радикально изменить суть нашей веры. Требовать, чтобы мы продолжили верить в Их моральность, верить, что они способны плакать, испытывать чувство страха, чувствовать боль, верить будто Они всего лишь создают видимость будто Смерть слуга Их—поверить в Смерть как общего всем нам хозяина—значит претендовать на смелость такого порядка, который, насколько я могу судить, выходит за пределы мо<text:span text:style-name="T909">их</text:span> лично<text:span text:style-name="T909">стных качеств</text:span>, хотя и не могу <text:span text:style-name="T909">расписываться</text:span> за остальных...» Но, вместо упований на слепую веру, мы может всё же развернёмся и примем бой: затребуем от тех, вместо кого мы умираем, принадлежащее нам бессмертие. Они возможно перестали уже умирать от старости, но всё же могут ещё быть убиты. А если нет, по крайней мере мы можем научиться отнимать у Них наш ужас перед Смертью. Для вампира какого угодно сорта существует крест подходящего вида. И хотя бы физические сущности, отнятые у Земли, у нас, можно разобрать, ра<text:span text:style-name="T910">здроб</text:span>ить—вернуть по месту происхождения. </text:p>
      <text:p text:style-name="Text_20_body"><text:soft-page-break/>Верить, что каждый из Них <text:span text:style-name="T1">умрёт</text:span> лично, является также верой в то, что Их система тоже умрёт—что некий шанс на обновление, некая диалектика, всё ещё действует в Истории. Утверждение Их смертности есть утверждением Возврата. Я отмечал определённые преграды на пути становления Возврата….– Это звучит отговоркой, испугом в голосе священника. Пират и девушка слушали его замешкавшись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заплаты в стенах откуда выдернули крепления, и наскоро заштукатурили. Остальные, похоже ожидавшие его, коротали время в играх, где боль присутствует скрытым факто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 text:style-name="T1">теперь</text:span>»,– слышится торопливый радиодиктор,– «<text:span text:style-name="T1">пора</text:span> что? Поднять—<text:span text:style-name="T1">Мыло</text:span>!» Аплодисменты и вскрики хохота, что продолжается неприятно долгое время. </text:p>
      <text:p text:style-name="Text_20_body">– Поднять Мыло?– Сэмми Хильберт-Шпейс приближается к тонкой разделяющей стенке <text:span text:style-name="T910">заглянуть</text:span> в дверной проём. </text:p>
      <text:p text:style-name="Text_20_body">– Шумные соседи,– замечает Немецкий кинорежиссёр Герхардт фон Гёль.– Они когда-нибудь кончают? </text:p>
      <text:p text:style-name="Text_20_body">– Прывет, Прентис,– кивает чернокожий, которого Пират не узнаёт,– похоже мы тут представляем старую школу.– Это что за, кто эти все— Его имя Сент-Жюст Гросаут,– Большую часть Срока наша Контора пыталась внедрить меня в <text:span text:style-name="Emphasis">Schwarzkommando</text:span>. Никого больше это не интересовало. Звучит немного параноидно, но по-моему я там был один такой….– От настолько вопиющего нарушения секретности, если <text:span text:style-name="T910">именно</text:span> тем <text:span text:style-name="T910">оно</text:span> было, Пират малость опешил. </text:p>
      <text:p text:style-name="Text_20_body">– Ты бы мог—ну, ознакомить меня с оперативной сводкой про это всё? </text:p>
      <text:p text:style-name="Text_20_body">– О, Джеффри. Бога ради.– Сэмми Хильберт-Шпейс возвращается с пункта наблюдения за игрищами в душевой, потряхивая головой, мешковатые Ливанские глаза безотрывно смотрят вдоль его носа,– Джеффри, к тому времени, когда ты получишь какой угодно отчёт, всё уже переменится. Мы можем сокращать их по твоему усмотрению, но это будет лишь тратой твоей решимости, не стоит, право же, оно не стоит этого. Просто посмотри <text:span text:style-name="T1">вокруг</text:span>, Джеффри. Присмотрись внимательней, видишь кто тут? </text:p>
      <text:p text:style-name="P378">Пират с изумлением видит сэра Стивена Дадсон-Трак в более молодцеватой форме чем за всю жизнь. Тот в <text:span text:style-name="T1">активном умиротворении</text:span>, типа, праведный самурай—всякий раз вступая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 </text:p>
      <text:p text:style-name="P254">– О, нет, ты же не <text:span text:style-name="T911">позволишь</text:span>, чтоб <text:span text:style-name="T1">этот</text:span> лапш<text:span text:style-name="T911">у</text:span> тебе навешал?– а <text:span text:style-name="T911">и </text:span>кто <text:span text:style-name="T911">ещё</text:span> мог <text:span text:style-name="T911">бы это </text:span>быть, с засаленным помпадуром начёса почти такой же высоты как и само лицо, в котором различается приплюснутая, пропущенная <text:span text:style-name="T911">через</text:span> мясорубку душа бойца, к<text:span text:style-name="T911">оторый</text:span> не только сигал очертя голову, но и полнился плохими предчувствиями <text:span text:style-name="T911">падая</text:span> вниз. Это Еремия («Милосердый») Эванс, хорошо известный политический информатор из Пемброка.– Нет, наш Стивенька не <text:span text:style-name="T1">совсем</text:span> ещё <text:soft-page-break/>готов <text:span text:style-name="T911">причисляться</text:span> к лику святых, так ведь, дорогуша?– Отвешивая тому, игриво, оплеухи по щеке.– А? а? а? </text:p>
      <text:p text:style-name="Text_20_body">– Нет, если попаду в шарагу таких как ты,– отвечает рыцарь, по-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 </text:p>
      <text:p text:style-name="P490">Помолись за простого стукача,</text:p>
      <text:p text:style-name="P490">На свет он вышел из пизды, как и тыыыы— </text:p>
      <text:p text:style-name="P490">Не стоит на него ворчать, </text:p>
      <text:p text:style-name="P490">Он пашет как подземные кроты… </text:p>
      <text:p text:style-name="P490">И когда собою ты доволен, </text:p>
      <text:p text:style-name="P490">Спроси себя: а ему каково? </text:p>
      <text:p text:style-name="P490">Неужто хуже, что тебя продадут </text:p>
      <text:p text:style-name="P490">За пару монет, что кончаются в пару минут, </text:p>
      <text:p text:style-name="P490">Чем мы<text:span text:style-name="T916">тари</text:span>ться всю жизнь <text:span text:style-name="T916">из-за</text:span> того? </text:p>
      <text:p text:style-name="P254"/>
      <text:p text:style-name="Text_20_body">– Не уверен, что мне тут понравиться,– Пират, с раст<text:span text:style-name="T911">у</text:span>щим внутри подозрением, нервно оглядывается. </text:p>
      <text:p text:style-name="Text_20_body">– Самая худшая часть это стыд,– сэр Стивен сообщает ему.– Преодоление его. Затем твой следующий шаг—ну, я говорю как опытный в этом деле, но на самом деле я продвинулся лишь настолько, до преодоления стыда. Теперь перехожу на упражнение по теме «Природа Свободы», знаете ли, размышляя <text:span text:style-name="T1">каждое</text:span> ли из моих действий действительно моё, или же я всегда делаю то, что Они от меня хотят… независимо от моего <text:span text:style-name="T1">мнения</text:span>, понимаете… мне предложено поразмыслить над старинной задачкой Радио-Контрол<text:span text:style-name="T911">ь</text:span>-Вживленный-в-Голову-при-Рождении—в виде коана, полагаю… Она доводит меня, буквально, до клинического сумасшествия. Скорее всего, именно в этом вся суть. И кто знает что будет <text:span text:style-name="T1">дальше</text:span>? Боже милостивый. Мне не узнать, конечно, пока не справлюсь с этим… Не хочу так сразу вас расхолаживать— </text:p>
      <text:p text:style-name="Text_20_body">– Нет, нет, я думал о другом—вот все вы тут это моя Группа, или как? Меня же сюда <text:span text:style-name="T1">назначили</text:span>? </text:p>
      <text:p text:style-name="Text_20_body">– Да. Начинаете догадываться почему? </text:p>
      <text:p text:style-name="Text_20_body">– Боюсь, что да.– Помимо всего прочего, эти присутствующие, в конце концов, <text:span text:style-name="T912">из тех</text:span> люд<text:span text:style-name="T912">ей</text:span>, что убивают друг друга, и Пират всегда был одним из них.– Я надеялся на—о, это глупо, хотя бы некую долю милосердия… но я сидел в ночном кинотеатре на углу Галахо-Мюз, перекрёсток с добавочной улицей, которую не всегда замечаешь, потому что она под таким необычным углом… у меня <text:span text:style-name="T912">шла</text:span> <text:span text:style-name="T912">трудная</text:span> полоса, ядовитое, металлическое время… пахло гадостно, горелым косяком… мне просто нужно было где-то малость отсидеться, где всем без разницы кто ты, что ты ешь или сколько спишь, кого—с кем ты пришёл…. </text:p>
      <text:p text:style-name="Text_20_body"><text:soft-page-break/>– Прентис, брось, всё нормально,– это Сент-Жюст Гросаут, которого остальные называют «Сам <text:span text:style-name="T912">Ты</text:span> Жесть», когда хотят, чтоб он заткнулся, при подобных вот пассажах, когда всё оборачивается просто сборищем хулиганья. </text:p>
      <text:p text:style-name="Text_20_body">– Я просто… не могу… то есть если это правда, тогда,– смешок, который ему трудно вызвать, в глубине дыхательных пут<text:span text:style-name="T912">ей</text:span>,– тогда я ничему не изменил, не так ли? То есть, если я вообще не изменял…. </text:p>
      <text:p text:style-name="Text_20_body">Извещение настигло его во время правительственного ролика кинохроники. <text:span text:style-name="T141">от кинжала-и-плаща к признаниям натощак</text:span>, 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е, что никто не разберё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иком на переднем, полуобнажённое, завшивленное и волосатое создание, приблизительно рода людей, жутко бледное, корчится за <text:span text:style-name="T912">рас</text:span>тресканными остатками зеркального стекла, скребёт болячки на лице и брюхе, до крови, почёсывается и ищется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Необычным является то, что мистер Амп работал на <text:span text:style-name="T1">Управление по Спец Операциям</text:span>….» </text:p>
      <text:p text:style-name="Text_20_body">– Там довольно <text:span text:style-name="T912">прикольно</text:span>, в общем-то,– пока камера надвигается для ближнего плана этого индивида,– всего за неделю мне дошло что и как надо…. </text:p>
      <text:p text:style-name="Text_20_body">– Появилось ли у вас чувство, что вы тут свой, которое отсутствовало по возвращении, или—вас всё ещё тут не приняли? </text:p>
      <text:p text:style-name="Text_20_body">– Они—о, люди, тут люди просто чудесные. Просто отличные. Нет, с этим никаких проблем вообще. </text:p>
      <text:p text:style-name="Text_20_body">В этот момент с по-епископски возвышенного сиденья 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визитёра уже не было. </text:p>
      <text:p text:style-name="Text_20_body">– 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 </text:p>
      <text:p text:style-name="Text_20_body">– <text:span text:style-name="T70">Стать</text:span> д— </text:p>
      <text:p text:style-name="P256">– Всё нормально. «<text:span text:style-name="T155">Стать</text:span> д—»? </text:p>
      <text:p text:style-name="P256"><text:soft-page-break/>– <text:span text:style-name="T155">Стать</text:span> двойным агентом. «Привыкать»?– Он присматривается к остальным. Тут любой смотрится <text:span text:style-name="T1">как минимум</text:span> двойным агентом. </text:p>
      <text:p text:style-name="Text_20_body">– Да… ты докатился до этого, докатился к нам сюда,– шепчет Сэмми.– Отделайся от своего стыда и своих нюнь, молодой человек, потому что у нас нет привычки мириться с таким слишком долго. </text:p>
      <text:p text:style-name="Text_20_body">– Это <text:span text:style-name="T1">тень</text:span>,– <text:span text:style-name="T914">вс</text:span>кри<text:span text:style-name="T914">кивае</text:span>т Пират,– это работа в тени, навсегда. </text:p>
      <text:p text:style-name="Text_20_body">– Но подумай о свободе?– грит Милосердый Эванс.– Я не могу доверять даже себе? Так ведь? Разве может человек стать свободнее такого? Если его может продать кто угодно? даже и <text:span text:style-name="T1">он сам</text:span>, понимаешь. </text:p>
      <text:p text:style-name="Text_20_body">– Я не хочу такого— </text:p>
      <text:p text:style-name="Text_20_body">– У тебя нет выбора,— отвечает Додсон-Трак.— Конторе отлично известно, что ты сюда прибыл. Они теперь ожидают полного отчёта от тебя. Либо добровольно, или же по-другому. </text:p>
      <text:p text:style-name="Text_20_body">– Но я бы… мог никогда не говорить им— В улыбках, которые они сейчас демонстрируют, расчётливая жестокость, чтобы чуть-чуть помочь ему.– Вы совсем, вы что мне вовсе не доверяете? </text:p>
      <text:p text:style-name="Text_20_body">– Конечно нет,– грит Сэмми.– А ты бы—на самом деле—поверил бы кому-нибудь из нас? </text:p>
      <text:p text:style-name="Text_20_body">– О, нет,– шепчет Пират. Сейчас на весах его участь. И никого другого. Но всё это ещё в процессе, который Они могут подправить с той же <text:span text:style-name="T912">лёгкостью</text:span>, как и у любого другого клиента. Сам того не ожидая, Пират, похоже, заплакал. Странно. Он ещё никогда не плакал на людях, как сейчас. Но он понял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остаться на дне среди Обойдённых, его бедная честь утрачена, ни найти невозможно, ни искупить. </text:p>
      <text:p text:style-name="P255">Он плачет о людях, местах и вещах оставленных позади: о Скорпии Мосмун, что живёт на Сент-Джонз-Вуд, среди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м 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text:span text:style-name="T1">доверятся</text:span> ему, несчастные <text:span text:style-name="T915">личности</text:span>,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text:span text:style-name="T913">зыв</text:span>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text:soft-page-break/>Космической Бомбы— «Ну»,– умное старое лицо подающего ему очки с чёрными линзами,– «вот тебе твоя Бомба….»,– потом оборачиваться к зрелищу жирного жёлтого взрыва на пляже за несколько лиг над волнами Тихого океана… прикасаться к знаменитым наёмным убийцам, да, в живую касаться их рук и лиц… узна<text:span text:style-name="T913">ть</text:span> однажды как давно: в самом начале игры, был <text:span text:style-name="T913">составлен</text:span> контракт за его голову. Никому не известно наверняка когда грянет удар—каждое утро, прежде, чем откроются рынки, даже до появления молочника, Они производят Их обновление информации и решают что подойдёт для этого дня.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что <text:span text:style-name="T913">вот-вот</text:span>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сейчас боится, переживает ни <text:span text:style-name="T913">о чём</text:span> <text:span text:style-name="T913">другом, кроме как </text:span><text:s/>про собственную жопу, свою драгоценную, проклятую, личную жопу…. </text:p>
      <text:p text:style-name="P379">– А место для покойников найдётся?– Он услышал вопрос прежде, чем увидел как она его задавала. И не совсем ясно откуда появилась она в комнате. От всех остальных сейчас растекаются выражения мужской зависти, насупленные мины типа женщина-на-борту-плохая-примета, холод и <text:span text:style-name="T917">высокомерие. Так</text:span>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Они тут для того: чтоб обменяться какой-то болью и парой откровенностей, но всё в рассеянном стиле текущего периода. </text:p>
      <text:p text:style-name="Text_20_body">– Да ладно,– с какими ещё идиотскими неприятностями она, по её мнению, сейчас столкнулась,– ты не покойница. Могу поспорить, что даже и фигурально нет. </text:p>
      <text:p text:style-name="Text_20_body">– То есть, позволяется ли мне приносить с собой моих покойников,– поясняет Катье.– Они ведь, в конце концов, моё <text:span text:style-name="T1">резюме</text:span>. </text:p>
      <text:p text:style-name="Text_20_body">– Мне довольно симпатичен Франс ван дер Грув. Ваш предок. Тот специалист по додо. </text:p>
      <text:p text:style-name="Text_20_body">Это не совсем то, что она подразумевала своими покойниками. «Я о тех, кто мертвы напрямую благодаря мне. Кроме того, если Франсу как-то случилось бы заглянуть сюда, вы бы обступили его кругом, вы все, напербой втолковывать ему как глубока его вина. В мире бедняги запасы додо были неисчерпаемы—зачем читать ему лекции про геноцид? </text:p>
      <text:p text:style-name="Text_20_body">– Уж <text:span text:style-name="T1">ты</text:span> бы порассказала ему кое-что об <text:span text:style-name="T1">этом</text:span>, а, девонька?- Фыркает Эванс, валлийский стукач, которому медведь на ухо наступил. Пират направлялся к Эвансу, отставив руки от корпуса в манере салонного бойца, когда вмешался сэр Стивен: «Таких разговоров никак не избежать, Прентис, нам эдакое уже ни по чём. Учись и добивайся, чтоб и у тебя получалось. Нельзя ведь угадать как долго мы будем в деле, верно? Молодая женщина уже обзавелась всей необходимой ей защитой, как мне кажется. Она не желает, чтобы ты за неё дрался. </text:p>
      <text:p text:style-name="Text_20_body">Ну, он прав. Она кладёт свою тёплую ладонь на руку Пирата и дважды встряхивает головой, со смешками смущённости: «В любом случае, рада вас видеть, Капитан Прентис». </text:p>
      <text:p text:style-name="Text_20_body">– А больше и никто. Подумать только. </text:p>
      <text:p text:style-name="Text_20_body"><text:soft-page-break/>Она лишь приподымает брови. Не нашёл сказать что-то получше этого дерьма. Раскаяние, или запоздалое желание остаться чистым, проносится в его крови как наркотик. </text:p>
      <text:p text:style-name="Text_20_body">– Но— изумлён почувствовать, что начинает <text:span text:style-name="T1">валиться</text:span>, как составленные в пирамидку ружья, у её ног, пойманный её притяжением, расстояния отменены, волнообразности неизмеримы,– Катье… если бы я мог <text:span text:style-name="T1">никогда не предать вас</text:span>— </text:p>
      <text:p text:style-name="Text_20_body">Он пал: она утратила свою гладь. Она смотрит на него в изумлении. </text:p>
      <text:p text:style-name="Text_20_body">– Пусть даже ценой... предательства других, унижения… или убийства других—не важно кого, или сколько, нет, лишь бы служить вам защитой, Катье, вашей абсолютной— </text:p>
      <text:p text:style-name="Text_20_body">– Но это всё грехи, которые могут никогда и не случиться.– Пожалуйста, они торгуются как пара сутенёров. Они хоть представляют как это звучит со стороны?– <text:span text:style-name="T1">Такое</text:span> наобещать довольно просто, ничего не стоит. </text:p>
      <text:p text:style-name="Text_20_body">– Тогда даже совершённые мною грехи,– возражает он,– да, я совершил бы <text:span text:style-name="T1">их</text:span> заново— </text:p>
      <text:p text:style-name="Text_20_body">– Но это вам также не под силу—так что вы довольно дёшево отделываетесь. Мм? </text:p>
      <text:p text:style-name="Text_20_body">– Я могу повторять способы,– угрюмее, чем она хотела бы от него. </text:p>
      <text:p text:style-name="Text_20_body">– О, подумайте...– её пальцы легонечко в его волосах,– <text:span text:style-name="T1">подумайте</text:span> о том, что вы делали. Подумайте о всех ваших «резюме» и обо всех моих— </text:p>
      <text:p text:style-name="Text_20_body">– Но это единственное средство оставшееся нам теперь,– вскрикивает он,– этот наш дар быть неверными. Опираясь на него, должны мы всё создать… делиться им, как прокуроры омеривают вам вашу свободу. </text:p>
      <text:p text:style-name="Text_20_body">– Философ.– Она улыбается.– Вы никогда таким не были. </text:p>
      <text:p text:style-name="Text_20_body">– Должно быть оттого, что постоянно находился в движении. Я никогда не ощущал <text:span text:style-name="T1">эту</text:span> <text:s/><text:span text:style-name="T1">неподвижность</text:span>….– Они соприкасаются сейчас, без надобности, и всё ж, ни один из них, не избавился полностью от удивления....– Мой младший брат,– (Пират понимает предоставленную ею связь),– ушёл из дому в 18. Я любил смотреть как он спит ночью. Его длинные ресницы… так невинны... 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Обозные пиявки. У них появляется алкогольная зависимость, у многих таких, в юном возрасте. Они избирают определённого священника, чтоб стать его верным псом—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склока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ку, должны действовать, действовать, а там будь что будет. Вскоре мой брат вышел на улицы со своей метлой, вместе с другими провинившимися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старше него,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p>
      <text:p text:style-name="Text_20_body"><text:soft-page-break/>Ну, да, Пират сам по себе часовня. –«Но я задумался насчёт поддержки вашей церкви… опускаешься на колени и она заботится о тебе… когда действуешь политично, получаешь тот общий толчок, что устремляет тебя вверх—» </text:p>
      <text:p text:style-name="Text_20_body">– У вас и этого никогда не было, не так ли.– Она и вправду смотрела на него.– никаких чудотворных оправданий. <text:span text:style-name="T1">Нам всё пришлось делать самим</text:span>. </text:p>
      <text:p text:style-name="Text_20_body">Нет, от стыда всё ж не отделаться—только не тут—он должен быть проглочен, уродливый и колкий, и с ним придётся жить, в боли, каждый день. </text:p>
      <text:p text:style-name="Text_20_body">Без раздумий, он оказывается в её объятиях. Это не для утехи. Но раз уж он вынужден стягивать себя зубцами храповика, по одному в день, ему и впрямь необходима такая передышка и миг человеческого тепла. –«Как оно выглядело там, Катье? Мне виделось подписанное соглашение. Кто-то воспринимал подобным саду….»– но он знает что она скажет. </text:p>
      <text:p text:style-name="Text_20_body">– Там ничего нет. Пустошь. Дни напролёт я высматривала признаки жизни. Потом услыхала всех вас тут.– Так они вышли на балкон, грациозные перила, никто не может видеть их изнутри или с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 text:style-name="T1">Любовь к </text:span><text:span text:style-name="T71">Человеку</text:span><text:span text:style-name="T1">: Что Довело Меня до Этого</text:span>. «Её звали Бренда, её лицо было пташкой с покровительственной машинной ухмылкой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на Американских военных складах,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ный,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 ну, всё это и многое другое прокрутилось для этой вот молодой пары, достаточно, чтобы понять намерения вздроченного Анонима продиктованые не чем-то меньшим мегаломаниакального плана половой любви с каждым <text:span text:style-name="T918">отдельно взятым Человеком во</text:span> вс<text:span text:style-name="T918">ём</text:span> <text:span text:style-name="T1">Мир</text:span><text:span text:style-name="T71">е</text:span>—и что когда каждый, каким-то чудесным образом, будет наконец учтён, это и станет приблизительным определением «любви к Людям». </text:p>
      <text:p text:style-name="Text_20_body">– Получите, ваши облапошиванья в Филиалах,– Пират пытается сдобрить ноткой юмора, но не выходит. Он держит сейчас Катье словно, через секунду, зазвучит музыка, и они начнут танцевать. </text:p>
      <text:p text:style-name="Text_20_body">– Но Люди никогда не полюбят тебя,– шепчет она,– или меня. Неважно насколько плохо или хорошо устроить для них, мы <text:span text:style-name="T1">всегда</text:span> будем плохими. Понимаешь в каком мы положении? </text:p>
      <text:p text:style-name="Text_20_body"><text:soft-page-break/>Он всё же улыбается, как человек ломающий театр о чём-то в самый первый раз. Зная бесповоротность такого движения, из класса таких же необратимых как выхватывание пистолета, он обращает своё лицо вверх и смотрит туда же, сквозь все неясно громоздящиеся сверху уровни, среда для всякого сорта преступной души, всякого гадкого товарного цвета от аквамарина до бежевого, неутешитель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сверху тяжести, к её тверди и абсолютной жестокости, пока она прижимается своим лицом к лёгкой впад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нятого работой, которому не до них, испуганных, потому что свет выглядит так, словно гаснет навсегда в этот раз, и ещё более напуганных тем, что умирание света отнюдь не что-то частное, <text:span text:style-name="T72">каждый</text:span><text:span text:style-name="T1"> на улице тоже увидел это</text:span>…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 </text:p>
      <text:p text:style-name="P491">И весь мир чем-то занят, это сумерки становятся ночью! </text:p>
      <text:p text:style-name="P491">Кто знает какие улицы познали наши ботинки с утра? </text:p>
      <text:p text:style-name="P491">Кто знает, сколько бросили мы друзей плакать водиночку? </text:p>
      <text:p text:style-name="P491">Однажды нам приходит пора </text:p>
      <text:p text:style-name="P491">Вместе мотив этот день-деньской напевать… </text:p>
      <text:p text:style-name="P491">Каждый танцует, в сумерки, </text:p>
      <text:p text:style-name="P491">Прочь сон нехороший утанцевать…. </text:p>
      <text:p text:style-name="P257"/>
      <text:p text:style-name="P257">И они действительно танцуют: хотя Пират никогда раньше не мог, очень хорошо… они чувствуют себя частью всех остальных, в их движении, и пусть им никогда не случиться быть вольно по полной, однако это больше уже и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 </text:p>
      <text:p text:style-name="P380"><draw:frame draw:style-name="fr2" draw:name="Image60" text:anchor-type="paragraph" svg:width="6.9252in" svg:height="0.3661in" draw:z-index="60"><draw:image xlink:href="Pictures/1000000000000B720000009B428C9716555D8079.png" xlink:type="simple" xlink:show="embed" xlink:actuate="onLoad" loext:mime-type="image/png"/></draw:frame><draw:frame draw:style-name="fr6" draw:name="Image61" text:anchor-type="paragraph" svg:width="8.5in" svg:height="0.5201in" draw:z-index="61"><draw:image xlink:href="Pictures/1000000000000B720000009B428C9716555D8079.png" xlink:type="simple" xlink:show="embed" xlink:actuate="onLoad" loext:mime-type="image/png"/></draw:frame></text:p>
      <text:p text:style-name="P380"><text:soft-page-break/>Туман густеет в глотках узких улочек. В воздухе пахнет солёной водой. 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одному из них. </text:p>
      <text:p text:style-name="Text_20_body">Он подтягивает Чичеринские штаны и направляется вон из города, покидая обрезанные башни, купола подпорченной яри медянки плывут наверху в тумане, высокие фронтоны и красная черепица, его подвозит женщина в пустой деревенской телеге. Песчаный чуб лошади дыбится и вьётся, а туман смыкается позади. </text:p>
      <text:p text:style-name="Text_20_body">В это утро всё видится таким, как должны были видеть Викинги, 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text:span text:style-name="T919">оружённых</text:span>, долгожданен как парус после долгих дней плавания…. </text:p>
      <text:p text:style-name="Text_20_body">Народы в движении. Идёт великий, не знающий границ, поток. <text:span text:style-name="Emphasis">Volksdeutsch</text:span> из-за Одера, выселенные Поляками и направленные в лагерь у Ростока, Поляки бегущие от Люблинского режима, другие возвращаются домой, глаза обеих партий при встрече их, прикрываются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ч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мерок по этой наземной пыли, караваны Цыган, оси, или колёсные чеки ломаются, лошади дохнут, семьи бросают средства передвижения у дорог для следующих придти пережить ночь, день, вдоль добела разжаренных Автобанов, поезда полны своими свисающими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ь 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 существующими картофельными полями уже месяц. «Разграблены»,– бывший трубач прихрамывает в общем потоке, опираясь на длинный отщепившийся от шпалы кусок древесины, <text:soft-page-break/>его инструмент, невероятно помятый и блестящий, висит через плечо,– «всё общипали SS, <text:span text:style-name="Emphasis">Bruder, ja</text:span>, до последней ёбаной картофелины. А зачем? На спирт. Но не пить, нет, спирт для ракет.»—«Что за ракеты?»—«Нет! Но прикинь SS у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ч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text:s text:c="2"/>солдатики <text:span text:style-name="T923">Алгевера </text:span>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text:span text:style-name="Emphasis">Vorsetzer</text:span> свитках, чёрное бельё с ленточками, столовое серебро с каймой из цветов и винограда, гранёные графины 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 </text:p>
      <text:p text:style-name="P258">Когда у Слотропа есть сигареты, у него легко выдурить, когда у кого-то есть еда, тот делится—иногда бачок водки, если неподалёку имеется скопление войск, 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мог бы проигнорировать, в этом проблема, они слишком сильны, как лица толпы на гонках<text:span text:style-name="T1"> Нет,</text:span><text:span text:style-name="T73"> меня</text:span><text:span text:style-name="T1">—глянь на меня, проникнись, вынь свою камеру, своё оружие, свой хуй…</text:span>. Он содрал все знаки различия с формы Чичерина, стараясь не бросаться в глаза, но похоже очень мало кто обращает внимание на эти знаки… </text:p>
      <text:p text:style-name="Text_20_body">Большую часть времени он один. 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text:soft-page-break/>крыш, хор<text:span text:style-name="T920">ы</text:span> птиц по утрам, а скоро, с тяжеловесным оборотом лета в небе, курлыканье журавлей на лету. </text:p>
      <text:p text:style-name="Text_20_body">К фермерскому дому в речной долине далеко южнее Ростока, 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простёганной тёмно-зелёным и удивительно ярким 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ть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таким <text:span text:style-name="T1">реальным</text:span>, таким не затронутым временем, очень отчётливым и полным цвета… «Так это Слотроп». </text:p>
      <text:p text:style-name="Text_20_body">– О, где ты <text:span text:style-name="T1">был</text:span>, старина? </text:p>
      <text:p text:style-name="Text_20_body">– ‘Тут’. </text:p>
      <text:p text:style-name="Text_20_body">– ‘«Тут»’? </text:p>
      <text:p text:style-name="Text_20_body">– Да, типа того, начинаешь понимать—после того как пару раз будешь снят таким образом, но я ходил по тем же улицам что и ты, читал те же новости, был ограничен тем же спектром цветов…. </text:p>
      <text:p text:style-name="Text_20_body">– Тогда может это твоя работа, что— </text:p>
      <text:p text:style-name="Text_20_body">– Я не <text:span text:style-name="T1">делаю</text:span> ничего. Это всё по другому. </text:p>
      <text:p text:style-name="Text_20_body">Оттенки тут—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 </text:p>
      <text:p text:style-name="Text_20_body">– 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тут’… </text:p>
      <text:p text:style-name="Text_20_body">– Иногда.– Он улыбается: но безмятежность и отстранённость распростёрты бессильным криком не достигающим Слотропа. </text:p>
      <text:p text:style-name="Text_20_body">– Ты присматриваешь за мной? </text:p>
      <text:p text:style-name="Text_20_body">– Нет, Слотроп. Не за тобой... </text:p>
      <text:p text:style-name="Text_20_body"><text:soft-page-break/>Слотроп сидит на старой обшарпанной качалке 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 </text:p>
      <text:p text:style-name="Text_20_body">Двигаясь дальше, он обнаруживает, что эти фермы преследуются призраками, но дружелюбно. 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ющей, которая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ту отбеливали для получения бумаги, чтобы им заплатили дополнительной бумагой. –«Это просто безумие».– Он качает головой.– «В моей семье явные проявления». Он смотрит вверх. Деревья неподвижны. Им известно, что он тут. Они наверно знают также, что он думает. –«Простите»,– говорит он им.– «Я ничего не могу поделать с этими людьми, они все недосягаемы для меня. Что я могу поделать?» 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 </text:p>
      <text:p text:style-name="Text_20_body"/>
      <text:p text:style-name="P381"><text:span text:style-name="T812">Неполный Список Пожеланий к Вечерним Звёздам за Этот Период:</text:span> </text:p>
      <text:p text:style-name="P259">Пусть Тантиви будет и вправду жив. </text:p>
      <text:p text:style-name="P259">Пусть этот ёбаный прыщ у меня на спине пройдёт. </text:p>
      <text:p text:style-name="P259">Пусть я поеду в Голливуд, когда это всё кончится так, чтобы Рита Эйворт смогла меня увидеть и</text:p>
      <text:p text:style-name="P259">влюбится. </text:p>
      <text:p text:style-name="P259">Пусть мир этого дня остаётся тут завтра, когда я проснусь. </text:p>
      <text:p text:style-name="P259">Пусть та отставка будет ждать меня в Каксэвене. </text:p>
      <text:p text:style-name="P259">Пусть с Бианкой всё будет хорошо, а и— </text:p>
      <text:p text:style-name="P259">Пусть у меня поскорей наладится высраться. </text:p>
      <text:p text:style-name="P259">Пусть то будет просто метеор, что падает. </text:p>
      <text:p text:style-name="P259">Пусть эти ботинки продержатся хотя бы до Любека. </text:p>
      <text:p text:style-name="P259">Пусть этот Людвиг найдёт своего лемминга и оставит меня в покое. </text:p>
      <text:p text:style-name="P259"><text:soft-page-break/><text:span text:style-name="T921">Ну да, Людвиг. Слотроп находит его однажды утром на берегу какого-то синего анонимного </text:span>озера, на удивление толстый мальчик лет восьми или девяти, плачет, весь сотрясается рябью волн жира. 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 </text:p>
      <text:p text:style-name="Text_20_body">– <text:span text:style-name="T1">Один лемминг</text:span>, малыш? </text:p>
      <text:p text:style-name="Text_20_body">– Я держал её два года,– рыдает тот,– ей было хорошо, никогда не пробовала—я не знаю. Что-то просто нашло на неё. </text:p>
      <text:p text:style-name="Text_20_body">– 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 </text:p>
      <text:p text:style-name="Text_20_body">– Она бы мне сказала. </text:p>
      <text:p text:style-name="Text_20_body">– Ну, извини. </text:p>
      <text:p text:style-name="Text_20_body">– Русские не извиняются. </text:p>
      <text:p text:style-name="Text_20_body">– Я не Русский. </text:p>
      <text:p text:style-name="Text_20_body">– Поэтому ты снял погоны? </text:p>
      <text:p text:style-name="Text_20_body">Этот Людвиг тут, он может не совсем Нормальный Мозгами. Способен растолкать Слотропа среди ночи, пробуждая половину стоянки ПеэЛов, напугав собак и младенцев, в абсолютно<text:span text:style-name="T921">й</text:span> уверенности, что Урсула совсем рядом, прямо <text:span text:style-name="T921">там </text:span>за кругом света от костра, смотрит на него, видит его, но не так как раньше. Он заводит Слотропа в расположени<text:span text:style-name="T921">я</text:span> Советских танкистов, в груды руин похожих на гребни морских волн, что обрушиваются вокруг, а если зазеваешься, так и на тебя, как только туда ступишь, а также в засасывающие болота, где осока остаётся у тебя в пальцах, когда пытаешься ухватиться, а вокруг запах протеиновой катастрофы. Это либо маниакальная вера, или что-то малость мрачнее: до Слотропа доходит-таки наконец, что если уж речь о позывах к самоубийству, то они не у Урсулы, а <text:span text:style-name="T1">у Людвига</text:span> самого—да никакой зверушки может и вовсе нет! </text:p>
      <text:p text:style-name="Text_20_body">Однако… разве Слотроп, раз или два, 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text:span text:style-name="T921">чин</text:span>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ходить по ним без опаски…. </text:p>
      <text:p text:style-name="Text_20_body">– Вот о чём и толковал Иисус,– шепчет призрак Вильяма, первого Американского предка Слотропа,– выходя на Галилейское море. Он рассматривал его с точки зрения лемминга. Без <text:soft-page-break/>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 </text:p>
      <text:p text:style-name="Text_20_body">– <text:span text:style-name="T1">Постой-ка</text:span>. У вас же тогда ещё <text:span text:style-name="T1">не было</text:span> пазлов. </text:p>
      <text:p text:style-name="Text_20_body">– О, блядь. </text:p>
      <text:p text:style-name="Text_20_body">Вильям Слотроп был странным птахом. Он выступил из Бостона и отправился на запад в Имперском стиле, году в 1634 или -5-м,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text:span text:style-name="T921">единой</text:span>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которую так не смогли утратить… преданы верой в Вильяма как в иную разновидность свиньи, в общем доме Земли, который разделял с ними дар жизни…. </text:p>
      <text:p text:style-name="Text_20_body">Он написал длинный трактат вскоре, назвав его Об Обойдённости. Книжицу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text:soft-page-break/>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text:span text:style-name="T922">с</text:span> коноплей и табаком <text:span text:style-name="T922">у</text:span> Индейц<text:span text:style-name="T922">ев</text:span>,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чуги,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text:span text:style-name="T922">тёплой</text:span> от солнца отходящего вниз ко сну…. </text:p>
      <text:p text:style-name="Text_20_body">Мог ли он быть дорожной развилкой, куда Америка никогда не ступила, той един<text:span text:style-name="T922">ственной</text:span>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н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text:span text:style-name="T922">чёртова</text:span>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text:span text:style-name="T922">под</text:span> кафельной облицовк<text:span text:style-name="T922">ой</text:span>… Урсула, передние лапы болтаются, а глаза полусонные, свисает из кармана формы Людвига, Юного Гитлергюн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Text_20_body">Слотроп<text:span text:style-name="T922">у</text:span> никогда не узнат<text:span text:style-name="T922">ь</text:span>.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х. Увесистая брусчатка мостовой песчаного цвета. Тягловые лошади стоят на солнце помахивая хвостами. </text:p>
      <text:p text:style-name="Text_20_body">По переулку возле Михельскирхе 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 </text:p>
      <text:p text:style-name="Text_20_body">– Ты убила лемминга! </text:p>
      <text:p text:style-name="Text_20_body"><text:soft-page-break/>– Отпусти идиот!– Перетягивание каната среди расплывчатых полос солнца и тени на улице.– Это не лемминг, а серая лисица. </text:p>
      <text:p text:style-name="Text_20_body">Людвиг прекращает кричать, чтобы присмотреться. –«Она права»,– отмечает Слотроп. </text:p>
      <text:p text:style-name="Text_20_body">– Извини,– сопливится Людвиг.– Я немного расстроен.. </text:p>
      <text:p text:style-name="Text_20_body">– Ну, так может поможешь мне отнести это в церковь? </text:p>
      <text:p text:style-name="Text_20_body">– Конечно. </text:p>
      <text:p text:style-name="Text_20_body">Оба они ухватывают по охапке мехов и следуют за ней по по выбоистому переулку, в боковую дверь, вниз несколько пролётов в подземелье под Михельскирхе. Там в свете лампы первое лицо, что Слотроп увидел, склонившимся над огнём в банке геля Стерно, чтобы присматривать за кипящей кастрюлей, принадлежит майору Двайну Марви. </text:p>
      <text:p text:style-name="P382"><draw:frame draw:style-name="fr2" draw:name="Image62" text:anchor-type="paragraph" svg:width="6.9252in" svg:height="0.3661in" draw:z-index="62"><draw:image xlink:href="Pictures/1000000000000B720000009B428C9716555D8079.png" xlink:type="simple" xlink:show="embed" xlink:actuate="onLoad" loext:mime-type="image/png"/></draw:frame></text:p>
      <text:h text:style-name="P408" text:outline-level="3">ЙАААГГГГХХХХ— Слотроп вскидывает свою ношу пальто, готов <text:s/>швырнуть и <text:span text:style-name="T928">рвануть</text:span> наутёк, но майор лишь улыбается. –«Привет, товари<text:span text:style-name="T928">шш</text:span>. Ты как раз вовремя для Атомного Чили от Д<text:span text:style-name="T928">у</text:span>айна Марви! Д<text:span text:style-name="T928">а</text:span>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h>
      <text:p text:style-name="P260">– <text:span text:style-name="T928">Отнюдь</text:span> нет, Майор,– 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text:s/>Ах– <text:span text:style-name="T924">Мне доводилось</text:span> взаимодействова<text:span text:style-name="T924">ть</text:span> с <text:span text:style-name="T924">П</text:span>олковником Чичериным раза два. </text:p>
      <text:p text:style-name="Text_20_body">– Эй, слыхал чё в Пенемюнде было? Куч х’сосов пришли и угнали Дер-Шпрингера прям спод носа Полковника. Ага. Дер-Шпрингера знаш? Крутой гад, товари<text:span text:style-name="T924">шш</text:span>. Эт х’сос так въелся в меха не оставлят места свабод п<text:span text:style-name="T924">ы</text:span>рпырнимателям как я да старина Чортов Чиклиц. </text:p>
      <text:p text:style-name="P261">Старина Чортов Чиклиц, чья мать назвала его Клейтоном, прятался за кипой норковых шапочек, целя .45 в живот Слотропа. –«Знаш, он окей, кореш»,– Марви орёт,– «Эй, там, несите нам и<text:span text:style-name="T924">шшо</text:span> таво шампанского, э!» Чиклиц почти такой же толстый как и Марви и носит очки в роговой оправе, а макушка его головы блестит как и лицо. Они стоят тут, охватив рукой плечи дру<text:span text:style-name="T924">жбан</text:span>а, два улыбающихся толстяка. –«Иван, ты видишь 10000 калорий в день, вот тута»,– указывает большим пальцем на два брюха, с подмигом.– «Этат Чиклиц хочит быть К<text:span text:style-name="T924">а</text:span>р<text:span text:style-name="T924">а</text:span>ле<text:span text:style-name="T924">с</text:span>ским Младенчиком»,– и тут оба они разражаются хохотом. Чиклиц и впр<text:span text:style-name="T924">ямь</text:span> на<text:span text:style-name="T925">дума</text:span>л как делать деньги на передислокации. Он вот-вот обтяпает со Спец Службами исключительный контракт на увеселения при пересечении экватора каждым кораблём <text:span text:style-name="T925">по</text:span> переброск<text:span text:style-name="T925">е</text:span> войск, что меняет полушария. А сам Чиклиц будет Королевским Младенчиком на всех куда успеет, такое вписано условие. Он грези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text:soft-page-break/>Американских промышленников при Тех-Силах, просматривает Германскую инженерию, особенно секретные вооружения. А дома он владелец фабрики игрушек в Натли, штат Нью-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text:span text:style-name="T925">тут игрушка </text:span><text:s/>разлетается на куски, всего 82, реалистично податливый пластик, по всей комнате? или-или Проныра Сэм, игра для развития навыков, где ты должен пристрелить Негра прежде, чем тот сиганёт через забор с арбузом, <text:span text:style-name="T926">тренировка</text:span> рефлекса <text:s/>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text:span text:style-name="T926">Как сам себе кумекаю,</text:span> <text:s/><text:span text:style-name="T926">огромное</text:span> будущее <text:span text:style-name="T926">за</text:span> эти<text:span text:style-name="T926">ми</text:span> V-вооружения<text:span text:style-name="T926">ми</text:span>. Большую будут давать прибыль». </text:p>
      <text:p text:style-name="Text_20_body">Старая церковь пахнет пролитым вином, Американским потом, кордитом от недавней стрельбы, но <text:span text:style-name="T926">все </text:span>эт<text:span text:style-name="T926">и</text:span> сырые, недавние вторжения не <text:span text:style-name="T926">смогли</text:span>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text:span text:style-name="T926">а</text:span> вскоре приглашают проверить вагоны на товарной станции. </text:p>
      <text:p text:style-name="Text_20_body">Всего в списке у Чиклица 30 детей. –«Моя мечта»,– признаётся он,– «отвезти вс<text:span text:style-name="T926">ю</text:span> эт<text:span text:style-name="T926">у</text:span> <text:span text:style-name="T926">шантрапу</text:span> домой в Америку, в Голливуд. По-моему, у них есть будущее в кино. Ты слышал про Сесила Б. Де Милла, кинопродюссера? Мой свояк с ним очень близок. Думаю, <text:span text:style-name="T926">наверняка можно</text:span> на<text:span text:style-name="T926">таскать</text:span> их <text:span text:style-name="T926">в </text:span>пени<text:span text:style-name="T926">и</text:span> или ещё там что, заключу групповой контракт с Де Миллем. <text:span text:style-name="T926">Ему сгодятся</text:span> для <text:span text:style-name="T926">по</text:span> настоящ<text:span text:style-name="T926">ему</text:span> крутых номеров, религиозные сцены, сцены оргий.— </text:p>
      <text:p text:style-name="Text_20_body">– Ха!– Вскрикивает Марви, облив<text:span text:style-name="T926">ши</text:span>сь шампанским, пуча глаза,– Ты <text:span text:style-name="T1">замечтался</text:span> по полной, корифан! Продашь этих детей Де Миллу и будь уверен петь им не придётся. Он использует этих х’сосиков как <text:span text:style-name="T1">рабов на галерах</text:span>! Йах-ха-ха—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p>
      <text:p text:style-name="Text_20_body">– Галерными рабами?– рычит Чиклиц– Да ни за что, Богом клянусь. Для Де Милла меховые шпингалеты на погребут! </text:p>
      <text:p text:style-name="Text_20_body">Сразу за городской чертой, останки батареи А-4, брошенной где была, когда войска бежали на юг, не <text:span text:style-name="T927">угодить</text:span> в клещи Британцев и Русских. Марви с Чиклицем отправляются <text:span text:style-name="T927">на осмотр</text:span> и Слотроп тоже приглашён. Но сперва тот вопрос с Атомным Чили Д<text:span text:style-name="T927">у</text:span>айна Марви, который оказывается пробой <text:span text:style-name="T927">на </text:span>мужеств<text:span text:style-name="T927">о</text:span>. Бутылка с шампанским под рукой, но запивать из неё <text:s/>признак слабости. Когда-то Слотроп клюнул бы, но теперь ему даже и думать не <text:span text:style-name="T927">приходится</text:span>. Пока двое Американцев, ослепнув, испуская пылающими носами невероятные объёмы соплей, переживают то, что авторитетный <text:span text:style-name="T1">Путеводитель Крохобора по Зоне</text:span> именует «<text:span text:style-name="Emphasis">Götterdämmerung</text:span> слизистой оболочки», Слотроп сидит прихлёбывая шампанское как шипучку, кивает, улыбается, изредка говорит <text:span text:style-name="Emphasis">da, da</text:span>, чтобы казаться не тем, кто он есть. </text:p>
      <text:p text:style-name="P262">Они выезжают в указанное место на зелёном, ухмылистом штабном Форде. Марви, как только втиснулся за руль, тут же превращается в алкоманьяка—<text:span text:style-name="T1">иииииррррр</text:span> спалил резину, что хватило <text:soft-page-break/>бы на гандоны для целой дивизии, с нуля на 70 прежде, чем стихло эхо, <text:span text:style-name="T927">пытается</text:span> переехать велосипедистов налево и направо, разгоняет скотину, пока <text:span text:style-name="T927">Чёртов</text:span> Чиклиц, с бутылкой шампанского в каждом кулаке, его подзадоривает—Марви ревёт «Роза Сан Антонья», его любимую песню, Чиклиц вопит через окно наставления<text:span text:style-name="T927">ми</text:span>, типа «Не подъёбывай Малого, <text:span text:style-name="T927">не</text:span> то <text:s/><text:span text:style-name="T927">быть тебе</text:span> Заёба<text:span text:style-name="T927">н</text:span>ным, <text:span text:style-name="T927">а не Ёбарем</text:span>», что продолжается какое-то время и вызывает лишь пару-другую изумлённых Фашистских салютов от старушек и детворы на обочин<text:span text:style-name="T927">ах</text:span>. </text:p>
      <text:p text:style-name="Text_20_body">Площадка это выгорелый круг зарастающий зеленью новой травы, посреди рощицы буков и ольхи. </text:p>
      <text:p text:style-name="Text_20_body">Металл камуфляжного окраса молча стоит среди призрачной толпы запоздалых одуванчиков, 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выпотрошенному дизайну их изначальных спецификаций, хотя всё ещё чувствуется запах бензина и смазки. Незабудки растут безудержно синим, отчаянно жёлтым в путанице проводов и шлангов. Ласточки свили гнездо в машине управления, а паук начал заполнять переплёты подъёмника <text:span text:style-name="Emphasis">Meillerwagen</text:spa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 </text:p>
      <text:p text:style-name="Text_20_body">Красный, белый, синий мелькают из пыли на полу машины управления полётом. Слотроп припадает на одно колено. Мандала <text:span text:style-name="Emphasis">Schwarzkommando</text:span>: KEZVH. Он поднимает взгляд к хитрой толстогубой улыбке Марви. </text:p>
      <text:p text:style-name="Text_20_body">– Да канешна. Как я не <text:span text:style-name="T928">врубилси</text:span>. На тибе ж пагонав нету. Яснааа… ты типа Совейск<text:span text:style-name="T933">ий</text:span> <text:span text:style-name="T933">ВЦИК</text:span>. Ага ж?– Слотроп отводит глаза.– Эй. Эй, каво ты хошь набуть? А?– Улыбка исчезает,– Оп-па-а-а, тебя ж не Полковник Чичерин падаслал, не? Он ещё тот Руски. </text:p>
      <text:p text:style-name="Text_20_body">– Поверьте,– подъемля мандалу, крест против вампира,– мой единственный интерес разобраться с проблемой этих чёрных дьяволов. </text:p>
      <text:p text:style-name="P263">Улыбка возвращается, толстая пятерня ложится на локоть Слотропу. –«Вы нагатовилися их <text:span text:style-name="T928">отметелить</text:span>, как падайдут ищо таваришши?» </text:p>
      <text:p text:style-name="Text_20_body">– <text:span text:style-name="T928">Отметелить</text:span>? Я не совсем понимаю о чём— </text:p>
      <text:p text:style-name="Text_20_body">– Ты точна знаш. Канчай. Да эти ж <text:span text:style-name="T1">чёрномазики</text:span> стоят лагерем за городам! Эй, Иван, эт <text:span text:style-name="T1">чёрт дери</text:span> забава будет! Я сёдни цел день начищал сваво Кольта,– поглаживает свой пистолет в кобуре.– Забацаю сибе шапачку из чёрной шкура какова-нито с <text:s/>х’сосов и я те ни скажу кака его запчасть будит балтаца спозади, а? Ха?– И это так взвеселяет Ч<text:span text:style-name="T928">ё</text:span>ртова Чиклица, что готов задохнуться от смеха. </text:p>
      <text:p text:style-name="Text_20_body">– Вообще-то,– Слотроп изобретает по ходу того, как говорит,– моя миссия в разведывательной координации,– хрен его знает, что это значит,– в подобных операциях. Моя задача тут, фактически, разведать позиции врага. </text:p>
      <text:p text:style-name="Text_20_body"><text:soft-page-break/>– Враг, этта тошна,– кивает Чиклиц.– <text:span text:style-name="T928">Они ж при</text:span> оружи<text:span text:style-name="T928">и</text:span> и всё такое. В руках негритоса должна быть только одна вещь веник! </text:p>
      <text:p text:style-name="Text_20_body">Марви хмурится: «Ну ты жа не ждёшь от нас, што ща пойдём с табой туда. Магём те разаснить как <text:span text:style-name="T928">добираца</text:span>, таваришш, но ты <text:span text:style-name="T1">чокнутый</text:span> и<text:span text:style-name="T929">т</text:span>ти туда одиночкой. Чё <text:span text:style-name="T928">б</text:span> не падаждать? Атака ж пойдёт в полночь, ага? Оно те нада? Жди! </text:p>
      <text:p text:style-name="Text_20_body">– Необходимо собрать информацию заранее,– с лицом для игры в покер, хорошо, хорошо...– не вам мне <text:span text:style-name="T928">объяснять</text:span> насколько это важно...– полная полспудных смыслов пауза Лугоши,– … для <text:span text:style-name="T1">всех</text:span> нас. </text:p>
      <text:p text:style-name="Text_20_body">Так что, ему <text:span text:style-name="T928">рассказывают</text:span> где базируются <text:span text:style-name="Emphasis">Schwarzkommando</text:span> и подвозят до города, где бизнесмены подхватывают пару охочих <text:span text:style-name="Emphasis"><text:span text:style-name="T930">Fräulein</text:span></text:span><text:span text:style-name="Emphasis"><text:span text:style-name="T931">’нок</text:span></text:span> и укатывают в сторону заката. Слотроп стоит в их выхлопных газах, бормочет: </text:p>
      <text:p text:style-name="Text_20_body">– В следующий раз нарвёшься уже не на бисквитный торт, ты, жопа с ручкой…. </text:p>
      <text:p text:style-name="P383">Ему потребовался час, чтобы добраться до лагеря пешком через широкие луга, чей цвет становится всё глубже словно пропитываясь зелёной краской сквозь свою дрёму…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сталистого в зените… почему он тут, зачем ему это? Это тоже идея Урсулы лемминга, мешаться в личные разборки посторонних людей, когда ему надо… не важно что… эх…. </text:p>
      <text:p text:style-name="Text_20_body">Да! да что сталось с Imipolex G, с тем всем Джамфом, а и с тем S-Gerät, тут нужен твёрдый глаз непредвзятого наблюдателя, да, пой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text:span text:style-name="T932">Ж </text:span>КАК— </text:p>
      <text:p text:style-name="P529">ИСКА-АТЬ ИГОЛКУ В СТОГУ СЕ-Е-Е-НА! </text:p>
      <text:p text:style-name="P529">Ссссс—смотривинфракаких-то лучах полнолуния, </text:p>
      <text:p text:style-name="P529">(Что-то) ухватит тебяаааа! </text:p>
      <text:p text:style-name="Text_20_body">Ноги шушукаются сквозь травы и растительность лугов, напевают точнёхонько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 </text:p>
      <text:p text:style-name="Text_20_body">Затем, резко переключается обратно— нет нет, погоди, тебе ж надо трезво спланировать, прикинуть возможные варианты, определить цели в этот критический поворотный момент своей... </text:p>
      <text:p text:style-name="P410">Йа—<text:span text:style-name="T932">^</text:span><text:span text:style-name="T1">та-та</text:span>, ИСКА-АТЬ ИГОЛКУ В СТО— </text:p>
      <text:p text:style-name="Text_20_body">Нетнетнетнет брось, Джексон, перестань дурить, надо сосредоточиться…. Теперь про S-Gerät—Окей, если получится найти S-Gerät и как Джамф вписывается во всё это, если смогу узнать, да да теперь Imipolex… </text:p>
      <text:p text:style-name="Text_20_body"><text:soft-page-break/>—в поисках (хм-м) полного шафраном погребка… </text:p>
      <text:p text:style-name="Text_20_body">О… </text:p>
      <text:p text:style-name="Text_20_body">И в этот примерно момент, словно просто кто-то очень захотел и заставил появиться, возникает один-единственный укол иглой в небе: первая звезда. </text:p>
      <text:p text:style-name="Text_20_body">Пусть я успею предупредить их вовремя. </text:p>
      <text:p text:style-name="Text_20_body">Они переняли Слотропа между деревьев, тощие, бородатые, чёрные—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управляются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 </text:p>
      <text:p text:style-name="Text_20_body">Енцина тут нет, но есть Андреас Орукамбе, нервный как туго натянутый провод, во флотском свитере и армейских штанах. Он помнит Слотропа: «<text:span text:style-name="Emphasis">Was ist los?</text:span>» </text:p>
      <text:p text:style-name="Text_20_body">Слотроп сообщает: «Собираются напасть в полночь. Не знаю сколько будет, но может вам лучше уйти». </text:p>
      <text:p text:style-name="Text_20_body">– Может,– улыбается Андреас,– Ты ел? </text:p>
      <text:p text:style-name="Text_20_body">Спор, уйти или остаться, продолжается за ужином. Это не совпадает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 </text:p>
      <text:p text:style-name="Text_20_body">– Мы должны идти куда идём,– Андреас поясняет ему позже,– куда Мукуру хочет, чтоб мы шли. </text:p>
      <text:p text:style-name="Text_20_body">– О. О, я думал вы тут что-то ищете, как и все другие. Как насчёт 00000? </text:p>
      <text:p text:style-name="Text_20_body">– Всё в руках Мукуру. Он прячет это там, где хочет, чтоб мы искали. </text:p>
      <text:p text:style-name="Text_20_body">– Слушай, у меня есть наводка по тому S-Gerät.– Он пересказывает историю Греты Эрдман—Хит, нефтеперегонный завод, имя Блисеро— </text:p>
      <text:p text:style-name="Text_20_body">Это дзинькнуло знакомым звоночком. Грянуло гонгом, фактически. Все переглядываются. –«Так»,– Андреас весьма осторожно,– «это имя того Немца, командира батареи применившей S-Gerät? </text:p>
      <text:p text:style-name="Text_20_body">– Я не знаю <text:span text:style-name="T932">^</text:span><text:span text:style-name="T1">применили</text:span> ли они его. Блисеро отвёз женщину на завод, где его либо собирали, либо изготовили какую-то часть его, из пластика, что называется Imipolex G. </text:p>
      <text:p text:style-name="Text_20_body">– И она не сказала где именно. </text:p>
      <text:p text:style-name="Text_20_body">– Только «это был Хит». Попробуйте найти её мужа. Миклош Танац. Он, возможно, видел и запуск, если тот состоялся. Там происходило что-то необычное, но я так и не узнал что. </text:p>
      <text:p text:style-name="Text_20_body">– Спасибо. </text:p>
      <text:p text:style-name="Text_20_body"><text:soft-page-break/>– Не за что. Можете мне кое-что сказать теперь.– Он вытаскивает найденную им мандалу.– Что это значит? </text:p>
      <text:p text:style-name="Text_20_body">Андреас кладёт её на землю, проворачивает, пока К смотрит на северо-восток. «Klar»,–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p>
      <text:p text:style-name="Text_20_body">Четыре стабилизатора Ракеты представляли крест, ещё одна мандала. Номер первый указывал направление куда полетит. Второй регулировка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могли мы чувствовать, что она говорит с нами, пусть даже мы не поднимали её в позицию с тем, чтобы поклоняться стабилизаторам. Но это ожидало нас, когда мы приехали на север, в Германию, очень давно… даже в растерянности, оторванные от корней, какими мы тогда были, мы знали, что наша судьба связана с её собственной. Что армия Трофы передислоцировала нас для того, чтобы мы нашли Агрегат. </text:p>
      <text:p text:style-name="Text_20_body">Слотроп отдаёт ему мандалу. Надеется, что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 </text:p>
      <text:p text:style-name="P383"><draw:frame draw:style-name="fr2" draw:name="Image63" text:anchor-type="paragraph" svg:width="6.9252in" svg:height="0.3661in" draw:z-index="63"><draw:image xlink:href="Pictures/1000000000000B720000009B428C9716555D8079.png" xlink:type="simple" xlink:show="embed" xlink:actuate="onLoad" loext:mime-type="image/png"/></draw:frame></text:p>
      <text:p text:style-name="P527">&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26T15:13:05.118889358</dc:date>
    <meta:editing-cycles>938</meta:editing-cycles>
    <meta:editing-duration>P16DT18H16M51S</meta:editing-duration>
    <meta:generator>LibreOffice/6.1.5.2$Linux_X86_64 LibreOffice_project/10$Build-2</meta:generator>
    <meta:document-statistic meta:table-count="2" meta:image-count="63" meta:object-count="1" meta:page-count="488" meta:paragraph-count="4252" meta:word-count="207888" meta:character-count="1414111" meta:non-whitespace-character-count="1205497"/>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